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17.5" calcext:value-type="float">
            <text:p>17.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2.8" calcext:value-type="float">
            <text:p>12.8</text:p>
          </table:table-cell>
          <table:table-cell table:formula="of:=-(([.H$5]*[.$C23]+[.H$4])*[.$C23]+[.H$3])" office:value-type="float" office:value="-41.6" calcext:value-type="float">
            <text:p>-41.6</text:p>
          </table:table-cell>
          <table:table-cell table:formula="of:=IF([.B4]&gt;0;[.D4];[.E4])" office:value-type="float" office:value="-41.6" calcext:value-type="float">
            <text:p>-41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6.8" calcext:value-type="float">
            <text:p>16.8</text:p>
          </table:table-cell>
          <table:table-cell table:number-columns-repeated="2" office:value-type="float" office:value="-41.6" calcext:value-type="float">
            <text:p>-41.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8.7" calcext:value-type="float">
            <text:p>8.7</text:p>
          </table:table-cell>
          <table:table-cell table:formula="of:=-(([.H$5]*[.$C24]+[.H$4])*[.$C24]+[.H$3])" office:value-type="float" office:value="-29.4" calcext:value-type="float">
            <text:p>-29.4</text:p>
          </table:table-cell>
          <table:table-cell table:formula="of:=IF([.B5]&gt;0;[.D5];[.E5])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1.7" calcext:value-type="float">
            <text:p>11.7</text:p>
          </table:table-cell>
          <table:table-cell table:number-columns-repeated="2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1010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5.2" calcext:value-type="float">
            <text:p>5.2</text:p>
          </table:table-cell>
          <table:table-cell table:formula="of:=-(([.H$5]*[.$C25]+[.H$4])*[.$C25]+[.H$3])" office:value-type="float" office:value="-18.4" calcext:value-type="float">
            <text:p>-18.4</text:p>
          </table:table-cell>
          <table:table-cell table:formula="of:=IF([.B6]&gt;0;[.D6];[.E6])" office:value-type="float" office:value="-18.4" calcext:value-type="float">
            <text:p>-18.4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table:number-columns-repeated="2" office:value-type="float" office:value="-18.4" calcext:value-type="float">
            <text:p>-18.4</text:p>
          </table:table-cell>
          <table:table-cell table:number-columns-repeated="1012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2.3" calcext:value-type="float">
            <text:p>2.3</text:p>
          </table:table-cell>
          <table:table-cell table:formula="of:=-(([.H$5]*[.$C26]+[.H$4])*[.$C26]+[.H$3])" office:value-type="float" office:value="-8.6" calcext:value-type="float">
            <text:p>-8.6</text:p>
          </table:table-cell>
          <table:table-cell table:formula="of:=IF([.B7]&gt;0;[.D7];[.E7])" office:value-type="float" office:value="-8.6" calcext:value-type="float">
            <text:p>-8.6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 office:value-type="float" office:value="-8.6" calcext:value-type="float">
            <text:p>-8.6</text:p>
          </table:table-cell>
          <table:table-cell table:number-columns-repeated="1012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28]+[.G$4])*[.$C28]+[.G$3]" office:value-type="float" office:value="2.3" calcext:value-type="float">
            <text:p>2.3</text:p>
          </table:table-cell>
          <table:table-cell table:formula="of:=-(([.H$5]*[.$C28]+[.H$4])*[.$C28]+[.H$3])" office:value-type="float" office:value="-8.6" calcext:value-type="float">
            <text:p>-8.6</text:p>
          </table:table-cell>
          <table:table-cell table:formula="of:=IF([.B9]&gt;0;[.D9];[.E9])" office:value-type="float" office:value="2.3" calcext:value-type="float">
            <text:p>2.3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8.6" calcext:value-type="float">
            <text:p>-8.6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29]+[.G$4])*[.$C29]+[.G$3]" office:value-type="float" office:value="5.2" calcext:value-type="float">
            <text:p>5.2</text:p>
          </table:table-cell>
          <table:table-cell table:formula="of:=-(([.H$5]*[.$C29]+[.H$4])*[.$C29]+[.H$3])" office:value-type="float" office:value="-18.4" calcext:value-type="float">
            <text:p>-18.4</text:p>
          </table:table-cell>
          <table:table-cell table:formula="of:=IF([.B10]&gt;0;[.D10];[.E10])" office:value-type="float" office:value="5.2" calcext:value-type="float">
            <text:p>5.2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-18.4" calcext:value-type="float">
            <text:p>-18.4</text:p>
          </table:table-cell>
          <table:table-cell office:value-type="float" office:value="7.2" calcext:value-type="float">
            <text:p>7.2</text:p>
          </table:table-cell>
          <table:table-cell table:number-columns-repeated="1012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30]+[.G$4])*[.$C30]+[.G$3]" office:value-type="float" office:value="8.7" calcext:value-type="float">
            <text:p>8.7</text:p>
          </table:table-cell>
          <table:table-cell table:formula="of:=-(([.H$5]*[.$C30]+[.H$4])*[.$C30]+[.H$3])" office:value-type="float" office:value="-29.4" calcext:value-type="float">
            <text:p>-29.4</text:p>
          </table:table-cell>
          <table:table-cell table:formula="of:=IF([.B11]&gt;0;[.D11];[.E11])" office:value-type="float" office:value="8.7" calcext:value-type="float">
            <text:p>8.7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29.4" calcext:value-type="float">
            <text:p>-29.4</text:p>
          </table:table-cell>
          <table:table-cell office:value-type="float" office:value="11.7" calcext:value-type="float">
            <text:p>11.7</text:p>
          </table:table-cell>
          <table:table-cell table:number-columns-repeated="1012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31]+[.G$4])*[.$C31]+[.G$3]" office:value-type="float" office:value="12.8" calcext:value-type="float">
            <text:p>12.8</text:p>
          </table:table-cell>
          <table:table-cell table:formula="of:=-(([.H$5]*[.$C31]+[.H$4])*[.$C31]+[.H$3])" office:value-type="float" office:value="-41.6" calcext:value-type="float">
            <text:p>-41.6</text:p>
          </table:table-cell>
          <table:table-cell table:formula="of:=IF([.B12]&gt;0;[.D12];[.E12])" office:value-type="float" office:value="12.8" calcext:value-type="float">
            <text:p>12.8</text:p>
          </table:table-cell>
          <table:table-cell table:number-columns-repeated="3"/>
          <table:table-cell office:value-type="float" office:value="16.8" calcext:value-type="float">
            <text:p>16.8</text:p>
          </table:table-cell>
          <table:table-cell office:value-type="float" office:value="-41.6" calcext:value-type="float">
            <text:p>-41.6</text:p>
          </table:table-cell>
          <table:table-cell office:value-type="float" office:value="16.8" calcext:value-type="float">
            <text:p>16.8</text:p>
          </table:table-cell>
          <table:table-cell table:number-columns-repeated="1012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32]+[.G$4])*[.$C32]+[.G$3]" office:value-type="float" office:value="17.5" calcext:value-type="float">
            <text:p>17.5</text:p>
          </table:table-cell>
          <table:table-cell table:formula="of:=-(([.H$5]*[.$C32]+[.H$4])*[.$C32]+[.H$3])" office:value-type="float" office:value="-55" calcext:value-type="float">
            <text:p>-55</text:p>
          </table:table-cell>
          <table:table-cell table:formula="of:=IF([.B13]&gt;0;[.D13];[.E13])" office:value-type="float" office:value="17.5" calcext:value-type="float">
            <text:p>17.5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-55" calcext:value-type="float">
            <text:p>-55</text:p>
          </table:table-cell>
          <table:table-cell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33]+[.G$4])*[.$C33]+[.G$3]" office:value-type="float" office:value="22.8" calcext:value-type="float">
            <text:p>22.8</text:p>
          </table:table-cell>
          <table:table-cell table:formula="of:=-(([.H$5]*[.$C33]+[.H$4])*[.$C33]+[.H$3])" office:value-type="float" office:value="-69.6" calcext:value-type="float">
            <text:p>-69.6</text:p>
          </table:table-cell>
          <table:table-cell table:formula="of:=IF([.B14]&gt;0;[.D14];[.E14])" office:value-type="float" office:value="22.8" calcext:value-type="float">
            <text:p>22.8</text:p>
          </table:table-cell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69.6" calcext:value-type="float">
            <text:p>-69.6</text:p>
          </table:table-cell>
          <table:table-cell office:value-type="float" office:value="28.8" calcext:value-type="float">
            <text:p>28.8</text:p>
          </table:table-cell>
          <table:table-cell table:number-columns-repeated="1012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34]+[.G$4])*[.$C34]+[.G$3]" office:value-type="float" office:value="28.7" calcext:value-type="float">
            <text:p>28.7</text:p>
          </table:table-cell>
          <table:table-cell table:formula="of:=-(([.H$5]*[.$C34]+[.H$4])*[.$C34]+[.H$3])" office:value-type="float" office:value="-85.4" calcext:value-type="float">
            <text:p>-85.4</text:p>
          </table:table-cell>
          <table:table-cell table:formula="of:=IF([.B15]&gt;0;[.D15];[.E15])" office:value-type="float" office:value="28.7" calcext:value-type="float">
            <text:p>28.7</text:p>
          </table:table-cell>
          <table:table-cell table:number-columns-repeated="3"/>
          <table:table-cell office:value-type="float" office:value="35.7" calcext:value-type="float">
            <text:p>35.7</text:p>
          </table:table-cell>
          <table:table-cell office:value-type="float" office:value="-85.4" calcext:value-type="float">
            <text:p>-85.4</text:p>
          </table:table-cell>
          <table:table-cell office:value-type="float" office:value="35.7" calcext:value-type="float">
            <text:p>35.7</text:p>
          </table:table-cell>
          <table:table-cell table:number-columns-repeated="1012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35]+[.G$4])*[.$C35]+[.G$3]" office:value-type="float" office:value="35.2" calcext:value-type="float">
            <text:p>35.2</text:p>
          </table:table-cell>
          <table:table-cell table:formula="of:=-(([.H$5]*[.$C35]+[.H$4])*[.$C35]+[.H$3])" office:value-type="float" office:value="-102.4" calcext:value-type="float">
            <text:p>-102.4</text:p>
          </table:table-cell>
          <table:table-cell table:formula="of:=IF([.B16]&gt;0;[.D16];[.E16])" office:value-type="float" office:value="35.2" calcext:value-type="float">
            <text:p>35.2</text:p>
          </table:table-cell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02.4" calcext:value-type="float">
            <text:p>-102.4</text:p>
          </table:table-cell>
          <table:table-cell office:value-type="float" office:value="43.2" calcext:value-type="float">
            <text:p>43.2</text:p>
          </table:table-cell>
          <table:table-cell table:number-columns-repeated="1012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36]+[.G$4])*[.$C36]+[.G$3]" office:value-type="float" office:value="42.3" calcext:value-type="float">
            <text:p>42.3</text:p>
          </table:table-cell>
          <table:table-cell table:formula="of:=-(([.H$5]*[.$C36]+[.H$4])*[.$C36]+[.H$3])" office:value-type="float" office:value="-120.6" calcext:value-type="float">
            <text:p>-120.6</text:p>
          </table:table-cell>
          <table:table-cell table:formula="of:=IF([.B17]&gt;0;[.D17];[.E17])" office:value-type="float" office:value="42.3" calcext:value-type="float">
            <text:p>42.3</text:p>
          </table:table-cell>
          <table:table-cell table:number-columns-repeated="3"/>
          <table:table-cell office:value-type="float" office:value="51.3" calcext:value-type="float">
            <text:p>51.3</text:p>
          </table:table-cell>
          <table:table-cell office:value-type="float" office:value="-120.6" calcext:value-type="float">
            <text:p>-120.6</text:p>
          </table:table-cell>
          <table:table-cell office:value-type="float" office:value="51.3" calcext:value-type="float">
            <text:p>51.3</text:p>
          </table:table-cell>
          <table:table-cell table:number-columns-repeated="1012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37]+[.G$4])*[.$C37]+[.G$3]" office:value-type="float" office:value="50" calcext:value-type="float">
            <text:p>50</text:p>
          </table:table-cell>
          <table:table-cell table:formula="of:=-(([.H$5]*[.$C37]+[.H$4])*[.$C37]+[.H$3])" office:value-type="float" office:value="-140" calcext:value-type="float">
            <text:p>-140</text:p>
          </table:table-cell>
          <table:table-cell table:formula="of:=IF([.B18]&gt;0;[.D18];[.E18])" office:value-type="float" office:value="50" calcext:value-type="float">
            <text:p>5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22.5" calcext:value-type="float">
            <text:p>22.5</text:p>
          </table:table-cell>
          <table:table-cell table:formula="of:=-(([.H$24]*[.$C22]+[.H$23])*[.$C22]+[.H$22])" office:value-type="float" office:value="-55" calcext:value-type="float">
            <text:p>-55</text:p>
          </table:table-cell>
          <table:table-cell table:formula="of:=IF([.B22]&gt;0;[.D22];[.E22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16.8" calcext:value-type="float">
            <text:p>16.8</text:p>
          </table:table-cell>
          <table:table-cell table:formula="of:=-(([.H$24]*[.$C23]+[.H$23])*[.$C23]+[.H$22])" office:value-type="float" office:value="-41.6" calcext:value-type="float">
            <text:p>-41.6</text:p>
          </table:table-cell>
          <table:table-cell table:formula="of:=IF([.B23]&gt;0;[.D23];[.E23])" office:value-type="float" office:value="-41.6" calcext:value-type="float">
            <text:p>-41.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11.7" calcext:value-type="float">
            <text:p>11.7</text:p>
          </table:table-cell>
          <table:table-cell table:formula="of:=-(([.H$24]*[.$C24]+[.H$23])*[.$C24]+[.H$22])" office:value-type="float" office:value="-29.4" calcext:value-type="float">
            <text:p>-29.4</text:p>
          </table:table-cell>
          <table:table-cell table:formula="of:=IF([.B24]&gt;0;[.D24];[.E24])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1016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7.2" calcext:value-type="float">
            <text:p>7.2</text:p>
          </table:table-cell>
          <table:table-cell table:formula="of:=-(([.H$24]*[.$C25]+[.H$23])*[.$C25]+[.H$22])" office:value-type="float" office:value="-18.4" calcext:value-type="float">
            <text:p>-18.4</text:p>
          </table:table-cell>
          <table:table-cell table:formula="of:=IF([.B25]&gt;0;[.D25];[.E25])" office:value-type="float" office:value="-18.4" calcext:value-type="float">
            <text:p>-18.4</text:p>
          </table:table-cell>
          <table:table-cell table:number-columns-repeated="1018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3.3" calcext:value-type="float">
            <text:p>3.3</text:p>
          </table:table-cell>
          <table:table-cell table:formula="of:=-(([.H$24]*[.$C26]+[.H$23])*[.$C26]+[.H$22])" office:value-type="float" office:value="-8.6" calcext:value-type="float">
            <text:p>-8.6</text:p>
          </table:table-cell>
          <table:table-cell table:formula="of:=IF([.B26]&gt;0;[.D26];[.E26])" office:value-type="float" office:value="-8.6" calcext:value-type="float">
            <text:p>-8.6</text:p>
          </table:table-cell>
          <table:table-cell table:number-columns-repeated="1018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3.3" calcext:value-type="float">
            <text:p>3.3</text:p>
          </table:table-cell>
          <table:table-cell table:formula="of:=-(([.H$24]*[.$C28]+[.H$23])*[.$C28]+[.H$22])" office:value-type="float" office:value="-8.6" calcext:value-type="float">
            <text:p>-8.6</text:p>
          </table:table-cell>
          <table:table-cell table:formula="of:=IF([.B28]&gt;0;[.D28];[.E28])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7.2" calcext:value-type="float">
            <text:p>7.2</text:p>
          </table:table-cell>
          <table:table-cell table:formula="of:=-(([.H$24]*[.$C29]+[.H$23])*[.$C29]+[.H$22])" office:value-type="float" office:value="-18.4" calcext:value-type="float">
            <text:p>-18.4</text:p>
          </table:table-cell>
          <table:table-cell table:formula="of:=IF([.B29]&gt;0;[.D29];[.E29])"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11.7" calcext:value-type="float">
            <text:p>11.7</text:p>
          </table:table-cell>
          <table:table-cell table:formula="of:=-(([.H$24]*[.$C30]+[.H$23])*[.$C30]+[.H$22])" office:value-type="float" office:value="-29.4" calcext:value-type="float">
            <text:p>-29.4</text:p>
          </table:table-cell>
          <table:table-cell table:formula="of:=IF([.B30]&gt;0;[.D30];[.E30])" office:value-type="float" office:value="11.7" calcext:value-type="float">
            <text:p>11.7</text:p>
          </table:table-cell>
          <table:table-cell table:number-columns-repeated="1018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16.8" calcext:value-type="float">
            <text:p>16.8</text:p>
          </table:table-cell>
          <table:table-cell table:formula="of:=-(([.H$24]*[.$C31]+[.H$23])*[.$C31]+[.H$22])" office:value-type="float" office:value="-41.6" calcext:value-type="float">
            <text:p>-41.6</text:p>
          </table:table-cell>
          <table:table-cell table:formula="of:=IF([.B31]&gt;0;[.D31];[.E31])" office:value-type="float" office:value="16.8" calcext:value-type="float">
            <text:p>16.8</text:p>
          </table:table-cell>
          <table:table-cell table:number-columns-repeated="1018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22.5" calcext:value-type="float">
            <text:p>22.5</text:p>
          </table:table-cell>
          <table:table-cell table:formula="of:=-(([.H$24]*[.$C32]+[.H$23])*[.$C32]+[.H$22])" office:value-type="float" office:value="-55" calcext:value-type="float">
            <text:p>-55</text:p>
          </table:table-cell>
          <table:table-cell table:formula="of:=IF([.B32]&gt;0;[.D32];[.E32])" office:value-type="float" office:value="22.5" calcext:value-type="float">
            <text:p>22.5</text:p>
          </table:table-cell>
          <table:table-cell table:number-columns-repeated="1018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28.8" calcext:value-type="float">
            <text:p>28.8</text:p>
          </table:table-cell>
          <table:table-cell table:formula="of:=-(([.H$24]*[.$C33]+[.H$23])*[.$C33]+[.H$22])" office:value-type="float" office:value="-69.6" calcext:value-type="float">
            <text:p>-69.6</text:p>
          </table:table-cell>
          <table:table-cell table:formula="of:=IF([.B33]&gt;0;[.D33];[.E33])" office:value-type="float" office:value="28.8" calcext:value-type="float">
            <text:p>28.8</text:p>
          </table:table-cell>
          <table:table-cell table:number-columns-repeated="1018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35.7" calcext:value-type="float">
            <text:p>35.7</text:p>
          </table:table-cell>
          <table:table-cell table:formula="of:=-(([.H$24]*[.$C34]+[.H$23])*[.$C34]+[.H$22])" office:value-type="float" office:value="-85.4" calcext:value-type="float">
            <text:p>-85.4</text:p>
          </table:table-cell>
          <table:table-cell table:formula="of:=IF([.B34]&gt;0;[.D34];[.E34])" office:value-type="float" office:value="35.7" calcext:value-type="float">
            <text:p>35.7</text:p>
          </table:table-cell>
          <table:table-cell table:number-columns-repeated="1018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43.2" calcext:value-type="float">
            <text:p>43.2</text:p>
          </table:table-cell>
          <table:table-cell table:formula="of:=-(([.H$24]*[.$C35]+[.H$23])*[.$C35]+[.H$22])" office:value-type="float" office:value="-102.4" calcext:value-type="float">
            <text:p>-102.4</text:p>
          </table:table-cell>
          <table:table-cell table:formula="of:=IF([.B35]&gt;0;[.D35];[.E35])" office:value-type="float" office:value="43.2" calcext:value-type="float">
            <text:p>43.2</text:p>
          </table:table-cell>
          <table:table-cell table:number-columns-repeated="1018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51.3" calcext:value-type="float">
            <text:p>51.3</text:p>
          </table:table-cell>
          <table:table-cell table:formula="of:=-(([.H$24]*[.$C36]+[.H$23])*[.$C36]+[.H$22])" office:value-type="float" office:value="-120.6" calcext:value-type="float">
            <text:p>-120.6</text:p>
          </table:table-cell>
          <table:table-cell table:formula="of:=IF([.B36]&gt;0;[.D36];[.E36])" office:value-type="float" office:value="51.3" calcext:value-type="float">
            <text:p>51.3</text:p>
          </table:table-cell>
          <table:table-cell table:number-columns-repeated="1018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60" calcext:value-type="float">
            <text:p>60</text:p>
          </table:table-cell>
          <table:table-cell table:formula="of:=-(([.H$24]*[.$C37]+[.H$23])*[.$C37]+[.H$22])" office:value-type="float" office:value="-140" calcext:value-type="float">
            <text:p>-140</text:p>
          </table:table-cell>
          <table:table-cell table:formula="of:=IF([.B37]&gt;0;[.D37];[.E37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-[.$C$39]" office:value-type="float" office:value="-50" calcext:value-type="float">
            <text:p>-50</text:p>
          </table:table-cell>
          <table:table-cell table:formula="of:=ABS([.B41])" office:value-type="float" office:value="50" calcext:value-type="float">
            <text:p>50</text:p>
          </table:table-cell>
          <table:table-cell table:formula="of:=([.G$43]*[.$C41]+[.G$42])*[.$C41]+[.G$41]" office:value-type="float" office:value="45" calcext:value-type="float">
            <text:p>45</text:p>
          </table:table-cell>
          <table:table-cell table:formula="of:=-(([.H$43]*[.$C41]+[.H$42])*[.$C41]+[.H$41])" office:value-type="float" office:value="-75" calcext:value-type="float">
            <text:p>-75</text:p>
          </table:table-cell>
          <table:table-cell table:formula="of:=IF([.B41]&gt;0;[.D41];[.E4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41]" office:value-type="float" office:value="60" calcext:value-type="float">
            <text:p>60</text:p>
          </table:table-cell>
          <table:table-cell table:formula="of:=[.A42]-[.$C$39]" office:value-type="float" office:value="-40" calcext:value-type="float">
            <text:p>-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([.G$43]*[.$C42]+[.G$42])*[.$C42]+[.G$41]" office:value-type="float" office:value="34.4" calcext:value-type="float">
            <text:p>34.4</text:p>
          </table:table-cell>
          <table:table-cell table:formula="of:=-(([.H$43]*[.$C42]+[.H$42])*[.$C42]+[.H$41])" office:value-type="float" office:value="-56" calcext:value-type="float">
            <text:p>-56</text:p>
          </table:table-cell>
          <table:table-cell table:formula="of:=IF([.B42]&gt;0;[.D42];[.E42])" office:value-type="float" office:value="-56" calcext:value-type="float">
            <text:p>-5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42]" office:value-type="float" office:value="70" calcext:value-type="float">
            <text:p>70</text:p>
          </table:table-cell>
          <table:table-cell table:formula="of:=[.A43]-[.$C$39]" office:value-type="float" office:value="-30" calcext:value-type="float">
            <text:p>-30</text:p>
          </table:table-cell>
          <table:table-cell table:formula="of:=ABS([.B43])" office:value-type="float" office:value="30" calcext:value-type="float">
            <text:p>30</text:p>
          </table:table-cell>
          <table:table-cell table:formula="of:=([.G$43]*[.$C43]+[.G$42])*[.$C43]+[.G$41]" office:value-type="float" office:value="24.6" calcext:value-type="float">
            <text:p>24.6</text:p>
          </table:table-cell>
          <table:table-cell table:formula="of:=-(([.H$43]*[.$C43]+[.H$42])*[.$C43]+[.H$41])" office:value-type="float" office:value="-39" calcext:value-type="float">
            <text:p>-39</text:p>
          </table:table-cell>
          <table:table-cell table:formula="of:=IF([.B43]&gt;0;[.D43];[.E43])" office:value-type="float" office:value="-39" calcext:value-type="float">
            <text:p>-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formula="of:=10+[.A43]" office:value-type="float" office:value="80" calcext:value-type="float">
            <text:p>80</text:p>
          </table:table-cell>
          <table:table-cell table:formula="of:=[.A44]-[.$C$39]" office:value-type="float" office:value="-20" calcext:value-type="float">
            <text:p>-20</text:p>
          </table:table-cell>
          <table:table-cell table:formula="of:=ABS([.B44])" office:value-type="float" office:value="20" calcext:value-type="float">
            <text:p>20</text:p>
          </table:table-cell>
          <table:table-cell table:formula="of:=([.G$43]*[.$C44]+[.G$42])*[.$C44]+[.G$41]" office:value-type="float" office:value="15.6" calcext:value-type="float">
            <text:p>15.6</text:p>
          </table:table-cell>
          <table:table-cell table:formula="of:=-(([.H$43]*[.$C44]+[.H$42])*[.$C44]+[.H$41])" office:value-type="float" office:value="-24" calcext:value-type="float">
            <text:p>-24</text:p>
          </table:table-cell>
          <table:table-cell table:formula="of:=IF([.B44]&gt;0;[.D44];[.E4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44]" office:value-type="float" office:value="90" calcext:value-type="float">
            <text:p>90</text:p>
          </table:table-cell>
          <table:table-cell table:formula="of:=[.A45]-[.$C$39]" office:value-type="float" office:value="-10" calcext:value-type="float">
            <text:p>-10</text:p>
          </table:table-cell>
          <table:table-cell table:formula="of:=ABS([.B45])" office:value-type="float" office:value="10" calcext:value-type="float">
            <text:p>10</text:p>
          </table:table-cell>
          <table:table-cell table:formula="of:=([.G$43]*[.$C45]+[.G$42])*[.$C45]+[.G$41]" office:value-type="float" office:value="7.4" calcext:value-type="float">
            <text:p>7.4</text:p>
          </table:table-cell>
          <table:table-cell table:formula="of:=-(([.H$43]*[.$C45]+[.H$42])*[.$C45]+[.H$41])" office:value-type="float" office:value="-11" calcext:value-type="float">
            <text:p>-11</text:p>
          </table:table-cell>
          <table:table-cell table:formula="of:=IF([.B45]&gt;0;[.D45];[.E4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45]" office:value-type="float" office:value="100" calcext:value-type="float">
            <text:p>100</text:p>
          </table:table-cell>
          <table:table-cell table:formula="of:=[.A46]-[.$C$39]" office:value-type="float" office:value="0" calcext:value-type="float">
            <text:p>0</text:p>
          </table:table-cell>
          <table:table-cell table:formula="of:=ABS([.B46])" office:value-type="float" office:value="0" calcext:value-type="float">
            <text:p>0</text:p>
          </table:table-cell>
          <table:table-cell table:formula="of:=([.G$43]*[.$C46]+[.G$42])*[.$C46]+[.G$41]" office:value-type="float" office:value="0" calcext:value-type="float">
            <text:p>0</text:p>
          </table:table-cell>
          <table:table-cell table:formula="of:=-(([.H$43]*[.$C46]+[.H$42])*[.$C46]+[.H$41])" office:value-type="float" office:value="-0" calcext:value-type="float">
            <text:p>0</text:p>
          </table:table-cell>
          <table:table-cell table:formula="of:=IF([.B46]&gt;0;[.D46];[.E4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46]" office:value-type="float" office:value="110" calcext:value-type="float">
            <text:p>110</text:p>
          </table:table-cell>
          <table:table-cell table:formula="of:=[.A47]-[.$C$39]" office:value-type="float" office:value="10" calcext:value-type="float">
            <text:p>10</text:p>
          </table:table-cell>
          <table:table-cell table:formula="of:=ABS([.B47])" office:value-type="float" office:value="10" calcext:value-type="float">
            <text:p>10</text:p>
          </table:table-cell>
          <table:table-cell table:formula="of:=([.G$43]*[.$C47]+[.G$42])*[.$C47]+[.G$41]" office:value-type="float" office:value="7.4" calcext:value-type="float">
            <text:p>7.4</text:p>
          </table:table-cell>
          <table:table-cell table:formula="of:=-(([.H$43]*[.$C47]+[.H$42])*[.$C47]+[.H$41])" office:value-type="float" office:value="-11" calcext:value-type="float">
            <text:p>-11</text:p>
          </table:table-cell>
          <table:table-cell table:formula="of:=IF([.B47]&gt;0;[.D47];[.E47])" office:value-type="float" office:value="7.4" calcext:value-type="float">
            <text:p>7.4</text:p>
          </table:table-cell>
          <table:table-cell table:number-columns-repeated="1018"/>
        </table:table-row>
        <table:table-row table:style-name="ro1">
          <table:table-cell table:formula="of:=10+[.A47]" office:value-type="float" office:value="120" calcext:value-type="float">
            <text:p>120</text:p>
          </table:table-cell>
          <table:table-cell table:formula="of:=[.A48]-[.$C$39]" office:value-type="float" office:value="20" calcext:value-type="float">
            <text:p>20</text:p>
          </table:table-cell>
          <table:table-cell table:formula="of:=ABS([.B48])" office:value-type="float" office:value="20" calcext:value-type="float">
            <text:p>20</text:p>
          </table:table-cell>
          <table:table-cell table:formula="of:=([.G$43]*[.$C48]+[.G$42])*[.$C48]+[.G$41]" office:value-type="float" office:value="15.6" calcext:value-type="float">
            <text:p>15.6</text:p>
          </table:table-cell>
          <table:table-cell table:formula="of:=-(([.H$43]*[.$C48]+[.H$42])*[.$C48]+[.H$41])" office:value-type="float" office:value="-24" calcext:value-type="float">
            <text:p>-24</text:p>
          </table:table-cell>
          <table:table-cell table:formula="of:=IF([.B48]&gt;0;[.D48];[.E48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formula="of:=10+[.A48]" office:value-type="float" office:value="130" calcext:value-type="float">
            <text:p>130</text:p>
          </table:table-cell>
          <table:table-cell table:formula="of:=[.A49]-[.$C$39]" office:value-type="float" office:value="30" calcext:value-type="float">
            <text:p>30</text:p>
          </table:table-cell>
          <table:table-cell table:formula="of:=ABS([.B49])" office:value-type="float" office:value="30" calcext:value-type="float">
            <text:p>30</text:p>
          </table:table-cell>
          <table:table-cell table:formula="of:=([.G$43]*[.$C49]+[.G$42])*[.$C49]+[.G$41]" office:value-type="float" office:value="24.6" calcext:value-type="float">
            <text:p>24.6</text:p>
          </table:table-cell>
          <table:table-cell table:formula="of:=-(([.H$43]*[.$C49]+[.H$42])*[.$C49]+[.H$41])" office:value-type="float" office:value="-39" calcext:value-type="float">
            <text:p>-39</text:p>
          </table:table-cell>
          <table:table-cell table:formula="of:=IF([.B49]&gt;0;[.D49];[.E49])" office:value-type="float" office:value="24.6" calcext:value-type="float">
            <text:p>24.6</text:p>
          </table:table-cell>
          <table:table-cell table:number-columns-repeated="1018"/>
        </table:table-row>
        <table:table-row table:style-name="ro1">
          <table:table-cell table:formula="of:=10+[.A49]" office:value-type="float" office:value="140" calcext:value-type="float">
            <text:p>140</text:p>
          </table:table-cell>
          <table:table-cell table:formula="of:=[.A50]-[.$C$39]" office:value-type="float" office:value="40" calcext:value-type="float">
            <text:p>40</text:p>
          </table:table-cell>
          <table:table-cell table:formula="of:=ABS([.B50])" office:value-type="float" office:value="40" calcext:value-type="float">
            <text:p>40</text:p>
          </table:table-cell>
          <table:table-cell table:formula="of:=([.G$43]*[.$C50]+[.G$42])*[.$C50]+[.G$41]" office:value-type="float" office:value="34.4" calcext:value-type="float">
            <text:p>34.4</text:p>
          </table:table-cell>
          <table:table-cell table:formula="of:=-(([.H$43]*[.$C50]+[.H$42])*[.$C50]+[.H$41])" office:value-type="float" office:value="-56" calcext:value-type="float">
            <text:p>-56</text:p>
          </table:table-cell>
          <table:table-cell table:formula="of:=IF([.B50]&gt;0;[.D50];[.E50])" office:value-type="float" office:value="34.4" calcext:value-type="float">
            <text:p>34.4</text:p>
          </table:table-cell>
          <table:table-cell table:number-columns-repeated="1018"/>
        </table:table-row>
        <table:table-row table:style-name="ro1">
          <table:table-cell table:formula="of:=10+[.A50]" office:value-type="float" office:value="150" calcext:value-type="float">
            <text:p>150</text:p>
          </table:table-cell>
          <table:table-cell table:formula="of:=[.A51]-[.$C$39]" office:value-type="float" office:value="50" calcext:value-type="float">
            <text:p>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43]*[.$C51]+[.G$42])*[.$C51]+[.G$41]" office:value-type="float" office:value="45" calcext:value-type="float">
            <text:p>45</text:p>
          </table:table-cell>
          <table:table-cell table:formula="of:=-(([.H$43]*[.$C51]+[.H$42])*[.$C51]+[.H$41])" office:value-type="float" office:value="-75" calcext:value-type="float">
            <text:p>-75</text:p>
          </table:table-cell>
          <table:table-cell table:formula="of:=IF([.B51]&gt;0;[.D51];[.E5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51]" office:value-type="float" office:value="160" calcext:value-type="float">
            <text:p>160</text:p>
          </table:table-cell>
          <table:table-cell table:formula="of:=[.A52]-[.$C$39]" office:value-type="float" office:value="60" calcext:value-type="float">
            <text:p>60</text:p>
          </table:table-cell>
          <table:table-cell table:formula="of:=ABS([.B52])" office:value-type="float" office:value="60" calcext:value-type="float">
            <text:p>60</text:p>
          </table:table-cell>
          <table:table-cell table:formula="of:=([.G$43]*[.$C52]+[.G$42])*[.$C52]+[.G$41]" office:value-type="float" office:value="56.4" calcext:value-type="float">
            <text:p>56.4</text:p>
          </table:table-cell>
          <table:table-cell table:formula="of:=-(([.H$43]*[.$C52]+[.H$42])*[.$C52]+[.H$41])" office:value-type="float" office:value="-96" calcext:value-type="float">
            <text:p>-96</text:p>
          </table:table-cell>
          <table:table-cell table:formula="of:=IF([.B52]&gt;0;[.D52];[.E52])" office:value-type="float" office:value="56.4" calcext:value-type="float">
            <text:p>56.4</text:p>
          </table:table-cell>
          <table:table-cell table:number-columns-repeated="1018"/>
        </table:table-row>
        <table:table-row table:style-name="ro1">
          <table:table-cell table:formula="of:=10+[.A52]" office:value-type="float" office:value="170" calcext:value-type="float">
            <text:p>170</text:p>
          </table:table-cell>
          <table:table-cell table:formula="of:=[.A53]-[.$C$39]" office:value-type="float" office:value="70" calcext:value-type="float">
            <text:p>70</text:p>
          </table:table-cell>
          <table:table-cell table:formula="of:=ABS([.B53])" office:value-type="float" office:value="70" calcext:value-type="float">
            <text:p>70</text:p>
          </table:table-cell>
          <table:table-cell table:formula="of:=([.G$43]*[.$C53]+[.G$42])*[.$C53]+[.G$41]" office:value-type="float" office:value="68.6" calcext:value-type="float">
            <text:p>68.6</text:p>
          </table:table-cell>
          <table:table-cell table:formula="of:=-(([.H$43]*[.$C53]+[.H$42])*[.$C53]+[.H$41])" office:value-type="float" office:value="-119" calcext:value-type="float">
            <text:p>-119</text:p>
          </table:table-cell>
          <table:table-cell table:formula="of:=IF([.B53]&gt;0;[.D53];[.E53])" office:value-type="float" office:value="68.6" calcext:value-type="float">
            <text:p>68.6</text:p>
          </table:table-cell>
          <table:table-cell table:number-columns-repeated="1018"/>
        </table:table-row>
        <table:table-row table:style-name="ro1">
          <table:table-cell table:formula="of:=10+[.A53]" office:value-type="float" office:value="180" calcext:value-type="float">
            <text:p>180</text:p>
          </table:table-cell>
          <table:table-cell table:formula="of:=[.A54]-[.$C$39]" office:value-type="float" office:value="80" calcext:value-type="float">
            <text:p>80</text:p>
          </table:table-cell>
          <table:table-cell table:formula="of:=ABS([.B54])" office:value-type="float" office:value="80" calcext:value-type="float">
            <text:p>80</text:p>
          </table:table-cell>
          <table:table-cell table:formula="of:=([.G$43]*[.$C54]+[.G$42])*[.$C54]+[.G$41]" office:value-type="float" office:value="81.6" calcext:value-type="float">
            <text:p>81.6</text:p>
          </table:table-cell>
          <table:table-cell table:formula="of:=-(([.H$43]*[.$C54]+[.H$42])*[.$C54]+[.H$41])" office:value-type="float" office:value="-144" calcext:value-type="float">
            <text:p>-144</text:p>
          </table:table-cell>
          <table:table-cell table:formula="of:=IF([.B54]&gt;0;[.D54];[.E54])" office:value-type="float" office:value="81.6" calcext:value-type="float">
            <text:p>81.6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190" calcext:value-type="float">
            <text:p>190</text:p>
          </table:table-cell>
          <table:table-cell table:formula="of:=[.A55]-[.$C$39]" office:value-type="float" office:value="90" calcext:value-type="float">
            <text:p>90</text:p>
          </table:table-cell>
          <table:table-cell table:formula="of:=ABS([.B55])" office:value-type="float" office:value="90" calcext:value-type="float">
            <text:p>90</text:p>
          </table:table-cell>
          <table:table-cell table:formula="of:=([.G$43]*[.$C55]+[.G$42])*[.$C55]+[.G$41]" office:value-type="float" office:value="95.4" calcext:value-type="float">
            <text:p>95.4</text:p>
          </table:table-cell>
          <table:table-cell table:formula="of:=-(([.H$43]*[.$C55]+[.H$42])*[.$C55]+[.H$41])" office:value-type="float" office:value="-171" calcext:value-type="float">
            <text:p>-171</text:p>
          </table:table-cell>
          <table:table-cell table:formula="of:=IF([.B55]&gt;0;[.D55];[.E55])" office:value-type="float" office:value="95.4" calcext:value-type="float">
            <text:p>95.4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200" calcext:value-type="float">
            <text:p>200</text:p>
          </table:table-cell>
          <table:table-cell table:formula="of:=[.A56]-[.$C$39]" office:value-type="float" office:value="100" calcext:value-type="float">
            <text:p>100</text:p>
          </table:table-cell>
          <table:table-cell table:formula="of:=ABS([.B56])" office:value-type="float" office:value="100" calcext:value-type="float">
            <text:p>100</text:p>
          </table:table-cell>
          <table:table-cell table:formula="of:=([.G$43]*[.$C56]+[.G$42])*[.$C56]+[.G$41]" office:value-type="float" office:value="110" calcext:value-type="float">
            <text:p>110</text:p>
          </table:table-cell>
          <table:table-cell table:formula="of:=-(([.H$43]*[.$C56]+[.H$42])*[.$C56]+[.H$41])" office:value-type="float" office:value="-200" calcext:value-type="float">
            <text:p>-200</text:p>
          </table:table-cell>
          <table:table-cell table:formula="of:=IF([.B56]&gt;0;[.D56];[.E5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0]-[.$C$58]" office:value-type="float" office:value="-50" calcext:value-type="float">
            <text:p>-50</text:p>
          </table:table-cell>
          <table:table-cell table:formula="of:=ABS([.B60])" office:value-type="float" office:value="50" calcext:value-type="float">
            <text:p>50</text:p>
          </table:table-cell>
          <table:table-cell table:formula="of:=([.G$62]*[.$C60]+[.G$61])*[.$C60]+[.G$60]" office:value-type="float" office:value="-3" calcext:value-type="float">
            <text:p>-3</text:p>
          </table:table-cell>
          <table:table-cell table:formula="of:=-(([.H$62]*[.$C60]+[.H$61])*[.$C60]+[.H$60])" office:value-type="float" office:value="12.5" calcext:value-type="float">
            <text:p>12.5</text:p>
          </table:table-cell>
          <table:table-cell table:formula="of:=IF([.B60]&gt;0;[.D60];[.E60])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.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60]" office:value-type="float" office:value="60" calcext:value-type="float">
            <text:p>60</text:p>
          </table:table-cell>
          <table:table-cell table:formula="of:=[.A61]-[.$C$58]" office:value-type="float" office:value="-40" calcext:value-type="float">
            <text:p>-40</text:p>
          </table:table-cell>
          <table:table-cell table:formula="of:=ABS([.B61])" office:value-type="float" office:value="40" calcext:value-type="float">
            <text:p>40</text:p>
          </table:table-cell>
          <table:table-cell table:formula="of:=([.G$62]*[.$C61]+[.G$61])*[.$C61]+[.G$60]" office:value-type="float" office:value="-1.92" calcext:value-type="float">
            <text:p>-1.92</text:p>
          </table:table-cell>
          <table:table-cell table:formula="of:=-(([.H$62]*[.$C61]+[.H$61])*[.$C61]+[.H$60])" office:value-type="float" office:value="8" calcext:value-type="float">
            <text:p>8</text:p>
          </table:table-cell>
          <table:table-cell table:formula="of:=IF([.B61]&gt;0;[.D61];[.E6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1010"/>
        </table:table-row>
        <table:table-row table:style-name="ro1">
          <table:table-cell table:formula="of:=10+[.A61]" office:value-type="float" office:value="70" calcext:value-type="float">
            <text:p>70</text:p>
          </table:table-cell>
          <table:table-cell table:formula="of:=[.A62]-[.$C$58]" office:value-type="float" office:value="-30" calcext:value-type="float">
            <text:p>-30</text:p>
          </table:table-cell>
          <table:table-cell table:formula="of:=ABS([.B62])" office:value-type="float" office:value="30" calcext:value-type="float">
            <text:p>30</text:p>
          </table:table-cell>
          <table:table-cell table:formula="of:=([.G$62]*[.$C62]+[.G$61])*[.$C62]+[.G$60]" office:value-type="float" office:value="-1.08" calcext:value-type="float">
            <text:p>-1.08</text:p>
          </table:table-cell>
          <table:table-cell table:formula="of:=-(([.H$62]*[.$C62]+[.H$61])*[.$C62]+[.H$60])" office:value-type="float" office:value="4.5" calcext:value-type="float">
            <text:p>4.5</text:p>
          </table:table-cell>
          <table:table-cell table:formula="of:=IF([.B62]&gt;0;[.D62];[.E62])" office:value-type="float" office:value="4.5" calcext:value-type="float">
            <text:p>4.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-3.75" calcext:value-type="float">
            <text:p>-3.75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6" calcext:value-type="float">
            <text:p>-0.006</text:p>
          </table:table-cell>
          <table:table-cell table:number-columns-repeated="1010"/>
        </table:table-row>
        <table:table-row table:style-name="ro1">
          <table:table-cell table:formula="of:=10+[.A62]" office:value-type="float" office:value="80" calcext:value-type="float">
            <text:p>80</text:p>
          </table:table-cell>
          <table:table-cell table:formula="of:=[.A63]-[.$C$58]" office:value-type="float" office:value="-20" calcext:value-type="float">
            <text:p>-20</text:p>
          </table:table-cell>
          <table:table-cell table:formula="of:=ABS([.B63])" office:value-type="float" office:value="20" calcext:value-type="float">
            <text:p>20</text:p>
          </table:table-cell>
          <table:table-cell table:formula="of:=([.G$62]*[.$C63]+[.G$61])*[.$C63]+[.G$60]" office:value-type="float" office:value="-0.48" calcext:value-type="float">
            <text:p>-0.48</text:p>
          </table:table-cell>
          <table:table-cell table:formula="of:=-(([.H$62]*[.$C63]+[.H$61])*[.$C63]+[.H$60])" office:value-type="float" office:value="2" calcext:value-type="float">
            <text:p>2</text:p>
          </table:table-cell>
          <table:table-cell table:formula="of:=IF([.B63]&gt;0;[.D63];[.E6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table:formula="of:=10+[.A63]" office:value-type="float" office:value="90" calcext:value-type="float">
            <text:p>90</text:p>
          </table:table-cell>
          <table:table-cell table:formula="of:=[.A64]-[.$C$58]" office:value-type="float" office:value="-10" calcext:value-type="float">
            <text:p>-10</text:p>
          </table:table-cell>
          <table:table-cell table:formula="of:=ABS([.B64])" office:value-type="float" office:value="10" calcext:value-type="float">
            <text:p>10</text:p>
          </table:table-cell>
          <table:table-cell table:formula="of:=([.G$62]*[.$C64]+[.G$61])*[.$C64]+[.G$60]" office:value-type="float" office:value="-0.12" calcext:value-type="float">
            <text:p>-0.12</text:p>
          </table:table-cell>
          <table:table-cell table:formula="of:=-(([.H$62]*[.$C64]+[.H$61])*[.$C64]+[.H$60])" office:value-type="float" office:value="0.5" calcext:value-type="float">
            <text:p>0.5</text:p>
          </table:table-cell>
          <table:table-cell table:formula="of:=IF([.B64]&gt;0;[.D64];[.E64])" office:value-type="float" office:value="0.5" calcext:value-type="float">
            <text:p>0.5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formula="of:=10+[.A64]" office:value-type="float" office:value="100" calcext:value-type="float">
            <text:p>100</text:p>
          </table:table-cell>
          <table:table-cell table:formula="of:=[.A65]-[.$C$58]" office:value-type="float" office:value="0" calcext:value-type="float">
            <text:p>0</text:p>
          </table:table-cell>
          <table:table-cell table:formula="of:=ABS([.B65])" office:value-type="float" office:value="0" calcext:value-type="float">
            <text:p>0</text:p>
          </table:table-cell>
          <table:table-cell table:formula="of:=([.G$62]*[.$C65]+[.G$61])*[.$C65]+[.G$60]" office:value-type="float" office:value="0" calcext:value-type="float">
            <text:p>0</text:p>
          </table:table-cell>
          <table:table-cell table:formula="of:=-(([.H$62]*[.$C65]+[.H$61])*[.$C65]+[.H$60])" office:value-type="float" office:value="-0" calcext:value-type="float">
            <text:p>0</text:p>
          </table:table-cell>
          <table:table-cell table:formula="of:=IF([.B65]&gt;0;[.D65];[.E6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65]" office:value-type="float" office:value="110" calcext:value-type="float">
            <text:p>110</text:p>
          </table:table-cell>
          <table:table-cell table:formula="of:=[.A66]-[.$C$58]" office:value-type="float" office:value="10" calcext:value-type="float">
            <text:p>10</text:p>
          </table:table-cell>
          <table:table-cell table:formula="of:=ABS([.B66])" office:value-type="float" office:value="10" calcext:value-type="float">
            <text:p>10</text:p>
          </table:table-cell>
          <table:table-cell table:formula="of:=([.G$62]*[.$C66]+[.G$61])*[.$C66]+[.G$60]" office:value-type="float" office:value="-0.12" calcext:value-type="float">
            <text:p>-0.12</text:p>
          </table:table-cell>
          <table:table-cell table:formula="of:=-(([.H$62]*[.$C66]+[.H$61])*[.$C66]+[.H$60])" office:value-type="float" office:value="0.5" calcext:value-type="float">
            <text:p>0.5</text:p>
          </table:table-cell>
          <table:table-cell table:formula="of:=IF([.B66]&gt;0;[.D66];[.E66])" office:value-type="float" office:value="-0.12" calcext:value-type="float">
            <text:p>-0.12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office:value-type="float" office:value="1.6" calcext:value-type="float">
            <text:p>1.6</text:p>
          </table:table-cell>
          <table:table-cell office:value-type="float" office:value="-0.75" calcext:value-type="float">
            <text:p>-0.75</text:p>
          </table:table-cell>
          <table:table-cell table:number-columns-repeated="1012"/>
        </table:table-row>
        <table:table-row table:style-name="ro1">
          <table:table-cell table:formula="of:=10+[.A66]" office:value-type="float" office:value="120" calcext:value-type="float">
            <text:p>120</text:p>
          </table:table-cell>
          <table:table-cell table:formula="of:=[.A67]-[.$C$58]" office:value-type="float" office:value="20" calcext:value-type="float">
            <text:p>20</text:p>
          </table:table-cell>
          <table:table-cell table:formula="of:=ABS([.B67])" office:value-type="float" office:value="20" calcext:value-type="float">
            <text:p>20</text:p>
          </table:table-cell>
          <table:table-cell table:formula="of:=([.G$62]*[.$C67]+[.G$61])*[.$C67]+[.G$60]" office:value-type="float" office:value="-0.48" calcext:value-type="float">
            <text:p>-0.48</text:p>
          </table:table-cell>
          <table:table-cell table:formula="of:=-(([.H$62]*[.$C67]+[.H$61])*[.$C67]+[.H$60])" office:value-type="float" office:value="2" calcext:value-type="float">
            <text:p>2</text:p>
          </table:table-cell>
          <table:table-cell table:formula="of:=IF([.B67]&gt;0;[.D67];[.E67])" office:value-type="float" office:value="-0.48" calcext:value-type="float">
            <text:p>-0.48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.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67]" office:value-type="float" office:value="130" calcext:value-type="float">
            <text:p>130</text:p>
          </table:table-cell>
          <table:table-cell table:formula="of:=[.A68]-[.$C$58]" office:value-type="float" office:value="30" calcext:value-type="float">
            <text:p>30</text:p>
          </table:table-cell>
          <table:table-cell table:formula="of:=ABS([.B68])" office:value-type="float" office:value="30" calcext:value-type="float">
            <text:p>30</text:p>
          </table:table-cell>
          <table:table-cell table:formula="of:=([.G$62]*[.$C68]+[.G$61])*[.$C68]+[.G$60]" office:value-type="float" office:value="-1.08" calcext:value-type="float">
            <text:p>-1.08</text:p>
          </table:table-cell>
          <table:table-cell table:formula="of:=-(([.H$62]*[.$C68]+[.H$61])*[.$C68]+[.H$60])" office:value-type="float" office:value="4.5" calcext:value-type="float">
            <text:p>4.5</text:p>
          </table:table-cell>
          <table:table-cell table:formula="of:=IF([.B68]&gt;0;[.D68];[.E68])" office:value-type="float" office:value="-1.08" calcext:value-type="float">
            <text:p>-1.08</text:p>
          </table:table-cell>
          <table:table-cell table:number-columns-repeated="3"/>
          <table:table-cell office:value-type="float" office:value="-3.75" calcext:value-type="float">
            <text:p>-3.75</text:p>
          </table:table-cell>
          <table:table-cell office:value-type="float" office:value="8.4" calcext:value-type="float">
            <text:p>8.4</text:p>
          </table:table-cell>
          <table:table-cell office:value-type="float" office:value="-3.75" calcext:value-type="float">
            <text:p>-3.75</text:p>
          </table:table-cell>
          <table:table-cell table:number-columns-repeated="1012"/>
        </table:table-row>
        <table:table-row table:style-name="ro1">
          <table:table-cell table:formula="of:=10+[.A68]" office:value-type="float" office:value="140" calcext:value-type="float">
            <text:p>140</text:p>
          </table:table-cell>
          <table:table-cell table:formula="of:=[.A69]-[.$C$58]" office:value-type="float" office:value="40" calcext:value-type="float">
            <text:p>40</text:p>
          </table:table-cell>
          <table:table-cell table:formula="of:=ABS([.B69])" office:value-type="float" office:value="40" calcext:value-type="float">
            <text:p>40</text:p>
          </table:table-cell>
          <table:table-cell table:formula="of:=([.G$62]*[.$C69]+[.G$61])*[.$C69]+[.G$60]" office:value-type="float" office:value="-1.92" calcext:value-type="float">
            <text:p>-1.92</text:p>
          </table:table-cell>
          <table:table-cell table:formula="of:=-(([.H$62]*[.$C69]+[.H$61])*[.$C69]+[.H$60])" office:value-type="float" office:value="8" calcext:value-type="float">
            <text:p>8</text:p>
          </table:table-cell>
          <table:table-cell table:formula="of:=IF([.B69]&gt;0;[.D69];[.E69])" office:value-type="float" office:value="-1.92" calcext:value-type="float">
            <text:p>-1.9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.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69]" office:value-type="float" office:value="150" calcext:value-type="float">
            <text:p>150</text:p>
          </table:table-cell>
          <table:table-cell table:formula="of:=[.A70]-[.$C$58]" office:value-type="float" office:value="50" calcext:value-type="float">
            <text:p>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62]*[.$C70]+[.G$61])*[.$C70]+[.G$60]" office:value-type="float" office:value="-3" calcext:value-type="float">
            <text:p>-3</text:p>
          </table:table-cell>
          <table:table-cell table:formula="of:=-(([.H$62]*[.$C70]+[.H$61])*[.$C70]+[.H$60])" office:value-type="float" office:value="12.5" calcext:value-type="float">
            <text:p>12.5</text:p>
          </table:table-cell>
          <table:table-cell table:formula="of:=IF([.B70]&gt;0;[.D70];[.E70])" office:value-type="float" office:value="-3" calcext:value-type="float">
            <text:p>-3</text:p>
          </table:table-cell>
          <table:table-cell table:number-columns-repeated="3"/>
          <table:table-cell office:value-type="float" office:value="-8.75" calcext:value-type="float">
            <text:p>-8.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.75</text:p>
          </table:table-cell>
          <table:table-cell table:number-columns-repeated="1012"/>
        </table:table-row>
        <table:table-row table:style-name="ro1">
          <table:table-cell table:formula="of:=10+[.A70]" office:value-type="float" office:value="160" calcext:value-type="float">
            <text:p>160</text:p>
          </table:table-cell>
          <table:table-cell table:formula="of:=[.A71]-[.$C$58]" office:value-type="float" office:value="60" calcext:value-type="float">
            <text:p>60</text:p>
          </table:table-cell>
          <table:table-cell table:formula="of:=ABS([.B71])" office:value-type="float" office:value="60" calcext:value-type="float">
            <text:p>60</text:p>
          </table:table-cell>
          <table:table-cell table:formula="of:=([.G$62]*[.$C71]+[.G$61])*[.$C71]+[.G$60]" office:value-type="float" office:value="-4.32" calcext:value-type="float">
            <text:p>-4.32</text:p>
          </table:table-cell>
          <table:table-cell table:formula="of:=-(([.H$62]*[.$C71]+[.H$61])*[.$C71]+[.H$60])" office:value-type="float" office:value="18" calcext:value-type="float">
            <text:p>18</text:p>
          </table:table-cell>
          <table:table-cell table:formula="of:=IF([.B71]&gt;0;[.D71];[.E71])" office:value-type="float" office:value="-4.32" calcext:value-type="float">
            <text:p>-4.3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.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71]" office:value-type="float" office:value="170" calcext:value-type="float">
            <text:p>170</text:p>
          </table:table-cell>
          <table:table-cell table:formula="of:=[.A72]-[.$C$58]" office:value-type="float" office:value="70" calcext:value-type="float">
            <text:p>70</text:p>
          </table:table-cell>
          <table:table-cell table:formula="of:=ABS([.B72])" office:value-type="float" office:value="70" calcext:value-type="float">
            <text:p>70</text:p>
          </table:table-cell>
          <table:table-cell table:formula="of:=([.G$62]*[.$C72]+[.G$61])*[.$C72]+[.G$60]" office:value-type="float" office:value="-5.88" calcext:value-type="float">
            <text:p>-5.88</text:p>
          </table:table-cell>
          <table:table-cell table:formula="of:=-(([.H$62]*[.$C72]+[.H$61])*[.$C72]+[.H$60])" office:value-type="float" office:value="24.5" calcext:value-type="float">
            <text:p>24.5</text:p>
          </table:table-cell>
          <table:table-cell table:formula="of:=IF([.B72]&gt;0;[.D72];[.E72])" office:value-type="float" office:value="-5.88" calcext:value-type="float">
            <text:p>-5.88</text:p>
          </table:table-cell>
          <table:table-cell table:number-columns-repeated="3"/>
          <table:table-cell office:value-type="float" office:value="-15.75" calcext:value-type="float">
            <text:p>-15.75</text:p>
          </table:table-cell>
          <table:table-cell office:value-type="float" office:value="36.4" calcext:value-type="float">
            <text:p>36.4</text:p>
          </table:table-cell>
          <table:table-cell office:value-type="float" office:value="-15.75" calcext:value-type="float">
            <text:p>-15.75</text:p>
          </table:table-cell>
          <table:table-cell table:number-columns-repeated="1012"/>
        </table:table-row>
        <table:table-row table:style-name="ro1">
          <table:table-cell table:formula="of:=10+[.A72]" office:value-type="float" office:value="180" calcext:value-type="float">
            <text:p>180</text:p>
          </table:table-cell>
          <table:table-cell table:formula="of:=[.A73]-[.$C$58]" office:value-type="float" office:value="80" calcext:value-type="float">
            <text:p>80</text:p>
          </table:table-cell>
          <table:table-cell table:formula="of:=ABS([.B73])" office:value-type="float" office:value="80" calcext:value-type="float">
            <text:p>80</text:p>
          </table:table-cell>
          <table:table-cell table:formula="of:=([.G$62]*[.$C73]+[.G$61])*[.$C73]+[.G$60]" office:value-type="float" office:value="-7.68" calcext:value-type="float">
            <text:p>-7.68</text:p>
          </table:table-cell>
          <table:table-cell table:formula="of:=-(([.H$62]*[.$C73]+[.H$61])*[.$C73]+[.H$60])" office:value-type="float" office:value="32" calcext:value-type="float">
            <text:p>32</text:p>
          </table:table-cell>
          <table:table-cell table:formula="of:=IF([.B73]&gt;0;[.D73];[.E73])" office:value-type="float" office:value="-7.68" calcext:value-type="float">
            <text:p>-7.68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.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190" calcext:value-type="float">
            <text:p>190</text:p>
          </table:table-cell>
          <table:table-cell table:formula="of:=[.A74]-[.$C$58]" office:value-type="float" office:value="90" calcext:value-type="float">
            <text:p>90</text:p>
          </table:table-cell>
          <table:table-cell table:formula="of:=ABS([.B74])" office:value-type="float" office:value="90" calcext:value-type="float">
            <text:p>90</text:p>
          </table:table-cell>
          <table:table-cell table:formula="of:=([.G$62]*[.$C74]+[.G$61])*[.$C74]+[.G$60]" office:value-type="float" office:value="-9.72" calcext:value-type="float">
            <text:p>-9.72</text:p>
          </table:table-cell>
          <table:table-cell table:formula="of:=-(([.H$62]*[.$C74]+[.H$61])*[.$C74]+[.H$60])" office:value-type="float" office:value="40.5" calcext:value-type="float">
            <text:p>40.5</text:p>
          </table:table-cell>
          <table:table-cell table:formula="of:=IF([.B74]&gt;0;[.D74];[.E74])" office:value-type="float" office:value="-9.72" calcext:value-type="float">
            <text:p>-9.72</text:p>
          </table:table-cell>
          <table:table-cell table:number-columns-repeated="3"/>
          <table:table-cell office:value-type="float" office:value="-24.75" calcext:value-type="float">
            <text:p>-24.75</text:p>
          </table:table-cell>
          <table:table-cell office:value-type="float" office:value="57.6" calcext:value-type="float">
            <text:p>57.6</text:p>
          </table:table-cell>
          <table:table-cell office:value-type="float" office:value="-24.75" calcext:value-type="float">
            <text:p>-24.75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200" calcext:value-type="float">
            <text:p>200</text:p>
          </table:table-cell>
          <table:table-cell table:formula="of:=[.A75]-[.$C$58]" office:value-type="float" office:value="100" calcext:value-type="float">
            <text:p>100</text:p>
          </table:table-cell>
          <table:table-cell table:formula="of:=ABS([.B75])" office:value-type="float" office:value="100" calcext:value-type="float">
            <text:p>100</text:p>
          </table:table-cell>
          <table:table-cell table:formula="of:=([.G$62]*[.$C75]+[.G$61])*[.$C75]+[.G$60]" office:value-type="float" office:value="-12" calcext:value-type="float">
            <text:p>-12</text:p>
          </table:table-cell>
          <table:table-cell table:formula="of:=-(([.H$62]*[.$C75]+[.H$61])*[.$C75]+[.H$60])" office:value-type="float" office:value="50" calcext:value-type="float">
            <text:p>50</text:p>
          </table:table-cell>
          <table:table-cell table:formula="of:=IF([.B75]&gt;0;[.D75];[.E75])" office:value-type="float" office:value="-12" calcext:value-type="float">
            <text:p>-12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79]-[.$C$77]" office:value-type="float" office:value="-1" calcext:value-type="float">
            <text:p>-1</text:p>
          </table:table-cell>
          <table:table-cell table:formula="of:=ABS([.B79])" office:value-type="float" office:value="1" calcext:value-type="float">
            <text:p>1</text:p>
          </table:table-cell>
          <table:table-cell table:formula="of:=([.G$81]*[.$C79]+[.G$80])*[.$C79]+[.G$79]" office:value-type="float" office:value="3" calcext:value-type="float">
            <text:p>3</text:p>
          </table:table-cell>
          <table:table-cell table:formula="of:=-(([.H$81]*[.$C79]+[.H$80])*[.$C79]+[.H$79])" office:value-type="float" office:value="-5" calcext:value-type="float">
            <text:p>-5</text:p>
          </table:table-cell>
          <table:table-cell table:formula="of:=IF([.B79]&gt;0;[.D79];[.E7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79]" office:value-type="float" office:value="0" calcext:value-type="float">
            <text:p>0</text:p>
          </table:table-cell>
          <table:table-cell table:formula="of:=[.A80]-[.$C$77]" office:value-type="float" office:value="0" calcext:value-type="float">
            <text:p>0</text:p>
          </table:table-cell>
          <table:table-cell table:formula="of:=ABS([.B80])" office:value-type="float" office:value="0" calcext:value-type="float">
            <text:p>0</text:p>
          </table:table-cell>
          <table:table-cell table:formula="of:=([.G$81]*[.$C80]+[.G$80])*[.$C80]+[.G$79]" office:value-type="float" office:value="0" calcext:value-type="float">
            <text:p>0</text:p>
          </table:table-cell>
          <table:table-cell table:formula="of:=-(([.H$81]*[.$C80]+[.H$80])*[.$C80]+[.H$79])" office:value-type="float" office:value="-0" calcext:value-type="float">
            <text:p>0</text:p>
          </table:table-cell>
          <table:table-cell table:formula="of:=IF([.B80]&gt;0;[.D80];[.E80])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80]" office:value-type="float" office:value="1" calcext:value-type="float">
            <text:p>1</text:p>
          </table:table-cell>
          <table:table-cell table:formula="of:=[.A81]-[.$C$77]" office:value-type="float" office:value="1" calcext:value-type="float">
            <text:p>1</text:p>
          </table:table-cell>
          <table:table-cell table:formula="of:=ABS([.B81])" office:value-type="float" office:value="1" calcext:value-type="float">
            <text:p>1</text:p>
          </table:table-cell>
          <table:table-cell table:formula="of:=([.G$81]*[.$C81]+[.G$80])*[.$C81]+[.G$79]" office:value-type="float" office:value="3" calcext:value-type="float">
            <text:p>3</text:p>
          </table:table-cell>
          <table:table-cell table:formula="of:=-(([.H$81]*[.$C81]+[.H$80])*[.$C81]+[.H$79])" office:value-type="float" office:value="-5" calcext:value-type="float">
            <text:p>-5</text:p>
          </table:table-cell>
          <table:table-cell table:formula="of:=IF([.B81]&gt;0;[.D81];[.E81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1]" office:value-type="float" office:value="2" calcext:value-type="float">
            <text:p>2</text:p>
          </table:table-cell>
          <table:table-cell table:formula="of:=[.A82]-[.$C$77]" office:value-type="float" office:value="2" calcext:value-type="float">
            <text:p>2</text:p>
          </table:table-cell>
          <table:table-cell table:formula="of:=ABS([.B82])" office:value-type="float" office:value="2" calcext:value-type="float">
            <text:p>2</text:p>
          </table:table-cell>
          <table:table-cell table:formula="of:=([.G$81]*[.$C82]+[.G$80])*[.$C82]+[.G$79]" office:value-type="float" office:value="6" calcext:value-type="float">
            <text:p>6</text:p>
          </table:table-cell>
          <table:table-cell table:formula="of:=-(([.H$81]*[.$C82]+[.H$80])*[.$C82]+[.H$79])" office:value-type="float" office:value="-10" calcext:value-type="float">
            <text:p>-10</text:p>
          </table:table-cell>
          <table:table-cell table:formula="of:=IF([.B82]&gt;0;[.D82];[.E8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1+[.A82]" office:value-type="float" office:value="3" calcext:value-type="float">
            <text:p>3</text:p>
          </table:table-cell>
          <table:table-cell table:formula="of:=[.A83]-[.$C$77]" office:value-type="float" office:value="3" calcext:value-type="float">
            <text:p>3</text:p>
          </table:table-cell>
          <table:table-cell table:formula="of:=ABS([.B83])" office:value-type="float" office:value="3" calcext:value-type="float">
            <text:p>3</text:p>
          </table:table-cell>
          <table:table-cell table:formula="of:=([.G$81]*[.$C83]+[.G$80])*[.$C83]+[.G$79]" office:value-type="float" office:value="9" calcext:value-type="float">
            <text:p>9</text:p>
          </table:table-cell>
          <table:table-cell table:formula="of:=-(([.H$81]*[.$C83]+[.H$80])*[.$C83]+[.H$79])" office:value-type="float" office:value="-15" calcext:value-type="float">
            <text:p>-15</text:p>
          </table:table-cell>
          <table:table-cell table:formula="of:=IF([.B83]&gt;0;[.D83];[.E8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83]" office:value-type="float" office:value="4" calcext:value-type="float">
            <text:p>4</text:p>
          </table:table-cell>
          <table:table-cell table:formula="of:=[.A84]-[.$C$77]" office:value-type="float" office:value="4" calcext:value-type="float">
            <text:p>4</text:p>
          </table:table-cell>
          <table:table-cell table:formula="of:=ABS([.B84])" office:value-type="float" office:value="4" calcext:value-type="float">
            <text:p>4</text:p>
          </table:table-cell>
          <table:table-cell table:formula="of:=([.G$81]*[.$C84]+[.G$80])*[.$C84]+[.G$79]" office:value-type="float" office:value="12" calcext:value-type="float">
            <text:p>12</text:p>
          </table:table-cell>
          <table:table-cell table:formula="of:=-(([.H$81]*[.$C84]+[.H$80])*[.$C84]+[.H$79])" office:value-type="float" office:value="-20" calcext:value-type="float">
            <text:p>-20</text:p>
          </table:table-cell>
          <table:table-cell table:formula="of:=IF([.B84]&gt;0;[.D84];[.E8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1+[.A84]" office:value-type="float" office:value="5" calcext:value-type="float">
            <text:p>5</text:p>
          </table:table-cell>
          <table:table-cell table:formula="of:=[.A85]-[.$C$77]" office:value-type="float" office:value="5" calcext:value-type="float">
            <text:p>5</text:p>
          </table:table-cell>
          <table:table-cell table:formula="of:=ABS([.B85])" office:value-type="float" office:value="5" calcext:value-type="float">
            <text:p>5</text:p>
          </table:table-cell>
          <table:table-cell table:formula="of:=([.G$81]*[.$C85]+[.G$80])*[.$C85]+[.G$79]" office:value-type="float" office:value="15" calcext:value-type="float">
            <text:p>15</text:p>
          </table:table-cell>
          <table:table-cell table:formula="of:=-(([.H$81]*[.$C85]+[.H$80])*[.$C85]+[.H$79])" office:value-type="float" office:value="-25" calcext:value-type="float">
            <text:p>-25</text:p>
          </table:table-cell>
          <table:table-cell table:formula="of:=IF([.B85]&gt;0;[.D85];[.E85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7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7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7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7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9" calcext:value-type="float">
            <text:p>9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7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18" calcext:value-type="float">
            <text:p>18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7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30" calcext:value-type="float">
            <text:p>30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7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45" calcext:value-type="float">
            <text:p>4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7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6" calcext:value-type="float">
            <text:p>6</text:p>
          </table:table-cell>
          <table:table-cell table:formula="of:=-(([.H$101]*[.$C99]+[.H$100])*[.$C99]+[.H$99])" office:value-type="float" office:value="-6" calcext:value-type="float">
            <text:p>-6</text:p>
          </table:table-cell>
          <table:table-cell table:formula="of:=IF([.B99]&gt;0;[.D99];[.E99])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7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5" calcext:value-type="float">
            <text:p>5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7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6" calcext:value-type="float">
            <text:p>6</text:p>
          </table:table-cell>
          <table:table-cell table:formula="of:=-(([.H$101]*[.$C101]+[.H$100])*[.$C101]+[.H$99])" office:value-type="float" office:value="-6" calcext:value-type="float">
            <text:p>-6</text:p>
          </table:table-cell>
          <table:table-cell table:formula="of:=IF([.B101]&gt;0;[.D101];[.E101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7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7" calcext:value-type="float">
            <text:p>7</text:p>
          </table:table-cell>
          <table:table-cell table:formula="of:=-(([.H$101]*[.$C102]+[.H$100])*[.$C102]+[.H$99])" office:value-type="float" office:value="-12" calcext:value-type="float">
            <text:p>-12</text:p>
          </table:table-cell>
          <table:table-cell table:formula="of:=IF([.B102]&gt;0;[.D102];[.E102])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7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8" calcext:value-type="float">
            <text:p>8</text:p>
          </table:table-cell>
          <table:table-cell table:formula="of:=-(([.H$101]*[.$C103]+[.H$100])*[.$C103]+[.H$99])" office:value-type="float" office:value="-18" calcext:value-type="float">
            <text:p>-18</text:p>
          </table:table-cell>
          <table:table-cell table:formula="of:=IF([.B103]&gt;0;[.D103];[.E103])"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7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9" calcext:value-type="float">
            <text:p>9</text:p>
          </table:table-cell>
          <table:table-cell table:formula="of:=-(([.H$101]*[.$C104]+[.H$100])*[.$C104]+[.H$99])" office:value-type="float" office:value="-24" calcext:value-type="float">
            <text:p>-24</text:p>
          </table:table-cell>
          <table:table-cell table:formula="of:=IF([.B104]&gt;0;[.D104];[.E104])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7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10" calcext:value-type="float">
            <text:p>10</text:p>
          </table:table-cell>
          <table:table-cell table:formula="of:=-(([.H$101]*[.$C105]+[.H$100])*[.$C105]+[.H$99])" office:value-type="float" office:value="-30" calcext:value-type="float">
            <text:p>-30</text:p>
          </table:table-cell>
          <table:table-cell table:formula="of:=IF([.B105]&gt;0;[.D105];[.E105])" office:value-type="float" office:value="10" calcext:value-type="float">
            <text:p>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</table:table>
      <table:table table:name="Pop Grow" table:style-name="ta1">
        <table:shapes>
          <draw:frame draw:z-index="0" draw:style-name="gr1" draw:text-style-name="P1" svg:width="19.53cm" svg:height="10.921cm" svg:x="0cm" svg:y="4.6cm">
            <draw:object draw:notify-on-update-of-ranges="'Pop Grow'.C3:'Pop Grow'.C10 'Pop Grow'.D2:'Pop Grow'.D2 'Pop Grow'.D3:'Pop Grow'.D10 'Pop Grow'.A26:'Pop Grow'.A41 'Pop Grow'.E25:'Pop Grow'.E25 'Pop Grow'.E26:'Pop Grow'.E41 'Pop Grow'.A26:'Pop Grow'.A41 'Pop Grow'.F25:'Pop Grow'.F25 'Pop Grow'.F26:'Pop Grow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Population Grow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5" calcext:value-type="float">
            <text:p>-55</text:p>
          </table:table-cell>
          <table:table-cell table:formula="of:=[.C3]-[.B$8]" office:value-type="float" office:value="-50" calcext:value-type="float">
            <text:p>-50</text:p>
          </table:table-cell>
          <table:table-cell table:formula="of:=[.$E3]*[.E3]" office:value-type="float" office:value="2500" calcext:value-type="float">
            <text:p>2500</text:p>
          </table:table-cell>
          <table:table-cell table:formula="of:=[.$E3]*[.F3]" office:value-type="float" office:value="-125000" calcext:value-type="float">
            <text:p>-125000</text:p>
          </table:table-cell>
          <table:table-cell table:formula="of:=[.$E3]*[.G3]" office:value-type="float" office:value="6250000" calcext:value-type="float">
            <text:p>6250000</text:p>
          </table:table-cell>
          <table:table-cell table:formula="of:=[.$E3]*[.H3]" office:value-type="float" office:value="-312500000" calcext:value-type="float">
            <text:p>-312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table:formula="of:=[.C4]-[.B$8]" office:value-type="float" office:value="-40" calcext:value-type="float">
            <text:p>-40</text:p>
          </table:table-cell>
          <table:table-cell table:formula="of:=[.$E4]*[.E4]" office:value-type="float" office:value="1600" calcext:value-type="float">
            <text:p>1600</text:p>
          </table:table-cell>
          <table:table-cell table:formula="of:=[.$E4]*[.F4]" office:value-type="float" office:value="-64000" calcext:value-type="float">
            <text:p>-64000</text:p>
          </table:table-cell>
          <table:table-cell table:formula="of:=[.$E4]*[.G4]" office:value-type="float" office:value="2560000" calcext:value-type="float">
            <text:p>2560000</text:p>
          </table:table-cell>
          <table:table-cell table:formula="of:=[.$E4]*[.H4]" office:value-type="float" office:value="-102400000" calcext:value-type="float">
            <text:p>-1024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[.C5]-[.B$8]" office:value-type="float" office:value="-20" calcext:value-type="float">
            <text:p>-20</text:p>
          </table:table-cell>
          <table:table-cell table:formula="of:=[.$E5]*[.E5]" office:value-type="float" office:value="400" calcext:value-type="float">
            <text:p>400</text:p>
          </table:table-cell>
          <table:table-cell table:formula="of:=[.$E5]*[.F5]" office:value-type="float" office:value="-8000" calcext:value-type="float">
            <text:p>-8000</text:p>
          </table:table-cell>
          <table:table-cell table:formula="of:=[.$E5]*[.G5]" office:value-type="float" office:value="160000" calcext:value-type="float">
            <text:p>160000</text:p>
          </table:table-cell>
          <table:table-cell table:formula="of:=[.$E5]*[.H5]" office:value-type="float" office:value="-3200000" calcext:value-type="float">
            <text:p>-32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]-[.B$8]" office:value-type="float" office:value="0" calcext:value-type="float">
            <text:p>0</text:p>
          </table:table-cell>
          <table:table-cell table:formula="of:=[.$E6]*[.E6]" office:value-type="float" office:value="0" calcext:value-type="float">
            <text:p>0</text:p>
          </table:table-cell>
          <table:table-cell table:formula="of:=[.$E6]*[.F6]" office:value-type="float" office:value="0" calcext:value-type="float">
            <text:p>0</text:p>
          </table:table-cell>
          <table:table-cell table:formula="of:=[.$E6]*[.G6]" office:value-type="float" office:value="0" calcext:value-type="float">
            <text:p>0</text:p>
          </table:table-cell>
          <table:table-cell table:formula="of:=[.$E6]*[.H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C7]-[.B$8]" office:value-type="float" office:value="25" calcext:value-type="float">
            <text:p>25</text:p>
          </table:table-cell>
          <table:table-cell table:formula="of:=[.$E7]*[.E7]" office:value-type="float" office:value="625" calcext:value-type="float">
            <text:p>625</text:p>
          </table:table-cell>
          <table:table-cell table:formula="of:=[.$E7]*[.F7]" office:value-type="float" office:value="15625" calcext:value-type="float">
            <text:p>15625</text:p>
          </table:table-cell>
          <table:table-cell table:formula="of:=[.$E7]*[.G7]" office:value-type="float" office:value="390625" calcext:value-type="float">
            <text:p>390625</text:p>
          </table:table-cell>
          <table:table-cell table:formula="of:=[.$E7]*[.H7]" office:value-type="float" office:value="9765625" calcext:value-type="float">
            <text:p>97656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8]-[.B$8]" office:value-type="float" office:value="50" calcext:value-type="float">
            <text:p>50</text:p>
          </table:table-cell>
          <table:table-cell table:formula="of:=[.$E8]*[.E8]" office:value-type="float" office:value="2500" calcext:value-type="float">
            <text:p>2500</text:p>
          </table:table-cell>
          <table:table-cell table:formula="of:=[.$E8]*[.F8]" office:value-type="float" office:value="125000" calcext:value-type="float">
            <text:p>125000</text:p>
          </table:table-cell>
          <table:table-cell table:formula="of:=[.$E8]*[.G8]" office:value-type="float" office:value="6250000" calcext:value-type="float">
            <text:p>6250000</text:p>
          </table:table-cell>
          <table:table-cell table:formula="of:=[.$E8]*[.H8]" office:value-type="float" office:value="312500000" calcext:value-type="float">
            <text:p>3125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formula="of:=[.C9]-[.B$8]" office:value-type="float" office:value="75" calcext:value-type="float">
            <text:p>75</text:p>
          </table:table-cell>
          <table:table-cell table:formula="of:=[.$E9]*[.E9]" office:value-type="float" office:value="5625" calcext:value-type="float">
            <text:p>5625</text:p>
          </table:table-cell>
          <table:table-cell table:formula="of:=[.$E9]*[.F9]" office:value-type="float" office:value="421875" calcext:value-type="float">
            <text:p>421875</text:p>
          </table:table-cell>
          <table:table-cell table:formula="of:=[.$E9]*[.G9]" office:value-type="float" office:value="31640625" calcext:value-type="float">
            <text:p>31640625</text:p>
          </table:table-cell>
          <table:table-cell table:formula="of:=[.$E9]*[.H9]" office:value-type="float" office:value="2373046875" calcext:value-type="float">
            <text:p>2373046875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C10]-[.B$8]" office:value-type="float" office:value="100" calcext:value-type="float">
            <text:p>100</text:p>
          </table:table-cell>
          <table:table-cell table:formula="of:=[.$E10]*[.E10]" office:value-type="float" office:value="10000" calcext:value-type="float">
            <text:p>10000</text:p>
          </table:table-cell>
          <table:table-cell table:formula="of:=[.$E10]*[.F10]" office:value-type="float" office:value="1000000" calcext:value-type="float">
            <text:p>1000000</text:p>
          </table:table-cell>
          <table:table-cell table:formula="of:=[.$E10]*[.G10]" office:value-type="float" office:value="100000000" calcext:value-type="float">
            <text:p>100000000</text:p>
          </table:table-cell>
          <table:table-cell table:formula="of:=[.$E10]*[.H10]" office:value-type="float" office:value="10000000000" calcext:value-type="float">
            <text:p>10000000000</text:p>
          </table:table-cell>
          <table:table-cell table:number-columns-repeated="1003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0];[.E3:.E10])" office:value-type="float" office:value="0.662860576923077" calcext:value-type="float">
            <text:p>0.662860576923077</text:p>
          </table:table-cell>
          <table:table-cell office:value-type="float" office:value="-7.22506009615385" calcext:value-type="float">
            <text:p>-7.2250600961538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0];[.E3:.F10])" office:value-type="float" office:value="-0.00127896821392271" calcext:value-type="float">
            <text:p>-0.00127896821392271</text:p>
          </table:table-cell>
          <table:table-cell office:value-type="float" office:value="0.721805331926522" calcext:value-type="float">
            <text:p>0.721805331926522</text:p>
          </table:table-cell>
          <table:table-cell office:value-type="float" office:value="-4.53959193700126" calcext:value-type="float">
            <text:p>-4.53959193700126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0];[.E3:.G10])" office:value-type="float" office:value="0.0000729572261446864" calcext:value-type="float">
            <text:p>7.29572261446864E-05</text:p>
          </table:table-cell>
          <table:table-cell office:value-type="float" office:value="-0.00667075218076972" calcext:value-type="float">
            <text:p>-0.00667075218076972</text:p>
          </table:table-cell>
          <table:table-cell office:value-type="float" office:value="0.537625537414066" calcext:value-type="float">
            <text:p>0.537625537414066</text:p>
          </table:table-cell>
          <table:table-cell office:value-type="float" office:value="1.90054008304467" calcext:value-type="float">
            <text:p>1.90054008304467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0];[.E3:.H10];0)" office:value-type="float" office:value="-0.00000099920515984171" calcext:value-type="float">
            <text:p>-9.99205159841711E-07</text:p>
          </table:table-cell>
          <table:table-cell office:value-type="float" office:value="0.000169042620313583" calcext:value-type="float">
            <text:p>0.000169042620313583</text:p>
          </table:table-cell>
          <table:table-cell office:value-type="float" office:value="-0.00410482378418046" calcext:value-type="float">
            <text:p>-0.00410482378418046</text:p>
          </table:table-cell>
          <table:table-cell office:value-type="float" office:value="0.317456077906283" calcext:value-type="float">
            <text:p>0.3174560779062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0];[.E3:.I10];0)" office:value-type="float" office:value="0.0000000065385672602" calcext:value-type="float">
            <text:p>6.5385672601951E-09</text:p>
          </table:table-cell>
          <table:table-cell office:value-type="float" office:value="-0.00000176788680213884" calcext:value-type="float">
            <text:p>-1.76788680213884E-06</text:p>
          </table:table-cell>
          <table:table-cell office:value-type="float" office:value="0.000161333989462089" calcext:value-type="float">
            <text:p>0.000161333989462089</text:p>
          </table:table-cell>
          <table:table-cell office:value-type="float" office:value="-0.00212775738874521" calcext:value-type="float">
            <text:p>-0.00212775738874521</text:p>
          </table:table-cell>
          <table:table-cell table:style-name="Default" office:value-type="float" office:value="0.314758034077264" calcext:value-type="float">
            <text:p>0.3147580340772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6]" office:value-type="float" office:value="0.0000000065385672602" calcext:value-type="float">
            <text:p>6.5385672601951E-09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5]" office:value-type="float" office:value="-0.00000099920515984171" calcext:value-type="float">
            <text:p>-9.99205159841711E-07</text:p>
          </table:table-cell>
          <table:table-cell table:style-name="Default" table:formula="of:=[.E16]" office:value-type="float" office:value="-0.00000176788680213884" calcext:value-type="float">
            <text:p>-1.76788680213884E-06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4]" office:value-type="float" office:value="0.0000729572261446864" calcext:value-type="float">
            <text:p>7.29572261446864E-05</text:p>
          </table:table-cell>
          <table:table-cell table:style-name="Default" table:formula="of:=[.E15]" office:value-type="float" office:value="0.000169042620313583" calcext:value-type="float">
            <text:p>0.000169042620313583</text:p>
          </table:table-cell>
          <table:table-cell table:style-name="Default" table:formula="of:=[.F16]" office:value-type="float" office:value="0.000161333989462089" calcext:value-type="float">
            <text:p>0.000161333989462089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3]" office:value-type="float" office:value="-0.00127896821392271" calcext:value-type="float">
            <text:p>-0.00127896821392271</text:p>
          </table:table-cell>
          <table:table-cell table:style-name="Default" table:formula="of:=[.E14]" office:value-type="float" office:value="-0.00667075218076972" calcext:value-type="float">
            <text:p>-0.00667075218076972</text:p>
          </table:table-cell>
          <table:table-cell table:style-name="Default" table:formula="of:=[.F15]" office:value-type="float" office:value="-0.00410482378418046" calcext:value-type="float">
            <text:p>-0.00410482378418046</text:p>
          </table:table-cell>
          <table:table-cell table:style-name="Default" table:formula="of:=[.G16]" office:value-type="float" office:value="-0.00212775738874521" calcext:value-type="float">
            <text:p>-0.00212775738874521</text:p>
          </table:table-cell>
          <table:table-cell table:style-name="Default" table:number-columns-repeated="2"/>
          <table:table-cell table:number-columns-repeated="1003"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table:formula="of:=[.D12]" office:value-type="float" office:value="0.662860576923077" calcext:value-type="float">
            <text:p>0.662860576923077</text:p>
          </table:table-cell>
          <table:table-cell table:formula="of:=[.E13]" office:value-type="float" office:value="0.721805331926522" calcext:value-type="float">
            <text:p>0.721805331926522</text:p>
          </table:table-cell>
          <table:table-cell table:formula="of:=[.F14]" office:value-type="float" office:value="0.537625537414066" calcext:value-type="float">
            <text:p>0.537625537414066</text:p>
          </table:table-cell>
          <table:table-cell table:formula="of:=[.G15]" office:value-type="float" office:value="0.317456077906283" calcext:value-type="float">
            <text:p>0.317456077906283</text:p>
          </table:table-cell>
          <table:table-cell table:formula="of:=[.H16]" office:value-type="float" office:value="0.314758034077264" calcext:value-type="float">
            <text:p>0.314758034077264</text:p>
          </table:table-cell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2]" office:value-type="float" office:value="-7.22506009615385" calcext:value-type="float">
            <text:p>-7.22506009615385</text:p>
          </table:table-cell>
          <table:table-cell table:formula="of:=[.F13]" office:value-type="float" office:value="-4.53959193700126" calcext:value-type="float">
            <text:p>-4.53959193700126</text:p>
          </table:table-cell>
          <table:table-cell table:formula="of:=[.G14]" office:value-type="float" office:value="1.90054008304467" calcext:value-type="float">
            <text:p>1.90054008304467</text:p>
          </table:table-cell>
          <table:table-cell table:formula="of:=[.H15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number-columns-repeated="1005"/>
          <table:table-cell table:style-name="Default"/>
        </table:table-row>
        <table:table-row table:style-name="ro1"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$B$3]" office:value-type="float" office:value="50" calcext:value-type="float">
            <text:p>50</text:p>
          </table:table-cell>
          <table:table-cell table:style-name="ce4" table:formula="of:=(((([.B$18]*[.$G26]+[.B$19])*[.$G26]+[.B$20])*[.$G26]+[.B$21])*[.$G26]+[.B$22])*[.$G26]+[.B$23]" office:value-type="float" office:value="-40.3680889423077" calcext:value-type="float">
            <text:p>-40.37</text:p>
          </table:table-cell>
          <table:table-cell table:style-name="ce4" table:formula="of:=(((([.C$18]*[.$G26]+[.C$19])*[.$G26]+[.C$20])*[.$G26]+[.C$21])*[.$G26]+[.C$22])*[.$G26]+[.C$23]" office:value-type="float" office:value="-43.8272790681341" calcext:value-type="float">
            <text:p>-43.83</text:p>
          </table:table-cell>
          <table:table-cell table:style-name="ce4" table:formula="of:=(((([.D$18]*[.$G26]+[.D$19])*[.$G26]+[.D$20])*[.$G26]+[.D$21])*[.$G26]+[.D$22])*[.$G26]+[.D$23]" office:value-type="float" office:value="-50.7772705076687" calcext:value-type="float">
            <text:p>-50.78</text:p>
          </table:table-cell>
          <table:table-cell table:style-name="ce4" table:formula="of:=(((([.E$18]*[.$G26]+[.E$19])*[.$G26]+[.E$20])*[.$G26]+[.E$21])*[.$G26]+[.E$22])*[.$G26]+[.E$23]" office:value-type="float" office:value="-53.5102231439739" calcext:value-type="float">
            <text:p>-53.51</text:p>
          </table:table-cell>
          <table:table-cell table:style-name="ce4" table:formula="of:=(((([.F$18]*[.$G26]+[.F$19])*[.$G26]+[.F$20])*[.$G26]+[.F$21])*[.$G26]+[.F$22])*[.$G26]+[.F$23]" office:value-type="float" office:value="-54.3166386406661" calcext:value-type="float">
            <text:p>-54.32</text:p>
          </table:table-cell>
          <table:table-cell table:formula="of:=[.A26]-[.$B$8]" office:value-type="float" office:value="-50" calcext:value-type="float">
            <text:p>-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6]" office:value-type="float" office:value="60" calcext:value-type="float">
            <text:p>60</text:p>
          </table:table-cell>
          <table:table-cell table:style-name="ce4" table:formula="of:=(((([.B$18]*[.$G27]+[.B$19])*[.$G27]+[.B$20])*[.$G27]+[.B$21])*[.$G27]+[.B$22])*[.$G27]+[.B$23]" office:value-type="float" office:value="-33.7394831730769" calcext:value-type="float">
            <text:p>-33.74</text:p>
          </table:table-cell>
          <table:table-cell table:style-name="ce4" table:formula="of:=(((([.C$18]*[.$G27]+[.C$19])*[.$G27]+[.C$20])*[.$G27]+[.C$21])*[.$G27]+[.C$22])*[.$G27]+[.C$23]" office:value-type="float" office:value="-35.4581543563385" calcext:value-type="float">
            <text:p>-35.46</text:p>
          </table:table-cell>
          <table:table-cell table:style-name="ce4" table:formula="of:=(((([.D$18]*[.$G27]+[.D$19])*[.$G27]+[.D$20])*[.$G27]+[.D$21])*[.$G27]+[.D$22])*[.$G27]+[.D$23]" office:value-type="float" office:value="-34.9469473760095" calcext:value-type="float">
            <text:p>-34.95</text:p>
          </table:table-cell>
          <table:table-cell table:style-name="ce4" table:formula="of:=(((([.E$18]*[.$G27]+[.E$19])*[.$G27]+[.E$20])*[.$G27]+[.E$21])*[.$G27]+[.E$22])*[.$G27]+[.E$23]" office:value-type="float" office:value="-32.6426540802042" calcext:value-type="float">
            <text:p>-32.64</text:p>
          </table:table-cell>
          <table:table-cell table:style-name="ce4" table:formula="of:=(((([.F$18]*[.$G27]+[.F$19])*[.$G27]+[.F$20])*[.$G27]+[.F$21])*[.$G27]+[.F$22])*[.$G27]+[.F$23]" office:value-type="float" office:value="-31.515448011576" calcext:value-type="float">
            <text:p>-31.52</text:p>
          </table:table-cell>
          <table:table-cell table:formula="of:=[.A27]-[.$B$8]" office:value-type="float" office:value="-40" calcext:value-type="float">
            <text:p>-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6]" office:value-type="float" office:value="70" calcext:value-type="float">
            <text:p>70</text:p>
          </table:table-cell>
          <table:table-cell table:style-name="ce4" table:formula="of:=(((([.B$18]*[.$G28]+[.B$19])*[.$G28]+[.B$20])*[.$G28]+[.B$21])*[.$G28]+[.B$22])*[.$G28]+[.B$23]" office:value-type="float" office:value="-27.1108774038462" calcext:value-type="float">
            <text:p>-27.11</text:p>
          </table:table-cell>
          <table:table-cell table:style-name="ce4" table:formula="of:=(((([.C$18]*[.$G28]+[.C$19])*[.$G28]+[.C$20])*[.$G28]+[.C$21])*[.$G28]+[.C$22])*[.$G28]+[.C$23]" office:value-type="float" office:value="-27.3448232873274" calcext:value-type="float">
            <text:p>-27.34</text:p>
          </table:table-cell>
          <table:table-cell table:style-name="ce4" table:formula="of:=(((([.D$18]*[.$G28]+[.D$19])*[.$G28]+[.D$20])*[.$G28]+[.D$21])*[.$G28]+[.D$22])*[.$G28]+[.D$23]" office:value-type="float" office:value="-22.2017481079766" calcext:value-type="float">
            <text:p>-22.20</text:p>
          </table:table-cell>
          <table:table-cell table:style-name="ce4" table:formula="of:=(((([.E$18]*[.$G28]+[.E$19])*[.$G28]+[.E$20])*[.$G28]+[.E$21])*[.$G28]+[.E$22])*[.$G28]+[.E$23]" office:value-type="float" office:value="-18.5915306708894" calcext:value-type="float">
            <text:p>-18.59</text:p>
          </table:table-cell>
          <table:table-cell table:style-name="ce4" table:formula="of:=(((([.F$18]*[.$G28]+[.F$19])*[.$G28]+[.F$20])*[.$G28]+[.F$21])*[.$G28]+[.F$22])*[.$G28]+[.F$23]" office:value-type="float" office:value="-17.3046158818202" calcext:value-type="float">
            <text:p>-17.30</text:p>
          </table:table-cell>
          <table:table-cell table:formula="of:=[.A28]-[.$B$8]" office:value-type="float" office:value="-30" calcext:value-type="float">
            <text:p>-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6]" office:value-type="float" office:value="80" calcext:value-type="float">
            <text:p>80</text:p>
          </table:table-cell>
          <table:table-cell table:style-name="ce4" table:formula="of:=(((([.B$18]*[.$G29]+[.B$19])*[.$G29]+[.B$20])*[.$G29]+[.B$21])*[.$G29]+[.B$22])*[.$G29]+[.B$23]" office:value-type="float" office:value="-20.4822716346154" calcext:value-type="float">
            <text:p>-20.48</text:p>
          </table:table-cell>
          <table:table-cell table:style-name="ce4" table:formula="of:=(((([.C$18]*[.$G29]+[.C$19])*[.$G29]+[.C$20])*[.$G29]+[.C$21])*[.$G29]+[.C$22])*[.$G29]+[.C$23]" office:value-type="float" office:value="-19.4872858611008" calcext:value-type="float">
            <text:p>-19.49</text:p>
          </table:table-cell>
          <table:table-cell table:style-name="ce4" table:formula="of:=(((([.D$18]*[.$G29]+[.D$19])*[.$G29]+[.D$20])*[.$G29]+[.D$21])*[.$G29]+[.D$22])*[.$G29]+[.D$23]" office:value-type="float" office:value="-12.103929346702" calcext:value-type="float">
            <text:p>-12.10</text:p>
          </table:table-cell>
          <table:table-cell table:style-name="ce4" table:formula="of:=(((([.E$18]*[.$G29]+[.E$19])*[.$G29]+[.E$20])*[.$G29]+[.E$21])*[.$G29]+[.E$22])*[.$G29]+[.E$23]" office:value-type="float" office:value="-9.50326485988119" calcext:value-type="float">
            <text:p>-9.50</text:p>
          </table:table-cell>
          <table:table-cell table:style-name="ce4" table:formula="of:=(((([.F$18]*[.$G29]+[.F$19])*[.$G29]+[.F$20])*[.$G29]+[.F$21])*[.$G29]+[.F$22])*[.$G29]+[.F$23]" office:value-type="float" office:value="-8.74072085631492" calcext:value-type="float">
            <text:p>-8.74</text:p>
          </table:table-cell>
          <table:table-cell table:formula="of:=[.A29]-[.$B$8]" office:value-type="float" office:value="-20" calcext:value-type="float">
            <text:p>-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6]" office:value-type="float" office:value="90" calcext:value-type="float">
            <text:p>90</text:p>
          </table:table-cell>
          <table:table-cell table:style-name="ce4" table:formula="of:=(((([.B$18]*[.$G30]+[.B$19])*[.$G30]+[.B$20])*[.$G30]+[.B$21])*[.$G30]+[.B$22])*[.$G30]+[.B$23]" office:value-type="float" office:value="-13.8536658653846" calcext:value-type="float">
            <text:p>-13.85</text:p>
          </table:table-cell>
          <table:table-cell table:style-name="ce4" table:formula="of:=(((([.C$18]*[.$G30]+[.C$19])*[.$G30]+[.C$20])*[.$G30]+[.C$21])*[.$G30]+[.C$22])*[.$G30]+[.C$23]" office:value-type="float" office:value="-11.8855420776587" calcext:value-type="float">
            <text:p>-11.89</text:p>
          </table:table-cell>
          <table:table-cell table:style-name="ce4" table:formula="of:=(((([.D$18]*[.$G30]+[.D$19])*[.$G30]+[.D$20])*[.$G30]+[.D$21])*[.$G30]+[.D$22])*[.$G30]+[.D$23]" office:value-type="float" office:value="-4.21574773531765" calcext:value-type="float">
            <text:p>-4.22</text:p>
          </table:table-cell>
          <table:table-cell table:style-name="ce4" table:formula="of:=(((([.E$18]*[.$G30]+[.E$19])*[.$G30]+[.E$20])*[.$G30]+[.E$21])*[.$G30]+[.E$22])*[.$G30]+[.E$23]" office:value-type="float" office:value="-3.76407782939288" calcext:value-type="float">
            <text:p>-3.76</text:p>
          </table:table-cell>
          <table:table-cell table:style-name="ce4" table:formula="of:=(((([.F$18]*[.$G30]+[.F$19])*[.$G30]+[.F$20])*[.$G30]+[.F$21])*[.$G30]+[.F$22])*[.$G30]+[.F$23]" office:value-type="float" office:value="-3.54002279385666" calcext:value-type="float">
            <text:p>-3.54</text:p>
          </table:table-cell>
          <table:table-cell table:formula="of:=[.A30]-[.$B$8]" office:value-type="float" office:value="-10" calcext:value-type="float">
            <text:p>-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6]" office:value-type="float" office:value="100" calcext:value-type="float">
            <text:p>100</text:p>
          </table:table-cell>
          <table:table-cell table:style-name="ce4" table:formula="of:=(((([.B$18]*[.$G31]+[.B$19])*[.$G31]+[.B$20])*[.$G31]+[.B$21])*[.$G31]+[.B$22])*[.$G31]+[.B$23]" office:value-type="float" office:value="-7.22506009615385" calcext:value-type="float">
            <text:p>-7.23</text:p>
          </table:table-cell>
          <table:table-cell table:style-name="ce4" table:formula="of:=(((([.C$18]*[.$G31]+[.C$19])*[.$G31]+[.C$20])*[.$G31]+[.C$21])*[.$G31]+[.C$22])*[.$G31]+[.C$23]" office:value-type="float" office:value="-4.53959193700126" calcext:value-type="float">
            <text:p>-4.54</text:p>
          </table:table-cell>
          <table:table-cell table:style-name="ce4" table:formula="of:=(((([.D$18]*[.$G31]+[.D$19])*[.$G31]+[.D$20])*[.$G31]+[.D$21])*[.$G31]+[.D$22])*[.$G31]+[.D$23]" office:value-type="float" office:value="1.90054008304467" calcext:value-type="float">
            <text:p>1.90</text:p>
          </table:table-cell>
          <table:table-cell table:style-name="ce4" table:formula="of:=(((([.E$18]*[.$G31]+[.E$19])*[.$G31]+[.E$20])*[.$G31]+[.E$21])*[.$G31]+[.E$22])*[.$G31]+[.E$23]" office:value-type="float" office:value="0" calcext:value-type="float">
            <text:p>0.00</text:p>
          </table:table-cell>
          <table:table-cell table:style-name="ce4" table:formula="of:=(((([.F$18]*[.$G31]+[.F$19])*[.$G31]+[.F$20])*[.$G31]+[.F$21])*[.$G31]+[.F$22])*[.$G31]+[.F$23]" office:value-type="float" office:value="0" calcext:value-type="float">
            <text:p>0.00</text:p>
          </table:table-cell>
          <table:table-cell table:formula="of:=[.A31]-[.$B$8]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6]" office:value-type="float" office:value="110" calcext:value-type="float">
            <text:p>110</text:p>
          </table:table-cell>
          <table:table-cell table:style-name="ce4" table:formula="of:=(((([.B$18]*[.$G32]+[.B$19])*[.$G32]+[.B$20])*[.$G32]+[.B$21])*[.$G32]+[.B$22])*[.$G32]+[.B$23]" office:value-type="float" office:value="-0.596454326923077" calcext:value-type="float">
            <text:p>-0.60</text:p>
          </table:table-cell>
          <table:table-cell table:style-name="ce4" table:formula="of:=(((([.C$18]*[.$G32]+[.C$19])*[.$G32]+[.C$20])*[.$G32]+[.C$21])*[.$G32]+[.C$22])*[.$G32]+[.C$23]" office:value-type="float" office:value="2.5505645608717" calcext:value-type="float">
            <text:p>2.55</text:p>
          </table:table-cell>
          <table:table-cell table:style-name="ce4" table:formula="of:=(((([.D$18]*[.$G32]+[.D$19])*[.$G32]+[.D$20])*[.$G32]+[.D$21])*[.$G32]+[.D$22])*[.$G32]+[.D$23]" office:value-type="float" office:value="6.68267746525305" calcext:value-type="float">
            <text:p>6.68</text:p>
          </table:table-cell>
          <table:table-cell table:style-name="ce4" table:formula="of:=(((([.E$18]*[.$G32]+[.E$19])*[.$G32]+[.E$20])*[.$G32]+[.E$21])*[.$G32]+[.E$22])*[.$G32]+[.E$23]" office:value-type="float" office:value="2.92312896935995" calcext:value-type="float">
            <text:p>2.92</text:p>
          </table:table-cell>
          <table:table-cell table:style-name="ce4" table:formula="of:=(((([.F$18]*[.$G32]+[.F$19])*[.$G32]+[.F$20])*[.$G32]+[.F$21])*[.$G32]+[.F$22])*[.$G32]+[.F$23]" office:value-type="float" office:value="3.07911358006484" calcext:value-type="float">
            <text:p>3.08</text:p>
          </table:table-cell>
          <table:table-cell table:formula="of:=[.A32]-[.$B$8]" office:value-type="float" office:value="10" calcext:value-type="float">
            <text:p>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6]" office:value-type="float" office:value="120" calcext:value-type="float">
            <text:p>120</text:p>
          </table:table-cell>
          <table:table-cell table:style-name="ce4" table:formula="of:=(((([.B$18]*[.$G33]+[.B$19])*[.$G33]+[.B$20])*[.$G33]+[.B$21])*[.$G33]+[.B$22])*[.$G33]+[.B$23]" office:value-type="float" office:value="6.03215144230769" calcext:value-type="float">
            <text:p>6.03</text:p>
          </table:table-cell>
          <table:table-cell table:style-name="ce4" table:formula="of:=(((([.C$18]*[.$G33]+[.C$19])*[.$G33]+[.C$20])*[.$G33]+[.C$21])*[.$G33]+[.C$22])*[.$G33]+[.C$23]" office:value-type="float" office:value="9.38492741596011" calcext:value-type="float">
            <text:p>9.38</text:p>
          </table:table-cell>
          <table:table-cell table:style-name="ce4" table:formula="of:=(((([.D$18]*[.$G33]+[.D$19])*[.$G33]+[.D$20])*[.$G33]+[.D$21])*[.$G33]+[.D$22])*[.$G33]+[.D$23]" office:value-type="float" office:value="10.5684077681756" calcext:value-type="float">
            <text:p>10.57</text:p>
          </table:table-cell>
          <table:table-cell table:style-name="ce4" table:formula="of:=(((([.E$18]*[.$G33]+[.E$19])*[.$G33]+[.E$20])*[.$G33]+[.E$21])*[.$G33]+[.E$22])*[.$G33]+[.E$23]" office:value-type="float" office:value="5.89966018138747" calcext:value-type="float">
            <text:p>5.90</text:p>
          </table:table-cell>
          <table:table-cell table:style-name="ce4" table:formula="of:=(((([.F$18]*[.$G33]+[.F$19])*[.$G33]+[.F$20])*[.$G33]+[.F$21])*[.$G33]+[.F$22])*[.$G33]+[.F$23]" office:value-type="float" office:value="6.47279116863432" calcext:value-type="float">
            <text:p>6.47</text:p>
          </table:table-cell>
          <table:table-cell table:formula="of:=[.A33]-[.$B$8]" office:value-type="float" office:value="20" calcext:value-type="float">
            <text:p>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6]" office:value-type="float" office:value="130" calcext:value-type="float">
            <text:p>130</text:p>
          </table:table-cell>
          <table:table-cell table:style-name="ce4" table:formula="of:=(((([.B$18]*[.$G34]+[.B$19])*[.$G34]+[.B$20])*[.$G34]+[.B$21])*[.$G34]+[.B$22])*[.$G34]+[.B$23]" office:value-type="float" office:value="12.6607572115385" calcext:value-type="float">
            <text:p>12.66</text:p>
          </table:table-cell>
          <table:table-cell table:style-name="ce4" table:formula="of:=(((([.C$18]*[.$G34]+[.C$19])*[.$G34]+[.C$20])*[.$G34]+[.C$21])*[.$G34]+[.C$22])*[.$G34]+[.C$23]" office:value-type="float" office:value="15.963496628264" calcext:value-type="float">
            <text:p>15.96</text:p>
          </table:table-cell>
          <table:table-cell table:style-name="ce4" table:formula="of:=(((([.D$18]*[.$G34]+[.D$19])*[.$G34]+[.D$20])*[.$G34]+[.D$21])*[.$G34]+[.D$22])*[.$G34]+[.D$23]" office:value-type="float" office:value="13.9954743486804" calcext:value-type="float">
            <text:p>14.00</text:p>
          </table:table-cell>
          <table:table-cell table:style-name="ce4" table:formula="of:=(((([.E$18]*[.$G34]+[.E$19])*[.$G34]+[.E$20])*[.$G34]+[.E$21])*[.$G34]+[.E$22])*[.$G34]+[.E$23]" office:value-type="float" office:value="9.58413550042103" calcext:value-type="float">
            <text:p>9.58</text:p>
          </table:table-cell>
          <table:table-cell table:style-name="ce4" table:formula="of:=(((([.F$18]*[.$G34]+[.F$19])*[.$G34]+[.F$20])*[.$G34]+[.F$21])*[.$G34]+[.F$22])*[.$G34]+[.F$23]" office:value-type="float" office:value="10.6106759626139" calcext:value-type="float">
            <text:p>10.61</text:p>
          </table:table-cell>
          <table:table-cell table:formula="of:=[.A34]-[.$B$8]" office:value-type="float" office:value="30" calcext:value-type="float">
            <text:p>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6]" office:value-type="float" office:value="140" calcext:value-type="float">
            <text:p>140</text:p>
          </table:table-cell>
          <table:table-cell table:style-name="ce4" table:formula="of:=(((([.B$18]*[.$G35]+[.B$19])*[.$G35]+[.B$20])*[.$G35]+[.B$21])*[.$G35]+[.B$22])*[.$G35]+[.B$23]" office:value-type="float" office:value="19.2893629807692" calcext:value-type="float">
            <text:p>19.29</text:p>
          </table:table-cell>
          <table:table-cell table:style-name="ce4" table:formula="of:=(((([.C$18]*[.$G35]+[.C$19])*[.$G35]+[.C$20])*[.$G35]+[.C$21])*[.$G35]+[.C$22])*[.$G35]+[.C$23]" office:value-type="float" office:value="22.2862721977833" calcext:value-type="float">
            <text:p>22.29</text:p>
          </table:table-cell>
          <table:table-cell table:style-name="ce4" table:formula="of:=(((([.D$18]*[.$G35]+[.D$19])*[.$G35]+[.D$20])*[.$G35]+[.D$21])*[.$G35]+[.D$22])*[.$G35]+[.D$23]" office:value-type="float" office:value="17.4016205636357" calcext:value-type="float">
            <text:p>17.40</text:p>
          </table:table-cell>
          <table:table-cell table:style-name="ce4" table:formula="of:=(((([.E$18]*[.$G35]+[.E$19])*[.$G35]+[.E$20])*[.$G35]+[.E$21])*[.$G35]+[.E$22])*[.$G35]+[.E$23]" office:value-type="float" office:value="14.3912875524371" calcext:value-type="float">
            <text:p>14.39</text:p>
          </table:table-cell>
          <table:table-cell table:style-name="ce4" table:formula="of:=(((([.F$18]*[.$G35]+[.F$19])*[.$G35]+[.F$20])*[.$G35]+[.F$21])*[.$G35]+[.F$22])*[.$G35]+[.F$23]" office:value-type="float" office:value="15.6550439406404" calcext:value-type="float">
            <text:p>15.66</text:p>
          </table:table-cell>
          <table:table-cell table:formula="of:=[.A35]-[.$B$8]" office:value-type="float" office:value="40" calcext:value-type="float">
            <text:p>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6]" office:value-type="float" office:value="150" calcext:value-type="float">
            <text:p>150</text:p>
          </table:table-cell>
          <table:table-cell table:style-name="ce4" table:formula="of:=(((([.B$18]*[.$G36]+[.B$19])*[.$G36]+[.B$20])*[.$G36]+[.B$21])*[.$G36]+[.B$22])*[.$G36]+[.B$23]" office:value-type="float" office:value="25.91796875" calcext:value-type="float">
            <text:p>25.92</text:p>
          </table:table-cell>
          <table:table-cell table:style-name="ce4" table:formula="of:=(((([.C$18]*[.$G36]+[.C$19])*[.$G36]+[.C$20])*[.$G36]+[.C$21])*[.$G36]+[.C$22])*[.$G36]+[.C$23]" office:value-type="float" office:value="28.3532541245181" calcext:value-type="float">
            <text:p>28.35</text:p>
          </table:table-cell>
          <table:table-cell table:style-name="ce4" table:formula="of:=(((([.D$18]*[.$G36]+[.D$19])*[.$G36]+[.D$20])*[.$G36]+[.D$21])*[.$G36]+[.D$22])*[.$G36]+[.D$23]" office:value-type="float" office:value="21.2245897699095" calcext:value-type="float">
            <text:p>21.22</text:p>
          </table:table-cell>
          <table:table-cell table:style-name="ce4" table:formula="of:=(((([.E$18]*[.$G36]+[.E$19])*[.$G36]+[.E$20])*[.$G36]+[.E$21])*[.$G36]+[.E$22])*[.$G36]+[.E$23]" office:value-type="float" office:value="20.4960397250502" calcext:value-type="float">
            <text:p>20.50</text:p>
          </table:table-cell>
          <table:table-cell table:style-name="ce4" table:formula="of:=(((([.F$18]*[.$G36]+[.F$19])*[.$G36]+[.F$20])*[.$G36]+[.F$21])*[.$G36]+[.F$22])*[.$G36]+[.F$23]" office:value-type="float" office:value="21.5792666702045" calcext:value-type="float">
            <text:p>21.58</text:p>
          </table:table-cell>
          <table:table-cell table:formula="of:=[.A36]-[.$B$8]" office:value-type="float" office:value="50" calcext:value-type="float">
            <text:p>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6]" office:value-type="float" office:value="160" calcext:value-type="float">
            <text:p>160</text:p>
          </table:table-cell>
          <table:table-cell table:style-name="ce4" table:formula="of:=(((([.B$18]*[.$G37]+[.B$19])*[.$G37]+[.B$20])*[.$G37]+[.B$21])*[.$G37]+[.B$22])*[.$G37]+[.B$23]" office:value-type="float" office:value="32.5465745192308" calcext:value-type="float">
            <text:p>32.55</text:p>
          </table:table-cell>
          <table:table-cell table:style-name="ce4" table:formula="of:=(((([.C$18]*[.$G37]+[.C$19])*[.$G37]+[.C$20])*[.$G37]+[.C$21])*[.$G37]+[.C$22])*[.$G37]+[.C$23]" office:value-type="float" office:value="34.1644424084683" calcext:value-type="float">
            <text:p>34.16</text:p>
          </table:table-cell>
          <table:table-cell table:style-name="ce4" table:formula="of:=(((([.D$18]*[.$G37]+[.D$19])*[.$G37]+[.D$20])*[.$G37]+[.D$21])*[.$G37]+[.D$22])*[.$G37]+[.D$23]" office:value-type="float" office:value="25.9021253243699" calcext:value-type="float">
            <text:p>25.90</text:p>
          </table:table-cell>
          <table:table-cell table:style-name="ce4" table:formula="of:=(((([.E$18]*[.$G37]+[.E$19])*[.$G37]+[.E$20])*[.$G37]+[.E$21])*[.$G37]+[.E$22])*[.$G37]+[.E$23]" office:value-type="float" office:value="27.8335061675127" calcext:value-type="float">
            <text:p>27.83</text:p>
          </table:table-cell>
          <table:table-cell table:style-name="ce4" table:formula="of:=(((([.F$18]*[.$G37]+[.F$19])*[.$G37]+[.F$20])*[.$G37]+[.F$21])*[.$G37]+[.F$22])*[.$G37]+[.F$23]" office:value-type="float" office:value="28.2462741147725" calcext:value-type="float">
            <text:p>28.25</text:p>
          </table:table-cell>
          <table:table-cell table:formula="of:=[.A37]-[.$B$8]" office:value-type="float" office:value="60" calcext:value-type="float">
            <text:p>6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6]" office:value-type="float" office:value="170" calcext:value-type="float">
            <text:p>170</text:p>
          </table:table-cell>
          <table:table-cell table:style-name="ce4" table:formula="of:=(((([.B$18]*[.$G38]+[.B$19])*[.$G38]+[.B$20])*[.$G38]+[.B$21])*[.$G38]+[.B$22])*[.$G38]+[.B$23]" office:value-type="float" office:value="39.1751802884615" calcext:value-type="float">
            <text:p>39.18</text:p>
          </table:table-cell>
          <table:table-cell table:style-name="ce4" table:formula="of:=(((([.C$18]*[.$G38]+[.C$19])*[.$G38]+[.C$20])*[.$G38]+[.C$21])*[.$G38]+[.C$22])*[.$G38]+[.C$23]" office:value-type="float" office:value="39.719837049634" calcext:value-type="float">
            <text:p>39.72</text:p>
          </table:table-cell>
          <table:table-cell table:style-name="ce4" table:formula="of:=(((([.D$18]*[.$G38]+[.D$19])*[.$G38]+[.D$20])*[.$G38]+[.D$21])*[.$G38]+[.D$22])*[.$G38]+[.D$23]" office:value-type="float" office:value="31.8719705838851" calcext:value-type="float">
            <text:p>31.87</text:p>
          </table:table-cell>
          <table:table-cell table:style-name="ce4" table:formula="of:=(((([.E$18]*[.$G38]+[.E$19])*[.$G38]+[.E$20])*[.$G38]+[.E$21])*[.$G38]+[.E$22])*[.$G38]+[.E$23]" office:value-type="float" office:value="36.098991790715" calcext:value-type="float">
            <text:p>36.10</text:p>
          </table:table-cell>
          <table:table-cell table:style-name="ce4" table:formula="of:=(((([.F$18]*[.$G38]+[.F$19])*[.$G38]+[.F$20])*[.$G38]+[.F$21])*[.$G38]+[.F$22])*[.$G38]+[.F$23]" office:value-type="float" office:value="35.4870174409096" calcext:value-type="float">
            <text:p>35.49</text:p>
          </table:table-cell>
          <table:table-cell table:formula="of:=[.A38]-[.$B$8]" office:value-type="float" office:value="70" calcext:value-type="float">
            <text:p>7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6]" office:value-type="float" office:value="180" calcext:value-type="float">
            <text:p>180</text:p>
          </table:table-cell>
          <table:table-cell table:style-name="ce4" table:formula="of:=(((([.B$18]*[.$G39]+[.B$19])*[.$G39]+[.B$20])*[.$G39]+[.B$21])*[.$G39]+[.B$22])*[.$G39]+[.B$23]" office:value-type="float" office:value="45.8037860576923" calcext:value-type="float">
            <text:p>45.80</text:p>
          </table:table-cell>
          <table:table-cell table:style-name="ce4" table:formula="of:=(((([.C$18]*[.$G39]+[.C$19])*[.$G39]+[.C$20])*[.$G39]+[.C$21])*[.$G39]+[.C$22])*[.$G39]+[.C$23]" office:value-type="float" office:value="45.0194380480152" calcext:value-type="float">
            <text:p>45.02</text:p>
          </table:table-cell>
          <table:table-cell table:style-name="ce4" table:formula="of:=(((([.D$18]*[.$G39]+[.D$19])*[.$G39]+[.D$20])*[.$G39]+[.D$21])*[.$G39]+[.D$22])*[.$G39]+[.D$23]" office:value-type="float" office:value="39.5718689053232" calcext:value-type="float">
            <text:p>39.57</text:p>
          </table:table-cell>
          <table:table-cell table:style-name="ce4" table:formula="of:=(((([.E$18]*[.$G39]+[.E$19])*[.$G39]+[.E$20])*[.$G39]+[.E$21])*[.$G39]+[.E$22])*[.$G39]+[.E$23]" office:value-type="float" office:value="44.7479922671857" calcext:value-type="float">
            <text:p>44.75</text:p>
          </table:table-cell>
          <table:table-cell table:style-name="ce4" table:formula="of:=(((([.F$18]*[.$G39]+[.F$19])*[.$G39]+[.F$20])*[.$G39]+[.F$21])*[.$G39]+[.F$22])*[.$G39]+[.F$23]" office:value-type="float" office:value="43.1789318254014" calcext:value-type="float">
            <text:p>43.18</text:p>
          </table:table-cell>
          <table:table-cell table:formula="of:=[.A39]-[.$B$8]" office:value-type="float" office:value="80" calcext:value-type="float">
            <text:p>8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6]" office:value-type="float" office:value="190" calcext:value-type="float">
            <text:p>190</text:p>
          </table:table-cell>
          <table:table-cell table:style-name="ce4" table:formula="of:=(((([.B$18]*[.$G40]+[.B$19])*[.$G40]+[.B$20])*[.$G40]+[.B$21])*[.$G40]+[.B$22])*[.$G40]+[.B$23]" office:value-type="float" office:value="52.4323918269231" calcext:value-type="float">
            <text:p>52.43</text:p>
          </table:table-cell>
          <table:table-cell table:style-name="ce4" table:formula="of:=(((([.C$18]*[.$G40]+[.C$19])*[.$G40]+[.C$20])*[.$G40]+[.C$21])*[.$G40]+[.C$22])*[.$G40]+[.C$23]" office:value-type="float" office:value="50.0632454036118" calcext:value-type="float">
            <text:p>50.06</text:p>
          </table:table-cell>
          <table:table-cell table:style-name="ce4" table:formula="of:=(((([.D$18]*[.$G40]+[.D$19])*[.$G40]+[.D$20])*[.$G40]+[.D$21])*[.$G40]+[.D$22])*[.$G40]+[.D$23]" office:value-type="float" office:value="49.4395636455523" calcext:value-type="float">
            <text:p>49.44</text:p>
          </table:table-cell>
          <table:table-cell table:style-name="ce4" table:formula="of:=(((([.E$18]*[.$G40]+[.E$19])*[.$G40]+[.E$20])*[.$G40]+[.E$21])*[.$G40]+[.E$22])*[.$G40]+[.E$23]" office:value-type="float" office:value="52.9961940310911" calcext:value-type="float">
            <text:p>53.00</text:p>
          </table:table-cell>
          <table:table-cell table:style-name="ce4" table:formula="of:=(((([.F$18]*[.$G40]+[.F$19])*[.$G40]+[.F$20])*[.$G40]+[.F$21])*[.$G40]+[.F$22])*[.$G40]+[.F$23]" office:value-type="float" office:value="51.3243992623766" calcext:value-type="float">
            <text:p>51.32</text:p>
          </table:table-cell>
          <table:table-cell table:formula="of:=[.A40]-[.$B$8]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formula="of:=[.A40]+[.$B$6]" office:value-type="float" office:value="200" calcext:value-type="float">
            <text:p>200</text:p>
          </table:table-cell>
          <table:table-cell table:style-name="ce4" table:formula="of:=(((([.B$18]*[.$G41]+[.B$19])*[.$G41]+[.B$20])*[.$G41]+[.B$21])*[.$G41]+[.B$22])*[.$G41]+[.B$23]" office:value-type="float" office:value="59.0609975961539" calcext:value-type="float">
            <text:p>59.06</text:p>
          </table:table-cell>
          <table:table-cell table:style-name="ce4" table:formula="of:=(((([.C$18]*[.$G41]+[.C$19])*[.$G41]+[.C$20])*[.$G41]+[.C$21])*[.$G41]+[.C$22])*[.$G41]+[.C$23]" office:value-type="float" office:value="54.8512591164238" calcext:value-type="float">
            <text:p>54.85</text:p>
          </table:table-cell>
          <table:table-cell table:style-name="ce4" table:formula="of:=(((([.D$18]*[.$G41]+[.D$19])*[.$G41]+[.D$20])*[.$G41]+[.D$21])*[.$G41]+[.D$22])*[.$G41]+[.D$23]" office:value-type="float" office:value="61.9127981614405" calcext:value-type="float">
            <text:p>61.91</text:p>
          </table:table-cell>
          <table:table-cell table:style-name="ce4" table:formula="of:=(((([.E$18]*[.$G41]+[.E$19])*[.$G41]+[.E$20])*[.$G41]+[.E$21])*[.$G41]+[.E$22])*[.$G41]+[.E$23]" office:value-type="float" office:value="59.8194742782356" calcext:value-type="float">
            <text:p>59.82</text:p>
          </table:table-cell>
          <table:table-cell table:style-name="ce4" table:formula="of:=(((([.F$18]*[.$G41]+[.F$19])*[.$G41]+[.F$20])*[.$G41]+[.F$21])*[.$G41]+[.F$22])*[.$G41]+[.F$23]" office:value-type="float" office:value="60.1292113704295" calcext:value-type="float">
            <text:p>60.13</text:p>
          </table:table-cell>
          <table:table-cell table:formula="of:=[.A41]-[.$B$8]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Cost" table:style-name="ta1">
        <table:shapes>
          <draw:frame draw:z-index="0" draw:style-name="gr1" draw:text-style-name="P1" svg:width="19.53cm" svg:height="13.832cm" svg:x="14.142cm" svg:y="7.643cm">
            <draw:object draw:notify-on-update-of-ranges="'Tech Cost'.C3:'Tech Cost'.C7 'Tech Cost'.D2:'Tech Cost'.D2 'Tech Cost'.D3:'Tech Cost'.D7 'Tech Cost'.A23:'Tech Cost'.A85 'Tech Cost'.C22:'Tech Cost'.C22 'Tech Cost'.C23:'Tech Cost'.C85 'Tech Cost'.A23:'Tech Cost'.A85 'Tech Cost'.D22:'Tech Cost'.D22 'Tech Cost'.D23:'Tech Cost'.D85 'Tech Cost'.A23:'Tech Cost'.A85 'Tech Cost'.E22:'Tech Cost'.E22 'Tech Cost'.E23:'Tech Cost'.E85 'Tech Cost'.A23:'Tech Cost'.A85 'Tech Cost'.F22:'Tech Cost'.F22 'Tech Cost'.F23:'Tech Cost'.F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([.C3]-[.B$6])/100" office:value-type="float" office:value="-0.75" calcext:value-type="float">
            <text:p>-0.75</text:p>
          </table:table-cell>
          <table:table-cell table:formula="of:=[.$E3]*[.E3]" office:value-type="float" office:value="0.5625" calcext:value-type="float">
            <text:p>0.5625</text:p>
          </table:table-cell>
          <table:table-cell table:formula="of:=[.$E3]*[.F3]" office:value-type="float" office:value="-0.421875" calcext:value-type="float">
            <text:p>-0.421875</text:p>
          </table:table-cell>
          <table:table-cell table:formula="of:=[.$E3]*[.G3]" office:value-type="float" office:value="0.31640625" calcext:value-type="float">
            <text:p>0.31640625</text:p>
          </table:table-cell>
          <table:table-cell table:formula="of:=[.$E3]*[.H3]" office:value-type="float" office:value="-0.2373046875" calcext:value-type="float">
            <text:p>-0.23730468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([.C4]-[.B$6])/100" office:value-type="float" office:value="-0.5" calcext:value-type="float">
            <text:p>-0.5</text:p>
          </table:table-cell>
          <table:table-cell table:formula="of:=[.$E4]*[.E4]" office:value-type="float" office:value="0.25" calcext:value-type="float">
            <text:p>0.25</text:p>
          </table:table-cell>
          <table:table-cell table:formula="of:=[.$E4]*[.F4]" office:value-type="float" office:value="-0.125" calcext:value-type="float">
            <text:p>-0.125</text:p>
          </table:table-cell>
          <table:table-cell table:formula="of:=[.$E4]*[.G4]" office:value-type="float" office:value="0.0625" calcext:value-type="float">
            <text:p>0.0625</text:p>
          </table:table-cell>
          <table:table-cell table:formula="of:=[.$E4]*[.H4]" office:value-type="float" office:value="-0.03125" calcext:value-type="float">
            <text:p>-0.03125</text:p>
          </table:table-cell>
          <table:table-cell table:number-columns-repeated="4"/>
          <table:table-cell office:value-type="float" office:value="0.824090346977001" calcext:value-type="float">
            <text:p>0.824090346977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C5]-[.B$6])/100" office:value-type="float" office:value="0" calcext:value-type="float">
            <text:p>0</text:p>
          </table:table-cell>
          <table:table-cell table:formula="of:=[.$E5]*[.E5]" office:value-type="float" office:value="0" calcext:value-type="float">
            <text:p>0</text:p>
          </table:table-cell>
          <table:table-cell table:formula="of:=[.$E5]*[.F5]" office:value-type="float" office:value="0" calcext:value-type="float">
            <text:p>0</text:p>
          </table:table-cell>
          <table:table-cell table:formula="of:=[.$E5]*[.G5]" office:value-type="float" office:value="0" calcext:value-type="float">
            <text:p>0</text:p>
          </table:table-cell>
          <table:table-cell table:formula="of:=[.$E5]*[.H5]" office:value-type="float" office:value="0" calcext:value-type="float">
            <text:p>0</text:p>
          </table:table-cell>
          <table:table-cell table:number-columns-repeated="4"/>
          <table:table-cell office:value-type="float" office:value="-4.36540598468428" calcext:value-type="float">
            <text:p>-4.365405984684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12" calcext:value-type="float">
            <text:p>-12</text:p>
          </table:table-cell>
          <table:table-cell table:formula="of:=([.C6]-[.B$6])/100" office:value-type="float" office:value="1" calcext:value-type="float">
            <text:p>1</text:p>
          </table:table-cell>
          <table:table-cell table:formula="of:=[.$E6]*[.E6]" office:value-type="float" office:value="1" calcext:value-type="float">
            <text:p>1</text:p>
          </table:table-cell>
          <table:table-cell table:formula="of:=[.$E6]*[.F6]" office:value-type="float" office:value="1" calcext:value-type="float">
            <text:p>1</text:p>
          </table:table-cell>
          <table:table-cell table:formula="of:=[.$E6]*[.G6]" office:value-type="float" office:value="1" calcext:value-type="float">
            <text:p>1</text:p>
          </table:table-cell>
          <table:table-cell table:formula="of:=[.$E6]*[.H6]" office:value-type="float" office:value="1" calcext:value-type="float">
            <text:p>1</text:p>
          </table:table-cell>
          <table:table-cell table:number-columns-repeated="4"/>
          <table:table-cell office:value-type="float" office:value="9.5646352321094" calcext:value-type="float">
            <text:p>9.5646352321094</text:p>
          </table:table-cell>
          <table:table-cell table:number-columns-repeated="998"/>
        </table:table-row>
        <table:table-row table:style-name="ro1">
          <table:table-cell/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-21" calcext:value-type="float">
            <text:p>-21</text:p>
          </table:table-cell>
          <table:table-cell table:formula="of:=([.C7]-[.B$6])/100" office:value-type="float" office:value="2.33" calcext:value-type="float">
            <text:p>2.33</text:p>
          </table:table-cell>
          <table:table-cell table:formula="of:=[.$E7]*[.E7]" office:value-type="float" office:value="5.4289" calcext:value-type="float">
            <text:p>5.4289</text:p>
          </table:table-cell>
          <table:table-cell table:formula="of:=[.$E7]*[.F7]" office:value-type="float" office:value="12.649337" calcext:value-type="float">
            <text:p>12.649337</text:p>
          </table:table-cell>
          <table:table-cell table:formula="of:=[.$E7]*[.G7]" office:value-type="float" office:value="29.47295521" calcext:value-type="float">
            <text:p>29.47295521</text:p>
          </table:table-cell>
          <table:table-cell table:formula="of:=[.$E7]*[.H7]" office:value-type="float" office:value="68.6719856393" calcext:value-type="float">
            <text:p>68.6719856393</text:p>
          </table:table-cell>
          <table:table-cell table:number-columns-repeated="4"/>
          <table:table-cell office:value-type="float" office:value="-18.0233195944021" calcext:value-type="float">
            <text:p>-18.0233195944021</text:p>
          </table:table-cell>
          <table:table-cell table:number-columns-repeated="998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7];[.E3:.E7];0)" office:value-type="float" office:value="-11.4176816637667" calcext:value-type="float">
            <text:p>-11.4176816637667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7];[.E3:.F7];0)" office:value-type="float" office:value="5.3755136592536" calcext:value-type="float">
            <text:p>5.3755136592536</text:p>
          </table:table-cell>
          <table:table-cell office:value-type="float" office:value="-21.1440416840461" calcext:value-type="float">
            <text:p>-21.1440416840461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7];[.E3:.G7];0)" office:value-type="float" office:value="-2.21820838808598" calcext:value-type="float">
            <text:p>-2.21820838808598</text:p>
          </table:table-cell>
          <table:table-cell office:value-type="float" office:value="9.59199440624988" calcext:value-type="float">
            <text:p>9.59199440624988</text:p>
          </table:table-cell>
          <table:table-cell office:value-type="float" office:value="-19.3226288194911" calcext:value-type="float">
            <text:p>-19.322628819491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7];[.E3:.H7];0)" office:value-type="float" office:value="0.824090346977001" calcext:value-type="float">
            <text:p>0.824090346977001</text:p>
          </table:table-cell>
          <table:table-cell office:value-type="float" office:value="-4.36540598468428" calcext:value-type="float">
            <text:p>-4.36540598468428</text:p>
          </table:table-cell>
          <table:table-cell office:value-type="float" office:value="9.5646352321094" calcext:value-type="float">
            <text:p>9.5646352321094</text:p>
          </table:table-cell>
          <table:table-cell office:value-type="float" office:value="-18.0233195944021" calcext:value-type="float">
            <text:p>-18.02331959440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7];[.E3:.I7];0)" office:value-type="float" office:value="-0.0625" calcext:value-type="float">
            <text:p>-0.0625</text:p>
          </table:table-cell>
          <table:table-cell office:value-type="float" office:value="0.954090346977" calcext:value-type="float">
            <text:p>0.954090346977</text:p>
          </table:table-cell>
          <table:table-cell office:value-type="float" office:value="-4.27431223468428" calcext:value-type="float">
            <text:p>-4.27431223468428</text:p>
          </table:table-cell>
          <table:table-cell office:value-type="float" office:value="9.4606508571094" calcext:value-type="float">
            <text:p>9.4606508571094</text:p>
          </table:table-cell>
          <table:table-cell table:style-name="Default" office:value-type="float" office:value="-18.0779289694021" calcext:value-type="float">
            <text:p>-18.077928969402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3]" office:value-type="float" office:value="-0.0625" calcext:value-type="float">
            <text:p>-0.06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2]" office:value-type="float" office:value="0.824090346977001" calcext:value-type="float">
            <text:p>0.824090346977001</text:p>
          </table:table-cell>
          <table:table-cell table:style-name="Default" table:formula="of:=[.E13]" office:value-type="float" office:value="0.954090346977" calcext:value-type="float">
            <text:p>0.95409034697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1]" office:value-type="float" office:value="-2.21820838808598" calcext:value-type="float">
            <text:p>-2.21820838808598</text:p>
          </table:table-cell>
          <table:table-cell table:style-name="Default" table:formula="of:=[.E12]" office:value-type="float" office:value="-4.36540598468428" calcext:value-type="float">
            <text:p>-4.36540598468428</text:p>
          </table:table-cell>
          <table:table-cell table:style-name="Default" table:formula="of:=[.F13]" office:value-type="float" office:value="-4.27431223468428" calcext:value-type="float">
            <text:p>-4.2743122346842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0]" office:value-type="float" office:value="5.3755136592536" calcext:value-type="float">
            <text:p>5.3755136592536</text:p>
          </table:table-cell>
          <table:table-cell table:style-name="Default" table:formula="of:=[.E11]" office:value-type="float" office:value="9.59199440624988" calcext:value-type="float">
            <text:p>9.59199440624988</text:p>
          </table:table-cell>
          <table:table-cell table:style-name="Default" table:formula="of:=[.F12]" office:value-type="float" office:value="9.5646352321094" calcext:value-type="float">
            <text:p>9.5646352321094</text:p>
          </table:table-cell>
          <table:table-cell table:style-name="Default" table:formula="of:=[.G13]" office:value-type="float" office:value="9.4606508571094" calcext:value-type="float">
            <text:p>9.460650857109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table:formula="of:=[.D9]" office:value-type="float" office:value="-11.4176816637667" calcext:value-type="float">
            <text:p>-11.4176816637667</text:p>
          </table:table-cell>
          <table:table-cell table:formula="of:=[.E10]" office:value-type="float" office:value="-21.1440416840461" calcext:value-type="float">
            <text:p>-21.1440416840461</text:p>
          </table:table-cell>
          <table:table-cell table:formula="of:=[.F11]" office:value-type="float" office:value="-19.3226288194911" calcext:value-type="float">
            <text:p>-19.3226288194911</text:p>
          </table:table-cell>
          <table:table-cell table:formula="of:=[.G12]" office:value-type="float" office:value="-18.0233195944021" calcext:value-type="float">
            <text:p>-18.0233195944021</text:p>
          </table:table-cell>
          <table:table-cell table:formula="of:=[.H13]" office:value-type="float" office:value="-18.0779289694021" calcext:value-type="float">
            <text:p>-18.07792896940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9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formula="of:=[.$B$3]" office:value-type="float" office:value="25" calcext:value-type="float">
            <text:p>25</text:p>
          </table:table-cell>
          <table:table-cell table:style-name="ce4" table:formula="of:=(((([.B$15]*[.$G23]+[.B$16])*[.$G23]+[.B$17])*[.$G23]+[.B$18])*[.$G23]+[.B$19])*[.$G23]+[.B$20]" office:value-type="float" office:value="8.56326124782501" calcext:value-type="float">
            <text:p>8.56</text:p>
          </table:table-cell>
          <table:table-cell table:style-name="ce4" table:formula="of:=(((([.C$15]*[.$G23]+[.C$16])*[.$G23]+[.C$17])*[.$G23]+[.C$18])*[.$G23]+[.C$19])*[.$G23]+[.C$20]" office:value-type="float" office:value="18.8817576963647" calcext:value-type="float">
            <text:p>18.88</text:p>
          </table:table-cell>
          <table:table-cell table:style-name="ce4" table:formula="of:=(((([.D$15]*[.$G23]+[.D$16])*[.$G23]+[.D$17])*[.$G23]+[.D$18])*[.$G23]+[.D$19])*[.$G23]+[.D$20]" office:value-type="float" office:value="20.8232751318577" calcext:value-type="float">
            <text:p>20.82</text:p>
          </table:table-cell>
          <table:table-cell table:style-name="ce4" table:formula="of:=(((([.E$15]*[.$G23]+[.E$16])*[.$G23]+[.E$17])*[.$G23]+[.E$18])*[.$G23]+[.E$19])*[.$G23]+[.E$20]" office:value-type="float" office:value="21" calcext:value-type="float">
            <text:p>21.00</text:p>
          </table:table-cell>
          <table:table-cell table:style-name="ce4" table:formula="of:=(((([.F$15]*[.$G23]+[.F$16])*[.$G23]+[.F$17])*[.$G23]+[.F$18])*[.$G23]+[.F$19])*[.$G23]+[.F$20]" office:value-type="float" office:value="21" calcext:value-type="float">
            <text:p>21.00</text:p>
          </table:table-cell>
          <table:table-cell table:formula="of:=([.A23]-[.$B$6])/100" office:value-type="float" office:value="-0.75" calcext:value-type="float">
            <text:p>-0.7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3]+[.$B$5]" office:value-type="float" office:value="30" calcext:value-type="float">
            <text:p>30</text:p>
          </table:table-cell>
          <table:table-cell table:style-name="ce4" table:formula="of:=(((([.B$15]*[.$G24]+[.B$16])*[.$G24]+[.B$17])*[.$G24]+[.B$18])*[.$G24]+[.B$19])*[.$G24]+[.B$20]" office:value-type="float" office:value="7.99237716463667" calcext:value-type="float">
            <text:p>7.99</text:p>
          </table:table-cell>
          <table:table-cell table:style-name="ce4" table:formula="of:=(((([.C$15]*[.$G24]+[.C$16])*[.$G24]+[.C$17])*[.$G24]+[.C$18])*[.$G24]+[.C$19])*[.$G24]+[.C$20]" office:value-type="float" office:value="17.4348308718665" calcext:value-type="float">
            <text:p>17.43</text:p>
          </table:table-cell>
          <table:table-cell table:style-name="ce4" table:formula="of:=(((([.D$15]*[.$G24]+[.D$16])*[.$G24]+[.D$17])*[.$G24]+[.D$18])*[.$G24]+[.D$19])*[.$G24]+[.D$20]" office:value-type="float" office:value="18.9867629098197" calcext:value-type="float">
            <text:p>18.99</text:p>
          </table:table-cell>
          <table:table-cell table:style-name="ce4" table:formula="of:=(((([.E$15]*[.$G24]+[.E$16])*[.$G24]+[.E$17])*[.$G24]+[.E$18])*[.$G24]+[.E$19])*[.$G24]+[.E$20]" office:value-type="float" office:value="18.998193324871" calcext:value-type="float">
            <text:p>19.00</text:p>
          </table:table-cell>
          <table:table-cell table:style-name="ce4" table:formula="of:=(((([.F$15]*[.$G24]+[.F$16])*[.$G24]+[.F$17])*[.$G24]+[.F$18])*[.$G24]+[.F$19])*[.$G24]+[.F$20]" office:value-type="float" office:value="18.995939762371" calcext:value-type="float">
            <text:p>19.00</text:p>
          </table:table-cell>
          <table:table-cell table:formula="of:=([.A24]-[.$B$6])/100" office:value-type="float" office:value="-0.7" calcext:value-type="float">
            <text:p>-0.7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4]+[.$B$5]" office:value-type="float" office:value="35" calcext:value-type="float">
            <text:p>35</text:p>
          </table:table-cell>
          <table:table-cell table:style-name="ce4" table:formula="of:=(((([.B$15]*[.$G25]+[.B$16])*[.$G25]+[.B$17])*[.$G25]+[.B$18])*[.$G25]+[.B$19])*[.$G25]+[.B$20]" office:value-type="float" office:value="7.42149308144834" calcext:value-type="float">
            <text:p>7.42</text:p>
          </table:table-cell>
          <table:table-cell table:style-name="ce4" table:formula="of:=(((([.C$15]*[.$G25]+[.C$16])*[.$G25]+[.C$17])*[.$G25]+[.C$18])*[.$G25]+[.C$19])*[.$G25]+[.C$20]" office:value-type="float" office:value="16.0147816156646" calcext:value-type="float">
            <text:p>16.01</text:p>
          </table:table-cell>
          <table:table-cell table:style-name="ce4" table:formula="of:=(((([.D$15]*[.$G25]+[.D$16])*[.$G25]+[.D$17])*[.$G25]+[.D$18])*[.$G25]+[.D$19])*[.$G25]+[.D$20]" office:value-type="float" office:value="17.2215018478879" calcext:value-type="float">
            <text:p>17.22</text:p>
          </table:table-cell>
          <table:table-cell table:style-name="ce4" table:formula="of:=(((([.E$15]*[.$G25]+[.E$16])*[.$G25]+[.E$17])*[.$G25]+[.E$18])*[.$G25]+[.E$19])*[.$G25]+[.E$20]" office:value-type="float" office:value="17.1021710179716" calcext:value-type="float">
            <text:p>17.10</text:p>
          </table:table-cell>
          <table:table-cell table:style-name="ce4" table:formula="of:=(((([.F$15]*[.$G25]+[.F$16])*[.$G25]+[.F$17])*[.$G25]+[.F$18])*[.$G25]+[.F$19])*[.$G25]+[.F$20]" office:value-type="float" office:value="17.0991747210966" calcext:value-type="float">
            <text:p>17.10</text:p>
          </table:table-cell>
          <table:table-cell table:formula="of:=([.A25]-[.$B$6])/100" office:value-type="float" office:value="-0.65" calcext:value-type="float">
            <text:p>-0.6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5]+[.$B$5]" office:value-type="float" office:value="40" calcext:value-type="float">
            <text:p>40</text:p>
          </table:table-cell>
          <table:table-cell table:style-name="ce4" table:formula="of:=(((([.B$15]*[.$G26]+[.B$16])*[.$G26]+[.B$17])*[.$G26]+[.B$18])*[.$G26]+[.B$19])*[.$G26]+[.B$20]" office:value-type="float" office:value="6.85060899826001" calcext:value-type="float">
            <text:p>6.85</text:p>
          </table:table-cell>
          <table:table-cell table:style-name="ce4" table:formula="of:=(((([.C$15]*[.$G26]+[.C$16])*[.$G26]+[.C$17])*[.$G26]+[.C$18])*[.$G26]+[.C$19])*[.$G26]+[.C$20]" office:value-type="float" office:value="14.6216099277589" calcext:value-type="float">
            <text:p>14.62</text:p>
          </table:table-cell>
          <table:table-cell table:style-name="ce4" table:formula="of:=(((([.D$15]*[.$G26]+[.D$16])*[.$G26]+[.D$17])*[.$G26]+[.D$18])*[.$G26]+[.D$19])*[.$G26]+[.D$20]" office:value-type="float" office:value="15.5258282897712" calcext:value-type="float">
            <text:p>15.53</text:p>
          </table:table-cell>
          <table:table-cell table:style-name="ce4" table:formula="of:=(((([.E$15]*[.$G26]+[.E$16])*[.$G26]+[.E$17])*[.$G26]+[.E$18])*[.$G26]+[.E$19])*[.$G26]+[.E$20]" office:value-type="float" office:value="15.3069902418607" calcext:value-type="float">
            <text:p>15.31</text:p>
          </table:table-cell>
          <table:table-cell table:style-name="ce4" table:formula="of:=(((([.F$15]*[.$G26]+[.F$16])*[.$G26]+[.F$17])*[.$G26]+[.F$18])*[.$G26]+[.F$19])*[.$G26]+[.F$20]" office:value-type="float" office:value="15.3043532418607" calcext:value-type="float">
            <text:p>15.30</text:p>
          </table:table-cell>
          <table:table-cell table:formula="of:=([.A26]-[.$B$6])/100" office:value-type="float" office:value="-0.6" calcext:value-type="float">
            <text:p>-0.6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5]" office:value-type="float" office:value="45" calcext:value-type="float">
            <text:p>45</text:p>
          </table:table-cell>
          <table:table-cell table:style-name="ce4" table:formula="of:=(((([.B$15]*[.$G27]+[.B$16])*[.$G27]+[.B$17])*[.$G27]+[.B$18])*[.$G27]+[.B$19])*[.$G27]+[.B$20]" office:value-type="float" office:value="6.27972491507167" calcext:value-type="float">
            <text:p>6.28</text:p>
          </table:table-cell>
          <table:table-cell table:style-name="ce4" table:formula="of:=(((([.C$15]*[.$G27]+[.C$16])*[.$G27]+[.C$17])*[.$G27]+[.C$18])*[.$G27]+[.C$19])*[.$G27]+[.C$20]" office:value-type="float" office:value="13.2553158081496" calcext:value-type="float">
            <text:p>13.26</text:p>
          </table:table-cell>
          <table:table-cell table:style-name="ce4" table:formula="of:=(((([.D$15]*[.$G27]+[.D$16])*[.$G27]+[.D$17])*[.$G27]+[.D$18])*[.$G27]+[.D$19])*[.$G27]+[.D$20]" office:value-type="float" office:value="13.8980785791785" calcext:value-type="float">
            <text:p>13.90</text:p>
          </table:table-cell>
          <table:table-cell table:style-name="ce4" table:formula="of:=(((([.E$15]*[.$G27]+[.E$16])*[.$G27]+[.E$17])*[.$G27]+[.E$18])*[.$G27]+[.E$19])*[.$G27]+[.E$20]" office:value-type="float" office:value="13.6078317726492" calcext:value-type="float">
            <text:p>13.61</text:p>
          </table:table-cell>
          <table:table-cell table:style-name="ce4" table:formula="of:=(((([.F$15]*[.$G27]+[.F$16])*[.$G27]+[.F$17])*[.$G27]+[.F$18])*[.$G27]+[.F$19])*[.$G27]+[.F$20]" office:value-type="float" office:value="13.6062972726492" calcext:value-type="float">
            <text:p>13.61</text:p>
          </table:table-cell>
          <table:table-cell table:formula="of:=([.A27]-[.$B$6])/100" office:value-type="float" office:value="-0.55" calcext:value-type="float">
            <text:p>-0.5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5]" office:value-type="float" office:value="50" calcext:value-type="float">
            <text:p>50</text:p>
          </table:table-cell>
          <table:table-cell table:style-name="ce4" table:formula="of:=(((([.B$15]*[.$G28]+[.B$16])*[.$G28]+[.B$17])*[.$G28]+[.B$18])*[.$G28]+[.B$19])*[.$G28]+[.B$20]" office:value-type="float" office:value="5.70884083188334" calcext:value-type="float">
            <text:p>5.71</text:p>
          </table:table-cell>
          <table:table-cell table:style-name="ce4" table:formula="of:=(((([.C$15]*[.$G28]+[.C$16])*[.$G28]+[.C$17])*[.$G28]+[.C$18])*[.$G28]+[.C$19])*[.$G28]+[.C$20]" office:value-type="float" office:value="11.9158992568364" calcext:value-type="float">
            <text:p>11.92</text:p>
          </table:table-cell>
          <table:table-cell table:style-name="ce4" table:formula="of:=(((([.D$15]*[.$G28]+[.D$16])*[.$G28]+[.D$17])*[.$G28]+[.D$18])*[.$G28]+[.D$19])*[.$G28]+[.D$20]" office:value-type="float" office:value="12.3365890598188" calcext:value-type="float">
            <text:p>12.34</text:p>
          </table:table-cell>
          <table:table-cell table:style-name="ce4" table:formula="of:=(((([.E$15]*[.$G28]+[.E$16])*[.$G28]+[.E$17])*[.$G28]+[.E$18])*[.$G28]+[.E$19])*[.$G28]+[.E$20]" office:value-type="float" office:value="12" calcext:value-type="float">
            <text:p>12.00</text:p>
          </table:table-cell>
          <table:table-cell table:style-name="ce4" table:formula="of:=(((([.F$15]*[.$G28]+[.F$16])*[.$G28]+[.F$17])*[.$G28]+[.F$18])*[.$G28]+[.F$19])*[.$G28]+[.F$20]" office:value-type="float" office:value="12" calcext:value-type="float">
            <text:p>12.00</text:p>
          </table:table-cell>
          <table:table-cell table:formula="of:=([.A28]-[.$B$6])/100" office:value-type="float" office:value="-0.5" calcext:value-type="float">
            <text:p>-0.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5]" office:value-type="float" office:value="55" calcext:value-type="float">
            <text:p>55</text:p>
          </table:table-cell>
          <table:table-cell table:style-name="ce4" table:formula="of:=(((([.B$15]*[.$G29]+[.B$16])*[.$G29]+[.B$17])*[.$G29]+[.B$18])*[.$G29]+[.B$19])*[.$G29]+[.B$20]" office:value-type="float" office:value="5.137956748695" calcext:value-type="float">
            <text:p>5.14</text:p>
          </table:table-cell>
          <table:table-cell table:style-name="ce4" table:formula="of:=(((([.C$15]*[.$G29]+[.C$16])*[.$G29]+[.C$17])*[.$G29]+[.C$18])*[.$G29]+[.C$19])*[.$G29]+[.C$20]" office:value-type="float" office:value="10.6033602738196" calcext:value-type="float">
            <text:p>10.60</text:p>
          </table:table-cell>
          <table:table-cell table:style-name="ce4" table:formula="of:=(((([.D$15]*[.$G29]+[.D$16])*[.$G29]+[.D$17])*[.$G29]+[.D$18])*[.$G29]+[.D$19])*[.$G29]+[.D$20]" office:value-type="float" office:value="10.8396960754009" calcext:value-type="float">
            <text:p>10.84</text:p>
          </table:table-cell>
          <table:table-cell table:style-name="ce4" table:formula="of:=(((([.E$15]*[.$G29]+[.E$16])*[.$G29]+[.E$17])*[.$G29]+[.E$18])*[.$G29]+[.E$19])*[.$G29]+[.E$20]" office:value-type="float" office:value="10.4789229271282" calcext:value-type="float">
            <text:p>10.48</text:p>
          </table:table-cell>
          <table:table-cell table:style-name="ce4" table:formula="of:=(((([.F$15]*[.$G29]+[.F$16])*[.$G29]+[.F$17])*[.$G29]+[.F$18])*[.$G29]+[.F$19])*[.$G29]+[.F$20]" office:value-type="float" office:value="10.4806235052532" calcext:value-type="float">
            <text:p>10.48</text:p>
          </table:table-cell>
          <table:table-cell table:formula="of:=([.A29]-[.$B$6])/100" office:value-type="float" office:value="-0.45" calcext:value-type="float">
            <text:p>-0.4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5]" office:value-type="float" office:value="60" calcext:value-type="float">
            <text:p>60</text:p>
          </table:table-cell>
          <table:table-cell table:style-name="ce4" table:formula="of:=(((([.B$15]*[.$G30]+[.B$16])*[.$G30]+[.B$17])*[.$G30]+[.B$18])*[.$G30]+[.B$19])*[.$G30]+[.B$20]" office:value-type="float" office:value="4.56707266550667" calcext:value-type="float">
            <text:p>4.57</text:p>
          </table:table-cell>
          <table:table-cell table:style-name="ce4" table:formula="of:=(((([.C$15]*[.$G30]+[.C$16])*[.$G30]+[.C$17])*[.$G30]+[.C$18])*[.$G30]+[.C$19])*[.$G30]+[.C$20]" office:value-type="float" office:value="9.317698859099" calcext:value-type="float">
            <text:p>9.32</text:p>
          </table:table-cell>
          <table:table-cell table:style-name="ce4" table:formula="of:=(((([.D$15]*[.$G30]+[.D$16])*[.$G30]+[.D$17])*[.$G30]+[.D$18])*[.$G30]+[.D$19])*[.$G30]+[.D$20]" office:value-type="float" office:value="9.40573596963393" calcext:value-type="float">
            <text:p>9.41</text:p>
          </table:table-cell>
          <table:table-cell table:style-name="ce4" table:formula="of:=(((([.E$15]*[.$G30]+[.E$16])*[.$G30]+[.E$17])*[.$G30]+[.E$18])*[.$G30]+[.E$19])*[.$G30]+[.E$20]" office:value-type="float" office:value="9.04015217080076" calcext:value-type="float">
            <text:p>9.04</text:p>
          </table:table-cell>
          <table:table-cell table:style-name="ce4" table:formula="of:=(((([.F$15]*[.$G30]+[.F$16])*[.$G30]+[.F$17])*[.$G30]+[.F$18])*[.$G30]+[.F$19])*[.$G30]+[.F$20]" office:value-type="float" office:value="9.04349642080076" calcext:value-type="float">
            <text:p>9.04</text:p>
          </table:table-cell>
          <table:table-cell table:formula="of:=([.A30]-[.$B$6])/100" office:value-type="float" office:value="-0.4" calcext:value-type="float">
            <text:p>-0.4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5]" office:value-type="float" office:value="65" calcext:value-type="float">
            <text:p>65</text:p>
          </table:table-cell>
          <table:table-cell table:style-name="ce4" table:formula="of:=(((([.B$15]*[.$G31]+[.B$16])*[.$G31]+[.B$17])*[.$G31]+[.B$18])*[.$G31]+[.B$19])*[.$G31]+[.B$20]" office:value-type="float" office:value="3.99618858231834" calcext:value-type="float">
            <text:p>4.00</text:p>
          </table:table-cell>
          <table:table-cell table:style-name="ce4" table:formula="of:=(((([.C$15]*[.$G31]+[.C$16])*[.$G31]+[.C$17])*[.$G31]+[.C$18])*[.$G31]+[.C$19])*[.$G31]+[.C$20]" office:value-type="float" office:value="8.05891501267469" calcext:value-type="float">
            <text:p>8.06</text:p>
          </table:table-cell>
          <table:table-cell table:style-name="ce4" table:formula="of:=(((([.D$15]*[.$G31]+[.D$16])*[.$G31]+[.D$17])*[.$G31]+[.D$18])*[.$G31]+[.D$19])*[.$G31]+[.D$20]" office:value-type="float" office:value="8.03304508622669" calcext:value-type="float">
            <text:p>8.03</text:p>
          </table:table-cell>
          <table:table-cell table:style-name="ce4" table:formula="of:=(((([.E$15]*[.$G31]+[.E$16])*[.$G31]+[.E$17])*[.$G31]+[.E$18])*[.$G31]+[.E$19])*[.$G31]+[.E$20]" office:value-type="float" office:value="7.6793629613368" calcext:value-type="float">
            <text:p>7.68</text:p>
          </table:table-cell>
          <table:table-cell table:style-name="ce4" table:formula="of:=(((([.F$15]*[.$G31]+[.F$16])*[.$G31]+[.F$17])*[.$G31]+[.F$18])*[.$G31]+[.F$19])*[.$G31]+[.F$20]" office:value-type="float" office:value="7.6841115863368" calcext:value-type="float">
            <text:p>7.68</text:p>
          </table:table-cell>
          <table:table-cell table:formula="of:=([.A31]-[.$B$6])/100" office:value-type="float" office:value="-0.35" calcext:value-type="float">
            <text:p>-0.3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5]" office:value-type="float" office:value="70" calcext:value-type="float">
            <text:p>70</text:p>
          </table:table-cell>
          <table:table-cell table:style-name="ce4" table:formula="of:=(((([.B$15]*[.$G32]+[.B$16])*[.$G32]+[.B$17])*[.$G32]+[.B$18])*[.$G32]+[.B$19])*[.$G32]+[.B$20]" office:value-type="float" office:value="3.42530449913" calcext:value-type="float">
            <text:p>3.43</text:p>
          </table:table-cell>
          <table:table-cell table:style-name="ce4" table:formula="of:=(((([.C$15]*[.$G32]+[.C$16])*[.$G32]+[.C$17])*[.$G32]+[.C$18])*[.$G32]+[.C$19])*[.$G32]+[.C$20]" office:value-type="float" office:value="6.82700873454664" calcext:value-type="float">
            <text:p>6.83</text:p>
          </table:table-cell>
          <table:table-cell table:style-name="ce4" table:formula="of:=(((([.D$15]*[.$G32]+[.D$16])*[.$G32]+[.D$17])*[.$G32]+[.D$18])*[.$G32]+[.D$19])*[.$G32]+[.D$20]" office:value-type="float" office:value="6.71995976888815" calcext:value-type="float">
            <text:p>6.72</text:p>
          </table:table-cell>
          <table:table-cell table:style-name="ce4" table:formula="of:=(((([.E$15]*[.$G32]+[.E$16])*[.$G32]+[.E$17])*[.$G32]+[.E$18])*[.$G32]+[.E$19])*[.$G32]+[.E$20]" office:value-type="float" office:value="6.39235414260747" calcext:value-type="float">
            <text:p>6.39</text:p>
          </table:table-cell>
          <table:table-cell table:style-name="ce4" table:formula="of:=(((([.F$15]*[.$G32]+[.F$16])*[.$G32]+[.F$17])*[.$G32]+[.F$18])*[.$G32]+[.F$19])*[.$G32]+[.F$20]" office:value-type="float" office:value="6.39812370510747" calcext:value-type="float">
            <text:p>6.40</text:p>
          </table:table-cell>
          <table:table-cell table:formula="of:=([.A32]-[.$B$6])/100" office:value-type="float" office:value="-0.3" calcext:value-type="float">
            <text:p>-0.3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5]" office:value-type="float" office:value="75" calcext:value-type="float">
            <text:p>75</text:p>
          </table:table-cell>
          <table:table-cell table:style-name="ce4" table:formula="of:=(((([.B$15]*[.$G33]+[.B$16])*[.$G33]+[.B$17])*[.$G33]+[.B$18])*[.$G33]+[.B$19])*[.$G33]+[.B$20]" office:value-type="float" office:value="2.85442041594167" calcext:value-type="float">
            <text:p>2.85</text:p>
          </table:table-cell>
          <table:table-cell table:style-name="ce4" table:formula="of:=(((([.C$15]*[.$G33]+[.C$16])*[.$G33]+[.C$17])*[.$G33]+[.C$18])*[.$G33]+[.C$19])*[.$G33]+[.C$20]" office:value-type="float" office:value="5.62198002471487" calcext:value-type="float">
            <text:p>5.62</text:p>
          </table:table-cell>
          <table:table-cell table:style-name="ce4" table:formula="of:=(((([.D$15]*[.$G33]+[.D$16])*[.$G33]+[.D$17])*[.$G33]+[.D$18])*[.$G33]+[.D$19])*[.$G33]+[.D$20]" office:value-type="float" office:value="5.46481636132724" calcext:value-type="float">
            <text:p>5.46</text:p>
          </table:table-cell>
          <table:table-cell table:style-name="ce4" table:formula="of:=(((([.E$15]*[.$G33]+[.E$16])*[.$G33]+[.E$17])*[.$G33]+[.E$18])*[.$G33]+[.E$19])*[.$G33]+[.E$20]" office:value-type="float" office:value="5.17504817203594" calcext:value-type="float">
            <text:p>5.18</text:p>
          </table:table-cell>
          <table:table-cell table:style-name="ce4" table:formula="of:=(((([.F$15]*[.$G33]+[.F$16])*[.$G33]+[.F$17])*[.$G33]+[.F$18])*[.$G33]+[.F$19])*[.$G33]+[.F$20]" office:value-type="float" office:value="5.18134700016094" calcext:value-type="float">
            <text:p>5.18</text:p>
          </table:table-cell>
          <table:table-cell table:formula="of:=([.A33]-[.$B$6])/100" office:value-type="float" office:value="-0.25" calcext:value-type="float">
            <text:p>-0.2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5]" office:value-type="float" office:value="80" calcext:value-type="float">
            <text:p>80</text:p>
          </table:table-cell>
          <table:table-cell table:style-name="ce4" table:formula="of:=(((([.B$15]*[.$G34]+[.B$16])*[.$G34]+[.B$17])*[.$G34]+[.B$18])*[.$G34]+[.B$19])*[.$G34]+[.B$20]" office:value-type="float" office:value="2.28353633275334" calcext:value-type="float">
            <text:p>2.28</text:p>
          </table:table-cell>
          <table:table-cell table:style-name="ce4" table:formula="of:=(((([.C$15]*[.$G34]+[.C$16])*[.$G34]+[.C$17])*[.$G34]+[.C$18])*[.$G34]+[.C$19])*[.$G34]+[.C$20]" office:value-type="float" office:value="4.44382888317936" calcext:value-type="float">
            <text:p>4.44</text:p>
          </table:table-cell>
          <table:table-cell table:style-name="ce4" table:formula="of:=(((([.D$15]*[.$G34]+[.D$16])*[.$G34]+[.D$17])*[.$G34]+[.D$18])*[.$G34]+[.D$19])*[.$G34]+[.D$20]" office:value-type="float" office:value="4.26595120725291" calcext:value-type="float">
            <text:p>4.27</text:p>
          </table:table-cell>
          <table:table-cell table:style-name="ce4" table:formula="of:=(((([.E$15]*[.$G34]+[.E$16])*[.$G34]+[.E$17])*[.$G34]+[.E$18])*[.$G34]+[.E$19])*[.$G34]+[.E$20]" office:value-type="float" office:value="4.02349112059744" calcext:value-type="float">
            <text:p>4.02</text:p>
          </table:table-cell>
          <table:table-cell table:style-name="ce4" table:formula="of:=(((([.F$15]*[.$G34]+[.F$16])*[.$G34]+[.F$17])*[.$G34]+[.F$18])*[.$G34]+[.F$19])*[.$G34]+[.F$20]" office:value-type="float" office:value="4.02975287059744" calcext:value-type="float">
            <text:p>4.03</text:p>
          </table:table-cell>
          <table:table-cell table:formula="of:=([.A34]-[.$B$6])/100" office:value-type="float" office:value="-0.2" calcext:value-type="float">
            <text:p>-0.2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5]" office:value-type="float" office:value="85" calcext:value-type="float">
            <text:p>85</text:p>
          </table:table-cell>
          <table:table-cell table:style-name="ce4" table:formula="of:=(((([.B$15]*[.$G35]+[.B$16])*[.$G35]+[.B$17])*[.$G35]+[.B$18])*[.$G35]+[.B$19])*[.$G35]+[.B$20]" office:value-type="float" office:value="1.712652249565" calcext:value-type="float">
            <text:p>1.71</text:p>
          </table:table-cell>
          <table:table-cell table:style-name="ce4" table:formula="of:=(((([.C$15]*[.$G35]+[.C$16])*[.$G35]+[.C$17])*[.$G35]+[.C$18])*[.$G35]+[.C$19])*[.$G35]+[.C$20]" office:value-type="float" office:value="3.29255530994012" calcext:value-type="float">
            <text:p>3.29</text:p>
          </table:table-cell>
          <table:table-cell table:style-name="ce4" table:formula="of:=(((([.D$15]*[.$G35]+[.D$16])*[.$G35]+[.D$17])*[.$G35]+[.D$18])*[.$G35]+[.D$19])*[.$G35]+[.D$20]" office:value-type="float" office:value="3.12170065037408" calcext:value-type="float">
            <text:p>3.12</text:p>
          </table:table-cell>
          <table:table-cell table:style-name="ce4" table:formula="of:=(((([.E$15]*[.$G35]+[.E$16])*[.$G35]+[.E$17])*[.$G35]+[.E$18])*[.$G35]+[.E$19])*[.$G35]+[.E$20]" office:value-type="float" office:value="2.93385267281925" calcext:value-type="float">
            <text:p>2.93</text:p>
          </table:table-cell>
          <table:table-cell table:style-name="ce4" table:formula="of:=(((([.F$15]*[.$G35]+[.F$16])*[.$G35]+[.F$17])*[.$G35]+[.F$18])*[.$G35]+[.F$19])*[.$G35]+[.F$20]" office:value-type="float" office:value="2.93946754781925" calcext:value-type="float">
            <text:p>2.94</text:p>
          </table:table-cell>
          <table:table-cell table:formula="of:=([.A35]-[.$B$6])/100" office:value-type="float" office:value="-0.15" calcext:value-type="float">
            <text:p>-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5]" office:value-type="float" office:value="90" calcext:value-type="float">
            <text:p>90</text:p>
          </table:table-cell>
          <table:table-cell table:style-name="ce4" table:formula="of:=(((([.B$15]*[.$G36]+[.B$16])*[.$G36]+[.B$17])*[.$G36]+[.B$18])*[.$G36]+[.B$19])*[.$G36]+[.B$20]" office:value-type="float" office:value="1.14176816637667" calcext:value-type="float">
            <text:p>1.14</text:p>
          </table:table-cell>
          <table:table-cell table:style-name="ce4" table:formula="of:=(((([.C$15]*[.$G36]+[.C$16])*[.$G36]+[.C$17])*[.$G36]+[.C$18])*[.$G36]+[.C$19])*[.$G36]+[.C$20]" office:value-type="float" office:value="2.16815930499714" calcext:value-type="float">
            <text:p>2.17</text:p>
          </table:table-cell>
          <table:table-cell table:style-name="ce4" table:formula="of:=(((([.D$15]*[.$G36]+[.D$16])*[.$G36]+[.D$17])*[.$G36]+[.D$18])*[.$G36]+[.D$19])*[.$G36]+[.D$20]" office:value-type="float" office:value="2.0304010343997" calcext:value-type="float">
            <text:p>2.03</text:p>
          </table:table-cell>
          <table:table-cell table:style-name="ce4" table:formula="of:=(((([.E$15]*[.$G36]+[.E$16])*[.$G36]+[.E$17])*[.$G36]+[.E$18])*[.$G36]+[.E$19])*[.$G36]+[.E$20]" office:value-type="float" office:value="1.90242612678069" calcext:value-type="float">
            <text:p>1.90</text:p>
          </table:table-cell>
          <table:table-cell table:style-name="ce4" table:formula="of:=(((([.F$15]*[.$G36]+[.F$16])*[.$G36]+[.F$17])*[.$G36]+[.F$18])*[.$G36]+[.F$19])*[.$G36]+[.F$20]" office:value-type="float" office:value="1.90676975178069" calcext:value-type="float">
            <text:p>1.91</text:p>
          </table:table-cell>
          <table:table-cell table:formula="of:=([.A36]-[.$B$6])/100" office:value-type="float" office:value="-0.1" calcext:value-type="float">
            <text:p>-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5]" office:value-type="float" office:value="95" calcext:value-type="float">
            <text:p>95</text:p>
          </table:table-cell>
          <table:table-cell table:style-name="ce4" table:formula="of:=(((([.B$15]*[.$G37]+[.B$16])*[.$G37]+[.B$17])*[.$G37]+[.B$18])*[.$G37]+[.B$19])*[.$G37]+[.B$20]" office:value-type="float" office:value="0.570884083188334" calcext:value-type="float">
            <text:p>0.57</text:p>
          </table:table-cell>
          <table:table-cell table:style-name="ce4" table:formula="of:=(((([.C$15]*[.$G37]+[.C$16])*[.$G37]+[.C$17])*[.$G37]+[.C$18])*[.$G37]+[.C$19])*[.$G37]+[.C$20]" office:value-type="float" office:value="1.07064086835044" calcext:value-type="float">
            <text:p>1.07</text:p>
          </table:table-cell>
          <table:table-cell table:style-name="ce4" table:formula="of:=(((([.D$15]*[.$G37]+[.D$16])*[.$G37]+[.D$17])*[.$G37]+[.D$18])*[.$G37]+[.D$19])*[.$G37]+[.D$20]" office:value-type="float" office:value="0.990388703038691" calcext:value-type="float">
            <text:p>0.99</text:p>
          </table:table-cell>
          <table:table-cell table:style-name="ce4" table:formula="of:=(((([.E$15]*[.$G37]+[.E$16])*[.$G37]+[.E$17])*[.$G37]+[.E$18])*[.$G37]+[.E$19])*[.$G37]+[.E$20]" office:value-type="float" office:value="0.925628394113133" calcext:value-type="float">
            <text:p>0.93</text:p>
          </table:table-cell>
          <table:table-cell table:style-name="ce4" table:formula="of:=(((([.F$15]*[.$G37]+[.F$16])*[.$G37]+[.F$17])*[.$G37]+[.F$18])*[.$G37]+[.F$19])*[.$G37]+[.F$20]" office:value-type="float" office:value="0.928088347238134" calcext:value-type="float">
            <text:p>0.93</text:p>
          </table:table-cell>
          <table:table-cell table:formula="of:=([.A37]-[.$B$6])/100" office:value-type="float" office:value="-0.05" calcext:value-type="float">
            <text:p>-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5]" office:value-type="float" office:value="100" calcext:value-type="float">
            <text:p>100</text:p>
          </table:table-cell>
          <table:table-cell table:style-name="ce4" table:formula="of:=(((([.B$15]*[.$G38]+[.B$16])*[.$G38]+[.B$17])*[.$G38]+[.B$18])*[.$G38]+[.B$19])*[.$G38]+[.B$20]" office:value-type="float" office:value="0" calcext:value-type="float">
            <text:p>0.00</text:p>
          </table:table-cell>
          <table:table-cell table:style-name="ce4" table:formula="of:=(((([.C$15]*[.$G38]+[.C$16])*[.$G38]+[.C$17])*[.$G38]+[.C$18])*[.$G38]+[.C$19])*[.$G38]+[.C$20]" office:value-type="float" office:value="0" calcext:value-type="float">
            <text:p>0.00</text:p>
          </table:table-cell>
          <table:table-cell table:style-name="ce4" table:formula="of:=(((([.D$15]*[.$G38]+[.D$16])*[.$G38]+[.D$17])*[.$G38]+[.D$18])*[.$G38]+[.D$19])*[.$G38]+[.D$20]" office:value-type="float" office:value="0" calcext:value-type="float">
            <text:p>0.00</text:p>
          </table:table-cell>
          <table:table-cell table:style-name="ce4" table:formula="of:=(((([.E$15]*[.$G38]+[.E$16])*[.$G38]+[.E$17])*[.$G38]+[.E$18])*[.$G38]+[.E$19])*[.$G38]+[.E$20]" office:value-type="float" office:value="0" calcext:value-type="float">
            <text:p>0.00</text:p>
          </table:table-cell>
          <table:table-cell table:style-name="ce4" table:formula="of:=(((([.F$15]*[.$G38]+[.F$16])*[.$G38]+[.F$17])*[.$G38]+[.F$18])*[.$G38]+[.F$19])*[.$G38]+[.F$20]" office:value-type="float" office:value="0" calcext:value-type="float">
            <text:p>0.00</text:p>
          </table:table-cell>
          <table:table-cell table:formula="of:=([.A38]-[.$B$6])/100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5]" office:value-type="float" office:value="105" calcext:value-type="float">
            <text:p>105</text:p>
          </table:table-cell>
          <table:table-cell table:style-name="ce4" table:formula="of:=(((([.B$15]*[.$G39]+[.B$16])*[.$G39]+[.B$17])*[.$G39]+[.B$18])*[.$G39]+[.B$19])*[.$G39]+[.B$20]" office:value-type="float" office:value="-0.570884083188334" calcext:value-type="float">
            <text:p>-0.57</text:p>
          </table:table-cell>
          <table:table-cell table:style-name="ce4" table:formula="of:=(((([.C$15]*[.$G39]+[.C$16])*[.$G39]+[.C$17])*[.$G39]+[.C$18])*[.$G39]+[.C$19])*[.$G39]+[.C$20]" office:value-type="float" office:value="-1.04376330005417" calcext:value-type="float">
            <text:p>-1.04</text:p>
          </table:table-cell>
          <table:table-cell table:style-name="ce4" table:formula="of:=(((([.D$15]*[.$G39]+[.D$16])*[.$G39]+[.D$17])*[.$G39]+[.D$18])*[.$G39]+[.D$19])*[.$G39]+[.D$20]" office:value-type="float" office:value="-0.942428731007442" calcext:value-type="float">
            <text:p>-0.94</text:p>
          </table:table-cell>
          <table:table-cell table:style-name="ce4" table:formula="of:=(((([.E$15]*[.$G39]+[.E$16])*[.$G39]+[.E$17])*[.$G39]+[.E$18])*[.$G39]+[.E$19])*[.$G39]+[.E$20]" office:value-type="float" office:value="-0.877794916823249" calcext:value-type="float">
            <text:p>-0.88</text:p>
          </table:table-cell>
          <table:table-cell table:style-name="ce4" table:formula="of:=(((([.F$15]*[.$G39]+[.F$16])*[.$G39]+[.F$17])*[.$G39]+[.F$18])*[.$G39]+[.F$19])*[.$G39]+[.F$20]" office:value-type="float" office:value="-0.880773166823249" calcext:value-type="float">
            <text:p>-0.88</text:p>
          </table:table-cell>
          <table:table-cell table:formula="of:=([.A39]-[.$B$6])/100" office:value-type="float" office:value="0.05" calcext:value-type="float">
            <text:p>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5]" office:value-type="float" office:value="110" calcext:value-type="float">
            <text:p>110</text:p>
          </table:table-cell>
          <table:table-cell table:style-name="ce4" table:formula="of:=(((([.B$15]*[.$G40]+[.B$16])*[.$G40]+[.B$17])*[.$G40]+[.B$18])*[.$G40]+[.B$19])*[.$G40]+[.B$20]" office:value-type="float" office:value="-1.14176816637667" calcext:value-type="float">
            <text:p>-1.14</text:p>
          </table:table-cell>
          <table:table-cell table:style-name="ce4" table:formula="of:=(((([.C$15]*[.$G40]+[.C$16])*[.$G40]+[.C$17])*[.$G40]+[.C$18])*[.$G40]+[.C$19])*[.$G40]+[.C$20]" office:value-type="float" office:value="-2.06064903181207" calcext:value-type="float">
            <text:p>-2.06</text:p>
          </table:table-cell>
          <table:table-cell table:style-name="ce4" table:formula="of:=(((([.D$15]*[.$G40]+[.D$16])*[.$G40]+[.D$17])*[.$G40]+[.D$18])*[.$G40]+[.D$19])*[.$G40]+[.D$20]" office:value-type="float" office:value="-1.8385611462747" calcext:value-type="float">
            <text:p>-1.84</text:p>
          </table:table-cell>
          <table:table-cell table:style-name="ce4" table:formula="of:=(((([.E$15]*[.$G40]+[.E$16])*[.$G40]+[.E$17])*[.$G40]+[.E$18])*[.$G40]+[.E$19])*[.$G40]+[.E$20]" office:value-type="float" office:value="-1.7109686040691" calcext:value-type="float">
            <text:p>-1.71</text:p>
          </table:table-cell>
          <table:table-cell table:style-name="ce4" table:formula="of:=(((([.F$15]*[.$G40]+[.F$16])*[.$G40]+[.F$17])*[.$G40]+[.F$18])*[.$G40]+[.F$19])*[.$G40]+[.F$20]" office:value-type="float" office:value="-1.7173659165691" calcext:value-type="float">
            <text:p>-1.72</text:p>
          </table:table-cell>
          <table:table-cell table:formula="of:=([.A40]-[.$B$6])/100" office:value-type="float" office:value="0.1" calcext:value-type="float">
            <text:p>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0]+[.$B$5]" office:value-type="float" office:value="115" calcext:value-type="float">
            <text:p>115</text:p>
          </table:table-cell>
          <table:table-cell table:style-name="ce4" table:formula="of:=(((([.B$15]*[.$G41]+[.B$16])*[.$G41]+[.B$17])*[.$G41]+[.B$18])*[.$G41]+[.B$19])*[.$G41]+[.B$20]" office:value-type="float" office:value="-1.712652249565" calcext:value-type="float">
            <text:p>-1.71</text:p>
          </table:table-cell>
          <table:table-cell table:style-name="ce4" table:formula="of:=(((([.C$15]*[.$G41]+[.C$16])*[.$G41]+[.C$17])*[.$G41]+[.C$18])*[.$G41]+[.C$19])*[.$G41]+[.C$20]" office:value-type="float" office:value="-3.0506571952737" calcext:value-type="float">
            <text:p>-3.05</text:p>
          </table:table-cell>
          <table:table-cell table:style-name="ce4" table:formula="of:=(((([.D$15]*[.$G41]+[.D$16])*[.$G41]+[.D$17])*[.$G41]+[.D$18])*[.$G41]+[.D$19])*[.$G41]+[.D$20]" office:value-type="float" office:value="-2.69006090209284" calcext:value-type="float">
            <text:p>-2.69</text:p>
          </table:table-cell>
          <table:table-cell table:style-name="ce4" table:formula="of:=(((([.E$15]*[.$G41]+[.E$16])*[.$G41]+[.E$17])*[.$G41]+[.E$18])*[.$G41]+[.E$19])*[.$G41]+[.E$20]" office:value-type="float" office:value="-2.50260969589801" calcext:value-type="float">
            <text:p>-2.50</text:p>
          </table:table-cell>
          <table:table-cell table:style-name="ce4" table:formula="of:=(((([.F$15]*[.$G41]+[.F$16])*[.$G41]+[.F$17])*[.$G41]+[.F$18])*[.$G41]+[.F$19])*[.$G41]+[.F$20]" office:value-type="float" office:value="-2.51277224277301" calcext:value-type="float">
            <text:p>-2.51</text:p>
          </table:table-cell>
          <table:table-cell table:formula="of:=([.A41]-[.$B$6])/100" office:value-type="float" office:value="0.15" calcext:value-type="float">
            <text:p>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1]+[.$B$5]" office:value-type="float" office:value="120" calcext:value-type="float">
            <text:p>120</text:p>
          </table:table-cell>
          <table:table-cell table:style-name="ce4" table:formula="of:=(((([.B$15]*[.$G42]+[.B$16])*[.$G42]+[.B$17])*[.$G42]+[.B$18])*[.$G42]+[.B$19])*[.$G42]+[.B$20]" office:value-type="float" office:value="-2.28353633275334" calcext:value-type="float">
            <text:p>-2.28</text:p>
          </table:table-cell>
          <table:table-cell table:style-name="ce4" table:formula="of:=(((([.C$15]*[.$G42]+[.C$16])*[.$G42]+[.C$17])*[.$G42]+[.C$18])*[.$G42]+[.C$19])*[.$G42]+[.C$20]" office:value-type="float" office:value="-4.01378779043907" calcext:value-type="float">
            <text:p>-4.01</text:p>
          </table:table-cell>
          <table:table-cell table:style-name="ce4" table:formula="of:=(((([.D$15]*[.$G42]+[.D$16])*[.$G42]+[.D$17])*[.$G42]+[.D$18])*[.$G42]+[.D$19])*[.$G42]+[.D$20]" office:value-type="float" office:value="-3.49859165475292" calcext:value-type="float">
            <text:p>-3.50</text:p>
          </table:table-cell>
          <table:table-cell table:style-name="ce4" table:formula="of:=(((([.E$15]*[.$G42]+[.E$16])*[.$G42]+[.E$17])*[.$G42]+[.E$18])*[.$G42]+[.E$19])*[.$G42]+[.E$20]" office:value-type="float" office:value="-3.25568321291836" calcext:value-type="float">
            <text:p>-3.26</text:p>
          </table:table-cell>
          <table:table-cell table:style-name="ce4" table:formula="of:=(((([.F$15]*[.$G42]+[.F$16])*[.$G42]+[.F$17])*[.$G42]+[.F$18])*[.$G42]+[.F$19])*[.$G42]+[.F$20]" office:value-type="float" office:value="-3.26984771291836" calcext:value-type="float">
            <text:p>-3.27</text:p>
          </table:table-cell>
          <table:table-cell table:formula="of:=([.A42]-[.$B$6])/100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formula="of:=[.A42]+[.$B$5]" office:value-type="float" office:value="125" calcext:value-type="float">
            <text:p>125</text:p>
          </table:table-cell>
          <table:table-cell table:style-name="ce4" table:formula="of:=(((([.B$15]*[.$G43]+[.B$16])*[.$G43]+[.B$17])*[.$G43]+[.B$18])*[.$G43]+[.B$19])*[.$G43]+[.B$20]" office:value-type="float" office:value="-2.85442041594167" calcext:value-type="float">
            <text:p>-2.85</text:p>
          </table:table-cell>
          <table:table-cell table:style-name="ce4" table:formula="of:=(((([.C$15]*[.$G43]+[.C$16])*[.$G43]+[.C$17])*[.$G43]+[.C$18])*[.$G43]+[.C$19])*[.$G43]+[.C$20]" office:value-type="float" office:value="-4.95004081730817" calcext:value-type="float">
            <text:p>-4.95</text:p>
          </table:table-cell>
          <table:table-cell table:style-name="ce4" table:formula="of:=(((([.D$15]*[.$G43]+[.D$16])*[.$G43]+[.D$17])*[.$G43]+[.D$18])*[.$G43]+[.D$19])*[.$G43]+[.D$20]" office:value-type="float" office:value="-4.26581706054601" calcext:value-type="float">
            <text:p>-4.27</text:p>
          </table:table-cell>
          <table:table-cell table:style-name="ce4" table:formula="of:=(((([.E$15]*[.$G43]+[.E$16])*[.$G43]+[.E$17])*[.$G43]+[.E$18])*[.$G43]+[.E$19])*[.$G43]+[.E$20]" office:value-type="float" office:value="-3.9730305621865" calcext:value-type="float">
            <text:p>-3.97</text:p>
          </table:table-cell>
          <table:table-cell table:style-name="ce4" table:formula="of:=(((([.F$15]*[.$G43]+[.F$16])*[.$G43]+[.F$17])*[.$G43]+[.F$18])*[.$G43]+[.F$19])*[.$G43]+[.F$20]" office:value-type="float" office:value="-3.99131181218651" calcext:value-type="float">
            <text:p>-3.99</text:p>
          </table:table-cell>
          <table:table-cell table:formula="of:=([.A43]-[.$B$6])/1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table:formula="of:=[.A43]+[.$B$5]" office:value-type="float" office:value="130" calcext:value-type="float">
            <text:p>130</text:p>
          </table:table-cell>
          <table:table-cell table:style-name="ce4" table:formula="of:=(((([.B$15]*[.$G44]+[.B$16])*[.$G44]+[.B$17])*[.$G44]+[.B$18])*[.$G44]+[.B$19])*[.$G44]+[.B$20]" office:value-type="float" office:value="-3.42530449913" calcext:value-type="float">
            <text:p>-3.43</text:p>
          </table:table-cell>
          <table:table-cell table:style-name="ce4" table:formula="of:=(((([.C$15]*[.$G44]+[.C$16])*[.$G44]+[.C$17])*[.$G44]+[.C$18])*[.$G44]+[.C$19])*[.$G44]+[.C$20]" office:value-type="float" office:value="-5.859416275881" calcext:value-type="float">
            <text:p>-5.86</text:p>
          </table:table-cell>
          <table:table-cell table:style-name="ce4" table:formula="of:=(((([.D$15]*[.$G44]+[.D$16])*[.$G44]+[.D$17])*[.$G44]+[.D$18])*[.$G44]+[.D$19])*[.$G44]+[.D$20]" office:value-type="float" office:value="-4.99340077576317" calcext:value-type="float">
            <text:p>-4.99</text:p>
          </table:table-cell>
          <table:table-cell table:style-name="ce4" table:formula="of:=(((([.E$15]*[.$G44]+[.E$16])*[.$G44]+[.E$17])*[.$G44]+[.E$18])*[.$G44]+[.E$19])*[.$G44]+[.E$20]" office:value-type="float" office:value="-4.65736953720675" calcext:value-type="float">
            <text:p>-4.66</text:p>
          </table:table-cell>
          <table:table-cell table:style-name="ce4" table:formula="of:=(((([.F$15]*[.$G44]+[.F$16])*[.$G44]+[.F$17])*[.$G44]+[.F$18])*[.$G44]+[.F$19])*[.$G44]+[.F$20]" office:value-type="float" office:value="-4.67975028720675" calcext:value-type="float">
            <text:p>-4.68</text:p>
          </table:table-cell>
          <table:table-cell table:formula="of:=([.A44]-[.$B$6])/100" office:value-type="float" office:value="0.3" calcext:value-type="float">
            <text:p>0.3</text:p>
          </table:table-cell>
          <table:table-cell table:number-columns-repeated="1005"/>
        </table:table-row>
        <table:table-row table:style-name="ro1">
          <table:table-cell table:formula="of:=[.A44]+[.$B$5]" office:value-type="float" office:value="135" calcext:value-type="float">
            <text:p>135</text:p>
          </table:table-cell>
          <table:table-cell table:style-name="ce4" table:formula="of:=(((([.B$15]*[.$G45]+[.B$16])*[.$G45]+[.B$17])*[.$G45]+[.B$18])*[.$G45]+[.B$19])*[.$G45]+[.B$20]" office:value-type="float" office:value="-3.99618858231834" calcext:value-type="float">
            <text:p>-4.00</text:p>
          </table:table-cell>
          <table:table-cell table:style-name="ce4" table:formula="of:=(((([.C$15]*[.$G45]+[.C$16])*[.$G45]+[.C$17])*[.$G45]+[.C$18])*[.$G45]+[.C$19])*[.$G45]+[.C$20]" office:value-type="float" office:value="-6.74191416615756" calcext:value-type="float">
            <text:p>-6.74</text:p>
          </table:table-cell>
          <table:table-cell table:style-name="ce4" table:formula="of:=(((([.D$15]*[.$G45]+[.D$16])*[.$G45]+[.D$17])*[.$G45]+[.D$18])*[.$G45]+[.D$19])*[.$G45]+[.D$20]" office:value-type="float" office:value="-5.68300645669547" calcext:value-type="float">
            <text:p>-5.68</text:p>
          </table:table-cell>
          <table:table-cell table:style-name="ce4" table:formula="of:=(((([.E$15]*[.$G45]+[.E$16])*[.$G45]+[.E$17])*[.$G45]+[.E$18])*[.$G45]+[.E$19])*[.$G45]+[.E$20]" office:value-type="float" office:value="-5.31129431793136" calcext:value-type="float">
            <text:p>-5.31</text:p>
          </table:table-cell>
          <table:table-cell table:style-name="ce4" table:formula="of:=(((([.F$15]*[.$G45]+[.F$16])*[.$G45]+[.F$17])*[.$G45]+[.F$18])*[.$G45]+[.F$19])*[.$G45]+[.F$20]" office:value-type="float" office:value="-5.33761748980636" calcext:value-type="float">
            <text:p>-5.34</text:p>
          </table:table-cell>
          <table:table-cell table:formula="of:=([.A45]-[.$B$6])/100" office:value-type="float" office:value="0.35" calcext:value-type="float">
            <text:p>0.35</text:p>
          </table:table-cell>
          <table:table-cell table:number-columns-repeated="1005"/>
        </table:table-row>
        <table:table-row table:style-name="ro1">
          <table:table-cell table:formula="of:=[.A45]+[.$B$5]" office:value-type="float" office:value="140" calcext:value-type="float">
            <text:p>140</text:p>
          </table:table-cell>
          <table:table-cell table:style-name="ce4" table:formula="of:=(((([.B$15]*[.$G46]+[.B$16])*[.$G46]+[.B$17])*[.$G46]+[.B$18])*[.$G46]+[.B$19])*[.$G46]+[.B$20]" office:value-type="float" office:value="-4.56707266550667" calcext:value-type="float">
            <text:p>-4.57</text:p>
          </table:table-cell>
          <table:table-cell table:style-name="ce4" table:formula="of:=(((([.C$15]*[.$G46]+[.C$16])*[.$G46]+[.C$17])*[.$G46]+[.C$18])*[.$G46]+[.C$19])*[.$G46]+[.C$20]" office:value-type="float" office:value="-7.59753448813785" calcext:value-type="float">
            <text:p>-7.60</text:p>
          </table:table-cell>
          <table:table-cell table:style-name="ce4" table:formula="of:=(((([.D$15]*[.$G46]+[.D$16])*[.$G46]+[.D$17])*[.$G46]+[.D$18])*[.$G46]+[.D$19])*[.$G46]+[.D$20]" office:value-type="float" office:value="-6.33629775963397" calcext:value-type="float">
            <text:p>-6.34</text:p>
          </table:table-cell>
          <table:table-cell table:style-name="ce4" table:formula="of:=(((([.E$15]*[.$G46]+[.E$16])*[.$G46]+[.E$17])*[.$G46]+[.E$18])*[.$G46]+[.E$19])*[.$G46]+[.E$20]" office:value-type="float" office:value="-5.93727547076053" calcext:value-type="float">
            <text:p>-5.94</text:p>
          </table:table-cell>
          <table:table-cell table:style-name="ce4" table:formula="of:=(((([.F$15]*[.$G46]+[.F$16])*[.$G46]+[.F$17])*[.$G46]+[.F$18])*[.$G46]+[.F$19])*[.$G46]+[.F$20]" office:value-type="float" office:value="-5.96723872076053" calcext:value-type="float">
            <text:p>-5.97</text:p>
          </table:table-cell>
          <table:table-cell table:formula="of:=([.A46]-[.$B$6])/100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formula="of:=[.A46]+[.$B$5]" office:value-type="float" office:value="145" calcext:value-type="float">
            <text:p>145</text:p>
          </table:table-cell>
          <table:table-cell table:style-name="ce4" table:formula="of:=(((([.B$15]*[.$G47]+[.B$16])*[.$G47]+[.B$17])*[.$G47]+[.B$18])*[.$G47]+[.B$19])*[.$G47]+[.B$20]" office:value-type="float" office:value="-5.137956748695" calcext:value-type="float">
            <text:p>-5.14</text:p>
          </table:table-cell>
          <table:table-cell table:style-name="ce4" table:formula="of:=(((([.C$15]*[.$G47]+[.C$16])*[.$G47]+[.C$17])*[.$G47]+[.C$18])*[.$G47]+[.C$19])*[.$G47]+[.C$20]" office:value-type="float" office:value="-8.42627724182188" calcext:value-type="float">
            <text:p>-8.43</text:p>
          </table:table-cell>
          <table:table-cell table:style-name="ce4" table:formula="of:=(((([.D$15]*[.$G47]+[.D$16])*[.$G47]+[.D$17])*[.$G47]+[.D$18])*[.$G47]+[.D$19])*[.$G47]+[.D$20]" office:value-type="float" office:value="-6.95493834086974" calcext:value-type="float">
            <text:p>-6.95</text:p>
          </table:table-cell>
          <table:table-cell table:style-name="ce4" table:formula="of:=(((([.E$15]*[.$G47]+[.E$16])*[.$G47]+[.E$17])*[.$G47]+[.E$18])*[.$G47]+[.E$19])*[.$G47]+[.E$20]" office:value-type="float" office:value="-6.53765994854243" calcext:value-type="float">
            <text:p>-6.54</text:p>
          </table:table-cell>
          <table:table-cell table:style-name="ce4" table:formula="of:=(((([.F$15]*[.$G47]+[.F$16])*[.$G47]+[.F$17])*[.$G47]+[.F$18])*[.$G47]+[.F$19])*[.$G47]+[.F$20]" office:value-type="float" office:value="-6.57081257354243" calcext:value-type="float">
            <text:p>-6.57</text:p>
          </table:table-cell>
          <table:table-cell table:formula="of:=([.A47]-[.$B$6])/100" office:value-type="float" office:value="0.45" calcext:value-type="float">
            <text:p>0.45</text:p>
          </table:table-cell>
          <table:table-cell table:number-columns-repeated="1005"/>
        </table:table-row>
        <table:table-row table:style-name="ro1">
          <table:table-cell table:formula="of:=[.A47]+[.$B$5]" office:value-type="float" office:value="150" calcext:value-type="float">
            <text:p>150</text:p>
          </table:table-cell>
          <table:table-cell table:style-name="ce4" table:formula="of:=(((([.B$15]*[.$G48]+[.B$16])*[.$G48]+[.B$17])*[.$G48]+[.B$18])*[.$G48]+[.B$19])*[.$G48]+[.B$20]" office:value-type="float" office:value="-5.70884083188334" calcext:value-type="float">
            <text:p>-5.71</text:p>
          </table:table-cell>
          <table:table-cell table:style-name="ce4" table:formula="of:=(((([.C$15]*[.$G48]+[.C$16])*[.$G48]+[.C$17])*[.$G48]+[.C$18])*[.$G48]+[.C$19])*[.$G48]+[.C$20]" office:value-type="float" office:value="-9.22814242720963" calcext:value-type="float">
            <text:p>-9.23</text:p>
          </table:table-cell>
          <table:table-cell table:style-name="ce4" table:formula="of:=(((([.D$15]*[.$G48]+[.D$16])*[.$G48]+[.D$17])*[.$G48]+[.D$18])*[.$G48]+[.D$19])*[.$G48]+[.D$20]" office:value-type="float" office:value="-7.54059185669384" calcext:value-type="float">
            <text:p>-7.54</text:p>
          </table:table-cell>
          <table:table-cell table:style-name="ce4" table:formula="of:=(((([.E$15]*[.$G48]+[.E$16])*[.$G48]+[.E$17])*[.$G48]+[.E$18])*[.$G48]+[.E$19])*[.$G48]+[.E$20]" office:value-type="float" office:value="-7.11467109057318" calcext:value-type="float">
            <text:p>-7.11</text:p>
          </table:table-cell>
          <table:table-cell table:style-name="ce4" table:formula="of:=(((([.F$15]*[.$G48]+[.F$16])*[.$G48]+[.F$17])*[.$G48]+[.F$18])*[.$G48]+[.F$19])*[.$G48]+[.F$20]" office:value-type="float" office:value="-7.15041327807318" calcext:value-type="float">
            <text:p>-7.15</text:p>
          </table:table-cell>
          <table:table-cell table:formula="of:=([.A48]-[.$B$6])/100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formula="of:=[.A48]+[.$B$5]" office:value-type="float" office:value="155" calcext:value-type="float">
            <text:p>155</text:p>
          </table:table-cell>
          <table:table-cell table:style-name="ce4" table:formula="of:=(((([.B$15]*[.$G49]+[.B$16])*[.$G49]+[.B$17])*[.$G49]+[.B$18])*[.$G49]+[.B$19])*[.$G49]+[.B$20]" office:value-type="float" office:value="-6.27972491507167" calcext:value-type="float">
            <text:p>-6.28</text:p>
          </table:table-cell>
          <table:table-cell table:style-name="ce4" table:formula="of:=(((([.C$15]*[.$G49]+[.C$16])*[.$G49]+[.C$17])*[.$G49]+[.C$18])*[.$G49]+[.C$19])*[.$G49]+[.C$20]" office:value-type="float" office:value="-10.0031300443011" calcext:value-type="float">
            <text:p>-10.00</text:p>
          </table:table-cell>
          <table:table-cell table:style-name="ce4" table:formula="of:=(((([.D$15]*[.$G49]+[.D$16])*[.$G49]+[.D$17])*[.$G49]+[.D$18])*[.$G49]+[.D$19])*[.$G49]+[.D$20]" office:value-type="float" office:value="-8.09492196339733" calcext:value-type="float">
            <text:p>-8.09</text:p>
          </table:table-cell>
          <table:table-cell table:style-name="ce4" table:formula="of:=(((([.E$15]*[.$G49]+[.E$16])*[.$G49]+[.E$17])*[.$G49]+[.E$18])*[.$G49]+[.E$19])*[.$G49]+[.E$20]" office:value-type="float" office:value="-7.67040862259686" calcext:value-type="float">
            <text:p>-7.67</text:p>
          </table:table-cell>
          <table:table-cell table:style-name="ce4" table:formula="of:=(((([.F$15]*[.$G49]+[.F$16])*[.$G49]+[.F$17])*[.$G49]+[.F$18])*[.$G49]+[.F$19])*[.$G49]+[.F$20]" office:value-type="float" office:value="-7.70799304447186" calcext:value-type="float">
            <text:p>-7.71</text:p>
          </table:table-cell>
          <table:table-cell table:formula="of:=([.A49]-[.$B$6])/100"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table-cell table:formula="of:=[.A49]+[.$B$5]" office:value-type="float" office:value="160" calcext:value-type="float">
            <text:p>160</text:p>
          </table:table-cell>
          <table:table-cell table:style-name="ce4" table:formula="of:=(((([.B$15]*[.$G50]+[.B$16])*[.$G50]+[.B$17])*[.$G50]+[.B$18])*[.$G50]+[.B$19])*[.$G50]+[.B$20]" office:value-type="float" office:value="-6.85060899826001" calcext:value-type="float">
            <text:p>-6.85</text:p>
          </table:table-cell>
          <table:table-cell table:style-name="ce4" table:formula="of:=(((([.C$15]*[.$G50]+[.C$16])*[.$G50]+[.C$17])*[.$G50]+[.C$18])*[.$G50]+[.C$19])*[.$G50]+[.C$20]" office:value-type="float" office:value="-10.7512400930963" calcext:value-type="float">
            <text:p>-10.75</text:p>
          </table:table-cell>
          <table:table-cell table:style-name="ce4" table:formula="of:=(((([.D$15]*[.$G50]+[.D$16])*[.$G50]+[.D$17])*[.$G50]+[.D$18])*[.$G50]+[.D$19])*[.$G50]+[.D$20]" office:value-type="float" office:value="-8.61959231727129" calcext:value-type="float">
            <text:p>-8.62</text:p>
          </table:table-cell>
          <table:table-cell table:style-name="ce4" table:formula="of:=(((([.E$15]*[.$G50]+[.E$16])*[.$G50]+[.E$17])*[.$G50]+[.E$18])*[.$G50]+[.E$19])*[.$G50]+[.E$20]" office:value-type="float" office:value="-8.20684865680547" calcext:value-type="float">
            <text:p>-8.21</text:p>
          </table:table-cell>
          <table:table-cell table:style-name="ce4" table:formula="of:=(((([.F$15]*[.$G50]+[.F$16])*[.$G50]+[.F$17])*[.$G50]+[.F$18])*[.$G50]+[.F$19])*[.$G50]+[.F$20]" office:value-type="float" office:value="-8.24538440680547" calcext:value-type="float">
            <text:p>-8.25</text:p>
          </table:table-cell>
          <table:table-cell table:formula="of:=([.A50]-[.$B$6])/100" office:value-type="float" office:value="0.6" calcext:value-type="float">
            <text:p>0.6</text:p>
          </table:table-cell>
          <table:table-cell table:number-columns-repeated="1005"/>
        </table:table-row>
        <table:table-row table:style-name="ro1">
          <table:table-cell table:formula="of:=[.A50]+[.$B$5]" office:value-type="float" office:value="165" calcext:value-type="float">
            <text:p>165</text:p>
          </table:table-cell>
          <table:table-cell table:style-name="ce4" table:formula="of:=(((([.B$15]*[.$G51]+[.B$16])*[.$G51]+[.B$17])*[.$G51]+[.B$18])*[.$G51]+[.B$19])*[.$G51]+[.B$20]" office:value-type="float" office:value="-7.42149308144834" calcext:value-type="float">
            <text:p>-7.42</text:p>
          </table:table-cell>
          <table:table-cell table:style-name="ce4" table:formula="of:=(((([.C$15]*[.$G51]+[.C$16])*[.$G51]+[.C$17])*[.$G51]+[.C$18])*[.$G51]+[.C$19])*[.$G51]+[.C$20]" office:value-type="float" office:value="-11.4724725735953" calcext:value-type="float">
            <text:p>-11.47</text:p>
          </table:table-cell>
          <table:table-cell table:style-name="ce4" table:formula="of:=(((([.D$15]*[.$G51]+[.D$16])*[.$G51]+[.D$17])*[.$G51]+[.D$18])*[.$G51]+[.D$19])*[.$G51]+[.D$20]" office:value-type="float" office:value="-9.11626657460677" calcext:value-type="float">
            <text:p>-9.12</text:p>
          </table:table-cell>
          <table:table-cell table:style-name="ce4" table:formula="of:=(((([.E$15]*[.$G51]+[.E$16])*[.$G51]+[.E$17])*[.$G51]+[.E$18])*[.$G51]+[.E$19])*[.$G51]+[.E$20]" office:value-type="float" office:value="-8.72584369183901" calcext:value-type="float">
            <text:p>-8.73</text:p>
          </table:table-cell>
          <table:table-cell table:style-name="ce4" table:formula="of:=(((([.F$15]*[.$G51]+[.F$16])*[.$G51]+[.F$17])*[.$G51]+[.F$18])*[.$G51]+[.F$19])*[.$G51]+[.F$20]" office:value-type="float" office:value="-8.76430256683901" calcext:value-type="float">
            <text:p>-8.76</text:p>
          </table:table-cell>
          <table:table-cell table:formula="of:=([.A51]-[.$B$6])/100"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table-cell table:formula="of:=[.A51]+[.$B$5]" office:value-type="float" office:value="170" calcext:value-type="float">
            <text:p>170</text:p>
          </table:table-cell>
          <table:table-cell table:style-name="ce4" table:formula="of:=(((([.B$15]*[.$G52]+[.B$16])*[.$G52]+[.B$17])*[.$G52]+[.B$18])*[.$G52]+[.B$19])*[.$G52]+[.B$20]" office:value-type="float" office:value="-7.99237716463667" calcext:value-type="float">
            <text:p>-7.99</text:p>
          </table:table-cell>
          <table:table-cell table:style-name="ce4" table:formula="of:=(((([.C$15]*[.$G52]+[.C$16])*[.$G52]+[.C$17])*[.$G52]+[.C$18])*[.$G52]+[.C$19])*[.$G52]+[.C$20]" office:value-type="float" office:value="-12.166827485798" calcext:value-type="float">
            <text:p>-12.17</text:p>
          </table:table-cell>
          <table:table-cell table:style-name="ce4" table:formula="of:=(((([.D$15]*[.$G52]+[.D$16])*[.$G52]+[.D$17])*[.$G52]+[.D$18])*[.$G52]+[.D$19])*[.$G52]+[.D$20]" office:value-type="float" office:value="-9.58660839169483" calcext:value-type="float">
            <text:p>-9.59</text:p>
          </table:table-cell>
          <table:table-cell table:style-name="ce4" table:formula="of:=(((([.E$15]*[.$G52]+[.E$16])*[.$G52]+[.E$17])*[.$G52]+[.E$18])*[.$G52]+[.E$19])*[.$G52]+[.E$20]" office:value-type="float" office:value="-9.22912261278541" calcext:value-type="float">
            <text:p>-9.23</text:p>
          </table:table-cell>
          <table:table-cell table:style-name="ce4" table:formula="of:=(((([.F$15]*[.$G52]+[.F$16])*[.$G52]+[.F$17])*[.$G52]+[.F$18])*[.$G52]+[.F$19])*[.$G52]+[.F$20]" office:value-type="float" office:value="-9.26634773778541" calcext:value-type="float">
            <text:p>-9.27</text:p>
          </table:table-cell>
          <table:table-cell table:formula="of:=([.A52]-[.$B$6])/100" office:value-type="float" office:value="0.7" calcext:value-type="float">
            <text:p>0.7</text:p>
          </table:table-cell>
          <table:table-cell table:number-columns-repeated="1005"/>
        </table:table-row>
        <table:table-row table:style-name="ro1">
          <table:table-cell table:formula="of:=[.A52]+[.$B$5]" office:value-type="float" office:value="175" calcext:value-type="float">
            <text:p>175</text:p>
          </table:table-cell>
          <table:table-cell table:style-name="ce4" table:formula="of:=(((([.B$15]*[.$G53]+[.B$16])*[.$G53]+[.B$17])*[.$G53]+[.B$18])*[.$G53]+[.B$19])*[.$G53]+[.B$20]" office:value-type="float" office:value="-8.56326124782501" calcext:value-type="float">
            <text:p>-8.56</text:p>
          </table:table-cell>
          <table:table-cell table:style-name="ce4" table:formula="of:=(((([.C$15]*[.$G53]+[.C$16])*[.$G53]+[.C$17])*[.$G53]+[.C$18])*[.$G53]+[.C$19])*[.$G53]+[.C$20]" office:value-type="float" office:value="-12.8343048297044" calcext:value-type="float">
            <text:p>-12.83</text:p>
          </table:table-cell>
          <table:table-cell table:style-name="ce4" table:formula="of:=(((([.D$15]*[.$G53]+[.D$16])*[.$G53]+[.D$17])*[.$G53]+[.D$18])*[.$G53]+[.D$19])*[.$G53]+[.D$20]" office:value-type="float" office:value="-10.0322814248266" calcext:value-type="float">
            <text:p>-10.03</text:p>
          </table:table-cell>
          <table:table-cell table:style-name="ce4" table:formula="of:=(((([.E$15]*[.$G53]+[.E$16])*[.$G53]+[.E$17])*[.$G53]+[.E$18])*[.$G53]+[.E$19])*[.$G53]+[.E$20]" office:value-type="float" office:value="-9.71829069118054" calcext:value-type="float">
            <text:p>-9.72</text:p>
          </table:table-cell>
          <table:table-cell table:style-name="ce4" table:formula="of:=(((([.F$15]*[.$G53]+[.F$16])*[.$G53]+[.F$17])*[.$G53]+[.F$18])*[.$G53]+[.F$19])*[.$G53]+[.F$20]" office:value-type="float" office:value="-9.75300748805554" calcext:value-type="float">
            <text:p>-9.75</text:p>
          </table:table-cell>
          <table:table-cell table:formula="of:=([.A53]-[.$B$6])/10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table-cell table:formula="of:=[.A53]+[.$B$5]" office:value-type="float" office:value="180" calcext:value-type="float">
            <text:p>180</text:p>
          </table:table-cell>
          <table:table-cell table:style-name="ce4" table:formula="of:=(((([.B$15]*[.$G54]+[.B$16])*[.$G54]+[.B$17])*[.$G54]+[.B$18])*[.$G54]+[.B$19])*[.$G54]+[.B$20]" office:value-type="float" office:value="-9.13414533101334" calcext:value-type="float">
            <text:p>-9.13</text:p>
          </table:table-cell>
          <table:table-cell table:style-name="ce4" table:formula="of:=(((([.C$15]*[.$G54]+[.C$16])*[.$G54]+[.C$17])*[.$G54]+[.C$18])*[.$G54]+[.C$19])*[.$G54]+[.C$20]" office:value-type="float" office:value="-13.4749046053145" calcext:value-type="float">
            <text:p>-13.47</text:p>
          </table:table-cell>
          <table:table-cell table:style-name="ce4" table:formula="of:=(((([.D$15]*[.$G54]+[.D$16])*[.$G54]+[.D$17])*[.$G54]+[.D$18])*[.$G54]+[.D$19])*[.$G54]+[.D$20]" office:value-type="float" office:value="-10.454949330293" calcext:value-type="float">
            <text:p>-10.45</text:p>
          </table:table-cell>
          <table:table-cell table:style-name="ce4" table:formula="of:=(((([.E$15]*[.$G54]+[.E$16])*[.$G54]+[.E$17])*[.$G54]+[.E$18])*[.$G54]+[.E$19])*[.$G54]+[.E$20]" office:value-type="float" office:value="-10.1948295850083" calcext:value-type="float">
            <text:p>-10.19</text:p>
          </table:table-cell>
          <table:table-cell table:style-name="ce4" table:formula="of:=(((([.F$15]*[.$G54]+[.F$16])*[.$G54]+[.F$17])*[.$G54]+[.F$18])*[.$G54]+[.F$19])*[.$G54]+[.F$20]" office:value-type="float" office:value="-10.2256590850083" calcext:value-type="float">
            <text:p>-10.23</text:p>
          </table:table-cell>
          <table:table-cell table:formula="of:=([.A54]-[.$B$6])/100" office:value-type="float" office:value="0.8" calcext:value-type="float">
            <text:p>0.8</text:p>
          </table:table-cell>
          <table:table-cell table:number-columns-repeated="1005"/>
        </table:table-row>
        <table:table-row table:style-name="ro1">
          <table:table-cell table:formula="of:=[.A54]+[.$B$5]" office:value-type="float" office:value="185" calcext:value-type="float">
            <text:p>185</text:p>
          </table:table-cell>
          <table:table-cell table:style-name="ce4" table:formula="of:=(((([.B$15]*[.$G55]+[.B$16])*[.$G55]+[.B$17])*[.$G55]+[.B$18])*[.$G55]+[.B$19])*[.$G55]+[.B$20]" office:value-type="float" office:value="-9.70502941420167" calcext:value-type="float">
            <text:p>-9.71</text:p>
          </table:table-cell>
          <table:table-cell table:style-name="ce4" table:formula="of:=(((([.C$15]*[.$G55]+[.C$16])*[.$G55]+[.C$17])*[.$G55]+[.C$18])*[.$G55]+[.C$19])*[.$G55]+[.C$20]" office:value-type="float" office:value="-14.0886268126284" calcext:value-type="float">
            <text:p>-14.09</text:p>
          </table:table-cell>
          <table:table-cell table:style-name="ce4" table:formula="of:=(((([.D$15]*[.$G55]+[.D$16])*[.$G55]+[.D$17])*[.$G55]+[.D$18])*[.$G55]+[.D$19])*[.$G55]+[.D$20]" office:value-type="float" office:value="-10.8562757643852" calcext:value-type="float">
            <text:p>-10.86</text:p>
          </table:table-cell>
          <table:table-cell table:style-name="ce4" table:formula="of:=(((([.E$15]*[.$G55]+[.E$16])*[.$G55]+[.E$17])*[.$G55]+[.E$18])*[.$G55]+[.E$19])*[.$G55]+[.E$20]" office:value-type="float" office:value="-10.6600973387003" calcext:value-type="float">
            <text:p>-10.66</text:p>
          </table:table-cell>
          <table:table-cell table:style-name="ce4" table:formula="of:=(((([.F$15]*[.$G55]+[.F$16])*[.$G55]+[.F$17])*[.$G55]+[.F$18])*[.$G55]+[.F$19])*[.$G55]+[.F$20]" office:value-type="float" office:value="-10.6855718387003" calcext:value-type="float">
            <text:p>-10.69</text:p>
          </table:table-cell>
          <table:table-cell table:formula="of:=([.A55]-[.$B$6])/100"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table:formula="of:=[.A55]+[.$B$5]" office:value-type="float" office:value="190" calcext:value-type="float">
            <text:p>190</text:p>
          </table:table-cell>
          <table:table-cell table:style-name="ce4" table:formula="of:=(((([.B$15]*[.$G56]+[.B$16])*[.$G56]+[.B$17])*[.$G56]+[.B$18])*[.$G56]+[.B$19])*[.$G56]+[.B$20]" office:value-type="float" office:value="-10.27591349739" calcext:value-type="float">
            <text:p>-10.28</text:p>
          </table:table-cell>
          <table:table-cell table:style-name="ce4" table:formula="of:=(((([.C$15]*[.$G56]+[.C$16])*[.$G56]+[.C$17])*[.$G56]+[.C$18])*[.$G56]+[.C$19])*[.$G56]+[.C$20]" office:value-type="float" office:value="-14.675471451646" calcext:value-type="float">
            <text:p>-14.68</text:p>
          </table:table-cell>
          <table:table-cell table:style-name="ce4" table:formula="of:=(((([.D$15]*[.$G56]+[.D$16])*[.$G56]+[.D$17])*[.$G56]+[.D$18])*[.$G56]+[.D$19])*[.$G56]+[.D$20]" office:value-type="float" office:value="-11.2379243833943" calcext:value-type="float">
            <text:p>-11.24</text:p>
          </table:table-cell>
          <table:table-cell table:style-name="ce4" table:formula="of:=(((([.E$15]*[.$G56]+[.E$16])*[.$G56]+[.E$17])*[.$G56]+[.E$18])*[.$G56]+[.E$19])*[.$G56]+[.E$20]" office:value-type="float" office:value="-11.1153283831365" calcext:value-type="float">
            <text:p>-11.12</text:p>
          </table:table-cell>
          <table:table-cell table:style-name="ce4" table:formula="of:=(((([.F$15]*[.$G56]+[.F$16])*[.$G56]+[.F$17])*[.$G56]+[.F$18])*[.$G56]+[.F$19])*[.$G56]+[.F$20]" office:value-type="float" office:value="-11.1339094456365" calcext:value-type="float">
            <text:p>-11.13</text:p>
          </table:table-cell>
          <table:table-cell table:formula="of:=([.A56]-[.$B$6])/100" office:value-type="float" office:value="0.9" calcext:value-type="float">
            <text:p>0.9</text:p>
          </table:table-cell>
          <table:table-cell table:number-columns-repeated="1005"/>
        </table:table-row>
        <table:table-row table:style-name="ro1">
          <table:table-cell table:formula="of:=[.A56]+[.$B$5]" office:value-type="float" office:value="195" calcext:value-type="float">
            <text:p>195</text:p>
          </table:table-cell>
          <table:table-cell table:style-name="ce4" table:formula="of:=(((([.B$15]*[.$G57]+[.B$16])*[.$G57]+[.B$17])*[.$G57]+[.B$18])*[.$G57]+[.B$19])*[.$G57]+[.B$20]" office:value-type="float" office:value="-10.8467975805783" calcext:value-type="float">
            <text:p>-10.85</text:p>
          </table:table-cell>
          <table:table-cell table:style-name="ce4" table:formula="of:=(((([.C$15]*[.$G57]+[.C$16])*[.$G57]+[.C$17])*[.$G57]+[.C$18])*[.$G57]+[.C$19])*[.$G57]+[.C$20]" office:value-type="float" office:value="-15.2354385223674" calcext:value-type="float">
            <text:p>-15.24</text:p>
          </table:table-cell>
          <table:table-cell table:style-name="ce4" table:formula="of:=(((([.D$15]*[.$G57]+[.D$16])*[.$G57]+[.D$17])*[.$G57]+[.D$18])*[.$G57]+[.D$19])*[.$G57]+[.D$20]" office:value-type="float" office:value="-11.6015588436113" calcext:value-type="float">
            <text:p>-11.60</text:p>
          </table:table-cell>
          <table:table-cell table:style-name="ce4" table:formula="of:=(((([.E$15]*[.$G57]+[.E$16])*[.$G57]+[.E$17])*[.$G57]+[.E$18])*[.$G57]+[.E$19])*[.$G57]+[.E$20]" office:value-type="float" office:value="-11.5616335356445" calcext:value-type="float">
            <text:p>-11.56</text:p>
          </table:table-cell>
          <table:table-cell table:style-name="ce4" table:formula="of:=(((([.F$15]*[.$G57]+[.F$16])*[.$G57]+[.F$17])*[.$G57]+[.F$18])*[.$G57]+[.F$19])*[.$G57]+[.F$20]" office:value-type="float" office:value="-11.5717323325195" calcext:value-type="float">
            <text:p>-11.57</text:p>
          </table:table-cell>
          <table:table-cell table:formula="of:=([.A57]-[.$B$6])/100" office:value-type="float" office:value="0.95" calcext:value-type="float">
            <text:p>0.95</text:p>
          </table:table-cell>
          <table:table-cell table:number-columns-repeated="1005"/>
        </table:table-row>
        <table:table-row table:style-name="ro1">
          <table:table-cell table:formula="of:=[.A57]+[.$B$5]" office:value-type="float" office:value="200" calcext:value-type="float">
            <text:p>200</text:p>
          </table:table-cell>
          <table:table-cell table:style-name="ce4" table:formula="of:=(((([.B$15]*[.$G58]+[.B$16])*[.$G58]+[.B$17])*[.$G58]+[.B$18])*[.$G58]+[.B$19])*[.$G58]+[.B$20]" office:value-type="float" office:value="-11.4176816637667" calcext:value-type="float">
            <text:p>-11.42</text:p>
          </table:table-cell>
          <table:table-cell table:style-name="ce4" table:formula="of:=(((([.C$15]*[.$G58]+[.C$16])*[.$G58]+[.C$17])*[.$G58]+[.C$18])*[.$G58]+[.C$19])*[.$G58]+[.C$20]" office:value-type="float" office:value="-15.7685280247925" calcext:value-type="float">
            <text:p>-15.77</text:p>
          </table:table-cell>
          <table:table-cell table:style-name="ce4" table:formula="of:=(((([.D$15]*[.$G58]+[.D$16])*[.$G58]+[.D$17])*[.$G58]+[.D$18])*[.$G58]+[.D$19])*[.$G58]+[.D$20]" office:value-type="float" office:value="-11.9488428013272" calcext:value-type="float">
            <text:p>-11.95</text:p>
          </table:table-cell>
          <table:table-cell table:style-name="ce4" table:formula="of:=(((([.E$15]*[.$G58]+[.E$16])*[.$G58]+[.E$17])*[.$G58]+[.E$18])*[.$G58]+[.E$19])*[.$G58]+[.E$20]" office:value-type="float" office:value="-12" calcext:value-type="float">
            <text:p>-12.00</text:p>
          </table:table-cell>
          <table:table-cell table:style-name="ce4" table:formula="of:=(((([.F$15]*[.$G58]+[.F$16])*[.$G58]+[.F$17])*[.$G58]+[.F$18])*[.$G58]+[.F$19])*[.$G58]+[.F$20]" office:value-type="float" office:value="-12" calcext:value-type="float">
            <text:p>-12.00</text:p>
          </table:table-cell>
          <table:table-cell table:formula="of:=([.A58]-[.$B$6])/10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formula="of:=[.A58]+[.$B$5]" office:value-type="float" office:value="205" calcext:value-type="float">
            <text:p>205</text:p>
          </table:table-cell>
          <table:table-cell table:style-name="ce4" table:formula="of:=(((([.B$15]*[.$G59]+[.B$16])*[.$G59]+[.B$17])*[.$G59]+[.B$18])*[.$G59]+[.B$19])*[.$G59]+[.B$20]" office:value-type="float" office:value="-11.988565746955" calcext:value-type="float">
            <text:p>-11.99</text:p>
          </table:table-cell>
          <table:table-cell table:style-name="ce4" table:formula="of:=(((([.C$15]*[.$G59]+[.C$16])*[.$G59]+[.C$17])*[.$G59]+[.C$18])*[.$G59]+[.C$19])*[.$G59]+[.C$20]" office:value-type="float" office:value="-16.2747399589213" calcext:value-type="float">
            <text:p>-16.27</text:p>
          </table:table-cell>
          <table:table-cell table:style-name="ce4" table:formula="of:=(((([.D$15]*[.$G59]+[.D$16])*[.$G59]+[.D$17])*[.$G59]+[.D$18])*[.$G59]+[.D$19])*[.$G59]+[.D$20]" office:value-type="float" office:value="-12.2814399128332" calcext:value-type="float">
            <text:p>-12.28</text:p>
          </table:table-cell>
          <table:table-cell table:style-name="ce4" table:formula="of:=(((([.E$15]*[.$G59]+[.E$16])*[.$G59]+[.E$17])*[.$G59]+[.E$18])*[.$G59]+[.E$19])*[.$G59]+[.E$20]" office:value-type="float" office:value="-12.4312913664265" calcext:value-type="float">
            <text:p>-12.43</text:p>
          </table:table-cell>
          <table:table-cell table:style-name="ce4" table:formula="of:=(((([.F$15]*[.$G59]+[.F$16])*[.$G59]+[.F$17])*[.$G59]+[.F$18])*[.$G59]+[.F$19])*[.$G59]+[.F$20]" office:value-type="float" office:value="-12.4195733664265" calcext:value-type="float">
            <text:p>-12.42</text:p>
          </table:table-cell>
          <table:table-cell table:formula="of:=([.A59]-[.$B$6])/100" office:value-type="float" office:value="1.05" calcext:value-type="float">
            <text:p>1.05</text:p>
          </table:table-cell>
          <table:table-cell table:number-columns-repeated="1005"/>
        </table:table-row>
        <table:table-row table:style-name="ro1">
          <table:table-cell table:formula="of:=[.A59]+[.$B$5]" office:value-type="float" office:value="210" calcext:value-type="float">
            <text:p>210</text:p>
          </table:table-cell>
          <table:table-cell table:style-name="ce4" table:formula="of:=(((([.B$15]*[.$G60]+[.B$16])*[.$G60]+[.B$17])*[.$G60]+[.B$18])*[.$G60]+[.B$19])*[.$G60]+[.B$20]" office:value-type="float" office:value="-12.5594498301433" calcext:value-type="float">
            <text:p>-12.56</text:p>
          </table:table-cell>
          <table:table-cell table:style-name="ce4" table:formula="of:=(((([.C$15]*[.$G60]+[.C$16])*[.$G60]+[.C$17])*[.$G60]+[.C$18])*[.$G60]+[.C$19])*[.$G60]+[.C$20]" office:value-type="float" office:value="-16.7540743247538" calcext:value-type="float">
            <text:p>-16.75</text:p>
          </table:table-cell>
          <table:table-cell table:style-name="ce4" table:formula="of:=(((([.D$15]*[.$G60]+[.D$16])*[.$G60]+[.D$17])*[.$G60]+[.D$18])*[.$G60]+[.D$19])*[.$G60]+[.D$20]" office:value-type="float" office:value="-12.6010138344203" calcext:value-type="float">
            <text:p>-12.60</text:p>
          </table:table-cell>
          <table:table-cell table:style-name="ce4" table:formula="of:=(((([.E$15]*[.$G60]+[.E$16])*[.$G60]+[.E$17])*[.$G60]+[.E$18])*[.$G60]+[.E$19])*[.$G60]+[.E$20]" office:value-type="float" office:value="-12.8562476115957" calcext:value-type="float">
            <text:p>-12.86</text:p>
          </table:table-cell>
          <table:table-cell table:style-name="ce4" table:formula="of:=(((([.F$15]*[.$G60]+[.F$16])*[.$G60]+[.F$17])*[.$G60]+[.F$18])*[.$G60]+[.F$19])*[.$G60]+[.F$20]" office:value-type="float" office:value="-12.8312171115957" calcext:value-type="float">
            <text:p>-12.83</text:p>
          </table:table-cell>
          <table:table-cell table:formula="of:=([.A60]-[.$B$6])/100" office:value-type="float" office:value="1.1" calcext:value-type="float">
            <text:p>1.1</text:p>
          </table:table-cell>
          <table:table-cell table:number-columns-repeated="1005"/>
        </table:table-row>
        <table:table-row table:style-name="ro1">
          <table:table-cell table:formula="of:=[.A60]+[.$B$5]" office:value-type="float" office:value="215" calcext:value-type="float">
            <text:p>215</text:p>
          </table:table-cell>
          <table:table-cell table:style-name="ce4" table:formula="of:=(((([.B$15]*[.$G61]+[.B$16])*[.$G61]+[.B$17])*[.$G61]+[.B$18])*[.$G61]+[.B$19])*[.$G61]+[.B$20]" office:value-type="float" office:value="-13.1303339133317" calcext:value-type="float">
            <text:p>-13.13</text:p>
          </table:table-cell>
          <table:table-cell table:style-name="ce4" table:formula="of:=(((([.C$15]*[.$G61]+[.C$16])*[.$G61]+[.C$17])*[.$G61]+[.C$18])*[.$G61]+[.C$19])*[.$G61]+[.C$20]" office:value-type="float" office:value="-17.2065311222901" calcext:value-type="float">
            <text:p>-17.21</text:p>
          </table:table-cell>
          <table:table-cell table:style-name="ce4" table:formula="of:=(((([.D$15]*[.$G61]+[.D$16])*[.$G61]+[.D$17])*[.$G61]+[.D$18])*[.$G61]+[.D$19])*[.$G61]+[.D$20]" office:value-type="float" office:value="-12.9092282223796" calcext:value-type="float">
            <text:p>-12.91</text:p>
          </table:table-cell>
          <table:table-cell table:style-name="ce4" table:formula="of:=(((([.E$15]*[.$G61]+[.E$16])*[.$G61]+[.E$17])*[.$G61]+[.E$18])*[.$G61]+[.E$19])*[.$G61]+[.E$20]" office:value-type="float" office:value="-13.275485098627" calcext:value-type="float">
            <text:p>-13.28</text:p>
          </table:table-cell>
          <table:table-cell table:style-name="ce4" table:formula="of:=(((([.F$15]*[.$G61]+[.F$16])*[.$G61]+[.F$17])*[.$G61]+[.F$18])*[.$G61]+[.F$19])*[.$G61]+[.F$20]" office:value-type="float" office:value="-13.235602020502" calcext:value-type="float">
            <text:p>-13.24</text:p>
          </table:table-cell>
          <table:table-cell table:formula="of:=([.A61]-[.$B$6])/100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 table:formula="of:=[.A61]+[.$B$5]" office:value-type="float" office:value="220" calcext:value-type="float">
            <text:p>220</text:p>
          </table:table-cell>
          <table:table-cell table:style-name="ce4" table:formula="of:=(((([.B$15]*[.$G62]+[.B$16])*[.$G62]+[.B$17])*[.$G62]+[.B$18])*[.$G62]+[.B$19])*[.$G62]+[.B$20]" office:value-type="float" office:value="-13.70121799652" calcext:value-type="float">
            <text:p>-13.70</text:p>
          </table:table-cell>
          <table:table-cell table:style-name="ce4" table:formula="of:=(((([.C$15]*[.$G62]+[.C$16])*[.$G62]+[.C$17])*[.$G62]+[.C$18])*[.$G62]+[.C$19])*[.$G62]+[.C$20]" office:value-type="float" office:value="-17.6321103515301" calcext:value-type="float">
            <text:p>-17.63</text:p>
          </table:table-cell>
          <table:table-cell table:style-name="ce4" table:formula="of:=(((([.D$15]*[.$G62]+[.D$16])*[.$G62]+[.D$17])*[.$G62]+[.D$18])*[.$G62]+[.D$19])*[.$G62]+[.D$20]" office:value-type="float" office:value="-13.2077467330021" calcext:value-type="float">
            <text:p>-13.21</text:p>
          </table:table-cell>
          <table:table-cell table:style-name="ce4" table:formula="of:=(((([.E$15]*[.$G62]+[.E$16])*[.$G62]+[.E$17])*[.$G62]+[.E$18])*[.$G62]+[.E$19])*[.$G62]+[.E$20]" office:value-type="float" office:value="-13.6894965770879" calcext:value-type="float">
            <text:p>-13.69</text:p>
          </table:table-cell>
          <table:table-cell table:style-name="ce4" table:formula="of:=(((([.F$15]*[.$G62]+[.F$16])*[.$G62]+[.F$17])*[.$G62]+[.F$18])*[.$G62]+[.F$19])*[.$G62]+[.F$20]" office:value-type="float" office:value="-13.6333073270879" calcext:value-type="float">
            <text:p>-13.63</text:p>
          </table:table-cell>
          <table:table-cell table:formula="of:=([.A62]-[.$B$6])/100" office:value-type="float" office:value="1.2" calcext:value-type="float">
            <text:p>1.2</text:p>
          </table:table-cell>
          <table:table-cell table:number-columns-repeated="1005"/>
        </table:table-row>
        <table:table-row table:style-name="ro1">
          <table:table-cell table:formula="of:=[.A62]+[.$B$5]" office:value-type="float" office:value="225" calcext:value-type="float">
            <text:p>225</text:p>
          </table:table-cell>
          <table:table-cell table:style-name="ce4" table:formula="of:=(((([.B$15]*[.$G63]+[.B$16])*[.$G63]+[.B$17])*[.$G63]+[.B$18])*[.$G63]+[.B$19])*[.$G63]+[.B$20]" office:value-type="float" office:value="-14.2721020797083" calcext:value-type="float">
            <text:p>-14.27</text:p>
          </table:table-cell>
          <table:table-cell table:style-name="ce4" table:formula="of:=(((([.C$15]*[.$G63]+[.C$16])*[.$G63]+[.C$17])*[.$G63]+[.C$18])*[.$G63]+[.C$19])*[.$G63]+[.C$20]" office:value-type="float" office:value="-18.0308120124738" calcext:value-type="float">
            <text:p>-18.03</text:p>
          </table:table-cell>
          <table:table-cell table:style-name="ce4" table:formula="of:=(((([.D$15]*[.$G63]+[.D$16])*[.$G63]+[.D$17])*[.$G63]+[.D$18])*[.$G63]+[.D$19])*[.$G63]+[.D$20]" office:value-type="float" office:value="-13.4982330225789" calcext:value-type="float">
            <text:p>-13.50</text:p>
          </table:table-cell>
          <table:table-cell table:style-name="ce4" table:formula="of:=(((([.E$15]*[.$G63]+[.E$16])*[.$G63]+[.E$17])*[.$G63]+[.E$18])*[.$G63]+[.E$19])*[.$G63]+[.E$20]" office:value-type="float" office:value="-14.0986511829939" calcext:value-type="float">
            <text:p>-14.10</text:p>
          </table:table-cell>
          <table:table-cell table:style-name="ce4" table:formula="of:=(((([.F$15]*[.$G63]+[.F$16])*[.$G63]+[.F$17])*[.$G63]+[.F$18])*[.$G63]+[.F$19])*[.$G63]+[.F$20]" office:value-type="float" office:value="-14.0248230579939" calcext:value-type="float">
            <text:p>-14.02</text:p>
          </table:table-cell>
          <table:table-cell table:formula="of:=([.A63]-[.$B$6])/1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1">
          <table:table-cell table:formula="of:=[.A63]+[.$B$5]" office:value-type="float" office:value="230" calcext:value-type="float">
            <text:p>230</text:p>
          </table:table-cell>
          <table:table-cell table:style-name="ce4" table:formula="of:=(((([.B$15]*[.$G64]+[.B$16])*[.$G64]+[.B$17])*[.$G64]+[.B$18])*[.$G64]+[.B$19])*[.$G64]+[.B$20]" office:value-type="float" office:value="-14.8429861628967" calcext:value-type="float">
            <text:p>-14.84</text:p>
          </table:table-cell>
          <table:table-cell table:style-name="ce4" table:formula="of:=(((([.C$15]*[.$G64]+[.C$16])*[.$G64]+[.C$17])*[.$G64]+[.C$18])*[.$G64]+[.C$19])*[.$G64]+[.C$20]" office:value-type="float" office:value="-18.4026361051213" calcext:value-type="float">
            <text:p>-18.40</text:p>
          </table:table-cell>
          <table:table-cell table:style-name="ce4" table:formula="of:=(((([.D$15]*[.$G64]+[.D$16])*[.$G64]+[.D$17])*[.$G64]+[.D$18])*[.$G64]+[.D$19])*[.$G64]+[.D$20]" office:value-type="float" office:value="-13.7823507474011" calcext:value-type="float">
            <text:p>-13.78</text:p>
          </table:table-cell>
          <table:table-cell table:style-name="ce4" table:formula="of:=(((([.E$15]*[.$G64]+[.E$16])*[.$G64]+[.E$17])*[.$G64]+[.E$18])*[.$G64]+[.E$19])*[.$G64]+[.E$20]" office:value-type="float" office:value="-14.5031944388082" calcext:value-type="float">
            <text:p>-14.50</text:p>
          </table:table-cell>
          <table:table-cell table:style-name="ce4" table:formula="of:=(((([.F$15]*[.$G64]+[.F$16])*[.$G64]+[.F$17])*[.$G64]+[.F$18])*[.$G64]+[.F$19])*[.$G64]+[.F$20]" office:value-type="float" office:value="-14.4105523763082" calcext:value-type="float">
            <text:p>-14.41</text:p>
          </table:table-cell>
          <table:table-cell table:formula="of:=([.A64]-[.$B$6])/100" office:value-type="float" office:value="1.3" calcext:value-type="float">
            <text:p>1.3</text:p>
          </table:table-cell>
          <table:table-cell table:number-columns-repeated="1005"/>
        </table:table-row>
        <table:table-row table:style-name="ro1">
          <table:table-cell table:formula="of:=[.A64]+[.$B$5]" office:value-type="float" office:value="235" calcext:value-type="float">
            <text:p>235</text:p>
          </table:table-cell>
          <table:table-cell table:style-name="ce4" table:formula="of:=(((([.B$15]*[.$G65]+[.B$16])*[.$G65]+[.B$17])*[.$G65]+[.B$18])*[.$G65]+[.B$19])*[.$G65]+[.B$20]" office:value-type="float" office:value="-15.413870246085" calcext:value-type="float">
            <text:p>-15.41</text:p>
          </table:table-cell>
          <table:table-cell table:style-name="ce4" table:formula="of:=(((([.C$15]*[.$G65]+[.C$16])*[.$G65]+[.C$17])*[.$G65]+[.C$18])*[.$G65]+[.C$19])*[.$G65]+[.C$20]" office:value-type="float" office:value="-18.7475826294725" calcext:value-type="float">
            <text:p>-18.75</text:p>
          </table:table-cell>
          <table:table-cell table:style-name="ce4" table:formula="of:=(((([.D$15]*[.$G65]+[.D$16])*[.$G65]+[.D$17])*[.$G65]+[.D$18])*[.$G65]+[.D$19])*[.$G65]+[.D$20]" office:value-type="float" office:value="-14.0617635637597" calcext:value-type="float">
            <text:p>-14.06</text:p>
          </table:table-cell>
          <table:table-cell table:style-name="ce4" table:formula="of:=(((([.E$15]*[.$G65]+[.E$16])*[.$G65]+[.E$17])*[.$G65]+[.E$18])*[.$G65]+[.E$19])*[.$G65]+[.E$20]" office:value-type="float" office:value="-14.9032482534423" calcext:value-type="float">
            <text:p>-14.90</text:p>
          </table:table-cell>
          <table:table-cell table:style-name="ce4" table:formula="of:=(((([.F$15]*[.$G65]+[.F$16])*[.$G65]+[.F$17])*[.$G65]+[.F$18])*[.$G65]+[.F$19])*[.$G65]+[.F$20]" office:value-type="float" office:value="-14.7908139253173" calcext:value-type="float">
            <text:p>-14.79</text:p>
          </table:table-cell>
          <table:table-cell table:formula="of:=([.A65]-[.$B$6])/100" office:value-type="float" office:value="1.35" calcext:value-type="float">
            <text:p>1.35</text:p>
          </table:table-cell>
          <table:table-cell table:number-columns-repeated="1005"/>
        </table:table-row>
        <table:table-row table:style-name="ro1">
          <table:table-cell table:formula="of:=[.A65]+[.$B$5]" office:value-type="float" office:value="240" calcext:value-type="float">
            <text:p>240</text:p>
          </table:table-cell>
          <table:table-cell table:style-name="ce4" table:formula="of:=(((([.B$15]*[.$G66]+[.B$16])*[.$G66]+[.B$17])*[.$G66]+[.B$18])*[.$G66]+[.B$19])*[.$G66]+[.B$20]" office:value-type="float" office:value="-15.9847543292733" calcext:value-type="float">
            <text:p>-15.98</text:p>
          </table:table-cell>
          <table:table-cell table:style-name="ce4" table:formula="of:=(((([.C$15]*[.$G66]+[.C$16])*[.$G66]+[.C$17])*[.$G66]+[.C$18])*[.$G66]+[.C$19])*[.$G66]+[.C$20]" office:value-type="float" office:value="-19.0656515855274" calcext:value-type="float">
            <text:p>-19.07</text:p>
          </table:table-cell>
          <table:table-cell table:style-name="ce4" table:formula="of:=(((([.D$15]*[.$G66]+[.D$16])*[.$G66]+[.D$17])*[.$G66]+[.D$18])*[.$G66]+[.D$19])*[.$G66]+[.D$20]" office:value-type="float" office:value="-14.3381351279457" calcext:value-type="float">
            <text:p>-14.34</text:p>
          </table:table-cell>
          <table:table-cell table:style-name="ce4" table:formula="of:=(((([.E$15]*[.$G66]+[.E$16])*[.$G66]+[.E$17])*[.$G66]+[.E$18])*[.$G66]+[.E$19])*[.$G66]+[.E$20]" office:value-type="float" office:value="-15.2988109222554" calcext:value-type="float">
            <text:p>-15.30</text:p>
          </table:table-cell>
          <table:table-cell table:style-name="ce4" table:formula="of:=(((([.F$15]*[.$G66]+[.F$16])*[.$G66]+[.F$17])*[.$G66]+[.F$18])*[.$G66]+[.F$19])*[.$G66]+[.F$20]" office:value-type="float" office:value="-15.1658441722554" calcext:value-type="float">
            <text:p>-15.17</text:p>
          </table:table-cell>
          <table:table-cell table:formula="of:=([.A66]-[.$B$6])/100" office:value-type="float" office:value="1.4" calcext:value-type="float">
            <text:p>1.4</text:p>
          </table:table-cell>
          <table:table-cell table:number-columns-repeated="1005"/>
        </table:table-row>
        <table:table-row table:style-name="ro1">
          <table:table-cell table:formula="of:=[.A66]+[.$B$5]" office:value-type="float" office:value="245" calcext:value-type="float">
            <text:p>245</text:p>
          </table:table-cell>
          <table:table-cell table:style-name="ce4" table:formula="of:=(((([.B$15]*[.$G67]+[.B$16])*[.$G67]+[.B$17])*[.$G67]+[.B$18])*[.$G67]+[.B$19])*[.$G67]+[.B$20]" office:value-type="float" office:value="-16.5556384124617" calcext:value-type="float">
            <text:p>-16.56</text:p>
          </table:table-cell>
          <table:table-cell table:style-name="ce4" table:formula="of:=(((([.C$15]*[.$G67]+[.C$16])*[.$G67]+[.C$17])*[.$G67]+[.C$18])*[.$G67]+[.C$19])*[.$G67]+[.C$20]" office:value-type="float" office:value="-19.3568429732861" calcext:value-type="float">
            <text:p>-19.36</text:p>
          </table:table-cell>
          <table:table-cell table:style-name="ce4" table:formula="of:=(((([.D$15]*[.$G67]+[.D$16])*[.$G67]+[.D$17])*[.$G67]+[.D$18])*[.$G67]+[.D$19])*[.$G67]+[.D$20]" office:value-type="float" office:value="-14.6131290962504" calcext:value-type="float">
            <text:p>-14.61</text:p>
          </table:table-cell>
          <table:table-cell table:style-name="ce4" table:formula="of:=(((([.E$15]*[.$G67]+[.E$16])*[.$G67]+[.E$17])*[.$G67]+[.E$18])*[.$G67]+[.E$19])*[.$G67]+[.E$20]" office:value-type="float" office:value="-15.6897571270547" calcext:value-type="float">
            <text:p>-15.69</text:p>
          </table:table-cell>
          <table:table-cell table:style-name="ce4" table:formula="of:=(((([.F$15]*[.$G67]+[.F$16])*[.$G67]+[.F$17])*[.$G67]+[.F$18])*[.$G67]+[.F$19])*[.$G67]+[.F$20]" office:value-type="float" office:value="-15.5357997520547" calcext:value-type="float">
            <text:p>-15.54</text:p>
          </table:table-cell>
          <table:table-cell table:formula="of:=([.A67]-[.$B$6])/100" office:value-type="float" office:value="1.45" calcext:value-type="float">
            <text:p>1.45</text:p>
          </table:table-cell>
          <table:table-cell table:number-columns-repeated="1005"/>
        </table:table-row>
        <table:table-row table:style-name="ro1">
          <table:table-cell table:formula="of:=[.A67]+[.$B$5]" office:value-type="float" office:value="250" calcext:value-type="float">
            <text:p>250</text:p>
          </table:table-cell>
          <table:table-cell table:style-name="ce4" table:formula="of:=(((([.B$15]*[.$G68]+[.B$16])*[.$G68]+[.B$17])*[.$G68]+[.B$18])*[.$G68]+[.B$19])*[.$G68]+[.B$20]" office:value-type="float" office:value="-17.12652249565" calcext:value-type="float">
            <text:p>-17.13</text:p>
          </table:table-cell>
          <table:table-cell table:style-name="ce4" table:formula="of:=(((([.C$15]*[.$G68]+[.C$16])*[.$G68]+[.C$17])*[.$G68]+[.C$18])*[.$G68]+[.C$19])*[.$G68]+[.C$20]" office:value-type="float" office:value="-19.6211567927485" calcext:value-type="float">
            <text:p>-19.62</text:p>
          </table:table-cell>
          <table:table-cell table:style-name="ce4" table:formula="of:=(((([.D$15]*[.$G68]+[.D$16])*[.$G68]+[.D$17])*[.$G68]+[.D$18])*[.$G68]+[.D$19])*[.$G68]+[.D$20]" office:value-type="float" office:value="-14.8884091249646" calcext:value-type="float">
            <text:p>-14.89</text:p>
          </table:table-cell>
          <table:table-cell table:style-name="ce4" table:formula="of:=(((([.E$15]*[.$G68]+[.E$16])*[.$G68]+[.E$17])*[.$G68]+[.E$18])*[.$G68]+[.E$19])*[.$G68]+[.E$20]" office:value-type="float" office:value="-16.0758379360954" calcext:value-type="float">
            <text:p>-16.08</text:p>
          </table:table-cell>
          <table:table-cell table:style-name="ce4" table:formula="of:=(((([.F$15]*[.$G68]+[.F$16])*[.$G68]+[.F$17])*[.$G68]+[.F$18])*[.$G68]+[.F$19])*[.$G68]+[.F$20]" office:value-type="float" office:value="-15.9007598110954" calcext:value-type="float">
            <text:p>-15.90</text:p>
          </table:table-cell>
          <table:table-cell table:formula="of:=([.A68]-[.$B$6])/100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formula="of:=[.A68]+[.$B$5]" office:value-type="float" office:value="255" calcext:value-type="float">
            <text:p>255</text:p>
          </table:table-cell>
          <table:table-cell table:style-name="ce4" table:formula="of:=(((([.B$15]*[.$G69]+[.B$16])*[.$G69]+[.B$17])*[.$G69]+[.B$18])*[.$G69]+[.B$19])*[.$G69]+[.B$20]" office:value-type="float" office:value="-17.6974065788383" calcext:value-type="float">
            <text:p>-17.70</text:p>
          </table:table-cell>
          <table:table-cell table:style-name="ce4" table:formula="of:=(((([.C$15]*[.$G69]+[.C$16])*[.$G69]+[.C$17])*[.$G69]+[.C$18])*[.$G69]+[.C$19])*[.$G69]+[.C$20]" office:value-type="float" office:value="-19.8585930439146" calcext:value-type="float">
            <text:p>-19.86</text:p>
          </table:table-cell>
          <table:table-cell table:style-name="ce4" table:formula="of:=(((([.D$15]*[.$G69]+[.D$16])*[.$G69]+[.D$17])*[.$G69]+[.D$18])*[.$G69]+[.D$19])*[.$G69]+[.D$20]" office:value-type="float" office:value="-15.1656388703796" calcext:value-type="float">
            <text:p>-15.17</text:p>
          </table:table-cell>
          <table:table-cell table:style-name="ce4" table:formula="of:=(((([.E$15]*[.$G69]+[.E$16])*[.$G69]+[.E$17])*[.$G69]+[.E$18])*[.$G69]+[.E$19])*[.$G69]+[.E$20]" office:value-type="float" office:value="-16.4566808040807" calcext:value-type="float">
            <text:p>-16.46</text:p>
          </table:table-cell>
          <table:table-cell table:style-name="ce4" table:formula="of:=(((([.F$15]*[.$G69]+[.F$16])*[.$G69]+[.F$17])*[.$G69]+[.F$18])*[.$G69]+[.F$19])*[.$G69]+[.F$20]" office:value-type="float" office:value="-16.2607283509557" calcext:value-type="float">
            <text:p>-16.26</text:p>
          </table:table-cell>
          <table:table-cell table:formula="of:=([.A69]-[.$B$6])/100" office:value-type="float" office:value="1.55" calcext:value-type="float">
            <text:p>1.55</text:p>
          </table:table-cell>
          <table:table-cell table:number-columns-repeated="1005"/>
        </table:table-row>
        <table:table-row table:style-name="ro1">
          <table:table-cell table:formula="of:=[.A69]+[.$B$5]" office:value-type="float" office:value="260" calcext:value-type="float">
            <text:p>260</text:p>
          </table:table-cell>
          <table:table-cell table:style-name="ce4" table:formula="of:=(((([.B$15]*[.$G70]+[.B$16])*[.$G70]+[.B$17])*[.$G70]+[.B$18])*[.$G70]+[.B$19])*[.$G70]+[.B$20]" office:value-type="float" office:value="-18.2682906620267" calcext:value-type="float">
            <text:p>-18.27</text:p>
          </table:table-cell>
          <table:table-cell table:style-name="ce4" table:formula="of:=(((([.C$15]*[.$G70]+[.C$16])*[.$G70]+[.C$17])*[.$G70]+[.C$18])*[.$G70]+[.C$19])*[.$G70]+[.C$20]" office:value-type="float" office:value="-20.0691517267845" calcext:value-type="float">
            <text:p>-20.07</text:p>
          </table:table-cell>
          <table:table-cell table:style-name="ce4" table:formula="of:=(((([.D$15]*[.$G70]+[.D$16])*[.$G70]+[.D$17])*[.$G70]+[.D$18])*[.$G70]+[.D$19])*[.$G70]+[.D$20]" office:value-type="float" office:value="-15.4464819887863" calcext:value-type="float">
            <text:p>-15.45</text:p>
          </table:table-cell>
          <table:table-cell table:style-name="ce4" table:formula="of:=(((([.E$15]*[.$G70]+[.E$16])*[.$G70]+[.E$17])*[.$G70]+[.E$18])*[.$G70]+[.E$19])*[.$G70]+[.E$20]" office:value-type="float" office:value="-16.8317895721617" calcext:value-type="float">
            <text:p>-16.83</text:p>
          </table:table-cell>
          <table:table-cell table:style-name="ce4" table:formula="of:=(((([.F$15]*[.$G70]+[.F$16])*[.$G70]+[.F$17])*[.$G70]+[.F$18])*[.$G70]+[.F$19])*[.$G70]+[.F$20]" office:value-type="float" office:value="-16.6156365721617" calcext:value-type="float">
            <text:p>-16.62</text:p>
          </table:table-cell>
          <table:table-cell table:formula="of:=([.A70]-[.$B$6])/100" office:value-type="float" office:value="1.6" calcext:value-type="float">
            <text:p>1.6</text:p>
          </table:table-cell>
          <table:table-cell table:number-columns-repeated="1005"/>
        </table:table-row>
        <table:table-row table:style-name="ro1">
          <table:table-cell table:formula="of:=[.A70]+[.$B$5]" office:value-type="float" office:value="265" calcext:value-type="float">
            <text:p>265</text:p>
          </table:table-cell>
          <table:table-cell table:style-name="ce4" table:formula="of:=(((([.B$15]*[.$G71]+[.B$16])*[.$G71]+[.B$17])*[.$G71]+[.B$18])*[.$G71]+[.B$19])*[.$G71]+[.B$20]" office:value-type="float" office:value="-18.839174745215" calcext:value-type="float">
            <text:p>-18.84</text:p>
          </table:table-cell>
          <table:table-cell table:style-name="ce4" table:formula="of:=(((([.C$15]*[.$G71]+[.C$16])*[.$G71]+[.C$17])*[.$G71]+[.C$18])*[.$G71]+[.C$19])*[.$G71]+[.C$20]" office:value-type="float" office:value="-20.2528328413581" calcext:value-type="float">
            <text:p>-20.25</text:p>
          </table:table-cell>
          <table:table-cell table:style-name="ce4" table:formula="of:=(((([.D$15]*[.$G71]+[.D$16])*[.$G71]+[.D$17])*[.$G71]+[.D$18])*[.$G71]+[.D$19])*[.$G71]+[.D$20]" office:value-type="float" office:value="-15.7326021364758" calcext:value-type="float">
            <text:p>-15.73</text:p>
          </table:table-cell>
          <table:table-cell table:style-name="ce4" table:formula="of:=(((([.E$15]*[.$G71]+[.E$16])*[.$G71]+[.E$17])*[.$G71]+[.E$18])*[.$G71]+[.E$19])*[.$G71]+[.E$20]" office:value-type="float" office:value="-17.2005444679373" calcext:value-type="float">
            <text:p>-17.20</text:p>
          </table:table-cell>
          <table:table-cell table:style-name="ce4" table:formula="of:=(((([.F$15]*[.$G71]+[.F$16])*[.$G71]+[.F$17])*[.$G71]+[.F$18])*[.$G71]+[.F$19])*[.$G71]+[.F$20]" office:value-type="float" office:value="-16.9653452179373" calcext:value-type="float">
            <text:p>-16.97</text:p>
          </table:table-cell>
          <table:table-cell table:formula="of:=([.A71]-[.$B$6])/100" office:value-type="float" office:value="1.65" calcext:value-type="float">
            <text:p>1.65</text:p>
          </table:table-cell>
          <table:table-cell table:number-columns-repeated="1005"/>
        </table:table-row>
        <table:table-row table:style-name="ro1">
          <table:table-cell table:formula="of:=[.A71]+[.$B$5]" office:value-type="float" office:value="270" calcext:value-type="float">
            <text:p>270</text:p>
          </table:table-cell>
          <table:table-cell table:style-name="ce4" table:formula="of:=(((([.B$15]*[.$G72]+[.B$16])*[.$G72]+[.B$17])*[.$G72]+[.B$18])*[.$G72]+[.B$19])*[.$G72]+[.B$20]" office:value-type="float" office:value="-19.4100588284033" calcext:value-type="float">
            <text:p>-19.41</text:p>
          </table:table-cell>
          <table:table-cell table:style-name="ce4" table:formula="of:=(((([.C$15]*[.$G72]+[.C$16])*[.$G72]+[.C$17])*[.$G72]+[.C$18])*[.$G72]+[.C$19])*[.$G72]+[.C$20]" office:value-type="float" office:value="-20.4096363876354" calcext:value-type="float">
            <text:p>-20.41</text:p>
          </table:table-cell>
          <table:table-cell table:style-name="ce4" table:formula="of:=(((([.D$15]*[.$G72]+[.D$16])*[.$G72]+[.D$17])*[.$G72]+[.D$18])*[.$G72]+[.D$19])*[.$G72]+[.D$20]" office:value-type="float" office:value="-16.0256629697392" calcext:value-type="float">
            <text:p>-16.03</text:p>
          </table:table-cell>
          <table:table-cell table:style-name="ce4" table:formula="of:=(((([.E$15]*[.$G72]+[.E$16])*[.$G72]+[.E$17])*[.$G72]+[.E$18])*[.$G72]+[.E$19])*[.$G72]+[.E$20]" office:value-type="float" office:value="-17.5622021054547" calcext:value-type="float">
            <text:p>-17.56</text:p>
          </table:table-cell>
          <table:table-cell table:style-name="ce4" table:formula="of:=(((([.F$15]*[.$G72]+[.F$16])*[.$G72]+[.F$17])*[.$G72]+[.F$18])*[.$G72]+[.F$19])*[.$G72]+[.F$20]" office:value-type="float" office:value="-17.3096469179547" calcext:value-type="float">
            <text:p>-17.31</text:p>
          </table:table-cell>
          <table:table-cell table:formula="of:=([.A72]-[.$B$6])/100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table:formula="of:=[.A72]+[.$B$5]" office:value-type="float" office:value="275" calcext:value-type="float">
            <text:p>275</text:p>
          </table:table-cell>
          <table:table-cell table:style-name="ce4" table:formula="of:=(((([.B$15]*[.$G73]+[.B$16])*[.$G73]+[.B$17])*[.$G73]+[.B$18])*[.$G73]+[.B$19])*[.$G73]+[.B$20]" office:value-type="float" office:value="-19.9809429115917" calcext:value-type="float">
            <text:p>-19.98</text:p>
          </table:table-cell>
          <table:table-cell table:style-name="ce4" table:formula="of:=(((([.C$15]*[.$G73]+[.C$16])*[.$G73]+[.C$17])*[.$G73]+[.C$18])*[.$G73]+[.C$19])*[.$G73]+[.C$20]" office:value-type="float" office:value="-20.5395623656165" calcext:value-type="float">
            <text:p>-20.54</text:p>
          </table:table-cell>
          <table:table-cell table:style-name="ce4" table:formula="of:=(((([.D$15]*[.$G73]+[.D$16])*[.$G73]+[.D$17])*[.$G73]+[.D$18])*[.$G73]+[.D$19])*[.$G73]+[.D$20]" office:value-type="float" office:value="-16.3273281448675" calcext:value-type="float">
            <text:p>-16.33</text:p>
          </table:table-cell>
          <table:table-cell table:style-name="ce4" table:formula="of:=(((([.E$15]*[.$G73]+[.E$16])*[.$G73]+[.E$17])*[.$G73]+[.E$18])*[.$G73]+[.E$19])*[.$G73]+[.E$20]" office:value-type="float" office:value="-17.9158954852087" calcext:value-type="float">
            <text:p>-17.92</text:p>
          </table:table-cell>
          <table:table-cell table:style-name="ce4" table:formula="of:=(((([.F$15]*[.$G73]+[.F$16])*[.$G73]+[.F$17])*[.$G73]+[.F$18])*[.$G73]+[.F$19])*[.$G73]+[.F$20]" office:value-type="float" office:value="-17.6482685320837" calcext:value-type="float">
            <text:p>-17.65</text:p>
          </table:table-cell>
          <table:table-cell table:formula="of:=([.A73]-[.$B$6])/100" office:value-type="float" office:value="1.75" calcext:value-type="float">
            <text:p>1.75</text:p>
          </table:table-cell>
          <table:table-cell table:number-columns-repeated="1005"/>
        </table:table-row>
        <table:table-row table:style-name="ro1">
          <table:table-cell table:formula="of:=[.A73]+[.$B$5]" office:value-type="float" office:value="280" calcext:value-type="float">
            <text:p>280</text:p>
          </table:table-cell>
          <table:table-cell table:style-name="ce4" table:formula="of:=(((([.B$15]*[.$G74]+[.B$16])*[.$G74]+[.B$17])*[.$G74]+[.B$18])*[.$G74]+[.B$19])*[.$G74]+[.B$20]" office:value-type="float" office:value="-20.55182699478" calcext:value-type="float">
            <text:p>-20.55</text:p>
          </table:table-cell>
          <table:table-cell table:style-name="ce4" table:formula="of:=(((([.C$15]*[.$G74]+[.C$16])*[.$G74]+[.C$17])*[.$G74]+[.C$18])*[.$G74]+[.C$19])*[.$G74]+[.C$20]" office:value-type="float" office:value="-20.6426107753013" calcext:value-type="float">
            <text:p>-20.64</text:p>
          </table:table-cell>
          <table:table-cell table:style-name="ce4" table:formula="of:=(((([.D$15]*[.$G74]+[.D$16])*[.$G74]+[.D$17])*[.$G74]+[.D$18])*[.$G74]+[.D$19])*[.$G74]+[.D$20]" office:value-type="float" office:value="-16.6392613181518" calcext:value-type="float">
            <text:p>-16.64</text:p>
          </table:table-cell>
          <table:table-cell table:style-name="ce4" table:formula="of:=(((([.E$15]*[.$G74]+[.E$16])*[.$G74]+[.E$17])*[.$G74]+[.E$18])*[.$G74]+[.E$19])*[.$G74]+[.E$20]" office:value-type="float" office:value="-18.2606339941423" calcext:value-type="float">
            <text:p>-18.26</text:p>
          </table:table-cell>
          <table:table-cell table:style-name="ce4" table:formula="of:=(((([.F$15]*[.$G74]+[.F$16])*[.$G74]+[.F$17])*[.$G74]+[.F$18])*[.$G74]+[.F$19])*[.$G74]+[.F$20]" office:value-type="float" office:value="-17.9808734941423" calcext:value-type="float">
            <text:p>-17.98</text:p>
          </table:table-cell>
          <table:table-cell table:formula="of:=([.A74]-[.$B$6])/100" office:value-type="float" office:value="1.8" calcext:value-type="float">
            <text:p>1.8</text:p>
          </table:table-cell>
          <table:table-cell table:number-columns-repeated="1005"/>
        </table:table-row>
        <table:table-row table:style-name="ro1">
          <table:table-cell table:formula="of:=[.A74]+[.$B$5]" office:value-type="float" office:value="285" calcext:value-type="float">
            <text:p>285</text:p>
          </table:table-cell>
          <table:table-cell table:style-name="ce4" table:formula="of:=(((([.B$15]*[.$G75]+[.B$16])*[.$G75]+[.B$17])*[.$G75]+[.B$18])*[.$G75]+[.B$19])*[.$G75]+[.B$20]" office:value-type="float" office:value="-21.1227110779684" calcext:value-type="float">
            <text:p>-21.12</text:p>
          </table:table-cell>
          <table:table-cell table:style-name="ce4" table:formula="of:=(((([.C$15]*[.$G75]+[.C$16])*[.$G75]+[.C$17])*[.$G75]+[.C$18])*[.$G75]+[.C$19])*[.$G75]+[.C$20]" office:value-type="float" office:value="-20.7187816166898" calcext:value-type="float">
            <text:p>-20.72</text:p>
          </table:table-cell>
          <table:table-cell table:style-name="ce4" table:formula="of:=(((([.D$15]*[.$G75]+[.D$16])*[.$G75]+[.D$17])*[.$G75]+[.D$18])*[.$G75]+[.D$19])*[.$G75]+[.D$20]" office:value-type="float" office:value="-16.9631261458833" calcext:value-type="float">
            <text:p>-16.96</text:p>
          </table:table-cell>
          <table:table-cell table:style-name="ce4" table:formula="of:=(((([.E$15]*[.$G75]+[.E$16])*[.$G75]+[.E$17])*[.$G75]+[.E$18])*[.$G75]+[.E$19])*[.$G75]+[.E$20]" office:value-type="float" office:value="-18.5953034056463" calcext:value-type="float">
            <text:p>-18.60</text:p>
          </table:table-cell>
          <table:table-cell table:style-name="ce4" table:formula="of:=(((([.F$15]*[.$G75]+[.F$16])*[.$G75]+[.F$17])*[.$G75]+[.F$18])*[.$G75]+[.F$19])*[.$G75]+[.F$20]" office:value-type="float" office:value="-18.3070641556463" calcext:value-type="float">
            <text:p>-18.31</text:p>
          </table:table-cell>
          <table:table-cell table:formula="of:=([.A75]-[.$B$6])/100" office:value-type="float" office:value="1.85" calcext:value-type="float">
            <text:p>1.85</text:p>
          </table:table-cell>
          <table:table-cell table:number-columns-repeated="1005"/>
        </table:table-row>
        <table:table-row table:style-name="ro1">
          <table:table-cell table:formula="of:=[.A75]+[.$B$5]" office:value-type="float" office:value="290" calcext:value-type="float">
            <text:p>290</text:p>
          </table:table-cell>
          <table:table-cell table:style-name="ce4" table:formula="of:=(((([.B$15]*[.$G76]+[.B$16])*[.$G76]+[.B$17])*[.$G76]+[.B$18])*[.$G76]+[.B$19])*[.$G76]+[.B$20]" office:value-type="float" office:value="-21.6935951611567" calcext:value-type="float">
            <text:p>-21.69</text:p>
          </table:table-cell>
          <table:table-cell table:style-name="ce4" table:formula="of:=(((([.C$15]*[.$G76]+[.C$16])*[.$G76]+[.C$17])*[.$G76]+[.C$18])*[.$G76]+[.C$19])*[.$G76]+[.C$20]" office:value-type="float" office:value="-20.768074889782" calcext:value-type="float">
            <text:p>-20.77</text:p>
          </table:table-cell>
          <table:table-cell table:style-name="ce4" table:formula="of:=(((([.D$15]*[.$G76]+[.D$16])*[.$G76]+[.D$17])*[.$G76]+[.D$18])*[.$G76]+[.D$19])*[.$G76]+[.D$20]" office:value-type="float" office:value="-17.3005862843528" calcext:value-type="float">
            <text:p>-17.30</text:p>
          </table:table-cell>
          <table:table-cell table:style-name="ce4" table:formula="of:=(((([.E$15]*[.$G76]+[.E$16])*[.$G76]+[.E$17])*[.$G76]+[.E$18])*[.$G76]+[.E$19])*[.$G76]+[.E$20]" office:value-type="float" office:value="-18.9186658795596" calcext:value-type="float">
            <text:p>-18.92</text:p>
          </table:table-cell>
          <table:table-cell table:style-name="ce4" table:formula="of:=(((([.F$15]*[.$G76]+[.F$16])*[.$G76]+[.F$17])*[.$G76]+[.F$18])*[.$G76]+[.F$19])*[.$G76]+[.F$20]" office:value-type="float" office:value="-18.6263841295596" calcext:value-type="float">
            <text:p>-18.63</text:p>
          </table:table-cell>
          <table:table-cell table:formula="of:=([.A76]-[.$B$6])/100" office:value-type="float" office:value="1.9" calcext:value-type="float">
            <text:p>1.9</text:p>
          </table:table-cell>
          <table:table-cell table:number-columns-repeated="1005"/>
        </table:table-row>
        <table:table-row table:style-name="ro1">
          <table:table-cell table:formula="of:=[.A76]+[.$B$5]" office:value-type="float" office:value="295" calcext:value-type="float">
            <text:p>295</text:p>
          </table:table-cell>
          <table:table-cell table:style-name="ce4" table:formula="of:=(((([.B$15]*[.$G77]+[.B$16])*[.$G77]+[.B$17])*[.$G77]+[.B$18])*[.$G77]+[.B$19])*[.$G77]+[.B$20]" office:value-type="float" office:value="-22.264479244345" calcext:value-type="float">
            <text:p>-22.26</text:p>
          </table:table-cell>
          <table:table-cell table:style-name="ce4" table:formula="of:=(((([.C$15]*[.$G77]+[.C$16])*[.$G77]+[.C$17])*[.$G77]+[.C$18])*[.$G77]+[.C$19])*[.$G77]+[.C$20]" office:value-type="float" office:value="-20.790490594578" calcext:value-type="float">
            <text:p>-20.79</text:p>
          </table:table-cell>
          <table:table-cell table:style-name="ce4" table:formula="of:=(((([.D$15]*[.$G77]+[.D$16])*[.$G77]+[.D$17])*[.$G77]+[.D$18])*[.$G77]+[.D$19])*[.$G77]+[.D$20]" office:value-type="float" office:value="-17.6533053898516" calcext:value-type="float">
            <text:p>-17.65</text:p>
          </table:table-cell>
          <table:table-cell table:style-name="ce4" table:formula="of:=(((([.E$15]*[.$G77]+[.E$16])*[.$G77]+[.E$17])*[.$G77]+[.E$18])*[.$G77]+[.E$19])*[.$G77]+[.E$20]" office:value-type="float" office:value="-19.2293599621689" calcext:value-type="float">
            <text:p>-19.23</text:p>
          </table:table-cell>
          <table:table-cell table:style-name="ce4" table:formula="of:=(((([.F$15]*[.$G77]+[.F$16])*[.$G77]+[.F$17])*[.$G77]+[.F$18])*[.$G77]+[.F$19])*[.$G77]+[.F$20]" office:value-type="float" office:value="-18.9383206340439" calcext:value-type="float">
            <text:p>-18.94</text:p>
          </table:table-cell>
          <table:table-cell table:formula="of:=([.A77]-[.$B$6])/100" office:value-type="float" office:value="1.95" calcext:value-type="float">
            <text:p>1.95</text:p>
          </table:table-cell>
          <table:table-cell table:number-columns-repeated="1005"/>
        </table:table-row>
        <table:table-row table:style-name="ro1">
          <table:table-cell table:formula="of:=[.A77]+[.$B$5]" office:value-type="float" office:value="300" calcext:value-type="float">
            <text:p>300</text:p>
          </table:table-cell>
          <table:table-cell table:style-name="ce4" table:formula="of:=(((([.B$15]*[.$G78]+[.B$16])*[.$G78]+[.B$17])*[.$G78]+[.B$18])*[.$G78]+[.B$19])*[.$G78]+[.B$20]" office:value-type="float" office:value="-22.8353633275333" calcext:value-type="float">
            <text:p>-22.84</text:p>
          </table:table-cell>
          <table:table-cell table:style-name="ce4" table:formula="of:=(((([.C$15]*[.$G78]+[.C$16])*[.$G78]+[.C$17])*[.$G78]+[.C$18])*[.$G78]+[.C$19])*[.$G78]+[.C$20]" office:value-type="float" office:value="-20.7860287310777" calcext:value-type="float">
            <text:p>-20.79</text:p>
          </table:table-cell>
          <table:table-cell table:style-name="ce4" table:formula="of:=(((([.D$15]*[.$G78]+[.D$16])*[.$G78]+[.D$17])*[.$G78]+[.D$18])*[.$G78]+[.D$19])*[.$G78]+[.D$20]" office:value-type="float" office:value="-18.0229471186706" calcext:value-type="float">
            <text:p>-18.02</text:p>
          </table:table-cell>
          <table:table-cell table:style-name="ce4" table:formula="of:=(((([.E$15]*[.$G78]+[.E$16])*[.$G78]+[.E$17])*[.$G78]+[.E$18])*[.$G78]+[.E$19])*[.$G78]+[.E$20]" office:value-type="float" office:value="-19.5259005862089" calcext:value-type="float">
            <text:p>-19.53</text:p>
          </table:table-cell>
          <table:table-cell table:style-name="ce4" table:formula="of:=(((([.F$15]*[.$G78]+[.F$16])*[.$G78]+[.F$17])*[.$G78]+[.F$18])*[.$G78]+[.F$19])*[.$G78]+[.F$20]" office:value-type="float" office:value="-19.2423068362089" calcext:value-type="float">
            <text:p>-19.24</text:p>
          </table:table-cell>
          <table:table-cell table:formula="of:=([.A78]-[.$B$6])/100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formula="of:=[.A78]+[.$B$5]" office:value-type="float" office:value="305" calcext:value-type="float">
            <text:p>305</text:p>
          </table:table-cell>
          <table:table-cell table:style-name="ce4" table:formula="of:=(((([.B$15]*[.$G79]+[.B$16])*[.$G79]+[.B$17])*[.$G79]+[.B$18])*[.$G79]+[.B$19])*[.$G79]+[.B$20]" office:value-type="float" office:value="-23.4062474107217" calcext:value-type="float">
            <text:p>-23.41</text:p>
          </table:table-cell>
          <table:table-cell table:style-name="ce4" table:formula="of:=(((([.C$15]*[.$G79]+[.C$16])*[.$G79]+[.C$17])*[.$G79]+[.C$18])*[.$G79]+[.C$19])*[.$G79]+[.C$20]" office:value-type="float" office:value="-20.7546892992812" calcext:value-type="float">
            <text:p>-20.75</text:p>
          </table:table-cell>
          <table:table-cell table:style-name="ce4" table:formula="of:=(((([.D$15]*[.$G79]+[.D$16])*[.$G79]+[.D$17])*[.$G79]+[.D$18])*[.$G79]+[.D$19])*[.$G79]+[.D$20]" office:value-type="float" office:value="-18.4111751271009" calcext:value-type="float">
            <text:p>-18.41</text:p>
          </table:table-cell>
          <table:table-cell table:style-name="ce4" table:formula="of:=(((([.E$15]*[.$G79]+[.E$16])*[.$G79]+[.E$17])*[.$G79]+[.E$18])*[.$G79]+[.E$19])*[.$G79]+[.E$20]" office:value-type="float" office:value="-19.8066790708623" calcext:value-type="float">
            <text:p>-19.81</text:p>
          </table:table-cell>
          <table:table-cell table:style-name="ce4" table:formula="of:=(((([.F$15]*[.$G79]+[.F$16])*[.$G79]+[.F$17])*[.$G79]+[.F$18])*[.$G79]+[.F$19])*[.$G79]+[.F$20]" office:value-type="float" office:value="-19.5377241958623" calcext:value-type="float">
            <text:p>-19.54</text:p>
          </table:table-cell>
          <table:table-cell table:formula="of:=([.A79]-[.$B$6])/100" office:value-type="float" office:value="2.05" calcext:value-type="float">
            <text:p>2.05</text:p>
          </table:table-cell>
          <table:table-cell table:number-columns-repeated="1005"/>
        </table:table-row>
        <table:table-row table:style-name="ro1">
          <table:table-cell table:formula="of:=[.A79]+[.$B$5]" office:value-type="float" office:value="310" calcext:value-type="float">
            <text:p>310</text:p>
          </table:table-cell>
          <table:table-cell table:style-name="ce4" table:formula="of:=(((([.B$15]*[.$G80]+[.B$16])*[.$G80]+[.B$17])*[.$G80]+[.B$18])*[.$G80]+[.B$19])*[.$G80]+[.B$20]" office:value-type="float" office:value="-23.97713149391" calcext:value-type="float">
            <text:p>-23.98</text:p>
          </table:table-cell>
          <table:table-cell table:style-name="ce4" table:formula="of:=(((([.C$15]*[.$G80]+[.C$16])*[.$G80]+[.C$17])*[.$G80]+[.C$18])*[.$G80]+[.C$19])*[.$G80]+[.C$20]" office:value-type="float" office:value="-20.6964722991884" calcext:value-type="float">
            <text:p>-20.70</text:p>
          </table:table-cell>
          <table:table-cell table:style-name="ce4" table:formula="of:=(((([.D$15]*[.$G80]+[.D$16])*[.$G80]+[.D$17])*[.$G80]+[.D$18])*[.$G80]+[.D$19])*[.$G80]+[.D$20]" office:value-type="float" office:value="-18.8196530714337" calcext:value-type="float">
            <text:p>-18.82</text:p>
          </table:table-cell>
          <table:table-cell table:style-name="ce4" table:formula="of:=(((([.E$15]*[.$G80]+[.E$16])*[.$G80]+[.E$17])*[.$G80]+[.E$18])*[.$G80]+[.E$19])*[.$G80]+[.E$20]" office:value-type="float" office:value="-20.0699631217597" calcext:value-type="float">
            <text:p>-20.07</text:p>
          </table:table-cell>
          <table:table-cell table:style-name="ce4" table:formula="of:=(((([.F$15]*[.$G80]+[.F$16])*[.$G80]+[.F$17])*[.$G80]+[.F$18])*[.$G80]+[.F$19])*[.$G80]+[.F$20]" office:value-type="float" office:value="-19.8239048092597" calcext:value-type="float">
            <text:p>-19.82</text:p>
          </table:table-cell>
          <table:table-cell table:formula="of:=([.A80]-[.$B$6])/100" office:value-type="float" office:value="2.1" calcext:value-type="float">
            <text:p>2.1</text:p>
          </table:table-cell>
          <table:table-cell table:number-columns-repeated="1005"/>
        </table:table-row>
        <table:table-row table:style-name="ro1">
          <table:table-cell table:formula="of:=[.A80]+[.$B$5]" office:value-type="float" office:value="315" calcext:value-type="float">
            <text:p>315</text:p>
          </table:table-cell>
          <table:table-cell table:style-name="ce4" table:formula="of:=(((([.B$15]*[.$G81]+[.B$16])*[.$G81]+[.B$17])*[.$G81]+[.B$18])*[.$G81]+[.B$19])*[.$G81]+[.B$20]" office:value-type="float" office:value="-24.5480155770983" calcext:value-type="float">
            <text:p>-24.55</text:p>
          </table:table-cell>
          <table:table-cell table:style-name="ce4" table:formula="of:=(((([.C$15]*[.$G81]+[.C$16])*[.$G81]+[.C$17])*[.$G81]+[.C$18])*[.$G81]+[.C$19])*[.$G81]+[.C$20]" office:value-type="float" office:value="-20.6113777307993" calcext:value-type="float">
            <text:p>-20.61</text:p>
          </table:table-cell>
          <table:table-cell table:style-name="ce4" table:formula="of:=(((([.D$15]*[.$G81]+[.D$16])*[.$G81]+[.D$17])*[.$G81]+[.D$18])*[.$G81]+[.D$19])*[.$G81]+[.D$20]" office:value-type="float" office:value="-19.2500446079599" calcext:value-type="float">
            <text:p>-19.25</text:p>
          </table:table-cell>
          <table:table-cell table:style-name="ce4" table:formula="of:=(((([.E$15]*[.$G81]+[.E$16])*[.$G81]+[.E$17])*[.$G81]+[.E$18])*[.$G81]+[.E$19])*[.$G81]+[.E$20]" office:value-type="float" office:value="-20.3138968309797" calcext:value-type="float">
            <text:p>-20.31</text:p>
          </table:table-cell>
          <table:table-cell table:style-name="ce4" table:formula="of:=(((([.F$15]*[.$G81]+[.F$16])*[.$G81]+[.F$17])*[.$G81]+[.F$18])*[.$G81]+[.F$19])*[.$G81]+[.F$20]" office:value-type="float" office:value="-20.1001337528547" calcext:value-type="float">
            <text:p>-20.10</text:p>
          </table:table-cell>
          <table:table-cell table:formula="of:=([.A81]-[.$B$6])/100" office:value-type="float" office:value="2.15" calcext:value-type="float">
            <text:p>2.15</text:p>
          </table:table-cell>
          <table:table-cell table:number-columns-repeated="1005"/>
        </table:table-row>
        <table:table-row table:style-name="ro1">
          <table:table-cell table:formula="of:=[.A81]+[.$B$5]" office:value-type="float" office:value="320" calcext:value-type="float">
            <text:p>320</text:p>
          </table:table-cell>
          <table:table-cell table:style-name="ce4" table:formula="of:=(((([.B$15]*[.$G82]+[.B$16])*[.$G82]+[.B$17])*[.$G82]+[.B$18])*[.$G82]+[.B$19])*[.$G82]+[.B$20]" office:value-type="float" office:value="-25.1188996602867" calcext:value-type="float">
            <text:p>-25.12</text:p>
          </table:table-cell>
          <table:table-cell table:style-name="ce4" table:formula="of:=(((([.C$15]*[.$G82]+[.C$16])*[.$G82]+[.C$17])*[.$G82]+[.C$18])*[.$G82]+[.C$19])*[.$G82]+[.C$20]" office:value-type="float" office:value="-20.4994055941139" calcext:value-type="float">
            <text:p>-20.50</text:p>
          </table:table-cell>
          <table:table-cell table:style-name="ce4" table:formula="of:=(((([.D$15]*[.$G82]+[.D$16])*[.$G82]+[.D$17])*[.$G82]+[.D$18])*[.$G82]+[.D$19])*[.$G82]+[.D$20]" office:value-type="float" office:value="-19.7040133929706" calcext:value-type="float">
            <text:p>-19.70</text:p>
          </table:table-cell>
          <table:table-cell table:style-name="ce4" table:formula="of:=(((([.E$15]*[.$G82]+[.E$16])*[.$G82]+[.E$17])*[.$G82]+[.E$18])*[.$G82]+[.E$19])*[.$G82]+[.E$20]" office:value-type="float" office:value="-20.5365006770489" calcext:value-type="float">
            <text:p>-20.54</text:p>
          </table:table-cell>
          <table:table-cell table:style-name="ce4" table:formula="of:=(((([.F$15]*[.$G82]+[.F$16])*[.$G82]+[.F$17])*[.$G82]+[.F$18])*[.$G82]+[.F$19])*[.$G82]+[.F$20]" office:value-type="float" office:value="-20.3656514270489" calcext:value-type="float">
            <text:p>-20.37</text:p>
          </table:table-cell>
          <table:table-cell table:formula="of:=([.A82]-[.$B$6])/100" office:value-type="float" office:value="2.2" calcext:value-type="float">
            <text:p>2.2</text:p>
          </table:table-cell>
          <table:table-cell table:number-columns-repeated="1005"/>
        </table:table-row>
        <table:table-row table:style-name="ro1">
          <table:table-cell table:formula="of:=[.A82]+[.$B$5]" office:value-type="float" office:value="325" calcext:value-type="float">
            <text:p>325</text:p>
          </table:table-cell>
          <table:table-cell table:style-name="ce4" table:formula="of:=(((([.B$15]*[.$G83]+[.B$16])*[.$G83]+[.B$17])*[.$G83]+[.B$18])*[.$G83]+[.B$19])*[.$G83]+[.B$20]" office:value-type="float" office:value="-25.689783743475" calcext:value-type="float">
            <text:p>-25.69</text:p>
          </table:table-cell>
          <table:table-cell table:style-name="ce4" table:formula="of:=(((([.C$15]*[.$G83]+[.C$16])*[.$G83]+[.C$17])*[.$G83]+[.C$18])*[.$G83]+[.C$19])*[.$G83]+[.C$20]" office:value-type="float" office:value="-20.3605558891323" calcext:value-type="float">
            <text:p>-20.36</text:p>
          </table:table-cell>
          <table:table-cell table:style-name="ce4" table:formula="of:=(((([.D$15]*[.$G83]+[.D$16])*[.$G83]+[.D$17])*[.$G83]+[.D$18])*[.$G83]+[.D$19])*[.$G83]+[.D$20]" office:value-type="float" office:value="-20.1832230827569" calcext:value-type="float">
            <text:p>-20.18</text:p>
          </table:table-cell>
          <table:table-cell table:style-name="ce4" table:formula="of:=(((([.E$15]*[.$G83]+[.E$16])*[.$G83]+[.E$17])*[.$G83]+[.E$18])*[.$G83]+[.E$19])*[.$G83]+[.E$20]" office:value-type="float" office:value="-20.7356715249418" calcext:value-type="float">
            <text:p>-20.74</text:p>
          </table:table-cell>
          <table:table-cell table:style-name="ce4" table:formula="of:=(((([.F$15]*[.$G83]+[.F$16])*[.$G83]+[.F$17])*[.$G83]+[.F$18])*[.$G83]+[.F$19])*[.$G83]+[.F$20]" office:value-type="float" office:value="-20.6196558999418" calcext:value-type="float">
            <text:p>-20.62</text:p>
          </table:table-cell>
          <table:table-cell table:formula="of:=([.A83]-[.$B$6])/100" office:value-type="float" office:value="2.25" calcext:value-type="float">
            <text:p>2.25</text:p>
          </table:table-cell>
          <table:table-cell table:number-columns-repeated="1005"/>
        </table:table-row>
        <table:table-row table:style-name="ro1">
          <table:table-cell table:formula="of:=[.A83]+[.$B$5]" office:value-type="float" office:value="330" calcext:value-type="float">
            <text:p>330</text:p>
          </table:table-cell>
          <table:table-cell table:style-name="ce4" table:formula="of:=(((([.B$15]*[.$G84]+[.B$16])*[.$G84]+[.B$17])*[.$G84]+[.B$18])*[.$G84]+[.B$19])*[.$G84]+[.B$20]" office:value-type="float" office:value="-26.2606678266633" calcext:value-type="float">
            <text:p>-26.26</text:p>
          </table:table-cell>
          <table:table-cell table:style-name="ce4" table:formula="of:=(((([.C$15]*[.$G84]+[.C$16])*[.$G84]+[.C$17])*[.$G84]+[.C$18])*[.$G84]+[.C$19])*[.$G84]+[.C$20]" office:value-type="float" office:value="-20.1948286158544" calcext:value-type="float">
            <text:p>-20.19</text:p>
          </table:table-cell>
          <table:table-cell table:style-name="ce4" table:formula="of:=(((([.D$15]*[.$G84]+[.D$16])*[.$G84]+[.D$17])*[.$G84]+[.D$18])*[.$G84]+[.D$19])*[.$G84]+[.D$20]" office:value-type="float" office:value="-20.6893373336098" calcext:value-type="float">
            <text:p>-20.69</text:p>
          </table:table-cell>
          <table:table-cell table:style-name="ce4" table:formula="of:=(((([.E$15]*[.$G84]+[.E$16])*[.$G84]+[.E$17])*[.$G84]+[.E$18])*[.$G84]+[.E$19])*[.$G84]+[.E$20]" office:value-type="float" office:value="-20.9091826260807" calcext:value-type="float">
            <text:p>-20.91</text:p>
          </table:table-cell>
          <table:table-cell table:style-name="ce4" table:formula="of:=(((([.F$15]*[.$G84]+[.F$16])*[.$G84]+[.F$17])*[.$G84]+[.F$18])*[.$G84]+[.F$19])*[.$G84]+[.F$20]" office:value-type="float" office:value="-20.8613052510807" calcext:value-type="float">
            <text:p>-20.86</text:p>
          </table:table-cell>
          <table:table-cell table:formula="of:=([.A84]-[.$B$6])/100" office:value-type="float" office:value="2.3" calcext:value-type="float">
            <text:p>2.3</text:p>
          </table:table-cell>
          <table:table-cell table:number-columns-repeated="1005"/>
        </table:table-row>
        <table:table-row table:style-name="ro1">
          <table:table-cell table:formula="of:=[.A84]+[.$B$5]" office:value-type="float" office:value="335" calcext:value-type="float">
            <text:p>335</text:p>
          </table:table-cell>
          <table:table-cell table:style-name="ce4" table:formula="of:=(((([.B$15]*[.$G85]+[.B$16])*[.$G85]+[.B$17])*[.$G85]+[.B$18])*[.$G85]+[.B$19])*[.$G85]+[.B$20]" office:value-type="float" office:value="-26.8315519098517" calcext:value-type="float">
            <text:p>-26.83</text:p>
          </table:table-cell>
          <table:table-cell table:style-name="ce4" table:formula="of:=(((([.C$15]*[.$G85]+[.C$16])*[.$G85]+[.C$17])*[.$G85]+[.C$18])*[.$G85]+[.C$19])*[.$G85]+[.C$20]" office:value-type="float" office:value="-20.0022237742803" calcext:value-type="float">
            <text:p>-20.00</text:p>
          </table:table-cell>
          <table:table-cell table:style-name="ce4" table:formula="of:=(((([.D$15]*[.$G85]+[.D$16])*[.$G85]+[.D$17])*[.$G85]+[.D$18])*[.$G85]+[.D$19])*[.$G85]+[.D$20]" office:value-type="float" office:value="-21.2240198018205" calcext:value-type="float">
            <text:p>-21.22</text:p>
          </table:table-cell>
          <table:table-cell table:style-name="ce4" table:formula="of:=(((([.E$15]*[.$G85]+[.E$16])*[.$G85]+[.E$17])*[.$G85]+[.E$18])*[.$G85]+[.E$19])*[.$G85]+[.E$20]" office:value-type="float" office:value="-21.0546836183361" calcext:value-type="float">
            <text:p>-21.05</text:p>
          </table:table-cell>
          <table:table-cell table:style-name="ce4" table:formula="of:=(((([.F$15]*[.$G85]+[.F$16])*[.$G85]+[.F$17])*[.$G85]+[.F$18])*[.$G85]+[.F$19])*[.$G85]+[.F$20]" office:value-type="float" office:value="-21.0897199152111" calcext:value-type="float">
            <text:p>-21.09</text:p>
          </table:table-cell>
          <table:table-cell table:formula="of:=([.A85]-[.$B$6])/100" office:value-type="float" office:value="2.35" calcext:value-type="float">
            <text:p>2.35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489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Disc." table:style-name="ta1">
        <table:shapes>
          <draw:frame draw:z-index="0" draw:style-name="gr1" draw:text-style-name="P1" svg:width="19.53cm" svg:height="16.641cm" svg:x="18.329cm" svg:y="3.762cm">
            <draw:object draw:notify-on-update-of-ranges="'Tech Disc.'.C3:'Tech Disc.'.C11 'Tech Disc.'.D2:'Tech Disc.'.D2 'Tech Disc.'.D3:'Tech Disc.'.D11 'Tech Disc.'.A27:'Tech Disc.'.A77 'Tech Disc.'.C26:'Tech Disc.'.C26 'Tech Disc.'.C27:'Tech Disc.'.C77 'Tech Disc.'.A27:'Tech Disc.'.A77 'Tech Disc.'.D26:'Tech Disc.'.D26 'Tech Disc.'.D27:'Tech Disc.'.D77 'Tech Disc.'.A27:'Tech Disc.'.A77 'Tech Disc.'.E26:'Tech Disc.'.E26 'Tech Disc.'.E27:'Tech Disc.'.E77 'Tech Disc.'.A27:'Tech Disc.'.A77 'Tech Disc.'.F26:'Tech Disc.'.F26 'Tech Disc.'.F27:'Tech Disc.'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69cm" svg:height="14.55cm" svg:x="15.309cm" svg:y="23.547cm">
            <draw:object draw:notify-on-update-of-ranges="'Tech Disc.'.H26:'Tech Disc.'.H26 'Tech Disc.'.H27:'Tech Disc.'.H77 'Tech Disc.'.I26:'Tech Disc.'.I26 'Tech Disc.'.I27:'Tech Disc.'.I77 'Tech Disc.'.H26:'Tech Disc.'.H26 'Tech Disc.'.H27:'Tech Disc.'.H77 'Tech Disc.'.J26:'Tech Disc.'.J26 'Tech Disc.'.J27:'Tech Disc.'.J77 'Tech Disc.'.H26:'Tech Disc.'.H26 'Tech Disc.'.H27:'Tech Disc.'.H77 'Tech Disc.'.K26:'Tech Disc.'.K26 'Tech Disc.'.K27:'Tech Disc.'.K77 'Tech Disc.'.H26:'Tech Disc.'.H26 'Tech Disc.'.H27:'Tech Disc.'.H77 'Tech Disc.'.L26:'Tech Disc.'.L26 'Tech Disc.'.L27:'Tech Disc.'.L77 'Tech Disc.'.H26:'Tech Disc.'.H26 'Tech Disc.'.H27:'Tech Disc.'.H77 'Tech Disc.'.M26:'Tech Disc.'.M26 'Tech Disc.'.M27:'Tech Disc.'.M77 'Tech Disc.'.H26:'Tech Disc.'.H26 'Tech Disc.'.H27:'Tech Disc.'.H77 'Tech Disc.'.N26:'Tech Disc.'.N26 'Tech Disc.'.N27:'Tech Disc.'.N77 'Tech Disc.'.H26:'Tech Disc.'.H26 'Tech Disc.'.H27:'Tech Disc.'.H77 'Tech Disc.'.O26:'Tech Disc.'.O26 'Tech Disc.'.O27:'Tech Disc.'.O77 'Tech Disc.'.H26:'Tech Disc.'.H26 'Tech Disc.'.H27:'Tech Disc.'.H77 'Tech Disc.'.P26:'Tech Disc.'.P26 'Tech Disc.'.P27:'Tech Disc.'.P77 'Tech Disc.'.H26:'Tech Disc.'.H26 'Tech Disc.'.H27:'Tech Disc.'.H77 'Tech Disc.'.Q26:'Tech Disc.'.Q26 'Tech Disc.'.Q27:'Tech Disc.'.Q77 'Tech Disc.'.H26:'Tech Disc.'.H26 'Tech Disc.'.H27:'Tech Disc.'.H77 'Tech Disc.'.R26:'Tech Disc.'.R26 'Tech Disc.'.R27:'Tech Disc.'.R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12" table:default-cell-style-name="ce1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1"/>
        </table:table-row>
        <table:table-row table:style-name="ro1">
          <table:table-cell table:formula="of:=25/15" office:value-type="float" office:value="1.66666666666667" calcext:value-type="float">
            <text:p>1.66666666666667</text:p>
          </table:table-cell>
          <table:table-cell table:style-name="Default" table:formula="of:=[.A2]/[.B11]" office:value-type="float" office:value="0.222222222222222" calcext:value-type="float">
            <text:p>0.222222222222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4"/>
        </table:table-row>
        <table:table-row table:style-name="ro1">
          <table:table-cell table:style-name="Default" table:formula="of:=[.B3]/2" office:value-type="float" office:value="-2.5" calcext:value-type="float">
            <text:p>-2.5</text:p>
          </table:table-cell>
          <table:table-cell office:value-type="float" office:value="-5" calcext:value-type="float">
            <text:p>-5</text:p>
          </table:table-cell>
          <table:table-cell table:formula="of:=100-[.C11]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formula="of:=([.C3]-[.B$16])/[.$B$17]" office:value-type="float" office:value="-1" calcext:value-type="float">
            <text:p>-1</text:p>
          </table:table-cell>
          <table:table-cell table:formula="of:=[.$E3]*[.E3]" office:value-type="float" office:value="1" calcext:value-type="float">
            <text:p>1</text:p>
          </table:table-cell>
          <table:table-cell table:formula="of:=[.$E3]*[.F3]" office:value-type="float" office:value="-1" calcext:value-type="float">
            <text:p>-1</text:p>
          </table:table-cell>
          <table:table-cell table:formula="of:=[.$E3]*[.G3]" office:value-type="float" office:value="1" calcext:value-type="float">
            <text:p>1</text:p>
          </table:table-cell>
          <table:table-cell table:formula="of:=[.$E3]*[.H3]" office:value-type="float" office:value="-1" calcext:value-type="float">
            <text:p>-1</text:p>
          </table:table-cell>
          <table:table-cell table:number-columns-repeated="1004"/>
        </table:table-row>
        <table:table-row table:style-name="ro1">
          <table:table-cell table:style-name="Default" table:formula="of:=[.B4]/2" office:value-type="float" office:value="-2.25" calcext:value-type="float">
            <text:p>-2.25</text:p>
          </table:table-cell>
          <table:table-cell office:value-type="float" office:value="-4.5" calcext:value-type="float">
            <text:p>-4.5</text:p>
          </table:table-cell>
          <table:table-cell table:formula="of:=100-[.C10]" office:value-type="float" office:value="15" calcext:value-type="float">
            <text:p>15</text:p>
          </table:table-cell>
          <table:table-cell office:value-type="float" office:value="-2.25" calcext:value-type="float">
            <text:p>-2.25</text:p>
          </table:table-cell>
          <table:table-cell table:formula="of:=([.C4]-[.B$16])/[.$B$17]" office:value-type="float" office:value="-0.7" calcext:value-type="float">
            <text:p>-0.7</text:p>
          </table:table-cell>
          <table:table-cell table:formula="of:=[.$E4]*[.E4]" office:value-type="float" office:value="0.49" calcext:value-type="float">
            <text:p>0.49</text:p>
          </table:table-cell>
          <table:table-cell table:formula="of:=[.$E4]*[.F4]" office:value-type="float" office:value="-0.343" calcext:value-type="float">
            <text:p>-0.343</text:p>
          </table:table-cell>
          <table:table-cell table:formula="of:=[.$E4]*[.G4]" office:value-type="float" office:value="0.2401" calcext:value-type="float">
            <text:p>0.2401</text:p>
          </table:table-cell>
          <table:table-cell table:formula="of:=[.$E4]*[.H4]" office:value-type="float" office:value="-0.16807" calcext:value-type="float">
            <text:p>-0.16807</text:p>
          </table:table-cell>
          <table:table-cell table:number-columns-repeated="1004"/>
        </table:table-row>
        <table:table-row table:style-name="ro1">
          <table:table-cell table:style-name="Default" table:formula="of:=[.B5]/2" office:value-type="float" office:value="-1.665" calcext:value-type="float">
            <text:p>-1.665</text:p>
          </table:table-cell>
          <table:table-cell office:value-type="float" office:value="-3.33" calcext:value-type="float">
            <text:p>-3.33</text:p>
          </table:table-cell>
          <table:table-cell table:formula="of:=100-[.C9]" office:value-type="float" office:value="30" calcext:value-type="float">
            <text:p>30</text:p>
          </table:table-cell>
          <table:table-cell office:value-type="float" office:value="-1.67" calcext:value-type="float">
            <text:p>-1.67</text:p>
          </table:table-cell>
          <table:table-cell table:formula="of:=([.C5]-[.B$16])/[.$B$17]" office:value-type="float" office:value="-0.4" calcext:value-type="float">
            <text:p>-0.4</text:p>
          </table:table-cell>
          <table:table-cell table:formula="of:=[.$E5]*[.E5]" office:value-type="float" office:value="0.16" calcext:value-type="float">
            <text:p>0.16</text:p>
          </table:table-cell>
          <table:table-cell table:formula="of:=[.$E5]*[.F5]" office:value-type="float" office:value="-0.064" calcext:value-type="float">
            <text:p>-0.064</text:p>
          </table:table-cell>
          <table:table-cell table:formula="of:=[.$E5]*[.G5]" office:value-type="float" office:value="0.0256" calcext:value-type="float">
            <text:p>0.0256</text:p>
          </table:table-cell>
          <table:table-cell table:formula="of:=[.$E5]*[.H5]" office:value-type="float" office:value="-0.01024" calcext:value-type="float">
            <text:p>-0.01024</text:p>
          </table:table-cell>
          <table:table-cell table:number-columns-repeated="1004"/>
        </table:table-row>
        <table:table-row table:style-name="ro1">
          <table:table-cell table:style-name="Default" table:formula="of:=[.B6]/2" office:value-type="float" office:value="-0.9" calcext:value-type="float">
            <text:p>-0.9</text:p>
          </table:table-cell>
          <table:table-cell office:value-type="float" office:value="-1.8" calcext:value-type="float">
            <text:p>-1.8</text:p>
          </table:table-cell>
          <table:table-cell table:formula="of:=100-[.C8]" office:value-type="float" office:value="40" calcext:value-type="float">
            <text:p>40</text:p>
          </table:table-cell>
          <table:table-cell office:value-type="float" office:value="-0.9" calcext:value-type="float">
            <text:p>-0.9</text:p>
          </table:table-cell>
          <table:table-cell table:formula="of:=([.C6]-[.B$16])/[.$B$17]" office:value-type="float" office:value="-0.2" calcext:value-type="float">
            <text:p>-0.2</text:p>
          </table:table-cell>
          <table:table-cell table:formula="of:=[.$E6]*[.E6]" office:value-type="float" office:value="0.04" calcext:value-type="float">
            <text:p>0.04</text:p>
          </table:table-cell>
          <table:table-cell table:formula="of:=[.$E6]*[.F6]" office:value-type="float" office:value="-0.008" calcext:value-type="float">
            <text:p>-0.008</text:p>
          </table:table-cell>
          <table:table-cell table:formula="of:=[.$E6]*[.G6]" office:value-type="float" office:value="0.0016" calcext:value-type="float">
            <text:p>0.0016</text:p>
          </table:table-cell>
          <table:table-cell table:formula="of:=[.$E6]*[.H6]" office:value-type="float" office:value="-0.00032" calcext:value-type="float">
            <text:p>-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C7]-[.B$16])/[.$B$17]" office:value-type="float" office:value="0" calcext:value-type="float">
            <text:p>0</text:p>
          </table:table-cell>
          <table:table-cell table:formula="of:=[.$E7]*[.E7]" office:value-type="float" office:value="0" calcext:value-type="float">
            <text:p>0</text:p>
          </table:table-cell>
          <table:table-cell table:formula="of:=[.$E7]*[.F7]" office:value-type="float" office:value="0" calcext:value-type="float">
            <text:p>0</text:p>
          </table:table-cell>
          <table:table-cell table:formula="of:=[.$E7]*[.G7]" office:value-type="float" office:value="0" calcext:value-type="float">
            <text:p>0</text:p>
          </table:table-cell>
          <table:table-cell table:formula="of:=[.$E7]*[.H7]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8]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([.C8]-[.B$16])/[.$B$17]" office:value-type="float" office:value="0.2" calcext:value-type="float">
            <text:p>0.2</text:p>
          </table:table-cell>
          <table:table-cell table:formula="of:=[.$E8]*[.E8]" office:value-type="float" office:value="0.04" calcext:value-type="float">
            <text:p>0.04</text:p>
          </table:table-cell>
          <table:table-cell table:formula="of:=[.$E8]*[.F8]" office:value-type="float" office:value="0.008" calcext:value-type="float">
            <text:p>0.008</text:p>
          </table:table-cell>
          <table:table-cell table:formula="of:=[.$E8]*[.G8]" office:value-type="float" office:value="0.0016" calcext:value-type="float">
            <text:p>0.0016</text:p>
          </table:table-cell>
          <table:table-cell table:formula="of:=[.$E8]*[.H8]" office:value-type="float" office:value="0.00032" calcext:value-type="float">
            <text:p>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9]/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([.C9]-[.B$16])/[.$B$17]" office:value-type="float" office:value="0.4" calcext:value-type="float">
            <text:p>0.4</text:p>
          </table:table-cell>
          <table:table-cell table:formula="of:=[.$E9]*[.E9]" office:value-type="float" office:value="0.16" calcext:value-type="float">
            <text:p>0.16</text:p>
          </table:table-cell>
          <table:table-cell table:formula="of:=[.$E9]*[.F9]" office:value-type="float" office:value="0.064" calcext:value-type="float">
            <text:p>0.064</text:p>
          </table:table-cell>
          <table:table-cell table:formula="of:=[.$E9]*[.G9]" office:value-type="float" office:value="0.0256" calcext:value-type="float">
            <text:p>0.0256</text:p>
          </table:table-cell>
          <table:table-cell table:formula="of:=[.$E9]*[.H9]" office:value-type="float" office:value="0.01024" calcext:value-type="float">
            <text:p>0.01024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0]/2"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.2</text:p>
          </table:table-cell>
          <table:table-cell table:formula="of:=([.C10]-[.B$16])/[.$B$17]" office:value-type="float" office:value="0.7" calcext:value-type="float">
            <text:p>0.7</text:p>
          </table:table-cell>
          <table:table-cell table:formula="of:=[.$E10]*[.E10]" office:value-type="float" office:value="0.49" calcext:value-type="float">
            <text:p>0.49</text:p>
          </table:table-cell>
          <table:table-cell table:formula="of:=[.$E10]*[.F10]" office:value-type="float" office:value="0.343" calcext:value-type="float">
            <text:p>0.343</text:p>
          </table:table-cell>
          <table:table-cell table:formula="of:=[.$E10]*[.G10]" office:value-type="float" office:value="0.2401" calcext:value-type="float">
            <text:p>0.2401</text:p>
          </table:table-cell>
          <table:table-cell table:formula="of:=[.$E10]*[.H10]" office:value-type="float" office:value="0.16807" calcext:value-type="float">
            <text:p>0.16807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1]/2"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table:formula="of:=([.C11]-[.B$16])/[.$B$17]" office:value-type="float" office:value="1" calcext:value-type="float">
            <text:p>1</text:p>
          </table:table-cell>
          <table:table-cell table:formula="of:=[.$E11]*[.E11]" office:value-type="float" office:value="1" calcext:value-type="float">
            <text:p>1</text:p>
          </table:table-cell>
          <table:table-cell table:formula="of:=[.$E11]*[.F11]" office:value-type="float" office:value="1" calcext:value-type="float">
            <text:p>1</text:p>
          </table:table-cell>
          <table:table-cell table:formula="of:=[.$E11]*[.G11]" office:value-type="float" office:value="1" calcext:value-type="float">
            <text:p>1</text:p>
          </table:table-cell>
          <table:table-cell table:formula="of:=[.$E11]*[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18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1];[.E3:.E11];0)"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1];[.E3:.F11];0)" office:value-type="float" office:value="0.699242484021147" calcext:value-type="float">
            <text:p>0.699242484021147</text:p>
          </table:table-cell>
          <table:table-cell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990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1];[.E3:.G11];0)" office:value-type="float" office:value="-1.64420661795578" calcext:value-type="float">
            <text:p>-1.64420661795578</text:p>
          </table:table-cell>
          <table:table-cell office:value-type="float" office:value="0.699242484021147" calcext:value-type="float">
            <text:p>0.699242484021147</text:p>
          </table:table-cell>
          <table:table-cell office:value-type="float" office:value="4.75751659581974" calcext:value-type="float">
            <text:p>4.7575165958197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1];[.E3:.H11];0)" office:value-type="float" office:value="-0.62901149842067" calcext:value-type="float">
            <text:p>-0.62901149842067</text:p>
          </table:table-cell>
          <table:table-cell office:value-type="float" office:value="-1.64420661795578" calcext:value-type="float">
            <text:p>-1.64420661795578</text:p>
          </table:table-cell>
          <table:table-cell office:value-type="float" office:value="1.25604100057744" calcext:value-type="float">
            <text:p>1.25604100057744</text:p>
          </table:table-cell>
          <table:table-cell office:value-type="float" office:value="4.75751659581974" calcext:value-type="float">
            <text:p>4.757516595819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S16:.W16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1];[.E3:.I11];0)" office:value-type="float" office:value="0.576847552930923" calcext:value-type="float">
            <text:p>0.576847552930923</text:p>
          </table:table-cell>
          <table:table-cell office:value-type="float" office:value="-0.62901149842067" calcext:value-type="float">
            <text:p>-0.62901149842067</text:p>
          </table:table-cell>
          <table:table-cell office:value-type="float" office:value="-2.3744391893365" calcext:value-type="float">
            <text:p>-2.3744391893365</text:p>
          </table:table-cell>
          <table:table-cell office:value-type="float" office:value="1.25604100057744" calcext:value-type="float">
            <text:p>1.25604100057744</text:p>
          </table:table-cell>
          <table:table-cell table:style-name="Default" office:value-type="float" office:value="4.92219763795282" calcext:value-type="float">
            <text:p>4.922197637952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S17:.W17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S18:.W18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4"/>
          <table:table-cell table:formula="of:=[.D17]" office:value-type="float" office:value="0.576847552930923" calcext:value-type="float">
            <text:p>0.576847552930923</text:p>
          </table:table-cell>
          <table:table-cell office:value-type="float" office:value="0.576847552930923" calcext:value-type="float">
            <text:p>0.576847552930923</text:p>
          </table:table-cell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S19:.W19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Default"/>
          <table:table-cell table:style-name="Default" table:formula="of:=[.D16]" office:value-type="float" office:value="-0.62901149842067" calcext:value-type="float">
            <text:p>-0.62901149842067</text:p>
          </table:table-cell>
          <table:table-cell table:style-name="Default" table:formula="of:=[.E17]" office:value-type="float" office:value="-0.62901149842067" calcext:value-type="float">
            <text:p>-0.62901149842067</text:p>
          </table:table-cell>
          <table:table-cell table:style-name="Default" office:value-type="float" office:value="-0.62901149842067" calcext:value-type="float">
            <text:p>-0.62901149842067</text:p>
          </table:table-cell>
          <table:table-cell table:style-name="Default"/>
          <table:table-cell table:number-columns-repeated="9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S20:.W20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5]" office:value-type="float" office:value="-1.64420661795578" calcext:value-type="float">
            <text:p>-1.64420661795578</text:p>
          </table:table-cell>
          <table:table-cell table:style-name="Default" table:formula="of:=[.E16]" office:value-type="float" office:value="-1.64420661795578" calcext:value-type="float">
            <text:p>-1.64420661795578</text:p>
          </table:table-cell>
          <table:table-cell table:style-name="Default" table:formula="of:=[.F17]" office:value-type="float" office:value="-2.3744391893365" calcext:value-type="float">
            <text:p>-2.3744391893365</text:p>
          </table:table-cell>
          <table:table-cell table:style-name="Default" office:value-type="float" office:value="-2.3744391893365" calcext:value-type="float">
            <text:p>-2.3744391893365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S21:.W21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4]" office:value-type="float" office:value="0.699242484021147" calcext:value-type="float">
            <text:p>0.699242484021147</text:p>
          </table:table-cell>
          <table:table-cell table:style-name="Default" table:formula="of:=[.E15]" office:value-type="float" office:value="0.699242484021147" calcext:value-type="float">
            <text:p>0.699242484021147</text:p>
          </table:table-cell>
          <table:table-cell table:style-name="Default" table:formula="of:=[.F16]" office:value-type="float" office:value="1.25604100057744" calcext:value-type="float">
            <text:p>1.25604100057744</text:p>
          </table:table-cell>
          <table:table-cell table:style-name="Default" table:formula="of:=[.G17]" office:value-type="float" office:value="1.25604100057744" calcext:value-type="float">
            <text:p>1.25604100057744</text:p>
          </table:table-cell>
          <table:table-cell table:style-name="Default" office:value-type="float" office:value="1.25604100057744" calcext:value-type="float">
            <text:p>1.25604100057744</text:p>
          </table:table-cell>
          <table:table-cell table:style-name="Default"/>
          <table:table-cell table:number-columns-repeated="10"/>
          <table:table-cell table:formula="of:=SUM([.S16:.S21])" office:value-type="float" office:value="2" calcext:value-type="float">
            <text:p>2</text:p>
          </table:table-cell>
          <table:table-cell table:formula="of:=SUM([.T16:.T21])" office:value-type="float" office:value="19" calcext:value-type="float">
            <text:p>19</text:p>
          </table:table-cell>
          <table:table-cell table:formula="of:=SUM([.U16:.U21])" office:value-type="float" office:value="23" calcext:value-type="float">
            <text:p>23</text:p>
          </table:table-cell>
          <table:table-cell table:formula="of:=SUM([.V16:.V21])" office:value-type="float" office:value="7" calcext:value-type="float">
            <text:p>7</text:p>
          </table:table-cell>
          <table:table-cell table:formula="of:=SUM([.W16:.W21])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</text:p>
          </table:table-cell>
          <table:table-cell table:formula="of:=[.D13]" office:value-type="float" office:value="3.52455621301775" calcext:value-type="float">
            <text:p>3.52455621301775</text:p>
          </table:table-cell>
          <table:table-cell table:formula="of:=[.E14]" office:value-type="float" office:value="3.52455621301775" calcext:value-type="float">
            <text:p>3.52455621301775</text:p>
          </table:table-cell>
          <table:table-cell table:formula="of:=[.F15]" office:value-type="float" office:value="4.75751659581974" calcext:value-type="float">
            <text:p>4.75751659581974</text:p>
          </table:table-cell>
          <table:table-cell table:formula="of:=[.G16]" office:value-type="float" office:value="4.75751659581974" calcext:value-type="float">
            <text:p>4.75751659581974</text:p>
          </table:table-cell>
          <table:table-cell table:formula="of:=[.H17]" office:value-type="float" office:value="4.92219763795282" calcext:value-type="float">
            <text:p>4.92219763795282</text:p>
          </table:table-cell>
          <table:table-cell office:value-type="float" office:value="4.92219763795282" calcext:value-type="float">
            <text:p>4.922197637952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23]" office:value-type="float" office:value="5" calcext:value-type="float">
            <text:p>5</text:p>
          </table:table-cell>
          <table:table-cell table:formula="of:=[.J23]" office:value-type="float" office:value="5" calcext:value-type="float">
            <text:p>5</text:p>
          </table:table-cell>
          <table:table-cell table:formula="of:=[.K2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M23]" office:value-type="float" office:value="4" calcext:value-type="float">
            <text:p>4</text:p>
          </table:table-cell>
          <table:table-cell table:formula="of:=[.N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P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3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table:formula="of:=1+[.L25]" office:value-type="float" office:value="5" calcext:value-type="float">
            <text:p>5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table:formula="of:=1+[.O25]" office:value-type="float" office:value="4" calcext:value-type="float">
            <text:p>4</text:p>
          </table:table-cell>
          <table:table-cell table:formula="of:=1+[.P25]" office:value-type="float" office:value="2" calcext:value-type="float">
            <text:p>2</text:p>
          </table:table-cell>
          <table:table-cell table:formula="of:=1+[.Q25]" office:value-type="float" office:value="3" calcext:value-type="float">
            <text:p>3</text:p>
          </table:table-cell>
          <table:table-cell table:formula="of:=1+[.R25]" office:value-type="float" office:value="2" calcext:value-type="float">
            <text:p>2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7"/>
          <table:table-cell office:value-type="float" office:value="1" calcext:value-type="float">
            <text:p>1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+[.P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formula="of:=[.A26]" office:value-type="string" office:string-value="Value" calcext:value-type="string">
            <text:p>Value</text:p>
          </table:table-cell>
          <table:table-cell table:formula="of:=&quot;+&quot;&amp;[.I25]&amp;&quot;on&quot;&amp;[.I23]" office:value-type="string" office:string-value="+1on5" calcext:value-type="string">
            <text:p>+1on5</text:p>
          </table:table-cell>
          <table:table-cell table:formula="of:=&quot;+&quot;&amp;[.J25]&amp;&quot;on&quot;&amp;[.J23]" office:value-type="string" office:string-value="+2on5" calcext:value-type="string">
            <text:p>+2on5</text:p>
          </table:table-cell>
          <table:table-cell table:formula="of:=&quot;+&quot;&amp;[.K25]&amp;&quot;on&quot;&amp;[.K23]" office:value-type="string" office:string-value="+3on5" calcext:value-type="string">
            <text:p>+3on5</text:p>
          </table:table-cell>
          <table:table-cell table:formula="of:=&quot;+&quot;&amp;[.L25]&amp;&quot;on&quot;&amp;[.L23]" office:value-type="string" office:string-value="+4on5" calcext:value-type="string">
            <text:p>+4on5</text:p>
          </table:table-cell>
          <table:table-cell table:formula="of:=&quot;+&quot;&amp;[.M25]&amp;&quot;on&quot;&amp;[.M23]" office:value-type="string" office:string-value="+1on4" calcext:value-type="string">
            <text:p>+1on4</text:p>
          </table:table-cell>
          <table:table-cell table:formula="of:=&quot;+&quot;&amp;[.N25]&amp;&quot;on&quot;&amp;[.N23]" office:value-type="string" office:string-value="+2on4" calcext:value-type="string">
            <text:p>+2on4</text:p>
          </table:table-cell>
          <table:table-cell table:formula="of:=&quot;+&quot;&amp;[.O25]&amp;&quot;on&quot;&amp;[.O23]" office:value-type="string" office:string-value="+3on4" calcext:value-type="string">
            <text:p>+3on4</text:p>
          </table:table-cell>
          <table:table-cell table:formula="of:=&quot;+&quot;&amp;[.P25]&amp;&quot;on&quot;&amp;[.P23]" office:value-type="string" office:string-value="+1on3" calcext:value-type="string">
            <text:p>+1on3</text:p>
          </table:table-cell>
          <table:table-cell table:formula="of:=&quot;+&quot;&amp;[.Q25]&amp;&quot;on&quot;&amp;[.Q23]" office:value-type="string" office:string-value="+2on3" calcext:value-type="string">
            <text:p>+2on3</text:p>
          </table:table-cell>
          <table:table-cell table:formula="of:=&quot;+&quot;&amp;[.R25]&amp;&quot;on&quot;&amp;[.R23]" office:value-type="string" office:string-value="+1on2" calcext:value-type="string">
            <text:p>+1on2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$B$13]" office:value-type="float" office:value="0" calcext:value-type="float">
            <text:p>0</text:p>
          </table:table-cell>
          <table:table-cell table:style-name="ce4" table:formula="of:=(((([.B$19]*[.$G27]+[.B$20])*[.$G27]+[.B$21])*[.$G27]+[.B$22])*[.$G27]+[.B$23])*[.$G27]+[.B$24]" office:value-type="float" office:value="-3.52455621301775" calcext:value-type="float">
            <text:p>-3.52</text:p>
          </table:table-cell>
          <table:table-cell table:style-name="ce4" table:formula="of:=(((([.C$19]*[.$G27]+[.C$20])*[.$G27]+[.C$21])*[.$G27]+[.C$22])*[.$G27]+[.C$23])*[.$G27]+[.C$24]" office:value-type="float" office:value="-2.8253137289966" calcext:value-type="float">
            <text:p>-2.83</text:p>
          </table:table-cell>
          <table:table-cell table:style-name="ce4" table:formula="of:=(((([.D$19]*[.$G27]+[.D$20])*[.$G27]+[.D$21])*[.$G27]+[.D$22])*[.$G27]+[.D$23])*[.$G27]+[.D$24]" office:value-type="float" office:value="-2.41406749384281" calcext:value-type="float">
            <text:p>-2.41</text:p>
          </table:table-cell>
          <table:table-cell table:style-name="ce4" table:formula="of:=(((([.E$19]*[.$G27]+[.E$20])*[.$G27]+[.E$21])*[.$G27]+[.E$22])*[.$G27]+[.E$23])*[.$G27]+[.E$24]" office:value-type="float" office:value="-2.48628047570719" calcext:value-type="float">
            <text:p>-2.49</text:p>
          </table:table-cell>
          <table:table-cell table:style-name="ce4" table:formula="of:=(((([.F$19]*[.$G27]+[.F$20])*[.$G27]+[.F$21])*[.$G27]+[.F$22])*[.$G27]+[.F$23])*[.$G27]+[.F$24]" office:value-type="float" office:value="-2.49757649939047" calcext:value-type="float">
            <text:p>-2.50</text:p>
          </table:table-cell>
          <table:table-cell table:formula="of:=([.A27]-[.$B$16])/[.$B$17]" office:value-type="float" office:value="-1" calcext:value-type="float">
            <text:p>-1</text:p>
          </table:table-cell>
          <table:table-cell table:formula="of:=[.A27]" office:value-type="float" office:value="0" calcext:value-type="float">
            <text:p>0</text:p>
          </table:table-cell>
          <table:table-cell table:formula="of:=BINOMDIST([.I$24];[.I$23];[.$H27]/100;[.$H$24])" office:value-type="float" office:value="0" calcext:value-type="float">
            <text:p>0</text:p>
          </table:table-cell>
          <table:table-cell table:formula="of:=BINOMDIST([.J$24];[.J$23];[.$H27]/100;[.$H$24])" office:value-type="float" office:value="0" calcext:value-type="float">
            <text:p>0</text:p>
          </table:table-cell>
          <table:table-cell table:formula="of:=BINOMDIST([.K$24];[.K$23];[.$H27]/100;[.$H$24])" office:value-type="float" office:value="0" calcext:value-type="float">
            <text:p>0</text:p>
          </table:table-cell>
          <table:table-cell table:formula="of:=BINOMDIST([.L$24];[.L$23];[.$H27]/100;[.$H$24])" office:value-type="float" office:value="0" calcext:value-type="float">
            <text:p>0</text:p>
          </table:table-cell>
          <table:table-cell table:formula="of:=BINOMDIST([.M$24];[.M$23];[.$H27]/100;[.$H$24])" office:value-type="float" office:value="0" calcext:value-type="float">
            <text:p>0</text:p>
          </table:table-cell>
          <table:table-cell table:formula="of:=BINOMDIST([.N$24];[.N$23];[.$H27]/100;[.$H$24])" office:value-type="float" office:value="0" calcext:value-type="float">
            <text:p>0</text:p>
          </table:table-cell>
          <table:table-cell table:formula="of:=BINOMDIST([.O$24];[.O$23];[.$H27]/100;[.$H$24])" office:value-type="float" office:value="0" calcext:value-type="float">
            <text:p>0</text:p>
          </table:table-cell>
          <table:table-cell table:formula="of:=BINOMDIST([.P$24];[.P$23];[.$H27]/100;[.$H$24])" office:value-type="float" office:value="0" calcext:value-type="float">
            <text:p>0</text:p>
          </table:table-cell>
          <table:table-cell table:formula="of:=BINOMDIST([.Q$24];[.Q$23];[.$H27]/100;[.$H$24])" office:value-type="float" office:value="0" calcext:value-type="float">
            <text:p>0</text:p>
          </table:table-cell>
          <table:table-cell table:formula="of:=BINOMDIST([.R$24];[.R$23];[.$H27]/100;[.$H$2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7]+[.$B$15]" office:value-type="float" office:value="2" calcext:value-type="float">
            <text:p>2</text:p>
          </table:table-cell>
          <table:table-cell table:style-name="ce4" table:formula="of:=(((([.B$19]*[.$G28]+[.B$20])*[.$G28]+[.B$21])*[.$G28]+[.B$22])*[.$G28]+[.B$23])*[.$G28]+[.B$24]" office:value-type="float" office:value="-3.38357396449704" calcext:value-type="float">
            <text:p>-3.38</text:p>
          </table:table-cell>
          <table:table-cell table:style-name="ce4" table:formula="of:=(((([.C$19]*[.$G28]+[.C$20])*[.$G28]+[.C$21])*[.$G28]+[.C$22])*[.$G28]+[.C$23])*[.$G28]+[.C$24]" office:value-type="float" office:value="-2.73915209122315" calcext:value-type="float">
            <text:p>-2.74</text:p>
          </table:table-cell>
          <table:table-cell table:style-name="ce4" table:formula="of:=(((([.D$19]*[.$G28]+[.D$20])*[.$G28]+[.D$21])*[.$G28]+[.D$22])*[.$G28]+[.D$23])*[.$G28]+[.D$24]" office:value-type="float" office:value="-2.46810527236933" calcext:value-type="float">
            <text:p>-2.47</text:p>
          </table:table-cell>
          <table:table-cell table:style-name="ce4" table:formula="of:=(((([.E$19]*[.$G28]+[.E$20])*[.$G28]+[.E$21])*[.$G28]+[.E$22])*[.$G28]+[.E$23])*[.$G28]+[.E$24]" office:value-type="float" office:value="-2.48920851189509" calcext:value-type="float">
            <text:p>-2.49</text:p>
          </table:table-cell>
          <table:table-cell table:style-name="ce4" table:formula="of:=(((([.F$19]*[.$G28]+[.F$20])*[.$G28]+[.F$21])*[.$G28]+[.F$22])*[.$G28]+[.F$23])*[.$G28]+[.F$24]" office:value-type="float" office:value="-2.471585013407" calcext:value-type="float">
            <text:p>-2.47</text:p>
          </table:table-cell>
          <table:table-cell table:formula="of:=([.A28]-[.$B$16])/[.$B$17]" office:value-type="float" office:value="-0.96" calcext:value-type="float">
            <text:p>-0.96</text:p>
          </table:table-cell>
          <table:table-cell table:formula="of:=[.A28]" office:value-type="float" office:value="2" calcext:value-type="float">
            <text:p>2</text:p>
          </table:table-cell>
          <table:table-cell table:formula="of:=BINOMDIST([.I$24];[.I$23];[.$H28]/100;[.$H$24])" office:value-type="float" office:value="0.003764768" calcext:value-type="float">
            <text:p>0.003764768</text:p>
          </table:table-cell>
          <table:table-cell table:formula="of:=BINOMDIST([.J$24];[.J$23];[.$H28]/100;[.$H$24])" office:value-type="float" office:value="0.000076832" calcext:value-type="float">
            <text:p>0.000076832</text:p>
          </table:table-cell>
          <table:table-cell table:formula="of:=BINOMDIST([.K$24];[.K$23];[.$H28]/100;[.$H$24])" office:value-type="float" office:value="0.000000784" calcext:value-type="float">
            <text:p>0.000000784</text:p>
          </table:table-cell>
          <table:table-cell table:formula="of:=BINOMDIST([.L$24];[.L$23];[.$H28]/100;[.$H$24])" office:value-type="float" office:value="0.0000000032" calcext:value-type="float">
            <text:p>0.0000000032</text:p>
          </table:table-cell>
          <table:table-cell table:formula="of:=BINOMDIST([.M$24];[.M$23];[.$H28]/100;[.$H$24])" office:value-type="float" office:value="0.00230496" calcext:value-type="float">
            <text:p>0.00230496</text:p>
          </table:table-cell>
          <table:table-cell table:formula="of:=BINOMDIST([.N$24];[.N$23];[.$H28]/100;[.$H$24])" office:value-type="float" office:value="0.00003136" calcext:value-type="float">
            <text:p>0.00003136</text:p>
          </table:table-cell>
          <table:table-cell table:formula="of:=BINOMDIST([.O$24];[.O$23];[.$H28]/100;[.$H$24])" office:value-type="float" office:value="0.00000016" calcext:value-type="float">
            <text:p>0.00000016</text:p>
          </table:table-cell>
          <table:table-cell table:formula="of:=BINOMDIST([.P$24];[.P$23];[.$H28]/100;[.$H$24])" office:value-type="float" office:value="0.001176" calcext:value-type="float">
            <text:p>0.001176</text:p>
          </table:table-cell>
          <table:table-cell table:formula="of:=BINOMDIST([.Q$24];[.Q$23];[.$H28]/100;[.$H$24])" office:value-type="float" office:value="0.000008" calcext:value-type="float">
            <text:p>0.000008</text:p>
          </table:table-cell>
          <table:table-cell table:formula="of:=BINOMDIST([.R$24];[.R$23];[.$H28]/100;[.$H$24])" office:value-type="float" office:value="0.0004" calcext:value-type="float">
            <text:p>0.0004</text:p>
          </table:table-cell>
          <table:table-cell table:number-columns-repeated="995"/>
        </table:table-row>
        <table:table-row table:style-name="ro1">
          <table:table-cell table:formula="of:=[.A28]+[.$B$15]" office:value-type="float" office:value="4" calcext:value-type="float">
            <text:p>4</text:p>
          </table:table-cell>
          <table:table-cell table:style-name="ce4" table:formula="of:=(((([.B$19]*[.$G29]+[.B$20])*[.$G29]+[.B$21])*[.$G29]+[.B$22])*[.$G29]+[.B$23])*[.$G29]+[.B$24]" office:value-type="float" office:value="-3.24259171597633" calcext:value-type="float">
            <text:p>-3.24</text:p>
          </table:table-cell>
          <table:table-cell table:style-name="ce4" table:formula="of:=(((([.C$19]*[.$G29]+[.C$20])*[.$G29]+[.C$21])*[.$G29]+[.C$22])*[.$G29]+[.C$23])*[.$G29]+[.C$24]" office:value-type="float" office:value="-2.65075287750083" calcext:value-type="float">
            <text:p>-2.65</text:p>
          </table:table-cell>
          <table:table-cell table:style-name="ce4" table:formula="of:=(((([.D$19]*[.$G29]+[.D$20])*[.$G29]+[.D$21])*[.$G29]+[.D$22])*[.$G29]+[.D$23])*[.$G29]+[.D$24]" office:value-type="float" office:value="-2.50475246675591" calcext:value-type="float">
            <text:p>-2.50</text:p>
          </table:table-cell>
          <table:table-cell table:style-name="ce4" table:formula="of:=(((([.E$19]*[.$G29]+[.E$20])*[.$G29]+[.E$21])*[.$G29]+[.E$22])*[.$G29]+[.E$23])*[.$G29]+[.E$24]" office:value-type="float" office:value="-2.48409761157028" calcext:value-type="float">
            <text:p>-2.48</text:p>
          </table:table-cell>
          <table:table-cell table:style-name="ce4" table:formula="of:=(((([.F$19]*[.$G29]+[.F$20])*[.$G29]+[.F$21])*[.$G29]+[.F$22])*[.$G29]+[.F$23])*[.$G29]+[.F$24]" office:value-type="float" office:value="-2.44717039362931" calcext:value-type="float">
            <text:p>-2.45</text:p>
          </table:table-cell>
          <table:table-cell table:formula="of:=([.A29]-[.$B$16])/[.$B$17]" office:value-type="float" office:value="-0.92" calcext:value-type="float">
            <text:p>-0.92</text:p>
          </table:table-cell>
          <table:table-cell table:formula="of:=[.A29]" office:value-type="float" office:value="4" calcext:value-type="float">
            <text:p>4</text:p>
          </table:table-cell>
          <table:table-cell table:formula="of:=BINOMDIST([.I$24];[.I$23];[.$H29]/100;[.$H$24])" office:value-type="float" office:value="0.014155776" calcext:value-type="float">
            <text:p>0.014155776</text:p>
          </table:table-cell>
          <table:table-cell table:formula="of:=BINOMDIST([.J$24];[.J$23];[.$H29]/100;[.$H$24])" office:value-type="float" office:value="0.000589824" calcext:value-type="float">
            <text:p>0.000589824</text:p>
          </table:table-cell>
          <table:table-cell table:formula="of:=BINOMDIST([.K$24];[.K$23];[.$H29]/100;[.$H$24])" office:value-type="float" office:value="0.000012288" calcext:value-type="float">
            <text:p>0.000012288</text:p>
          </table:table-cell>
          <table:table-cell table:formula="of:=BINOMDIST([.L$24];[.L$23];[.$H29]/100;[.$H$24])" office:value-type="float" office:value="0.0000001024" calcext:value-type="float">
            <text:p>0.0000001024</text:p>
          </table:table-cell>
          <table:table-cell table:formula="of:=BINOMDIST([.M$24];[.M$23];[.$H29]/100;[.$H$24])" office:value-type="float" office:value="0.00884736" calcext:value-type="float">
            <text:p>0.00884736</text:p>
          </table:table-cell>
          <table:table-cell table:formula="of:=BINOMDIST([.N$24];[.N$23];[.$H29]/100;[.$H$24])" office:value-type="float" office:value="0.00024576" calcext:value-type="float">
            <text:p>0.00024576</text:p>
          </table:table-cell>
          <table:table-cell table:formula="of:=BINOMDIST([.O$24];[.O$23];[.$H29]/100;[.$H$24])" office:value-type="float" office:value="0.00000256" calcext:value-type="float">
            <text:p>0.00000256</text:p>
          </table:table-cell>
          <table:table-cell table:formula="of:=BINOMDIST([.P$24];[.P$23];[.$H29]/100;[.$H$24])" office:value-type="float" office:value="0.004608" calcext:value-type="float">
            <text:p>0.004608</text:p>
          </table:table-cell>
          <table:table-cell table:formula="of:=BINOMDIST([.Q$24];[.Q$23];[.$H29]/100;[.$H$24])" office:value-type="float" office:value="0.000064" calcext:value-type="float">
            <text:p>0.000064</text:p>
          </table:table-cell>
          <table:table-cell table:formula="of:=BINOMDIST([.R$24];[.R$23];[.$H29]/100;[.$H$24])" office:value-type="float" office:value="0.0016" calcext:value-type="float">
            <text:p>0.0016</text:p>
          </table:table-cell>
          <table:table-cell table:number-columns-repeated="995"/>
        </table:table-row>
        <table:table-row table:style-name="ro1">
          <table:table-cell table:formula="of:=[.A29]+[.$B$15]" office:value-type="float" office:value="6" calcext:value-type="float">
            <text:p>6</text:p>
          </table:table-cell>
          <table:table-cell table:style-name="ce4" table:formula="of:=(((([.B$19]*[.$G30]+[.B$20])*[.$G30]+[.B$21])*[.$G30]+[.B$22])*[.$G30]+[.B$23])*[.$G30]+[.B$24]" office:value-type="float" office:value="-3.10160946745562" calcext:value-type="float">
            <text:p>-3.10</text:p>
          </table:table-cell>
          <table:table-cell table:style-name="ce4" table:formula="of:=(((([.C$19]*[.$G30]+[.C$20])*[.$G30]+[.C$21])*[.$G30]+[.C$22])*[.$G30]+[.C$23])*[.$G30]+[.C$24]" office:value-type="float" office:value="-2.56011608782964" calcext:value-type="float">
            <text:p>-2.56</text:p>
          </table:table-cell>
          <table:table-cell table:style-name="ce4" table:formula="of:=(((([.D$19]*[.$G30]+[.D$20])*[.$G30]+[.D$21])*[.$G30]+[.D$22])*[.$G30]+[.D$23])*[.$G30]+[.D$24]" office:value-type="float" office:value="-2.52464045234383" calcext:value-type="float">
            <text:p>-2.52</text:p>
          </table:table-cell>
          <table:table-cell table:style-name="ce4" table:formula="of:=(((([.E$19]*[.$G30]+[.E$20])*[.$G30]+[.E$21])*[.$G30]+[.E$22])*[.$G30]+[.E$23])*[.$G30]+[.E$24]" office:value-type="float" office:value="-2.47067095811216" calcext:value-type="float">
            <text:p>-2.47</text:p>
          </table:table-cell>
          <table:table-cell table:style-name="ce4" table:formula="of:=(((([.F$19]*[.$G30]+[.F$20])*[.$G30]+[.F$21])*[.$G30]+[.F$22])*[.$G30]+[.F$23])*[.$G30]+[.F$24]" office:value-type="float" office:value="-2.42237808911493" calcext:value-type="float">
            <text:p>-2.42</text:p>
          </table:table-cell>
          <table:table-cell table:formula="of:=([.A30]-[.$B$16])/[.$B$17]" office:value-type="float" office:value="-0.88" calcext:value-type="float">
            <text:p>-0.88</text:p>
          </table:table-cell>
          <table:table-cell table:formula="of:=[.A30]" office:value-type="float" office:value="6" calcext:value-type="float">
            <text:p>6</text:p>
          </table:table-cell>
          <table:table-cell table:formula="of:=BINOMDIST([.I$24];[.I$23];[.$H30]/100;[.$H$24])" office:value-type="float" office:value="0.029901024" calcext:value-type="float">
            <text:p>0.029901024</text:p>
          </table:table-cell>
          <table:table-cell table:formula="of:=BINOMDIST([.J$24];[.J$23];[.$H30]/100;[.$H$24])" office:value-type="float" office:value="0.001908576" calcext:value-type="float">
            <text:p>0.001908576</text:p>
          </table:table-cell>
          <table:table-cell table:formula="of:=BINOMDIST([.K$24];[.K$23];[.$H30]/100;[.$H$24])" office:value-type="float" office:value="0.000060912" calcext:value-type="float">
            <text:p>0.000060912</text:p>
          </table:table-cell>
          <table:table-cell table:formula="of:=BINOMDIST([.L$24];[.L$23];[.$H30]/100;[.$H$24])" office:value-type="float" office:value="0.0000007776" calcext:value-type="float">
            <text:p>0.0000007776</text:p>
          </table:table-cell>
          <table:table-cell table:formula="of:=BINOMDIST([.M$24];[.M$23];[.$H30]/100;[.$H$24])" office:value-type="float" office:value="0.01908576" calcext:value-type="float">
            <text:p>0.01908576</text:p>
          </table:table-cell>
          <table:table-cell table:formula="of:=BINOMDIST([.N$24];[.N$23];[.$H30]/100;[.$H$24])" office:value-type="float" office:value="0.00081216" calcext:value-type="float">
            <text:p>0.00081216</text:p>
          </table:table-cell>
          <table:table-cell table:formula="of:=BINOMDIST([.O$24];[.O$23];[.$H30]/100;[.$H$24])" office:value-type="float" office:value="0.00001296" calcext:value-type="float">
            <text:p>0.00001296</text:p>
          </table:table-cell>
          <table:table-cell table:formula="of:=BINOMDIST([.P$24];[.P$23];[.$H30]/100;[.$H$24])" office:value-type="float" office:value="0.010152" calcext:value-type="float">
            <text:p>0.010152</text:p>
          </table:table-cell>
          <table:table-cell table:formula="of:=BINOMDIST([.Q$24];[.Q$23];[.$H30]/100;[.$H$24])" office:value-type="float" office:value="0.000216" calcext:value-type="float">
            <text:p>0.000216</text:p>
          </table:table-cell>
          <table:table-cell table:formula="of:=BINOMDIST([.R$24];[.R$23];[.$H30]/100;[.$H$24])" office:value-type="float" office:value="0.0036" calcext:value-type="float">
            <text:p>0.0036</text:p>
          </table:table-cell>
          <table:table-cell table:number-columns-repeated="995"/>
        </table:table-row>
        <table:table-row table:style-name="ro1">
          <table:table-cell table:formula="of:=[.A30]+[.$B$15]" office:value-type="float" office:value="8" calcext:value-type="float">
            <text:p>8</text:p>
          </table:table-cell>
          <table:table-cell table:style-name="ce4" table:formula="of:=(((([.B$19]*[.$G31]+[.B$20])*[.$G31]+[.B$21])*[.$G31]+[.B$22])*[.$G31]+[.B$23])*[.$G31]+[.B$24]" office:value-type="float" office:value="-2.96062721893491" calcext:value-type="float">
            <text:p>-2.96</text:p>
          </table:table-cell>
          <table:table-cell table:style-name="ce4" table:formula="of:=(((([.C$19]*[.$G31]+[.C$20])*[.$G31]+[.C$21])*[.$G31]+[.C$22])*[.$G31]+[.C$23])*[.$G31]+[.C$24]" office:value-type="float" office:value="-2.46724172220959" calcext:value-type="float">
            <text:p>-2.47</text:p>
          </table:table-cell>
          <table:table-cell table:style-name="ce4" table:formula="of:=(((([.D$19]*[.$G31]+[.D$20])*[.$G31]+[.D$21])*[.$G31]+[.D$22])*[.$G31]+[.D$23])*[.$G31]+[.D$24]" office:value-type="float" office:value="-2.5284006044744" calcext:value-type="float">
            <text:p>-2.53</text:p>
          </table:table-cell>
          <table:table-cell table:style-name="ce4" table:formula="of:=(((([.E$19]*[.$G31]+[.E$20])*[.$G31]+[.E$21])*[.$G31]+[.E$22])*[.$G31]+[.E$23])*[.$G31]+[.E$24]" office:value-type="float" office:value="-2.44869038136661" calcext:value-type="float">
            <text:p>-2.45</text:p>
          </table:table-cell>
          <table:table-cell table:style-name="ce4" table:formula="of:=(((([.F$19]*[.$G31]+[.F$20])*[.$G31]+[.F$21])*[.$G31]+[.F$22])*[.$G31]+[.F$23])*[.$G31]+[.F$24]" office:value-type="float" office:value="-2.39545522635069" calcext:value-type="float">
            <text:p>-2.40</text:p>
          </table:table-cell>
          <table:table-cell table:formula="of:=([.A31]-[.$B$16])/[.$B$17]" office:value-type="float" office:value="-0.84" calcext:value-type="float">
            <text:p>-0.84</text:p>
          </table:table-cell>
          <table:table-cell table:formula="of:=[.A31]" office:value-type="float" office:value="8" calcext:value-type="float">
            <text:p>8</text:p>
          </table:table-cell>
          <table:table-cell table:formula="of:=BINOMDIST([.I$24];[.I$23];[.$H31]/100;[.$H$24])" office:value-type="float" office:value="0.049836032" calcext:value-type="float">
            <text:p>0.049836032</text:p>
          </table:table-cell>
          <table:table-cell table:formula="of:=BINOMDIST([.J$24];[.J$23];[.$H31]/100;[.$H$24])" office:value-type="float" office:value="0.004333568" calcext:value-type="float">
            <text:p>0.004333568</text:p>
          </table:table-cell>
          <table:table-cell table:formula="of:=BINOMDIST([.K$24];[.K$23];[.$H31]/100;[.$H$24])" office:value-type="float" office:value="0.000188416" calcext:value-type="float">
            <text:p>0.000188416</text:p>
          </table:table-cell>
          <table:table-cell table:formula="of:=BINOMDIST([.L$24];[.L$23];[.$H31]/100;[.$H$24])" office:value-type="float" office:value="0.0000032768" calcext:value-type="float">
            <text:p>0.0000032768</text:p>
          </table:table-cell>
          <table:table-cell table:formula="of:=BINOMDIST([.M$24];[.M$23];[.$H31]/100;[.$H$24])" office:value-type="float" office:value="0.03250176" calcext:value-type="float">
            <text:p>0.03250176</text:p>
          </table:table-cell>
          <table:table-cell table:formula="of:=BINOMDIST([.N$24];[.N$23];[.$H31]/100;[.$H$24])" office:value-type="float" office:value="0.00188416" calcext:value-type="float">
            <text:p>0.00188416</text:p>
          </table:table-cell>
          <table:table-cell table:formula="of:=BINOMDIST([.O$24];[.O$23];[.$H31]/100;[.$H$24])" office:value-type="float" office:value="0.00004096" calcext:value-type="float">
            <text:p>0.00004096</text:p>
          </table:table-cell>
          <table:table-cell table:formula="of:=BINOMDIST([.P$24];[.P$23];[.$H31]/100;[.$H$24])" office:value-type="float" office:value="0.017664" calcext:value-type="float">
            <text:p>0.017664</text:p>
          </table:table-cell>
          <table:table-cell table:formula="of:=BINOMDIST([.Q$24];[.Q$23];[.$H31]/100;[.$H$24])" office:value-type="float" office:value="0.000512" calcext:value-type="float">
            <text:p>0.000512</text:p>
          </table:table-cell>
          <table:table-cell table:formula="of:=BINOMDIST([.R$24];[.R$23];[.$H31]/100;[.$H$24])" office:value-type="float" office:value="0.0064" calcext:value-type="float">
            <text:p>0.0064</text:p>
          </table:table-cell>
          <table:table-cell table:number-columns-repeated="995"/>
        </table:table-row>
        <table:table-row table:style-name="ro1">
          <table:table-cell table:formula="of:=[.A31]+[.$B$15]" office:value-type="float" office:value="10" calcext:value-type="float">
            <text:p>10</text:p>
          </table:table-cell>
          <table:table-cell table:style-name="ce4" table:formula="of:=(((([.B$19]*[.$G32]+[.B$20])*[.$G32]+[.B$21])*[.$G32]+[.B$22])*[.$G32]+[.B$23])*[.$G32]+[.B$24]" office:value-type="float" office:value="-2.8196449704142" calcext:value-type="float">
            <text:p>-2.82</text:p>
          </table:table-cell>
          <table:table-cell table:style-name="ce4" table:formula="of:=(((([.C$19]*[.$G32]+[.C$20])*[.$G32]+[.C$21])*[.$G32]+[.C$22])*[.$G32]+[.C$23])*[.$G32]+[.C$24]" office:value-type="float" office:value="-2.37212978064067" calcext:value-type="float">
            <text:p>-2.37</text:p>
          </table:table-cell>
          <table:table-cell table:style-name="ce4" table:formula="of:=(((([.D$19]*[.$G32]+[.D$20])*[.$G32]+[.D$21])*[.$G32]+[.D$22])*[.$G32]+[.D$23])*[.$G32]+[.D$24]" office:value-type="float" office:value="-2.5166642984889" calcext:value-type="float">
            <text:p>-2.52</text:p>
          </table:table-cell>
          <table:table-cell table:style-name="ce4" table:formula="of:=(((([.E$19]*[.$G32]+[.E$20])*[.$G32]+[.E$21])*[.$G32]+[.E$22])*[.$G32]+[.E$23])*[.$G32]+[.E$24]" office:value-type="float" office:value="-2.41795635764598" calcext:value-type="float">
            <text:p>-2.42</text:p>
          </table:table-cell>
          <table:table-cell table:style-name="ce4" table:formula="of:=(((([.F$19]*[.$G32]+[.F$20])*[.$G32]+[.F$21])*[.$G32]+[.F$22])*[.$G32]+[.F$23])*[.$G32]+[.F$24]" office:value-type="float" office:value="-2.36484352094991" calcext:value-type="float">
            <text:p>-2.36</text:p>
          </table:table-cell>
          <table:table-cell table:formula="of:=([.A32]-[.$B$16])/[.$B$17]" office:value-type="float" office:value="-0.8" calcext:value-type="float">
            <text:p>-0.8</text:p>
          </table:table-cell>
          <table:table-cell table:formula="of:=[.A32]" office:value-type="float" office:value="10" calcext:value-type="float">
            <text:p>10</text:p>
          </table:table-cell>
          <table:table-cell table:formula="of:=BINOMDIST([.I$24];[.I$23];[.$H32]/100;[.$H$24])" office:value-type="float" office:value="0.0729" calcext:value-type="float">
            <text:p>0.0729</text:p>
          </table:table-cell>
          <table:table-cell table:formula="of:=BINOMDIST([.J$24];[.J$23];[.$H32]/100;[.$H$24])" office:value-type="float" office:value="0.0081" calcext:value-type="float">
            <text:p>0.0081</text:p>
          </table:table-cell>
          <table:table-cell table:formula="of:=BINOMDIST([.K$24];[.K$23];[.$H32]/100;[.$H$24])" office:value-type="float" office:value="0.00045" calcext:value-type="float">
            <text:p>0.00045</text:p>
          </table:table-cell>
          <table:table-cell table:formula="of:=BINOMDIST([.L$24];[.L$23];[.$H32]/100;[.$H$24])" office:value-type="float" office:value="0.00001" calcext:value-type="float">
            <text:p>0.00001</text:p>
          </table:table-cell>
          <table:table-cell table:formula="of:=BINOMDIST([.M$24];[.M$23];[.$H32]/100;[.$H$24])" office:value-type="float" office:value="0.0486" calcext:value-type="float">
            <text:p>0.0486</text:p>
          </table:table-cell>
          <table:table-cell table:formula="of:=BINOMDIST([.N$24];[.N$23];[.$H32]/100;[.$H$24])" office:value-type="float" office:value="0.0036" calcext:value-type="float">
            <text:p>0.0036</text:p>
          </table:table-cell>
          <table:table-cell table:formula="of:=BINOMDIST([.O$24];[.O$23];[.$H32]/100;[.$H$24])" office:value-type="float" office:value="0.0001" calcext:value-type="float">
            <text:p>0.0001</text:p>
          </table:table-cell>
          <table:table-cell table:formula="of:=BINOMDIST([.P$24];[.P$23];[.$H32]/100;[.$H$24])" office:value-type="float" office:value="0.027" calcext:value-type="float">
            <text:p>0.027</text:p>
          </table:table-cell>
          <table:table-cell table:formula="of:=BINOMDIST([.Q$24];[.Q$23];[.$H32]/100;[.$H$24])" office:value-type="float" office:value="0.001" calcext:value-type="float">
            <text:p>0.001</text:p>
          </table:table-cell>
          <table:table-cell table:formula="of:=BINOMDIST([.R$24];[.R$23];[.$H32]/100;[.$H$24])" office:value-type="float" office:value="0.01" calcext:value-type="float">
            <text:p>0.01</text:p>
          </table:table-cell>
          <table:table-cell table:number-columns-repeated="995"/>
        </table:table-row>
        <table:table-row table:style-name="ro1">
          <table:table-cell table:formula="of:=[.A32]+[.$B$15]" office:value-type="float" office:value="12" calcext:value-type="float">
            <text:p>12</text:p>
          </table:table-cell>
          <table:table-cell table:style-name="ce4" table:formula="of:=(((([.B$19]*[.$G33]+[.B$20])*[.$G33]+[.B$21])*[.$G33]+[.B$22])*[.$G33]+[.B$23])*[.$G33]+[.B$24]" office:value-type="float" office:value="-2.67866272189349" calcext:value-type="float">
            <text:p>-2.68</text:p>
          </table:table-cell>
          <table:table-cell table:style-name="ce4" table:formula="of:=(((([.C$19]*[.$G33]+[.C$20])*[.$G33]+[.C$21])*[.$G33]+[.C$22])*[.$G33]+[.C$23])*[.$G33]+[.C$24]" office:value-type="float" office:value="-2.27478026312288" calcext:value-type="float">
            <text:p>-2.27</text:p>
          </table:table-cell>
          <table:table-cell table:style-name="ce4" table:formula="of:=(((([.D$19]*[.$G33]+[.D$20])*[.$G33]+[.D$21])*[.$G33]+[.D$22])*[.$G33]+[.D$23])*[.$G33]+[.D$24]" office:value-type="float" office:value="-2.49006290972863" calcext:value-type="float">
            <text:p>-2.49</text:p>
          </table:table-cell>
          <table:table-cell table:style-name="ce4" table:formula="of:=(((([.E$19]*[.$G33]+[.E$20])*[.$G33]+[.E$21])*[.$G33]+[.E$22])*[.$G33]+[.E$23])*[.$G33]+[.E$24]" office:value-type="float" office:value="-2.37830800972906" calcext:value-type="float">
            <text:p>-2.38</text:p>
          </table:table-cell>
          <table:table-cell table:style-name="ce4" table:formula="of:=(((([.F$19]*[.$G33]+[.F$20])*[.$G33]+[.F$21])*[.$G33]+[.F$22])*[.$G33]+[.F$23])*[.$G33]+[.F$24]" office:value-type="float" office:value="-2.32917218934976" calcext:value-type="float">
            <text:p>-2.33</text:p>
          </table:table-cell>
          <table:table-cell table:formula="of:=([.A33]-[.$B$16])/[.$B$17]" office:value-type="float" office:value="-0.76" calcext:value-type="float">
            <text:p>-0.76</text:p>
          </table:table-cell>
          <table:table-cell table:formula="of:=[.A33]" office:value-type="float" office:value="12" calcext:value-type="float">
            <text:p>12</text:p>
          </table:table-cell>
          <table:table-cell table:formula="of:=BINOMDIST([.I$24];[.I$23];[.$H33]/100;[.$H$24])" office:value-type="float" office:value="0.098131968" calcext:value-type="float">
            <text:p>0.098131968</text:p>
          </table:table-cell>
          <table:table-cell table:formula="of:=BINOMDIST([.J$24];[.J$23];[.$H33]/100;[.$H$24])" office:value-type="float" office:value="0.013381632" calcext:value-type="float">
            <text:p>0.013381632</text:p>
          </table:table-cell>
          <table:table-cell table:formula="of:=BINOMDIST([.K$24];[.K$23];[.$H33]/100;[.$H$24])" office:value-type="float" office:value="0.000912384" calcext:value-type="float">
            <text:p>0.000912384</text:p>
          </table:table-cell>
          <table:table-cell table:formula="of:=BINOMDIST([.L$24];[.L$23];[.$H33]/100;[.$H$24])" office:value-type="float" office:value="0.0000248832" calcext:value-type="float">
            <text:p>0.0000248832</text:p>
          </table:table-cell>
          <table:table-cell table:formula="of:=BINOMDIST([.M$24];[.M$23];[.$H33]/100;[.$H$24])" office:value-type="float" office:value="0.06690816" calcext:value-type="float">
            <text:p>0.06690816</text:p>
          </table:table-cell>
          <table:table-cell table:formula="of:=BINOMDIST([.N$24];[.N$23];[.$H33]/100;[.$H$24])" office:value-type="float" office:value="0.00608256" calcext:value-type="float">
            <text:p>0.00608256</text:p>
          </table:table-cell>
          <table:table-cell table:formula="of:=BINOMDIST([.O$24];[.O$23];[.$H33]/100;[.$H$24])" office:value-type="float" office:value="0.00020736" calcext:value-type="float">
            <text:p>0.00020736</text:p>
          </table:table-cell>
          <table:table-cell table:formula="of:=BINOMDIST([.P$24];[.P$23];[.$H33]/100;[.$H$24])" office:value-type="float" office:value="0.038016" calcext:value-type="float">
            <text:p>0.038016</text:p>
          </table:table-cell>
          <table:table-cell table:formula="of:=BINOMDIST([.Q$24];[.Q$23];[.$H33]/100;[.$H$24])" office:value-type="float" office:value="0.001728" calcext:value-type="float">
            <text:p>0.001728</text:p>
          </table:table-cell>
          <table:table-cell table:formula="of:=BINOMDIST([.R$24];[.R$23];[.$H33]/100;[.$H$24])" office:value-type="float" office:value="0.0144" calcext:value-type="float">
            <text:p>0.0144</text:p>
          </table:table-cell>
          <table:table-cell table:number-columns-repeated="995"/>
        </table:table-row>
        <table:table-row table:style-name="ro1">
          <table:table-cell table:formula="of:=[.A33]+[.$B$15]" office:value-type="float" office:value="14" calcext:value-type="float">
            <text:p>14</text:p>
          </table:table-cell>
          <table:table-cell table:style-name="ce4" table:formula="of:=(((([.B$19]*[.$G34]+[.B$20])*[.$G34]+[.B$21])*[.$G34]+[.B$22])*[.$G34]+[.B$23])*[.$G34]+[.B$24]" office:value-type="float" office:value="-2.53768047337278" calcext:value-type="float">
            <text:p>-2.54</text:p>
          </table:table-cell>
          <table:table-cell table:style-name="ce4" table:formula="of:=(((([.C$19]*[.$G34]+[.C$20])*[.$G34]+[.C$21])*[.$G34]+[.C$22])*[.$G34]+[.C$23])*[.$G34]+[.C$24]" office:value-type="float" office:value="-2.17519316965622" calcext:value-type="float">
            <text:p>-2.18</text:p>
          </table:table-cell>
          <table:table-cell table:style-name="ce4" table:formula="of:=(((([.D$19]*[.$G34]+[.D$20])*[.$G34]+[.D$21])*[.$G34]+[.D$22])*[.$G34]+[.D$23])*[.$G34]+[.D$24]" office:value-type="float" office:value="-2.44922781353489" calcext:value-type="float">
            <text:p>-2.45</text:p>
          </table:table-cell>
          <table:table-cell table:style-name="ce4" table:formula="of:=(((([.E$19]*[.$G34]+[.E$20])*[.$G34]+[.E$21])*[.$G34]+[.E$22])*[.$G34]+[.E$23])*[.$G34]+[.E$24]" office:value-type="float" office:value="-2.32962310686112" calcext:value-type="float">
            <text:p>-2.33</text:p>
          </table:table-cell>
          <table:table-cell table:style-name="ce4" table:formula="of:=(((([.F$19]*[.$G34]+[.F$20])*[.$G34]+[.F$21])*[.$G34]+[.F$22])*[.$G34]+[.F$23])*[.$G34]+[.F$24]" office:value-type="float" office:value="-2.28725086050843" calcext:value-type="float">
            <text:p>-2.29</text:p>
          </table:table-cell>
          <table:table-cell table:formula="of:=([.A34]-[.$B$16])/[.$B$17]" office:value-type="float" office:value="-0.72" calcext:value-type="float">
            <text:p>-0.72</text:p>
          </table:table-cell>
          <table:table-cell table:formula="of:=[.A34]" office:value-type="float" office:value="14" calcext:value-type="float">
            <text:p>14</text:p>
          </table:table-cell>
          <table:table-cell table:formula="of:=BINOMDIST([.I$24];[.I$23];[.$H34]/100;[.$H$24])" office:value-type="float" office:value="0.124666976" calcext:value-type="float">
            <text:p>0.124666976</text:p>
          </table:table-cell>
          <table:table-cell table:formula="of:=BINOMDIST([.J$24];[.J$23];[.$H34]/100;[.$H$24])" office:value-type="float" office:value="0.020294624" calcext:value-type="float">
            <text:p>0.020294624</text:p>
          </table:table-cell>
          <table:table-cell table:formula="of:=BINOMDIST([.K$24];[.K$23];[.$H34]/100;[.$H$24])" office:value-type="float" office:value="0.001651888" calcext:value-type="float">
            <text:p>0.001651888</text:p>
          </table:table-cell>
          <table:table-cell table:formula="of:=BINOMDIST([.L$24];[.L$23];[.$H34]/100;[.$H$24])" office:value-type="float" office:value="0.0000537824" calcext:value-type="float">
            <text:p>0.0000537824</text:p>
          </table:table-cell>
          <table:table-cell table:formula="of:=BINOMDIST([.M$24];[.M$23];[.$H34]/100;[.$H$24])" office:value-type="float" office:value="0.08697696" calcext:value-type="float">
            <text:p>0.08697696</text:p>
          </table:table-cell>
          <table:table-cell table:formula="of:=BINOMDIST([.N$24];[.N$23];[.$H34]/100;[.$H$24])" office:value-type="float" office:value="0.00943936" calcext:value-type="float">
            <text:p>0.00943936</text:p>
          </table:table-cell>
          <table:table-cell table:formula="of:=BINOMDIST([.O$24];[.O$23];[.$H34]/100;[.$H$24])" office:value-type="float" office:value="0.00038416" calcext:value-type="float">
            <text:p>0.00038416</text:p>
          </table:table-cell>
          <table:table-cell table:formula="of:=BINOMDIST([.P$24];[.P$23];[.$H34]/100;[.$H$24])" office:value-type="float" office:value="0.050568" calcext:value-type="float">
            <text:p>0.050568</text:p>
          </table:table-cell>
          <table:table-cell table:formula="of:=BINOMDIST([.Q$24];[.Q$23];[.$H34]/100;[.$H$24])" office:value-type="float" office:value="0.002744" calcext:value-type="float">
            <text:p>0.002744</text:p>
          </table:table-cell>
          <table:table-cell table:formula="of:=BINOMDIST([.R$24];[.R$23];[.$H34]/100;[.$H$24])" office:value-type="float" office:value="0.0196" calcext:value-type="float">
            <text:p>0.0196</text:p>
          </table:table-cell>
          <table:table-cell table:number-columns-repeated="995"/>
        </table:table-row>
        <table:table-row table:style-name="ro1">
          <table:table-cell table:formula="of:=[.A34]+[.$B$15]" office:value-type="float" office:value="16" calcext:value-type="float">
            <text:p>16</text:p>
          </table:table-cell>
          <table:table-cell table:style-name="ce4" table:formula="of:=(((([.B$19]*[.$G35]+[.B$20])*[.$G35]+[.B$21])*[.$G35]+[.B$22])*[.$G35]+[.B$23])*[.$G35]+[.B$24]" office:value-type="float" office:value="-2.39669822485207" calcext:value-type="float">
            <text:p>-2.40</text:p>
          </table:table-cell>
          <table:table-cell table:style-name="ce4" table:formula="of:=(((([.C$19]*[.$G35]+[.C$20])*[.$G35]+[.C$21])*[.$G35]+[.C$22])*[.$G35]+[.C$23])*[.$G35]+[.C$24]" office:value-type="float" office:value="-2.07336850024069" calcext:value-type="float">
            <text:p>-2.07</text:p>
          </table:table-cell>
          <table:table-cell table:style-name="ce4" table:formula="of:=(((([.D$19]*[.$G35]+[.D$20])*[.$G35]+[.D$21])*[.$G35]+[.D$22])*[.$G35]+[.D$23])*[.$G35]+[.D$24]" office:value-type="float" office:value="-2.39479038524897" calcext:value-type="float">
            <text:p>-2.39</text:p>
          </table:table-cell>
          <table:table-cell table:style-name="ce4" table:formula="of:=(((([.E$19]*[.$G35]+[.E$20])*[.$G35]+[.E$21])*[.$G35]+[.E$22])*[.$G35]+[.E$23])*[.$G35]+[.E$24]" office:value-type="float" office:value="-2.2718180647539" calcext:value-type="float">
            <text:p>-2.27</text:p>
          </table:table-cell>
          <table:table-cell table:style-name="ce4" table:formula="of:=(((([.F$19]*[.$G35]+[.F$20])*[.$G35]+[.F$21])*[.$G35]+[.F$22])*[.$G35]+[.F$23])*[.$G35]+[.F$24]" office:value-type="float" office:value="-2.2380624876025" calcext:value-type="float">
            <text:p>-2.24</text:p>
          </table:table-cell>
          <table:table-cell table:formula="of:=([.A35]-[.$B$16])/[.$B$17]" office:value-type="float" office:value="-0.68" calcext:value-type="float">
            <text:p>-0.68</text:p>
          </table:table-cell>
          <table:table-cell table:formula="of:=[.A35]" office:value-type="float" office:value="16" calcext:value-type="float">
            <text:p>16</text:p>
          </table:table-cell>
          <table:table-cell table:formula="of:=BINOMDIST([.I$24];[.I$23];[.$H35]/100;[.$H$24])" office:value-type="float" office:value="0.151732224" calcext:value-type="float">
            <text:p>0.151732224</text:p>
          </table:table-cell>
          <table:table-cell table:formula="of:=BINOMDIST([.J$24];[.J$23];[.$H35]/100;[.$H$24])" office:value-type="float" office:value="0.028901376" calcext:value-type="float">
            <text:p>0.028901376</text:p>
          </table:table-cell>
          <table:table-cell table:formula="of:=BINOMDIST([.K$24];[.K$23];[.$H35]/100;[.$H$24])" office:value-type="float" office:value="0.002752512" calcext:value-type="float">
            <text:p>0.002752512</text:p>
          </table:table-cell>
          <table:table-cell table:formula="of:=BINOMDIST([.L$24];[.L$23];[.$H35]/100;[.$H$24])" office:value-type="float" office:value="0.0001048576" calcext:value-type="float">
            <text:p>0.0001048576</text:p>
          </table:table-cell>
          <table:table-cell table:formula="of:=BINOMDIST([.M$24];[.M$23];[.$H35]/100;[.$H$24])" office:value-type="float" office:value="0.10838016" calcext:value-type="float">
            <text:p>0.10838016</text:p>
          </table:table-cell>
          <table:table-cell table:formula="of:=BINOMDIST([.N$24];[.N$23];[.$H35]/100;[.$H$24])" office:value-type="float" office:value="0.01376256" calcext:value-type="float">
            <text:p>0.01376256</text:p>
          </table:table-cell>
          <table:table-cell table:formula="of:=BINOMDIST([.O$24];[.O$23];[.$H35]/100;[.$H$24])" office:value-type="float" office:value="0.00065536" calcext:value-type="float">
            <text:p>0.00065536</text:p>
          </table:table-cell>
          <table:table-cell table:formula="of:=BINOMDIST([.P$24];[.P$23];[.$H35]/100;[.$H$24])" office:value-type="float" office:value="0.064512" calcext:value-type="float">
            <text:p>0.064512</text:p>
          </table:table-cell>
          <table:table-cell table:formula="of:=BINOMDIST([.Q$24];[.Q$23];[.$H35]/100;[.$H$24])" office:value-type="float" office:value="0.004096" calcext:value-type="float">
            <text:p>0.004096</text:p>
          </table:table-cell>
          <table:table-cell table:formula="of:=BINOMDIST([.R$24];[.R$23];[.$H35]/100;[.$H$24])" office:value-type="float" office:value="0.0256" calcext:value-type="float">
            <text:p>0.0256</text:p>
          </table:table-cell>
          <table:table-cell table:number-columns-repeated="995"/>
        </table:table-row>
        <table:table-row table:style-name="ro1">
          <table:table-cell table:formula="of:=[.A35]+[.$B$15]" office:value-type="float" office:value="18" calcext:value-type="float">
            <text:p>18</text:p>
          </table:table-cell>
          <table:table-cell table:style-name="ce4" table:formula="of:=(((([.B$19]*[.$G36]+[.B$20])*[.$G36]+[.B$21])*[.$G36]+[.B$22])*[.$G36]+[.B$23])*[.$G36]+[.B$24]" office:value-type="float" office:value="-2.25571597633136" calcext:value-type="float">
            <text:p>-2.26</text:p>
          </table:table-cell>
          <table:table-cell table:style-name="ce4" table:formula="of:=(((([.C$19]*[.$G36]+[.C$20])*[.$G36]+[.C$21])*[.$G36]+[.C$22])*[.$G36]+[.C$23])*[.$G36]+[.C$24]" office:value-type="float" office:value="-1.9693062548763" calcext:value-type="float">
            <text:p>-1.97</text:p>
          </table:table-cell>
          <table:table-cell table:style-name="ce4" table:formula="of:=(((([.D$19]*[.$G36]+[.D$20])*[.$G36]+[.D$21])*[.$G36]+[.D$22])*[.$G36]+[.D$23])*[.$G36]+[.D$24]" office:value-type="float" office:value="-2.32738200021217" calcext:value-type="float">
            <text:p>-2.33</text:p>
          </table:table-cell>
          <table:table-cell table:style-name="ce4" table:formula="of:=(((([.E$19]*[.$G36]+[.E$20])*[.$G36]+[.E$21])*[.$G36]+[.E$22])*[.$G36]+[.E$23])*[.$G36]+[.E$24]" office:value-type="float" office:value="-2.20484794558559" calcext:value-type="float">
            <text:p>-2.20</text:p>
          </table:table-cell>
          <table:table-cell table:style-name="ce4" table:formula="of:=(((([.F$19]*[.$G36]+[.F$20])*[.$G36]+[.F$21])*[.$G36]+[.F$22])*[.$G36]+[.F$23])*[.$G36]+[.F$24]" office:value-type="float" office:value="-2.18075625972413" calcext:value-type="float">
            <text:p>-2.18</text:p>
          </table:table-cell>
          <table:table-cell table:formula="of:=([.A36]-[.$B$16])/[.$B$17]" office:value-type="float" office:value="-0.64" calcext:value-type="float">
            <text:p>-0.64</text:p>
          </table:table-cell>
          <table:table-cell table:formula="of:=[.A36]" office:value-type="float" office:value="18" calcext:value-type="float">
            <text:p>18</text:p>
          </table:table-cell>
          <table:table-cell table:formula="of:=BINOMDIST([.I$24];[.I$23];[.$H36]/100;[.$H$24])" office:value-type="float" office:value="0.178643232" calcext:value-type="float">
            <text:p>0.178643232</text:p>
          </table:table-cell>
          <table:table-cell table:formula="of:=BINOMDIST([.J$24];[.J$23];[.$H36]/100;[.$H$24])" office:value-type="float" office:value="0.039214368" calcext:value-type="float">
            <text:p>0.039214368</text:p>
          </table:table-cell>
          <table:table-cell table:formula="of:=BINOMDIST([.K$24];[.K$23];[.$H36]/100;[.$H$24])" office:value-type="float" office:value="0.004304016" calcext:value-type="float">
            <text:p>0.004304016</text:p>
          </table:table-cell>
          <table:table-cell table:formula="of:=BINOMDIST([.L$24];[.L$23];[.$H36]/100;[.$H$24])" office:value-type="float" office:value="0.0001889568" calcext:value-type="float">
            <text:p>0.0001889568</text:p>
          </table:table-cell>
          <table:table-cell table:formula="of:=BINOMDIST([.M$24];[.M$23];[.$H36]/100;[.$H$24])" office:value-type="float" office:value="0.13071456" calcext:value-type="float">
            <text:p>0.13071456</text:p>
          </table:table-cell>
          <table:table-cell table:formula="of:=BINOMDIST([.N$24];[.N$23];[.$H36]/100;[.$H$24])" office:value-type="float" office:value="0.01912896" calcext:value-type="float">
            <text:p>0.01912896</text:p>
          </table:table-cell>
          <table:table-cell table:formula="of:=BINOMDIST([.O$24];[.O$23];[.$H36]/100;[.$H$24])" office:value-type="float" office:value="0.00104976" calcext:value-type="float">
            <text:p>0.00104976</text:p>
          </table:table-cell>
          <table:table-cell table:formula="of:=BINOMDIST([.P$24];[.P$23];[.$H36]/100;[.$H$24])" office:value-type="float" office:value="0.079704" calcext:value-type="float">
            <text:p>0.079704</text:p>
          </table:table-cell>
          <table:table-cell table:formula="of:=BINOMDIST([.Q$24];[.Q$23];[.$H36]/100;[.$H$24])" office:value-type="float" office:value="0.005832" calcext:value-type="float">
            <text:p>0.005832</text:p>
          </table:table-cell>
          <table:table-cell table:formula="of:=BINOMDIST([.R$24];[.R$23];[.$H36]/100;[.$H$24])" office:value-type="float" office:value="0.0324" calcext:value-type="float">
            <text:p>0.0324</text:p>
          </table:table-cell>
          <table:table-cell table:number-columns-repeated="995"/>
        </table:table-row>
        <table:table-row table:style-name="ro1">
          <table:table-cell table:formula="of:=[.A36]+[.$B$15]" office:value-type="float" office:value="20" calcext:value-type="float">
            <text:p>20</text:p>
          </table:table-cell>
          <table:table-cell table:style-name="ce4" table:formula="of:=(((([.B$19]*[.$G37]+[.B$20])*[.$G37]+[.B$21])*[.$G37]+[.B$22])*[.$G37]+[.B$23])*[.$G37]+[.B$24]" office:value-type="float" office:value="-2.11473372781065" calcext:value-type="float">
            <text:p>-2.11</text:p>
          </table:table-cell>
          <table:table-cell table:style-name="ce4" table:formula="of:=(((([.C$19]*[.$G37]+[.C$20])*[.$G37]+[.C$21])*[.$G37]+[.C$22])*[.$G37]+[.C$23])*[.$G37]+[.C$24]" office:value-type="float" office:value="-1.86300643356304" calcext:value-type="float">
            <text:p>-1.86</text:p>
          </table:table-cell>
          <table:table-cell table:style-name="ce4" table:formula="of:=(((([.D$19]*[.$G37]+[.D$20])*[.$G37]+[.D$21])*[.$G37]+[.D$22])*[.$G37]+[.D$23])*[.$G37]+[.D$24]" office:value-type="float" office:value="-2.24763403376578" calcext:value-type="float">
            <text:p>-2.25</text:p>
          </table:table-cell>
          <table:table-cell table:style-name="ce4" table:formula="of:=(((([.E$19]*[.$G37]+[.E$20])*[.$G37]+[.E$21])*[.$G37]+[.E$22])*[.$G37]+[.E$23])*[.$G37]+[.E$24]" office:value-type="float" office:value="-2.12870645800083" calcext:value-type="float">
            <text:p>-2.13</text:p>
          </table:table-cell>
          <table:table-cell table:style-name="ce4" table:formula="of:=(((([.F$19]*[.$G37]+[.F$20])*[.$G37]+[.F$21])*[.$G37]+[.F$22])*[.$G37]+[.F$23])*[.$G37]+[.F$24]" office:value-type="float" office:value="-2.11464051357835" calcext:value-type="float">
            <text:p>-2.11</text:p>
          </table:table-cell>
          <table:table-cell table:formula="of:=([.A37]-[.$B$16])/[.$B$17]" office:value-type="float" office:value="-0.6" calcext:value-type="float">
            <text:p>-0.6</text:p>
          </table:table-cell>
          <table:table-cell table:formula="of:=[.A37]" office:value-type="float" office:value="20" calcext:value-type="float">
            <text:p>20</text:p>
          </table:table-cell>
          <table:table-cell table:formula="of:=BINOMDIST([.I$24];[.I$23];[.$H37]/100;[.$H$24])" office:value-type="float" office:value="0.2048" calcext:value-type="float">
            <text:p>0.2048</text:p>
          </table:table-cell>
          <table:table-cell table:formula="of:=BINOMDIST([.J$24];[.J$23];[.$H37]/100;[.$H$24])" office:value-type="float" office:value="0.0512" calcext:value-type="float">
            <text:p>0.0512</text:p>
          </table:table-cell>
          <table:table-cell table:formula="of:=BINOMDIST([.K$24];[.K$23];[.$H37]/100;[.$H$24])" office:value-type="float" office:value="0.0064" calcext:value-type="float">
            <text:p>0.0064</text:p>
          </table:table-cell>
          <table:table-cell table:formula="of:=BINOMDIST([.L$24];[.L$23];[.$H37]/100;[.$H$24])" office:value-type="float" office:value="0.00032" calcext:value-type="float">
            <text:p>0.00032</text:p>
          </table:table-cell>
          <table:table-cell table:formula="of:=BINOMDIST([.M$24];[.M$23];[.$H37]/100;[.$H$24])" office:value-type="float" office:value="0.1536" calcext:value-type="float">
            <text:p>0.1536</text:p>
          </table:table-cell>
          <table:table-cell table:formula="of:=BINOMDIST([.N$24];[.N$23];[.$H37]/100;[.$H$24])" office:value-type="float" office:value="0.0256" calcext:value-type="float">
            <text:p>0.0256</text:p>
          </table:table-cell>
          <table:table-cell table:formula="of:=BINOMDIST([.O$24];[.O$23];[.$H37]/100;[.$H$24])" office:value-type="float" office:value="0.0016" calcext:value-type="float">
            <text:p>0.0016</text:p>
          </table:table-cell>
          <table:table-cell table:formula="of:=BINOMDIST([.P$24];[.P$23];[.$H37]/100;[.$H$24])" office:value-type="float" office:value="0.0960000000000001" calcext:value-type="float">
            <text:p>0.0960000000000001</text:p>
          </table:table-cell>
          <table:table-cell table:formula="of:=BINOMDIST([.Q$24];[.Q$23];[.$H37]/100;[.$H$24])" office:value-type="float" office:value="0.008" calcext:value-type="float">
            <text:p>0.008</text:p>
          </table:table-cell>
          <table:table-cell table:formula="of:=BINOMDIST([.R$24];[.R$23];[.$H37]/100;[.$H$24])" office:value-type="float" office:value="0.04" calcext:value-type="float">
            <text:p>0.04</text:p>
          </table:table-cell>
          <table:table-cell table:number-columns-repeated="995"/>
        </table:table-row>
        <table:table-row table:style-name="ro1">
          <table:table-cell table:formula="of:=[.A37]+[.$B$15]" office:value-type="float" office:value="22" calcext:value-type="float">
            <text:p>22</text:p>
          </table:table-cell>
          <table:table-cell table:style-name="ce4" table:formula="of:=(((([.B$19]*[.$G38]+[.B$20])*[.$G38]+[.B$21])*[.$G38]+[.B$22])*[.$G38]+[.B$23])*[.$G38]+[.B$24]" office:value-type="float" office:value="-1.97375147928994" calcext:value-type="float">
            <text:p>-1.97</text:p>
          </table:table-cell>
          <table:table-cell table:style-name="ce4" table:formula="of:=(((([.C$19]*[.$G38]+[.C$20])*[.$G38]+[.C$21])*[.$G38]+[.C$22])*[.$G38]+[.C$23])*[.$G38]+[.C$24]" office:value-type="float" office:value="-1.75446903630091" calcext:value-type="float">
            <text:p>-1.75</text:p>
          </table:table-cell>
          <table:table-cell table:style-name="ce4" table:formula="of:=(((([.D$19]*[.$G38]+[.D$20])*[.$G38]+[.D$21])*[.$G38]+[.D$22])*[.$G38]+[.D$23])*[.$G38]+[.D$24]" office:value-type="float" office:value="-2.1561778612511" calcext:value-type="float">
            <text:p>-2.16</text:p>
          </table:table-cell>
          <table:table-cell table:style-name="ce4" table:formula="of:=(((([.E$19]*[.$G38]+[.E$20])*[.$G38]+[.E$21])*[.$G38]+[.E$22])*[.$G38]+[.E$23])*[.$G38]+[.E$24]" office:value-type="float" office:value="-2.04342595711077" calcext:value-type="float">
            <text:p>-2.04</text:p>
          </table:table-cell>
          <table:table-cell table:style-name="ce4" table:formula="of:=(((([.F$19]*[.$G38]+[.F$20])*[.$G38]+[.F$21])*[.$G38]+[.F$22])*[.$G38]+[.F$23])*[.$G38]+[.F$24]" office:value-type="float" office:value="-2.03917564518038" calcext:value-type="float">
            <text:p>-2.04</text:p>
          </table:table-cell>
          <table:table-cell table:formula="of:=([.A38]-[.$B$16])/[.$B$17]" office:value-type="float" office:value="-0.56" calcext:value-type="float">
            <text:p>-0.56</text:p>
          </table:table-cell>
          <table:table-cell table:formula="of:=[.A38]" office:value-type="float" office:value="22" calcext:value-type="float">
            <text:p>22</text:p>
          </table:table-cell>
          <table:table-cell table:formula="of:=BINOMDIST([.I$24];[.I$23];[.$H38]/100;[.$H$24])" office:value-type="float" office:value="0.229683168" calcext:value-type="float">
            <text:p>0.229683168</text:p>
          </table:table-cell>
          <table:table-cell table:formula="of:=BINOMDIST([.J$24];[.J$23];[.$H38]/100;[.$H$24])" office:value-type="float" office:value="0.064782432" calcext:value-type="float">
            <text:p>0.064782432</text:p>
          </table:table-cell>
          <table:table-cell table:formula="of:=BINOMDIST([.K$24];[.K$23];[.$H38]/100;[.$H$24])" office:value-type="float" office:value="0.009135984" calcext:value-type="float">
            <text:p>0.009135984</text:p>
          </table:table-cell>
          <table:table-cell table:formula="of:=BINOMDIST([.L$24];[.L$23];[.$H38]/100;[.$H$24])" office:value-type="float" office:value="0.0005153632" calcext:value-type="float">
            <text:p>0.0005153632</text:p>
          </table:table-cell>
          <table:table-cell table:formula="of:=BINOMDIST([.M$24];[.M$23];[.$H38]/100;[.$H$24])" office:value-type="float" office:value="0.17667936" calcext:value-type="float">
            <text:p>0.17667936</text:p>
          </table:table-cell>
          <table:table-cell table:formula="of:=BINOMDIST([.N$24];[.N$23];[.$H38]/100;[.$H$24])" office:value-type="float" office:value="0.03322176" calcext:value-type="float">
            <text:p>0.03322176</text:p>
          </table:table-cell>
          <table:table-cell table:formula="of:=BINOMDIST([.O$24];[.O$23];[.$H38]/100;[.$H$24])" office:value-type="float" office:value="0.00234256" calcext:value-type="float">
            <text:p>0.00234256</text:p>
          </table:table-cell>
          <table:table-cell table:formula="of:=BINOMDIST([.P$24];[.P$23];[.$H38]/100;[.$H$24])" office:value-type="float" office:value="0.113256" calcext:value-type="float">
            <text:p>0.113256</text:p>
          </table:table-cell>
          <table:table-cell table:formula="of:=BINOMDIST([.Q$24];[.Q$23];[.$H38]/100;[.$H$24])" office:value-type="float" office:value="0.010648" calcext:value-type="float">
            <text:p>0.010648</text:p>
          </table:table-cell>
          <table:table-cell table:formula="of:=BINOMDIST([.R$24];[.R$23];[.$H38]/100;[.$H$24])" office:value-type="float" office:value="0.0484" calcext:value-type="float">
            <text:p>0.0484</text:p>
          </table:table-cell>
          <table:table-cell table:number-columns-repeated="995"/>
        </table:table-row>
        <table:table-row table:style-name="ro1">
          <table:table-cell table:formula="of:=[.A38]+[.$B$15]" office:value-type="float" office:value="24" calcext:value-type="float">
            <text:p>24</text:p>
          </table:table-cell>
          <table:table-cell table:style-name="ce4" table:formula="of:=(((([.B$19]*[.$G39]+[.B$20])*[.$G39]+[.B$21])*[.$G39]+[.B$22])*[.$G39]+[.B$23])*[.$G39]+[.B$24]" office:value-type="float" office:value="-1.83276923076923" calcext:value-type="float">
            <text:p>-1.83</text:p>
          </table:table-cell>
          <table:table-cell table:style-name="ce4" table:formula="of:=(((([.C$19]*[.$G39]+[.C$20])*[.$G39]+[.C$21])*[.$G39]+[.C$22])*[.$G39]+[.C$23])*[.$G39]+[.C$24]" office:value-type="float" office:value="-1.64369406308991" calcext:value-type="float">
            <text:p>-1.64</text:p>
          </table:table-cell>
          <table:table-cell table:style-name="ce4" table:formula="of:=(((([.D$19]*[.$G39]+[.D$20])*[.$G39]+[.D$21])*[.$G39]+[.D$22])*[.$G39]+[.D$23])*[.$G39]+[.D$24]" office:value-type="float" office:value="-2.05364485800942" calcext:value-type="float">
            <text:p>-2.05</text:p>
          </table:table-cell>
          <table:table-cell table:style-name="ce4" table:formula="of:=(((([.E$19]*[.$G39]+[.E$20])*[.$G39]+[.E$21])*[.$G39]+[.E$22])*[.$G39]+[.E$23])*[.$G39]+[.E$24]" office:value-type="float" office:value="-1.94907744449296" calcext:value-type="float">
            <text:p>-1.95</text:p>
          </table:table-cell>
          <table:table-cell table:style-name="ce4" table:formula="of:=(((([.F$19]*[.$G39]+[.F$20])*[.$G39]+[.F$21])*[.$G39]+[.F$22])*[.$G39]+[.F$23])*[.$G39]+[.F$24]" office:value-type="float" office:value="-1.95396702155283" calcext:value-type="float">
            <text:p>-1.95</text:p>
          </table:table-cell>
          <table:table-cell table:formula="of:=([.A39]-[.$B$16])/[.$B$17]" office:value-type="float" office:value="-0.52" calcext:value-type="float">
            <text:p>-0.52</text:p>
          </table:table-cell>
          <table:table-cell table:formula="of:=[.A39]" office:value-type="float" office:value="24" calcext:value-type="float">
            <text:p>24</text:p>
          </table:table-cell>
          <table:table-cell table:formula="of:=BINOMDIST([.I$24];[.I$23];[.$H39]/100;[.$H$24])" office:value-type="float" office:value="0.252850176" calcext:value-type="float">
            <text:p>0.252850176</text:p>
          </table:table-cell>
          <table:table-cell table:formula="of:=BINOMDIST([.J$24];[.J$23];[.$H39]/100;[.$H$24])" office:value-type="float" office:value="0.079847424" calcext:value-type="float">
            <text:p>0.079847424</text:p>
          </table:table-cell>
          <table:table-cell table:formula="of:=BINOMDIST([.K$24];[.K$23];[.$H39]/100;[.$H$24])" office:value-type="float" office:value="0.012607488" calcext:value-type="float">
            <text:p>0.012607488</text:p>
          </table:table-cell>
          <table:table-cell table:formula="of:=BINOMDIST([.L$24];[.L$23];[.$H39]/100;[.$H$24])" office:value-type="float" office:value="0.0007962624" calcext:value-type="float">
            <text:p>0.0007962624</text:p>
          </table:table-cell>
          <table:table-cell table:formula="of:=BINOMDIST([.M$24];[.M$23];[.$H39]/100;[.$H$24])" office:value-type="float" office:value="0.19961856" calcext:value-type="float">
            <text:p>0.19961856</text:p>
          </table:table-cell>
          <table:table-cell table:formula="of:=BINOMDIST([.N$24];[.N$23];[.$H39]/100;[.$H$24])" office:value-type="float" office:value="0.04202496" calcext:value-type="float">
            <text:p>0.04202496</text:p>
          </table:table-cell>
          <table:table-cell table:formula="of:=BINOMDIST([.O$24];[.O$23];[.$H39]/100;[.$H$24])" office:value-type="float" office:value="0.00331776" calcext:value-type="float">
            <text:p>0.00331776</text:p>
          </table:table-cell>
          <table:table-cell table:formula="of:=BINOMDIST([.P$24];[.P$23];[.$H39]/100;[.$H$24])" office:value-type="float" office:value="0.131328" calcext:value-type="float">
            <text:p>0.131328</text:p>
          </table:table-cell>
          <table:table-cell table:formula="of:=BINOMDIST([.Q$24];[.Q$23];[.$H39]/100;[.$H$24])" office:value-type="float" office:value="0.013824" calcext:value-type="float">
            <text:p>0.013824</text:p>
          </table:table-cell>
          <table:table-cell table:formula="of:=BINOMDIST([.R$24];[.R$23];[.$H39]/100;[.$H$24])" office:value-type="float" office:value="0.0576" calcext:value-type="float">
            <text:p>0.0576</text:p>
          </table:table-cell>
          <table:table-cell table:number-columns-repeated="995"/>
        </table:table-row>
        <table:table-row table:style-name="ro1">
          <table:table-cell table:formula="of:=[.A39]+[.$B$15]" office:value-type="float" office:value="26" calcext:value-type="float">
            <text:p>26</text:p>
          </table:table-cell>
          <table:table-cell table:style-name="ce4" table:formula="of:=(((([.B$19]*[.$G40]+[.B$20])*[.$G40]+[.B$21])*[.$G40]+[.B$22])*[.$G40]+[.B$23])*[.$G40]+[.B$24]" office:value-type="float" office:value="-1.69178698224852" calcext:value-type="float">
            <text:p>-1.69</text:p>
          </table:table-cell>
          <table:table-cell table:style-name="ce4" table:formula="of:=(((([.C$19]*[.$G40]+[.C$20])*[.$G40]+[.C$21])*[.$G40]+[.C$22])*[.$G40]+[.C$23])*[.$G40]+[.C$24]" office:value-type="float" office:value="-1.53068151393005" calcext:value-type="float">
            <text:p>-1.53</text:p>
          </table:table-cell>
          <table:table-cell table:style-name="ce4" table:formula="of:=(((([.D$19]*[.$G40]+[.D$20])*[.$G40]+[.D$21])*[.$G40]+[.D$22])*[.$G40]+[.D$23])*[.$G40]+[.D$24]" office:value-type="float" office:value="-1.94066639938204" calcext:value-type="float">
            <text:p>-1.94</text:p>
          </table:table-cell>
          <table:table-cell table:style-name="ce4" table:formula="of:=(((([.E$19]*[.$G40]+[.E$20])*[.$G40]+[.E$21])*[.$G40]+[.E$22])*[.$G40]+[.E$23])*[.$G40]+[.E$24]" office:value-type="float" office:value="-1.84577056819147" calcext:value-type="float">
            <text:p>-1.85</text:p>
          </table:table-cell>
          <table:table-cell table:style-name="ce4" table:formula="of:=(((([.F$19]*[.$G40]+[.F$20])*[.$G40]+[.F$21])*[.$G40]+[.F$22])*[.$G40]+[.F$23])*[.$G40]+[.F$24]" office:value-type="float" office:value="-1.858757892423" calcext:value-type="float">
            <text:p>-1.86</text:p>
          </table:table-cell>
          <table:table-cell table:formula="of:=([.A40]-[.$B$16])/[.$B$17]" office:value-type="float" office:value="-0.48" calcext:value-type="float">
            <text:p>-0.48</text:p>
          </table:table-cell>
          <table:table-cell table:formula="of:=[.A40]" office:value-type="float" office:value="26" calcext:value-type="float">
            <text:p>26</text:p>
          </table:table-cell>
          <table:table-cell table:formula="of:=BINOMDIST([.I$24];[.I$23];[.$H40]/100;[.$H$24])" office:value-type="float" office:value="0.273931424" calcext:value-type="float">
            <text:p>0.273931424</text:p>
          </table:table-cell>
          <table:table-cell table:formula="of:=BINOMDIST([.J$24];[.J$23];[.$H40]/100;[.$H$24])" office:value-type="float" office:value="0.096246176" calcext:value-type="float">
            <text:p>0.096246176</text:p>
          </table:table-cell>
          <table:table-cell table:formula="of:=BINOMDIST([.K$24];[.K$23];[.$H40]/100;[.$H$24])" office:value-type="float" office:value="0.016908112" calcext:value-type="float">
            <text:p>0.016908112</text:p>
          </table:table-cell>
          <table:table-cell table:formula="of:=BINOMDIST([.L$24];[.L$23];[.$H40]/100;[.$H$24])" office:value-type="float" office:value="0.0011881376" calcext:value-type="float">
            <text:p>0.0011881376</text:p>
          </table:table-cell>
          <table:table-cell table:formula="of:=BINOMDIST([.M$24];[.M$23];[.$H40]/100;[.$H$24])" office:value-type="float" office:value="0.22210656" calcext:value-type="float">
            <text:p>0.22210656</text:p>
          </table:table-cell>
          <table:table-cell table:formula="of:=BINOMDIST([.N$24];[.N$23];[.$H40]/100;[.$H$24])" office:value-type="float" office:value="0.05202496" calcext:value-type="float">
            <text:p>0.05202496</text:p>
          </table:table-cell>
          <table:table-cell table:formula="of:=BINOMDIST([.O$24];[.O$23];[.$H40]/100;[.$H$24])" office:value-type="float" office:value="0.00456976" calcext:value-type="float">
            <text:p>0.00456976</text:p>
          </table:table-cell>
          <table:table-cell table:formula="of:=BINOMDIST([.P$24];[.P$23];[.$H40]/100;[.$H$24])" office:value-type="float" office:value="0.150072" calcext:value-type="float">
            <text:p>0.150072</text:p>
          </table:table-cell>
          <table:table-cell table:formula="of:=BINOMDIST([.Q$24];[.Q$23];[.$H40]/100;[.$H$24])" office:value-type="float" office:value="0.017576" calcext:value-type="float">
            <text:p>0.017576</text:p>
          </table:table-cell>
          <table:table-cell table:formula="of:=BINOMDIST([.R$24];[.R$23];[.$H40]/100;[.$H$24])" office:value-type="float" office:value="0.0676" calcext:value-type="float">
            <text:p>0.0676</text:p>
          </table:table-cell>
          <table:table-cell table:number-columns-repeated="995"/>
        </table:table-row>
        <table:table-row table:style-name="ro1">
          <table:table-cell table:formula="of:=[.A40]+[.$B$15]" office:value-type="float" office:value="28" calcext:value-type="float">
            <text:p>28</text:p>
          </table:table-cell>
          <table:table-cell table:style-name="ce4" table:formula="of:=(((([.B$19]*[.$G41]+[.B$20])*[.$G41]+[.B$21])*[.$G41]+[.B$22])*[.$G41]+[.B$23])*[.$G41]+[.B$24]" office:value-type="float" office:value="-1.55080473372781" calcext:value-type="float">
            <text:p>-1.55</text:p>
          </table:table-cell>
          <table:table-cell table:style-name="ce4" table:formula="of:=(((([.C$19]*[.$G41]+[.C$20])*[.$G41]+[.C$21])*[.$G41]+[.C$22])*[.$G41]+[.C$23])*[.$G41]+[.C$24]" office:value-type="float" office:value="-1.41543138882132" calcext:value-type="float">
            <text:p>-1.42</text:p>
          </table:table-cell>
          <table:table-cell table:style-name="ce4" table:formula="of:=(((([.D$19]*[.$G41]+[.D$20])*[.$G41]+[.D$21])*[.$G41]+[.D$22])*[.$G41]+[.D$23])*[.$G41]+[.D$24]" office:value-type="float" office:value="-1.81787386071025" calcext:value-type="float">
            <text:p>-1.82</text:p>
          </table:table-cell>
          <table:table-cell table:style-name="ce4" table:formula="of:=(((([.E$19]*[.$G41]+[.E$20])*[.$G41]+[.E$21])*[.$G41]+[.E$22])*[.$G41]+[.E$23])*[.$G41]+[.E$24]" office:value-type="float" office:value="-1.73365362271679" calcext:value-type="float">
            <text:p>-1.73</text:p>
          </table:table-cell>
          <table:table-cell table:style-name="ce4" table:formula="of:=(((([.F$19]*[.$G41]+[.F$20])*[.$G41]+[.F$21])*[.$G41]+[.F$22])*[.$G41]+[.F$23])*[.$G41]+[.F$24]" office:value-type="float" office:value="-1.75342230192015" calcext:value-type="float">
            <text:p>-1.75</text:p>
          </table:table-cell>
          <table:table-cell table:formula="of:=([.A41]-[.$B$16])/[.$B$17]" office:value-type="float" office:value="-0.44" calcext:value-type="float">
            <text:p>-0.44</text:p>
          </table:table-cell>
          <table:table-cell table:formula="of:=[.A41]" office:value-type="float" office:value="28" calcext:value-type="float">
            <text:p>28</text:p>
          </table:table-cell>
          <table:table-cell table:formula="of:=BINOMDIST([.I$24];[.I$23];[.$H41]/100;[.$H$24])" office:value-type="float" office:value="0.292626432" calcext:value-type="float">
            <text:p>0.292626432</text:p>
          </table:table-cell>
          <table:table-cell table:formula="of:=BINOMDIST([.J$24];[.J$23];[.$H41]/100;[.$H$24])" office:value-type="float" office:value="0.113799168" calcext:value-type="float">
            <text:p>0.113799168</text:p>
          </table:table-cell>
          <table:table-cell table:formula="of:=BINOMDIST([.K$24];[.K$23];[.$H41]/100;[.$H$24])" office:value-type="float" office:value="0.022127616" calcext:value-type="float">
            <text:p>0.022127616</text:p>
          </table:table-cell>
          <table:table-cell table:formula="of:=BINOMDIST([.L$24];[.L$23];[.$H41]/100;[.$H$24])" office:value-type="float" office:value="0.0017210368" calcext:value-type="float">
            <text:p>0.0017210368</text:p>
          </table:table-cell>
          <table:table-cell table:formula="of:=BINOMDIST([.M$24];[.M$23];[.$H41]/100;[.$H$24])" office:value-type="float" office:value="0.24385536" calcext:value-type="float">
            <text:p>0.24385536</text:p>
          </table:table-cell>
          <table:table-cell table:formula="of:=BINOMDIST([.N$24];[.N$23];[.$H41]/100;[.$H$24])" office:value-type="float" office:value="0.06322176" calcext:value-type="float">
            <text:p>0.06322176</text:p>
          </table:table-cell>
          <table:table-cell table:formula="of:=BINOMDIST([.O$24];[.O$23];[.$H41]/100;[.$H$24])" office:value-type="float" office:value="0.00614656" calcext:value-type="float">
            <text:p>0.00614656</text:p>
          </table:table-cell>
          <table:table-cell table:formula="of:=BINOMDIST([.P$24];[.P$23];[.$H41]/100;[.$H$24])" office:value-type="float" office:value="0.169344" calcext:value-type="float">
            <text:p>0.169344</text:p>
          </table:table-cell>
          <table:table-cell table:formula="of:=BINOMDIST([.Q$24];[.Q$23];[.$H41]/100;[.$H$24])" office:value-type="float" office:value="0.021952" calcext:value-type="float">
            <text:p>0.021952</text:p>
          </table:table-cell>
          <table:table-cell table:formula="of:=BINOMDIST([.R$24];[.R$23];[.$H41]/100;[.$H$24])" office:value-type="float" office:value="0.0784" calcext:value-type="float">
            <text:p>0.0784</text:p>
          </table:table-cell>
          <table:table-cell table:number-columns-repeated="995"/>
        </table:table-row>
        <table:table-row table:style-name="ro1">
          <table:table-cell table:formula="of:=[.A41]+[.$B$15]" office:value-type="float" office:value="30" calcext:value-type="float">
            <text:p>30</text:p>
          </table:table-cell>
          <table:table-cell table:style-name="ce4" table:formula="of:=(((([.B$19]*[.$G42]+[.B$20])*[.$G42]+[.B$21])*[.$G42]+[.B$22])*[.$G42]+[.B$23])*[.$G42]+[.B$24]" office:value-type="float" office:value="-1.4098224852071" calcext:value-type="float">
            <text:p>-1.41</text:p>
          </table:table-cell>
          <table:table-cell table:style-name="ce4" table:formula="of:=(((([.C$19]*[.$G42]+[.C$20])*[.$G42]+[.C$21])*[.$G42]+[.C$22])*[.$G42]+[.C$23])*[.$G42]+[.C$24]" office:value-type="float" office:value="-1.29794368776372" calcext:value-type="float">
            <text:p>-1.30</text:p>
          </table:table-cell>
          <table:table-cell table:style-name="ce4" table:formula="of:=(((([.D$19]*[.$G42]+[.D$20])*[.$G42]+[.D$21])*[.$G42]+[.D$22])*[.$G42]+[.D$23])*[.$G42]+[.D$24]" office:value-type="float" office:value="-1.68589861733534" calcext:value-type="float">
            <text:p>-1.69</text:p>
          </table:table-cell>
          <table:table-cell table:style-name="ce4" table:formula="of:=(((([.E$19]*[.$G42]+[.E$20])*[.$G42]+[.E$21])*[.$G42]+[.E$22])*[.$G42]+[.E$23])*[.$G42]+[.E$24]" office:value-type="float" office:value="-1.6129135490459" calcext:value-type="float">
            <text:p>-1.61</text:p>
          </table:table-cell>
          <table:table-cell table:style-name="ce4" table:formula="of:=(((([.F$19]*[.$G42]+[.F$20])*[.$G42]+[.F$21])*[.$G42]+[.F$22])*[.$G42]+[.F$23])*[.$G42]+[.F$24]" office:value-type="float" office:value="-1.63795800027278" calcext:value-type="float">
            <text:p>-1.64</text:p>
          </table:table-cell>
          <table:table-cell table:formula="of:=([.A42]-[.$B$16])/[.$B$17]" office:value-type="float" office:value="-0.4" calcext:value-type="float">
            <text:p>-0.4</text:p>
          </table:table-cell>
          <table:table-cell table:formula="of:=[.A42]" office:value-type="float" office:value="30" calcext:value-type="float">
            <text:p>30</text:p>
          </table:table-cell>
          <table:table-cell table:formula="of:=BINOMDIST([.I$24];[.I$23];[.$H42]/100;[.$H$24])" office:value-type="float" office:value="0.3087" calcext:value-type="float">
            <text:p>0.3087</text:p>
          </table:table-cell>
          <table:table-cell table:formula="of:=BINOMDIST([.J$24];[.J$23];[.$H42]/100;[.$H$24])" office:value-type="float" office:value="0.1323" calcext:value-type="float">
            <text:p>0.1323</text:p>
          </table:table-cell>
          <table:table-cell table:formula="of:=BINOMDIST([.K$24];[.K$23];[.$H42]/100;[.$H$24])" office:value-type="float" office:value="0.02835" calcext:value-type="float">
            <text:p>0.02835</text:p>
          </table:table-cell>
          <table:table-cell table:formula="of:=BINOMDIST([.L$24];[.L$23];[.$H42]/100;[.$H$24])" office:value-type="float" office:value="0.00243" calcext:value-type="float">
            <text:p>0.00243</text:p>
          </table:table-cell>
          <table:table-cell table:formula="of:=BINOMDIST([.M$24];[.M$23];[.$H42]/100;[.$H$24])" office:value-type="float" office:value="0.2646" calcext:value-type="float">
            <text:p>0.2646</text:p>
          </table:table-cell>
          <table:table-cell table:formula="of:=BINOMDIST([.N$24];[.N$23];[.$H42]/100;[.$H$24])" office:value-type="float" office:value="0.0756" calcext:value-type="float">
            <text:p>0.0756</text:p>
          </table:table-cell>
          <table:table-cell table:formula="of:=BINOMDIST([.O$24];[.O$23];[.$H42]/100;[.$H$24])" office:value-type="float" office:value="0.0081" calcext:value-type="float">
            <text:p>0.0081</text:p>
          </table:table-cell>
          <table:table-cell table:formula="of:=BINOMDIST([.P$24];[.P$23];[.$H42]/100;[.$H$24])" office:value-type="float" office:value="0.189" calcext:value-type="float">
            <text:p>0.189</text:p>
          </table:table-cell>
          <table:table-cell table:formula="of:=BINOMDIST([.Q$24];[.Q$23];[.$H42]/100;[.$H$24])" office:value-type="float" office:value="0.027" calcext:value-type="float">
            <text:p>0.027</text:p>
          </table:table-cell>
          <table:table-cell table:formula="of:=BINOMDIST([.R$24];[.R$23];[.$H42]/100;[.$H$24])" office:value-type="float" office:value="0.09" calcext:value-type="float">
            <text:p>0.09</text:p>
          </table:table-cell>
          <table:table-cell table:number-columns-repeated="995"/>
        </table:table-row>
        <table:table-row table:style-name="ro1">
          <table:table-cell table:formula="of:=[.A42]+[.$B$15]" office:value-type="float" office:value="32" calcext:value-type="float">
            <text:p>32</text:p>
          </table:table-cell>
          <table:table-cell table:style-name="ce4" table:formula="of:=(((([.B$19]*[.$G43]+[.B$20])*[.$G43]+[.B$21])*[.$G43]+[.B$22])*[.$G43]+[.B$23])*[.$G43]+[.B$24]" office:value-type="float" office:value="-1.26884023668639" calcext:value-type="float">
            <text:p>-1.27</text:p>
          </table:table-cell>
          <table:table-cell table:style-name="ce4" table:formula="of:=(((([.C$19]*[.$G43]+[.C$20])*[.$G43]+[.C$21])*[.$G43]+[.C$22])*[.$G43]+[.C$23])*[.$G43]+[.C$24]" office:value-type="float" office:value="-1.17821841075725" calcext:value-type="float">
            <text:p>-1.18</text:p>
          </table:table-cell>
          <table:table-cell table:style-name="ce4" table:formula="of:=(((([.D$19]*[.$G43]+[.D$20])*[.$G43]+[.D$21])*[.$G43]+[.D$22])*[.$G43]+[.D$23])*[.$G43]+[.D$24]" office:value-type="float" office:value="-1.54537204459862" calcext:value-type="float">
            <text:p>-1.55</text:p>
          </table:table-cell>
          <table:table-cell table:style-name="ce4" table:formula="of:=(((([.E$19]*[.$G43]+[.E$20])*[.$G43]+[.E$21])*[.$G43]+[.E$22])*[.$G43]+[.E$23])*[.$G43]+[.E$24]" office:value-type="float" office:value="-1.48377593462224" calcext:value-type="float">
            <text:p>-1.48</text:p>
          </table:table-cell>
          <table:table-cell table:style-name="ce4" table:formula="of:=(((([.F$19]*[.$G43]+[.F$20])*[.$G43]+[.F$21])*[.$G43]+[.F$22])*[.$G43]+[.F$23])*[.$G43]+[.F$24]" office:value-type="float" office:value="-1.51247935550588" calcext:value-type="float">
            <text:p>-1.51</text:p>
          </table:table-cell>
          <table:table-cell table:formula="of:=([.A43]-[.$B$16])/[.$B$17]" office:value-type="float" office:value="-0.36" calcext:value-type="float">
            <text:p>-0.36</text:p>
          </table:table-cell>
          <table:table-cell table:formula="of:=[.A43]" office:value-type="float" office:value="32" calcext:value-type="float">
            <text:p>32</text:p>
          </table:table-cell>
          <table:table-cell table:formula="of:=BINOMDIST([.I$24];[.I$23];[.$H43]/100;[.$H$24])" office:value-type="float" office:value="0.321978368" calcext:value-type="float">
            <text:p>0.321978368</text:p>
          </table:table-cell>
          <table:table-cell table:formula="of:=BINOMDIST([.J$24];[.J$23];[.$H43]/100;[.$H$24])" office:value-type="float" office:value="0.151519232" calcext:value-type="float">
            <text:p>0.151519232</text:p>
          </table:table-cell>
          <table:table-cell table:formula="of:=BINOMDIST([.K$24];[.K$23];[.$H43]/100;[.$H$24])" office:value-type="float" office:value="0.035651584" calcext:value-type="float">
            <text:p>0.035651584</text:p>
          </table:table-cell>
          <table:table-cell table:formula="of:=BINOMDIST([.L$24];[.L$23];[.$H43]/100;[.$H$24])" office:value-type="float" office:value="0.0033554432" calcext:value-type="float">
            <text:p>0.0033554432</text:p>
          </table:table-cell>
          <table:table-cell table:formula="of:=BINOMDIST([.M$24];[.M$23];[.$H43]/100;[.$H$24])" office:value-type="float" office:value="0.28409856" calcext:value-type="float">
            <text:p>0.28409856</text:p>
          </table:table-cell>
          <table:table-cell table:formula="of:=BINOMDIST([.N$24];[.N$23];[.$H43]/100;[.$H$24])" office:value-type="float" office:value="0.08912896" calcext:value-type="float">
            <text:p>0.08912896</text:p>
          </table:table-cell>
          <table:table-cell table:formula="of:=BINOMDIST([.O$24];[.O$23];[.$H43]/100;[.$H$24])" office:value-type="float" office:value="0.01048576" calcext:value-type="float">
            <text:p>0.01048576</text:p>
          </table:table-cell>
          <table:table-cell table:formula="of:=BINOMDIST([.P$24];[.P$23];[.$H43]/100;[.$H$24])" office:value-type="float" office:value="0.208896" calcext:value-type="float">
            <text:p>0.208896</text:p>
          </table:table-cell>
          <table:table-cell table:formula="of:=BINOMDIST([.Q$24];[.Q$23];[.$H43]/100;[.$H$24])" office:value-type="float" office:value="0.032768" calcext:value-type="float">
            <text:p>0.032768</text:p>
          </table:table-cell>
          <table:table-cell table:formula="of:=BINOMDIST([.R$24];[.R$23];[.$H43]/100;[.$H$24])" office:value-type="float" office:value="0.1024" calcext:value-type="float">
            <text:p>0.1024</text:p>
          </table:table-cell>
          <table:table-cell table:number-columns-repeated="995"/>
        </table:table-row>
        <table:table-row table:style-name="ro1">
          <table:table-cell table:formula="of:=[.A43]+[.$B$15]" office:value-type="float" office:value="34" calcext:value-type="float">
            <text:p>34</text:p>
          </table:table-cell>
          <table:table-cell table:style-name="ce4" table:formula="of:=(((([.B$19]*[.$G44]+[.B$20])*[.$G44]+[.B$21])*[.$G44]+[.B$22])*[.$G44]+[.B$23])*[.$G44]+[.B$24]" office:value-type="float" office:value="-1.12785798816568" calcext:value-type="float">
            <text:p>-1.13</text:p>
          </table:table-cell>
          <table:table-cell table:style-name="ce4" table:formula="of:=(((([.C$19]*[.$G44]+[.C$20])*[.$G44]+[.C$21])*[.$G44]+[.C$22])*[.$G44]+[.C$23])*[.$G44]+[.C$24]" office:value-type="float" office:value="-1.05625555780191" calcext:value-type="float">
            <text:p>-1.06</text:p>
          </table:table-cell>
          <table:table-cell table:style-name="ce4" table:formula="of:=(((([.D$19]*[.$G44]+[.D$20])*[.$G44]+[.D$21])*[.$G44]+[.D$22])*[.$G44]+[.D$23])*[.$G44]+[.D$24]" office:value-type="float" office:value="-1.39692551784138" calcext:value-type="float">
            <text:p>-1.40</text:p>
          </table:table-cell>
          <table:table-cell table:style-name="ce4" table:formula="of:=(((([.E$19]*[.$G44]+[.E$20])*[.$G44]+[.E$21])*[.$G44]+[.E$22])*[.$G44]+[.E$23])*[.$G44]+[.E$24]" office:value-type="float" office:value="-1.34650501335569" calcext:value-type="float">
            <text:p>-1.35</text:p>
          </table:table-cell>
          <table:table-cell table:style-name="ce4" table:formula="of:=(((([.F$19]*[.$G44]+[.F$20])*[.$G44]+[.F$21])*[.$G44]+[.F$22])*[.$G44]+[.F$23])*[.$G44]+[.F$24]" office:value-type="float" office:value="-1.37721026513819" calcext:value-type="float">
            <text:p>-1.38</text:p>
          </table:table-cell>
          <table:table-cell table:formula="of:=([.A44]-[.$B$16])/[.$B$17]" office:value-type="float" office:value="-0.32" calcext:value-type="float">
            <text:p>-0.32</text:p>
          </table:table-cell>
          <table:table-cell table:formula="of:=[.A44]" office:value-type="float" office:value="34" calcext:value-type="float">
            <text:p>34</text:p>
          </table:table-cell>
          <table:table-cell table:formula="of:=BINOMDIST([.I$24];[.I$23];[.$H44]/100;[.$H$24])" office:value-type="float" office:value="0.332345376" calcext:value-type="float">
            <text:p>0.332345376</text:p>
          </table:table-cell>
          <table:table-cell table:formula="of:=BINOMDIST([.J$24];[.J$23];[.$H44]/100;[.$H$24])" office:value-type="float" office:value="0.171208224" calcext:value-type="float">
            <text:p>0.171208224</text:p>
          </table:table-cell>
          <table:table-cell table:formula="of:=BINOMDIST([.K$24];[.K$23];[.$H44]/100;[.$H$24])" office:value-type="float" office:value="0.044099088" calcext:value-type="float">
            <text:p>0.044099088</text:p>
          </table:table-cell>
          <table:table-cell table:formula="of:=BINOMDIST([.L$24];[.L$23];[.$H44]/100;[.$H$24])" office:value-type="float" office:value="0.0045435424" calcext:value-type="float">
            <text:p>0.0045435424</text:p>
          </table:table-cell>
          <table:table-cell table:formula="of:=BINOMDIST([.M$24];[.M$23];[.$H44]/100;[.$H$24])" office:value-type="float" office:value="0.30213216" calcext:value-type="float">
            <text:p>0.30213216</text:p>
          </table:table-cell>
          <table:table-cell table:formula="of:=BINOMDIST([.N$24];[.N$23];[.$H44]/100;[.$H$24])" office:value-type="float" office:value="0.10376256" calcext:value-type="float">
            <text:p>0.10376256</text:p>
          </table:table-cell>
          <table:table-cell table:formula="of:=BINOMDIST([.O$24];[.O$23];[.$H44]/100;[.$H$24])" office:value-type="float" office:value="0.01336336" calcext:value-type="float">
            <text:p>0.01336336</text:p>
          </table:table-cell>
          <table:table-cell table:formula="of:=BINOMDIST([.P$24];[.P$23];[.$H44]/100;[.$H$24])" office:value-type="float" office:value="0.228888" calcext:value-type="float">
            <text:p>0.228888</text:p>
          </table:table-cell>
          <table:table-cell table:formula="of:=BINOMDIST([.Q$24];[.Q$23];[.$H44]/100;[.$H$24])" office:value-type="float" office:value="0.039304" calcext:value-type="float">
            <text:p>0.039304</text:p>
          </table:table-cell>
          <table:table-cell table:formula="of:=BINOMDIST([.R$24];[.R$23];[.$H44]/100;[.$H$24])" office:value-type="float" office:value="0.1156" calcext:value-type="float">
            <text:p>0.1156</text:p>
          </table:table-cell>
          <table:table-cell table:number-columns-repeated="995"/>
        </table:table-row>
        <table:table-row table:style-name="ro1">
          <table:table-cell table:formula="of:=[.A44]+[.$B$15]" office:value-type="float" office:value="36" calcext:value-type="float">
            <text:p>36</text:p>
          </table:table-cell>
          <table:table-cell table:style-name="ce4" table:formula="of:=(((([.B$19]*[.$G45]+[.B$20])*[.$G45]+[.B$21])*[.$G45]+[.B$22])*[.$G45]+[.B$23])*[.$G45]+[.B$24]" office:value-type="float" office:value="-0.986875739644971" calcext:value-type="float">
            <text:p>-0.99</text:p>
          </table:table-cell>
          <table:table-cell table:style-name="ce4" table:formula="of:=(((([.C$19]*[.$G45]+[.C$20])*[.$G45]+[.C$21])*[.$G45]+[.C$22])*[.$G45]+[.C$23])*[.$G45]+[.C$24]" office:value-type="float" office:value="-0.932055128897713" calcext:value-type="float">
            <text:p>-0.93</text:p>
          </table:table-cell>
          <table:table-cell table:style-name="ce4" table:formula="of:=(((([.D$19]*[.$G45]+[.D$20])*[.$G45]+[.D$21])*[.$G45]+[.D$22])*[.$G45]+[.D$23])*[.$G45]+[.D$24]" office:value-type="float" office:value="-1.2411904124049" calcext:value-type="float">
            <text:p>-1.24</text:p>
          </table:table-cell>
          <table:table-cell table:style-name="ce4" table:formula="of:=(((([.E$19]*[.$G45]+[.E$20])*[.$G45]+[.E$21])*[.$G45]+[.E$22])*[.$G45]+[.E$23])*[.$G45]+[.E$24]" office:value-type="float" office:value="-1.20140366562262" calcext:value-type="float">
            <text:p>-1.20</text:p>
          </table:table-cell>
          <table:table-cell table:style-name="ce4" table:formula="of:=(((([.F$19]*[.$G45]+[.F$20])*[.$G45]+[.F$21])*[.$G45]+[.F$22])*[.$G45]+[.F$23])*[.$G45]+[.F$24]" office:value-type="float" office:value="-1.23247706787952" calcext:value-type="float">
            <text:p>-1.23</text:p>
          </table:table-cell>
          <table:table-cell table:formula="of:=([.A45]-[.$B$16])/[.$B$17]" office:value-type="float" office:value="-0.28" calcext:value-type="float">
            <text:p>-0.28</text:p>
          </table:table-cell>
          <table:table-cell table:formula="of:=[.A45]" office:value-type="float" office:value="36" calcext:value-type="float">
            <text:p>36</text:p>
          </table:table-cell>
          <table:table-cell table:formula="of:=BINOMDIST([.I$24];[.I$23];[.$H45]/100;[.$H$24])" office:value-type="float" office:value="0.339738624" calcext:value-type="float">
            <text:p>0.339738624</text:p>
          </table:table-cell>
          <table:table-cell table:formula="of:=BINOMDIST([.J$24];[.J$23];[.$H45]/100;[.$H$24])" office:value-type="float" office:value="0.191102976" calcext:value-type="float">
            <text:p>0.191102976</text:p>
          </table:table-cell>
          <table:table-cell table:formula="of:=BINOMDIST([.K$24];[.K$23];[.$H45]/100;[.$H$24])" office:value-type="float" office:value="0.053747712" calcext:value-type="float">
            <text:p>0.053747712</text:p>
          </table:table-cell>
          <table:table-cell table:formula="of:=BINOMDIST([.L$24];[.L$23];[.$H45]/100;[.$H$24])" office:value-type="float" office:value="0.0060466176" calcext:value-type="float">
            <text:p>0.0060466176</text:p>
          </table:table-cell>
          <table:table-cell table:formula="of:=BINOMDIST([.M$24];[.M$23];[.$H45]/100;[.$H$24])" office:value-type="float" office:value="0.31850496" calcext:value-type="float">
            <text:p>0.31850496</text:p>
          </table:table-cell>
          <table:table-cell table:formula="of:=BINOMDIST([.N$24];[.N$23];[.$H45]/100;[.$H$24])" office:value-type="float" office:value="0.11943936" calcext:value-type="float">
            <text:p>0.11943936</text:p>
          </table:table-cell>
          <table:table-cell table:formula="of:=BINOMDIST([.O$24];[.O$23];[.$H45]/100;[.$H$24])" office:value-type="float" office:value="0.01679616" calcext:value-type="float">
            <text:p>0.01679616</text:p>
          </table:table-cell>
          <table:table-cell table:formula="of:=BINOMDIST([.P$24];[.P$23];[.$H45]/100;[.$H$24])" office:value-type="float" office:value="0.248832" calcext:value-type="float">
            <text:p>0.248832</text:p>
          </table:table-cell>
          <table:table-cell table:formula="of:=BINOMDIST([.Q$24];[.Q$23];[.$H45]/100;[.$H$24])" office:value-type="float" office:value="0.046656" calcext:value-type="float">
            <text:p>0.046656</text:p>
          </table:table-cell>
          <table:table-cell table:formula="of:=BINOMDIST([.R$24];[.R$23];[.$H45]/100;[.$H$24])" office:value-type="float" office:value="0.1296" calcext:value-type="float">
            <text:p>0.1296</text:p>
          </table:table-cell>
          <table:table-cell table:number-columns-repeated="995"/>
        </table:table-row>
        <table:table-row table:style-name="ro1">
          <table:table-cell table:formula="of:=[.A45]+[.$B$15]" office:value-type="float" office:value="38" calcext:value-type="float">
            <text:p>38</text:p>
          </table:table-cell>
          <table:table-cell table:style-name="ce4" table:formula="of:=(((([.B$19]*[.$G46]+[.B$20])*[.$G46]+[.B$21])*[.$G46]+[.B$22])*[.$G46]+[.B$23])*[.$G46]+[.B$24]" office:value-type="float" office:value="-0.84589349112426" calcext:value-type="float">
            <text:p>-0.85</text:p>
          </table:table-cell>
          <table:table-cell table:style-name="ce4" table:formula="of:=(((([.C$19]*[.$G46]+[.C$20])*[.$G46]+[.C$21])*[.$G46]+[.C$22])*[.$G46]+[.C$23])*[.$G46]+[.C$24]" office:value-type="float" office:value="-0.805617124044642" calcext:value-type="float">
            <text:p>-0.81</text:p>
          </table:table-cell>
          <table:table-cell table:style-name="ce4" table:formula="of:=(((([.D$19]*[.$G46]+[.D$20])*[.$G46]+[.D$21])*[.$G46]+[.D$22])*[.$G46]+[.D$23])*[.$G46]+[.D$24]" office:value-type="float" office:value="-1.0787981036305" calcext:value-type="float">
            <text:p>-1.08</text:p>
          </table:table-cell>
          <table:table-cell table:style-name="ce4" table:formula="of:=(((([.E$19]*[.$G46]+[.E$20])*[.$G46]+[.E$21])*[.$G46]+[.E$22])*[.$G46]+[.E$23])*[.$G46]+[.E$24]" office:value-type="float" office:value="-1.04881341826586" calcext:value-type="float">
            <text:p>-1.05</text:p>
          </table:table-cell>
          <table:table-cell table:style-name="ce4" table:formula="of:=(((([.F$19]*[.$G46]+[.F$20])*[.$G46]+[.F$21])*[.$G46]+[.F$22])*[.$G46]+[.F$23])*[.$G46]+[.F$24]" office:value-type="float" office:value="-1.07870145532796" calcext:value-type="float">
            <text:p>-1.08</text:p>
          </table:table-cell>
          <table:table-cell table:formula="of:=([.A46]-[.$B$16])/[.$B$17]" office:value-type="float" office:value="-0.24" calcext:value-type="float">
            <text:p>-0.24</text:p>
          </table:table-cell>
          <table:table-cell table:formula="of:=[.A46]" office:value-type="float" office:value="38" calcext:value-type="float">
            <text:p>38</text:p>
          </table:table-cell>
          <table:table-cell table:formula="of:=BINOMDIST([.I$24];[.I$23];[.$H46]/100;[.$H$24])" office:value-type="float" office:value="0.344145632" calcext:value-type="float">
            <text:p>0.344145632</text:p>
          </table:table-cell>
          <table:table-cell table:formula="of:=BINOMDIST([.J$24];[.J$23];[.$H46]/100;[.$H$24])" office:value-type="float" office:value="0.210927968" calcext:value-type="float">
            <text:p>0.210927968</text:p>
          </table:table-cell>
          <table:table-cell table:formula="of:=BINOMDIST([.K$24];[.K$23];[.$H46]/100;[.$H$24])" office:value-type="float" office:value="0.064639216" calcext:value-type="float">
            <text:p>0.064639216</text:p>
          </table:table-cell>
          <table:table-cell table:formula="of:=BINOMDIST([.L$24];[.L$23];[.$H46]/100;[.$H$24])" office:value-type="float" office:value="0.0079235168" calcext:value-type="float">
            <text:p>0.0079235168</text:p>
          </table:table-cell>
          <table:table-cell table:formula="of:=BINOMDIST([.M$24];[.M$23];[.$H46]/100;[.$H$24])" office:value-type="float" office:value="0.33304416" calcext:value-type="float">
            <text:p>0.33304416</text:p>
          </table:table-cell>
          <table:table-cell table:formula="of:=BINOMDIST([.N$24];[.N$23];[.$H46]/100;[.$H$24])" office:value-type="float" office:value="0.13608256" calcext:value-type="float">
            <text:p>0.13608256</text:p>
          </table:table-cell>
          <table:table-cell table:formula="of:=BINOMDIST([.O$24];[.O$23];[.$H46]/100;[.$H$24])" office:value-type="float" office:value="0.02085136" calcext:value-type="float">
            <text:p>0.02085136</text:p>
          </table:table-cell>
          <table:table-cell table:formula="of:=BINOMDIST([.P$24];[.P$23];[.$H46]/100;[.$H$24])" office:value-type="float" office:value="0.268584" calcext:value-type="float">
            <text:p>0.268584</text:p>
          </table:table-cell>
          <table:table-cell table:formula="of:=BINOMDIST([.Q$24];[.Q$23];[.$H46]/100;[.$H$24])" office:value-type="float" office:value="0.054872" calcext:value-type="float">
            <text:p>0.054872</text:p>
          </table:table-cell>
          <table:table-cell table:formula="of:=BINOMDIST([.R$24];[.R$23];[.$H46]/100;[.$H$24])" office:value-type="float" office:value="0.1444" calcext:value-type="float">
            <text:p>0.14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6]+[.$B$15]" office:value-type="float" office:value="40" calcext:value-type="float">
            <text:p>40</text:p>
          </table:table-cell>
          <table:table-cell table:style-name="ce4" table:formula="of:=(((([.B$19]*[.$G47]+[.B$20])*[.$G47]+[.B$21])*[.$G47]+[.B$22])*[.$G47]+[.B$23])*[.$G47]+[.B$24]" office:value-type="float" office:value="-0.70491124260355" calcext:value-type="float">
            <text:p>-0.70</text:p>
          </table:table-cell>
          <table:table-cell table:style-name="ce4" table:formula="of:=(((([.C$19]*[.$G47]+[.C$20])*[.$G47]+[.C$21])*[.$G47]+[.C$22])*[.$G47]+[.C$23])*[.$G47]+[.C$24]" office:value-type="float" office:value="-0.676941543242704" calcext:value-type="float">
            <text:p>-0.68</text:p>
          </table:table-cell>
          <table:table-cell table:style-name="ce4" table:formula="of:=(((([.D$19]*[.$G47]+[.D$20])*[.$G47]+[.D$21])*[.$G47]+[.D$22])*[.$G47]+[.D$23])*[.$G47]+[.D$24]" office:value-type="float" office:value="-0.910379966859456" calcext:value-type="float">
            <text:p>-0.91</text:p>
          </table:table-cell>
          <table:table-cell table:style-name="ce4" table:formula="of:=(((([.E$19]*[.$G47]+[.E$20])*[.$G47]+[.E$21])*[.$G47]+[.E$22])*[.$G47]+[.E$23])*[.$G47]+[.E$24]" office:value-type="float" office:value="-0.889114444594677" calcext:value-type="float">
            <text:p>-0.89</text:p>
          </table:table-cell>
          <table:table-cell table:style-name="ce4" table:formula="of:=(((([.F$19]*[.$G47]+[.F$20])*[.$G47]+[.F$21])*[.$G47]+[.F$22])*[.$G47]+[.F$23])*[.$G47]+[.F$24]" office:value-type="float" office:value="-0.916393383667185" calcext:value-type="float">
            <text:p>-0.92</text:p>
          </table:table-cell>
          <table:table-cell table:formula="of:=([.A47]-[.$B$16])/[.$B$17]" office:value-type="float" office:value="-0.2" calcext:value-type="float">
            <text:p>-0.2</text:p>
          </table:table-cell>
          <table:table-cell table:formula="of:=[.A47]" office:value-type="float" office:value="40" calcext:value-type="float">
            <text:p>40</text:p>
          </table:table-cell>
          <table:table-cell table:formula="of:=BINOMDIST([.I$24];[.I$23];[.$H47]/100;[.$H$24])" office:value-type="float" office:value="0.3456" calcext:value-type="float">
            <text:p>0.3456</text:p>
          </table:table-cell>
          <table:table-cell table:formula="of:=BINOMDIST([.J$24];[.J$23];[.$H47]/100;[.$H$24])" office:value-type="float" office:value="0.2304" calcext:value-type="float">
            <text:p>0.2304</text:p>
          </table:table-cell>
          <table:table-cell table:formula="of:=BINOMDIST([.K$24];[.K$23];[.$H47]/100;[.$H$24])" office:value-type="float" office:value="0.0768" calcext:value-type="float">
            <text:p>0.0768</text:p>
          </table:table-cell>
          <table:table-cell table:formula="of:=BINOMDIST([.L$24];[.L$23];[.$H47]/100;[.$H$24])" office:value-type="float" office:value="0.01024" calcext:value-type="float">
            <text:p>0.01024</text:p>
          </table:table-cell>
          <table:table-cell table:formula="of:=BINOMDIST([.M$24];[.M$23];[.$H47]/100;[.$H$24])" office:value-type="float" office:value="0.3456" calcext:value-type="float">
            <text:p>0.3456</text:p>
          </table:table-cell>
          <table:table-cell table:formula="of:=BINOMDIST([.N$24];[.N$23];[.$H47]/100;[.$H$24])" office:value-type="float" office:value="0.1536" calcext:value-type="float">
            <text:p>0.1536</text:p>
          </table:table-cell>
          <table:table-cell table:formula="of:=BINOMDIST([.O$24];[.O$23];[.$H47]/100;[.$H$24])" office:value-type="float" office:value="0.0256" calcext:value-type="float">
            <text:p>0.0256</text:p>
          </table:table-cell>
          <table:table-cell table:formula="of:=BINOMDIST([.P$24];[.P$23];[.$H47]/100;[.$H$24])" office:value-type="float" office:value="0.288" calcext:value-type="float">
            <text:p>0.288</text:p>
          </table:table-cell>
          <table:table-cell table:formula="of:=BINOMDIST([.Q$24];[.Q$23];[.$H47]/100;[.$H$24])" office:value-type="float" office:value="0.064" calcext:value-type="float">
            <text:p>0.064</text:p>
          </table:table-cell>
          <table:table-cell table:formula="of:=BINOMDIST([.R$24];[.R$23];[.$H47]/100;[.$H$24])" office:value-type="float" office:value="0.16" calcext:value-type="float">
            <text:p>0.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7]+[.$B$15]" office:value-type="float" office:value="42" calcext:value-type="float">
            <text:p>42</text:p>
          </table:table-cell>
          <table:table-cell table:style-name="ce4" table:formula="of:=(((([.B$19]*[.$G48]+[.B$20])*[.$G48]+[.B$21])*[.$G48]+[.B$22])*[.$G48]+[.B$23])*[.$G48]+[.B$24]" office:value-type="float" office:value="-0.56392899408284" calcext:value-type="float">
            <text:p>-0.56</text:p>
          </table:table-cell>
          <table:table-cell table:style-name="ce4" table:formula="of:=(((([.C$19]*[.$G48]+[.C$20])*[.$G48]+[.C$21])*[.$G48]+[.C$22])*[.$G48]+[.C$23])*[.$G48]+[.C$24]" office:value-type="float" office:value="-0.546028386491899" calcext:value-type="float">
            <text:p>-0.55</text:p>
          </table:table-cell>
          <table:table-cell table:style-name="ce4" table:formula="of:=(((([.D$19]*[.$G48]+[.D$20])*[.$G48]+[.D$21])*[.$G48]+[.D$22])*[.$G48]+[.D$23])*[.$G48]+[.D$24]" office:value-type="float" office:value="-0.73656737743307" calcext:value-type="float">
            <text:p>-0.74</text:p>
          </table:table-cell>
          <table:table-cell table:style-name="ce4" table:formula="of:=(((([.E$19]*[.$G48]+[.E$20])*[.$G48]+[.E$21])*[.$G48]+[.E$22])*[.$G48]+[.E$23])*[.$G48]+[.E$24]" office:value-type="float" office:value="-0.722725564384834" calcext:value-type="float">
            <text:p>-0.72</text:p>
          </table:table-cell>
          <table:table-cell table:style-name="ce4" table:formula="of:=(((([.F$19]*[.$G48]+[.F$20])*[.$G48]+[.F$21])*[.$G48]+[.F$22])*[.$G48]+[.F$23])*[.$G48]+[.F$24]" office:value-type="float" office:value="-0.746143985363717" calcext:value-type="float">
            <text:p>-0.75</text:p>
          </table:table-cell>
          <table:table-cell table:formula="of:=([.A48]-[.$B$16])/[.$B$17]" office:value-type="float" office:value="-0.16" calcext:value-type="float">
            <text:p>-0.16</text:p>
          </table:table-cell>
          <table:table-cell table:formula="of:=[.A48]" office:value-type="float" office:value="42" calcext:value-type="float">
            <text:p>42</text:p>
          </table:table-cell>
          <table:table-cell table:formula="of:=BINOMDIST([.I$24];[.I$23];[.$H48]/100;[.$H$24])" office:value-type="float" office:value="0.344177568" calcext:value-type="float">
            <text:p>0.344177568</text:p>
          </table:table-cell>
          <table:table-cell table:formula="of:=BINOMDIST([.J$24];[.J$23];[.$H48]/100;[.$H$24])" office:value-type="float" office:value="0.249232032" calcext:value-type="float">
            <text:p>0.249232032</text:p>
          </table:table-cell>
          <table:table-cell table:formula="of:=BINOMDIST([.K$24];[.K$23];[.$H48]/100;[.$H$24])" office:value-type="float" office:value="0.090239184" calcext:value-type="float">
            <text:p>0.090239184</text:p>
          </table:table-cell>
          <table:table-cell table:formula="of:=BINOMDIST([.L$24];[.L$23];[.$H48]/100;[.$H$24])" office:value-type="float" office:value="0.0130691232" calcext:value-type="float">
            <text:p>0.0130691232</text:p>
          </table:table-cell>
          <table:table-cell table:formula="of:=BINOMDIST([.M$24];[.M$23];[.$H48]/100;[.$H$24])" office:value-type="float" office:value="0.35604576" calcext:value-type="float">
            <text:p>0.35604576</text:p>
          </table:table-cell>
          <table:table-cell table:formula="of:=BINOMDIST([.N$24];[.N$23];[.$H48]/100;[.$H$24])" office:value-type="float" office:value="0.17188416" calcext:value-type="float">
            <text:p>0.17188416</text:p>
          </table:table-cell>
          <table:table-cell table:formula="of:=BINOMDIST([.O$24];[.O$23];[.$H48]/100;[.$H$24])" office:value-type="float" office:value="0.03111696" calcext:value-type="float">
            <text:p>0.03111696</text:p>
          </table:table-cell>
          <table:table-cell table:formula="of:=BINOMDIST([.P$24];[.P$23];[.$H48]/100;[.$H$24])" office:value-type="float" office:value="0.306936" calcext:value-type="float">
            <text:p>0.306936</text:p>
          </table:table-cell>
          <table:table-cell table:formula="of:=BINOMDIST([.Q$24];[.Q$23];[.$H48]/100;[.$H$24])" office:value-type="float" office:value="0.074088" calcext:value-type="float">
            <text:p>0.074088</text:p>
          </table:table-cell>
          <table:table-cell table:formula="of:=BINOMDIST([.R$24];[.R$23];[.$H48]/100;[.$H$24])" office:value-type="float" office:value="0.1764" calcext:value-type="float">
            <text:p>0.17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8]+[.$B$15]" office:value-type="float" office:value="44" calcext:value-type="float">
            <text:p>44</text:p>
          </table:table-cell>
          <table:table-cell table:style-name="ce4" table:formula="of:=(((([.B$19]*[.$G49]+[.B$20])*[.$G49]+[.B$21])*[.$G49]+[.B$22])*[.$G49]+[.B$23])*[.$G49]+[.B$24]" office:value-type="float" office:value="-0.42294674556213" calcext:value-type="float">
            <text:p>-0.42</text:p>
          </table:table-cell>
          <table:table-cell table:style-name="ce4" table:formula="of:=(((([.C$19]*[.$G49]+[.C$20])*[.$G49]+[.C$21])*[.$G49]+[.C$22])*[.$G49]+[.C$23])*[.$G49]+[.C$24]" office:value-type="float" office:value="-0.412877653792226" calcext:value-type="float">
            <text:p>-0.41</text:p>
          </table:table-cell>
          <table:table-cell table:style-name="ce4" table:formula="of:=(((([.D$19]*[.$G49]+[.D$20])*[.$G49]+[.D$21])*[.$G49]+[.D$22])*[.$G49]+[.D$23])*[.$G49]+[.D$24]" office:value-type="float" office:value="-0.557991710692637" calcext:value-type="float">
            <text:p>-0.56</text:p>
          </table:table-cell>
          <table:table-cell table:style-name="ce4" table:formula="of:=(((([.E$19]*[.$G49]+[.E$20])*[.$G49]+[.E$21])*[.$G49]+[.E$22])*[.$G49]+[.E$23])*[.$G49]+[.E$24]" office:value-type="float" office:value="-0.550104243878539" calcext:value-type="float">
            <text:p>-0.55</text:p>
          </table:table-cell>
          <table:table-cell table:style-name="ce4" table:formula="of:=(((([.F$19]*[.$G49]+[.F$20])*[.$G49]+[.F$21])*[.$G49]+[.F$22])*[.$G49]+[.F$23])*[.$G49]+[.F$24]" office:value-type="float" office:value="-0.568618480864191" calcext:value-type="float">
            <text:p>-0.57</text:p>
          </table:table-cell>
          <table:table-cell table:formula="of:=([.A49]-[.$B$16])/[.$B$17]" office:value-type="float" office:value="-0.12" calcext:value-type="float">
            <text:p>-0.12</text:p>
          </table:table-cell>
          <table:table-cell table:formula="of:=[.A49]" office:value-type="float" office:value="44" calcext:value-type="float">
            <text:p>44</text:p>
          </table:table-cell>
          <table:table-cell table:formula="of:=BINOMDIST([.I$24];[.I$23];[.$H49]/100;[.$H$24])" office:value-type="float" office:value="0.339992576" calcext:value-type="float">
            <text:p>0.339992576</text:p>
          </table:table-cell>
          <table:table-cell table:formula="of:=BINOMDIST([.J$24];[.J$23];[.$H49]/100;[.$H$24])" office:value-type="float" office:value="0.267137024" calcext:value-type="float">
            <text:p>0.267137024</text:p>
          </table:table-cell>
          <table:table-cell table:formula="of:=BINOMDIST([.K$24];[.K$23];[.$H49]/100;[.$H$24])" office:value-type="float" office:value="0.104946688" calcext:value-type="float">
            <text:p>0.104946688</text:p>
          </table:table-cell>
          <table:table-cell table:formula="of:=BINOMDIST([.L$24];[.L$23];[.$H49]/100;[.$H$24])" office:value-type="float" office:value="0.0164916224" calcext:value-type="float">
            <text:p>0.0164916224</text:p>
          </table:table-cell>
          <table:table-cell table:formula="of:=BINOMDIST([.M$24];[.M$23];[.$H49]/100;[.$H$24])" office:value-type="float" office:value="0.36427776" calcext:value-type="float">
            <text:p>0.36427776</text:p>
          </table:table-cell>
          <table:table-cell table:formula="of:=BINOMDIST([.N$24];[.N$23];[.$H49]/100;[.$H$24])" office:value-type="float" office:value="0.19081216" calcext:value-type="float">
            <text:p>0.19081216</text:p>
          </table:table-cell>
          <table:table-cell table:formula="of:=BINOMDIST([.O$24];[.O$23];[.$H49]/100;[.$H$24])" office:value-type="float" office:value="0.03748096" calcext:value-type="float">
            <text:p>0.03748096</text:p>
          </table:table-cell>
          <table:table-cell table:formula="of:=BINOMDIST([.P$24];[.P$23];[.$H49]/100;[.$H$24])" office:value-type="float" office:value="0.325248" calcext:value-type="float">
            <text:p>0.325248</text:p>
          </table:table-cell>
          <table:table-cell table:formula="of:=BINOMDIST([.Q$24];[.Q$23];[.$H49]/100;[.$H$24])" office:value-type="float" office:value="0.085184" calcext:value-type="float">
            <text:p>0.085184</text:p>
          </table:table-cell>
          <table:table-cell table:formula="of:=BINOMDIST([.R$24];[.R$23];[.$H49]/100;[.$H$24])" office:value-type="float" office:value="0.1936" calcext:value-type="float">
            <text:p>0.19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9]+[.$B$15]" office:value-type="float" office:value="46" calcext:value-type="float">
            <text:p>46</text:p>
          </table:table-cell>
          <table:table-cell table:style-name="ce4" table:formula="of:=(((([.B$19]*[.$G50]+[.B$20])*[.$G50]+[.B$21])*[.$G50]+[.B$22])*[.$G50]+[.B$23])*[.$G50]+[.B$24]" office:value-type="float" office:value="-0.28196449704142" calcext:value-type="float">
            <text:p>-0.28</text:p>
          </table:table-cell>
          <table:table-cell table:style-name="ce4" table:formula="of:=(((([.C$19]*[.$G50]+[.C$20])*[.$G50]+[.C$21])*[.$G50]+[.C$22])*[.$G50]+[.C$23])*[.$G50]+[.C$24]" office:value-type="float" office:value="-0.277489345143685" calcext:value-type="float">
            <text:p>-0.28</text:p>
          </table:table-cell>
          <table:table-cell table:style-name="ce4" table:formula="of:=(((([.D$19]*[.$G50]+[.D$20])*[.$G50]+[.D$21])*[.$G50]+[.D$22])*[.$G50]+[.D$23])*[.$G50]+[.D$24]" office:value-type="float" office:value="-0.375284341979451" calcext:value-type="float">
            <text:p>-0.38</text:p>
          </table:table-cell>
          <table:table-cell table:style-name="ce4" table:formula="of:=(((([.E$19]*[.$G50]+[.E$20])*[.$G50]+[.E$21])*[.$G50]+[.E$22])*[.$G50]+[.E$23])*[.$G50]+[.E$24]" office:value-type="float" office:value="-0.371746595784465" calcext:value-type="float">
            <text:p>-0.37</text:p>
          </table:table-cell>
          <table:table-cell table:style-name="ce4" table:formula="of:=(((([.F$19]*[.$G50]+[.F$20])*[.$G50]+[.F$21])*[.$G50]+[.F$22])*[.$G50]+[.F$23])*[.$G50]+[.F$24]" office:value-type="float" office:value="-0.384549090292626" calcext:value-type="float">
            <text:p>-0.38</text:p>
          </table:table-cell>
          <table:table-cell table:formula="of:=([.A50]-[.$B$16])/[.$B$17]" office:value-type="float" office:value="-0.08" calcext:value-type="float">
            <text:p>-0.08</text:p>
          </table:table-cell>
          <table:table-cell table:formula="of:=[.A50]" office:value-type="float" office:value="46" calcext:value-type="float">
            <text:p>46</text:p>
          </table:table-cell>
          <table:table-cell table:formula="of:=BINOMDIST([.I$24];[.I$23];[.$H50]/100;[.$H$24])" office:value-type="float" office:value="0.333193824" calcext:value-type="float">
            <text:p>0.333193824</text:p>
          </table:table-cell>
          <table:table-cell table:formula="of:=BINOMDIST([.J$24];[.J$23];[.$H50]/100;[.$H$24])" office:value-type="float" office:value="0.283831776" calcext:value-type="float">
            <text:p>0.283831776</text:p>
          </table:table-cell>
          <table:table-cell table:formula="of:=BINOMDIST([.K$24];[.K$23];[.$H50]/100;[.$H$24])" office:value-type="float" office:value="0.120891312" calcext:value-type="float">
            <text:p>0.120891312</text:p>
          </table:table-cell>
          <table:table-cell table:formula="of:=BINOMDIST([.L$24];[.L$23];[.$H50]/100;[.$H$24])" office:value-type="float" office:value="0.0205962976" calcext:value-type="float">
            <text:p>0.0205962976</text:p>
          </table:table-cell>
          <table:table-cell table:formula="of:=BINOMDIST([.M$24];[.M$23];[.$H50]/100;[.$H$24])" office:value-type="float" office:value="0.37021536" calcext:value-type="float">
            <text:p>0.37021536</text:p>
          </table:table-cell>
          <table:table-cell table:formula="of:=BINOMDIST([.N$24];[.N$23];[.$H50]/100;[.$H$24])" office:value-type="float" office:value="0.21024576" calcext:value-type="float">
            <text:p>0.21024576</text:p>
          </table:table-cell>
          <table:table-cell table:formula="of:=BINOMDIST([.O$24];[.O$23];[.$H50]/100;[.$H$24])" office:value-type="float" office:value="0.04477456" calcext:value-type="float">
            <text:p>0.04477456</text:p>
          </table:table-cell>
          <table:table-cell table:formula="of:=BINOMDIST([.P$24];[.P$23];[.$H50]/100;[.$H$24])" office:value-type="float" office:value="0.342792" calcext:value-type="float">
            <text:p>0.342792</text:p>
          </table:table-cell>
          <table:table-cell table:formula="of:=BINOMDIST([.Q$24];[.Q$23];[.$H50]/100;[.$H$24])" office:value-type="float" office:value="0.097336" calcext:value-type="float">
            <text:p>0.097336</text:p>
          </table:table-cell>
          <table:table-cell table:formula="of:=BINOMDIST([.R$24];[.R$23];[.$H50]/100;[.$H$24])" office:value-type="float" office:value="0.2116" calcext:value-type="float">
            <text:p>0.21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0]+[.$B$15]" office:value-type="float" office:value="48" calcext:value-type="float">
            <text:p>48</text:p>
          </table:table-cell>
          <table:table-cell table:style-name="ce4" table:formula="of:=(((([.B$19]*[.$G51]+[.B$20])*[.$G51]+[.B$21])*[.$G51]+[.B$22])*[.$G51]+[.B$23])*[.$G51]+[.B$24]" office:value-type="float" office:value="-0.14098224852071" calcext:value-type="float">
            <text:p>-0.14</text:p>
          </table:table-cell>
          <table:table-cell table:style-name="ce4" table:formula="of:=(((([.C$19]*[.$G51]+[.C$20])*[.$G51]+[.C$21])*[.$G51]+[.C$22])*[.$G51]+[.C$23])*[.$G51]+[.C$24]" office:value-type="float" office:value="-0.139863460546276" calcext:value-type="float">
            <text:p>-0.14</text:p>
          </table:table-cell>
          <table:table-cell table:style-name="ce4" table:formula="of:=(((([.D$19]*[.$G51]+[.D$20])*[.$G51]+[.D$21])*[.$G51]+[.D$22])*[.$G51]+[.D$23])*[.$G51]+[.D$24]" office:value-type="float" office:value="-0.189076646634807" calcext:value-type="float">
            <text:p>-0.19</text:p>
          </table:table-cell>
          <table:table-cell table:style-name="ce4" table:formula="of:=(((([.E$19]*[.$G51]+[.E$20])*[.$G51]+[.E$21])*[.$G51]+[.E$22])*[.$G51]+[.E$23])*[.$G51]+[.E$24]" office:value-type="float" office:value="-0.188187379277752" calcext:value-type="float">
            <text:p>-0.19</text:p>
          </table:table-cell>
          <table:table-cell table:style-name="ce4" table:formula="of:=(((([.F$19]*[.$G51]+[.F$20])*[.$G51]+[.F$21])*[.$G51]+[.F$22])*[.$G51]+[.F$23])*[.$G51]+[.F$24]" office:value-type="float" office:value="-0.194727945147697" calcext:value-type="float">
            <text:p>-0.19</text:p>
          </table:table-cell>
          <table:table-cell table:formula="of:=([.A51]-[.$B$16])/[.$B$17]" office:value-type="float" office:value="-0.04" calcext:value-type="float">
            <text:p>-0.04</text:p>
          </table:table-cell>
          <table:table-cell table:formula="of:=[.A51]" office:value-type="float" office:value="48" calcext:value-type="float">
            <text:p>48</text:p>
          </table:table-cell>
          <table:table-cell table:formula="of:=BINOMDIST([.I$24];[.I$23];[.$H51]/100;[.$H$24])" office:value-type="float" office:value="0.323960832" calcext:value-type="float">
            <text:p>0.323960832</text:p>
          </table:table-cell>
          <table:table-cell table:formula="of:=BINOMDIST([.J$24];[.J$23];[.$H51]/100;[.$H$24])" office:value-type="float" office:value="0.299040768" calcext:value-type="float">
            <text:p>0.299040768</text:p>
          </table:table-cell>
          <table:table-cell table:formula="of:=BINOMDIST([.K$24];[.K$23];[.$H51]/100;[.$H$24])" office:value-type="float" office:value="0.138018816" calcext:value-type="float">
            <text:p>0.138018816</text:p>
          </table:table-cell>
          <table:table-cell table:formula="of:=BINOMDIST([.L$24];[.L$23];[.$H51]/100;[.$H$24])" office:value-type="float" office:value="0.0254803968" calcext:value-type="float">
            <text:p>0.0254803968</text:p>
          </table:table-cell>
          <table:table-cell table:formula="of:=BINOMDIST([.M$24];[.M$23];[.$H51]/100;[.$H$24])" office:value-type="float" office:value="0.37380096" calcext:value-type="float">
            <text:p>0.37380096</text:p>
          </table:table-cell>
          <table:table-cell table:formula="of:=BINOMDIST([.N$24];[.N$23];[.$H51]/100;[.$H$24])" office:value-type="float" office:value="0.23003136" calcext:value-type="float">
            <text:p>0.23003136</text:p>
          </table:table-cell>
          <table:table-cell table:formula="of:=BINOMDIST([.O$24];[.O$23];[.$H51]/100;[.$H$24])" office:value-type="float" office:value="0.05308416" calcext:value-type="float">
            <text:p>0.05308416</text:p>
          </table:table-cell>
          <table:table-cell table:formula="of:=BINOMDIST([.P$24];[.P$23];[.$H51]/100;[.$H$24])" office:value-type="float" office:value="0.359424" calcext:value-type="float">
            <text:p>0.359424</text:p>
          </table:table-cell>
          <table:table-cell table:formula="of:=BINOMDIST([.Q$24];[.Q$23];[.$H51]/100;[.$H$24])" office:value-type="float" office:value="0.110592" calcext:value-type="float">
            <text:p>0.110592</text:p>
          </table:table-cell>
          <table:table-cell table:formula="of:=BINOMDIST([.R$24];[.R$23];[.$H51]/100;[.$H$24])" office:value-type="float" office:value="0.2304" calcext:value-type="float">
            <text:p>0.23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1]+[.$B$15]" office:value-type="float" office:value="50" calcext:value-type="float">
            <text:p>50</text:p>
          </table:table-cell>
          <table:table-cell table:style-name="ce4" table:formula="of:=(((([.B$19]*[.$G52]+[.B$20])*[.$G52]+[.B$21])*[.$G52]+[.B$22])*[.$G52]+[.B$23])*[.$G52]+[.B$24]" office:value-type="float" office:value="0" calcext:value-type="float">
            <text:p>0.00</text:p>
          </table:table-cell>
          <table:table-cell table:style-name="ce4" table:formula="of:=(((([.C$19]*[.$G52]+[.C$20])*[.$G52]+[.C$21])*[.$G52]+[.C$22])*[.$G52]+[.C$23])*[.$G52]+[.C$24]" office:value-type="float" office:value="0" calcext:value-type="float">
            <text:p>0.00</text:p>
          </table:table-cell>
          <table:table-cell table:style-name="ce4" table:formula="of:=(((([.D$19]*[.$G52]+[.D$20])*[.$G52]+[.D$21])*[.$G52]+[.D$22])*[.$G52]+[.D$23])*[.$G52]+[.D$24]" office:value-type="float" office:value="0" calcext:value-type="float">
            <text:p>0.00</text:p>
          </table:table-cell>
          <table:table-cell table:style-name="ce4" table:formula="of:=(((([.E$19]*[.$G52]+[.E$20])*[.$G52]+[.E$21])*[.$G52]+[.E$22])*[.$G52]+[.E$23])*[.$G52]+[.E$24]" office:value-type="float" office:value="0" calcext:value-type="float">
            <text:p>0.00</text:p>
          </table:table-cell>
          <table:table-cell table:style-name="ce4" table:formula="of:=(((([.F$19]*[.$G52]+[.F$20])*[.$G52]+[.F$21])*[.$G52]+[.F$22])*[.$G52]+[.F$23])*[.$G52]+[.F$24]" office:value-type="float" office:value="0" calcext:value-type="float">
            <text:p>0.00</text:p>
          </table:table-cell>
          <table:table-cell table:formula="of:=([.A52]-[.$B$16])/[.$B$17]" office:value-type="float" office:value="0" calcext:value-type="float">
            <text:p>0</text:p>
          </table:table-cell>
          <table:table-cell table:formula="of:=[.A52]" office:value-type="float" office:value="50" calcext:value-type="float">
            <text:p>50</text:p>
          </table:table-cell>
          <table:table-cell table:formula="of:=BINOMDIST([.I$24];[.I$23];[.$H52]/100;[.$H$24])" office:value-type="float" office:value="0.3125" calcext:value-type="float">
            <text:p>0.3125</text:p>
          </table:table-cell>
          <table:table-cell table:formula="of:=BINOMDIST([.J$24];[.J$23];[.$H52]/100;[.$H$24])" office:value-type="float" office:value="0.3125" calcext:value-type="float">
            <text:p>0.3125</text:p>
          </table:table-cell>
          <table:table-cell table:formula="of:=BINOMDIST([.K$24];[.K$23];[.$H52]/100;[.$H$24])" office:value-type="float" office:value="0.15625" calcext:value-type="float">
            <text:p>0.15625</text:p>
          </table:table-cell>
          <table:table-cell table:formula="of:=BINOMDIST([.L$24];[.L$23];[.$H52]/100;[.$H$24])" office:value-type="float" office:value="0.03125" calcext:value-type="float">
            <text:p>0.03125</text:p>
          </table:table-cell>
          <table:table-cell table:formula="of:=BINOMDIST([.M$24];[.M$23];[.$H52]/100;[.$H$24])" office:value-type="float" office:value="0.375" calcext:value-type="float">
            <text:p>0.375</text:p>
          </table:table-cell>
          <table:table-cell table:formula="of:=BINOMDIST([.N$24];[.N$23];[.$H52]/100;[.$H$24])" office:value-type="float" office:value="0.25" calcext:value-type="float">
            <text:p>0.25</text:p>
          </table:table-cell>
          <table:table-cell table:formula="of:=BINOMDIST([.O$24];[.O$23];[.$H52]/100;[.$H$24])" office:value-type="float" office:value="0.0625" calcext:value-type="float">
            <text:p>0.0625</text:p>
          </table:table-cell>
          <table:table-cell table:formula="of:=BINOMDIST([.P$24];[.P$23];[.$H52]/100;[.$H$24])" office:value-type="float" office:value="0.375" calcext:value-type="float">
            <text:p>0.375</text:p>
          </table:table-cell>
          <table:table-cell table:formula="of:=BINOMDIST([.Q$24];[.Q$23];[.$H52]/100;[.$H$24])" office:value-type="float" office:value="0.125" calcext:value-type="float">
            <text:p>0.125</text:p>
          </table:table-cell>
          <table:table-cell table:formula="of:=BINOMDIST([.R$24];[.R$23];[.$H52]/100;[.$H$24])" office:value-type="float" office:value="0.25" calcext:value-type="float">
            <text:p>0.25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2]+[.$B$15]" office:value-type="float" office:value="52" calcext:value-type="float">
            <text:p>52</text:p>
          </table:table-cell>
          <table:table-cell table:style-name="ce4" table:formula="of:=(((([.B$19]*[.$G53]+[.B$20])*[.$G53]+[.B$21])*[.$G53]+[.B$22])*[.$G53]+[.B$23])*[.$G53]+[.B$24]" office:value-type="float" office:value="0.14098224852071" calcext:value-type="float">
            <text:p>0.14</text:p>
          </table:table-cell>
          <table:table-cell table:style-name="ce4" table:formula="of:=(((([.C$19]*[.$G53]+[.C$20])*[.$G53]+[.C$21])*[.$G53]+[.C$22])*[.$G53]+[.C$23])*[.$G53]+[.C$24]" office:value-type="float" office:value="0.142101036495144" calcext:value-type="float">
            <text:p>0.14</text:p>
          </table:table-cell>
          <table:table-cell table:style-name="ce4" table:formula="of:=(((([.D$19]*[.$G53]+[.D$20])*[.$G53]+[.D$21])*[.$G53]+[.D$22])*[.$G53]+[.D$23])*[.$G53]+[.D$24]" office:value-type="float" office:value="0.191314222583674" calcext:value-type="float">
            <text:p>0.19</text:p>
          </table:table-cell>
          <table:table-cell table:style-name="ce4" table:formula="of:=(((([.E$19]*[.$G53]+[.E$20])*[.$G53]+[.E$21])*[.$G53]+[.E$22])*[.$G53]+[.E$23])*[.$G53]+[.E$24]" office:value-type="float" office:value="0.192203489940728" calcext:value-type="float">
            <text:p>0.19</text:p>
          </table:table-cell>
          <table:table-cell table:style-name="ce4" table:formula="of:=(((([.F$19]*[.$G53]+[.F$20])*[.$G53]+[.F$21])*[.$G53]+[.F$22])*[.$G53]+[.F$23])*[.$G53]+[.F$24]" office:value-type="float" office:value="0.198744055810672" calcext:value-type="float">
            <text:p>0.20</text:p>
          </table:table-cell>
          <table:table-cell table:formula="of:=([.A53]-[.$B$16])/[.$B$17]" office:value-type="float" office:value="0.04" calcext:value-type="float">
            <text:p>0.04</text:p>
          </table:table-cell>
          <table:table-cell table:formula="of:=[.A53]" office:value-type="float" office:value="52" calcext:value-type="float">
            <text:p>52</text:p>
          </table:table-cell>
          <table:table-cell table:formula="of:=BINOMDIST([.I$24];[.I$23];[.$H53]/100;[.$H$24])" office:value-type="float" office:value="0.299040768" calcext:value-type="float">
            <text:p>0.299040768</text:p>
          </table:table-cell>
          <table:table-cell table:formula="of:=BINOMDIST([.J$24];[.J$23];[.$H53]/100;[.$H$24])" office:value-type="float" office:value="0.323960832" calcext:value-type="float">
            <text:p>0.323960832</text:p>
          </table:table-cell>
          <table:table-cell table:formula="of:=BINOMDIST([.K$24];[.K$23];[.$H53]/100;[.$H$24])" office:value-type="float" office:value="0.175478784" calcext:value-type="float">
            <text:p>0.175478784</text:p>
          </table:table-cell>
          <table:table-cell table:formula="of:=BINOMDIST([.L$24];[.L$23];[.$H53]/100;[.$H$24])" office:value-type="float" office:value="0.0380204032" calcext:value-type="float">
            <text:p>0.0380204032</text:p>
          </table:table-cell>
          <table:table-cell table:formula="of:=BINOMDIST([.M$24];[.M$23];[.$H53]/100;[.$H$24])" office:value-type="float" office:value="0.37380096" calcext:value-type="float">
            <text:p>0.37380096</text:p>
          </table:table-cell>
          <table:table-cell table:formula="of:=BINOMDIST([.N$24];[.N$23];[.$H53]/100;[.$H$24])" office:value-type="float" office:value="0.26996736" calcext:value-type="float">
            <text:p>0.26996736</text:p>
          </table:table-cell>
          <table:table-cell table:formula="of:=BINOMDIST([.O$24];[.O$23];[.$H53]/100;[.$H$24])" office:value-type="float" office:value="0.07311616" calcext:value-type="float">
            <text:p>0.07311616</text:p>
          </table:table-cell>
          <table:table-cell table:formula="of:=BINOMDIST([.P$24];[.P$23];[.$H53]/100;[.$H$24])" office:value-type="float" office:value="0.389376" calcext:value-type="float">
            <text:p>0.389376</text:p>
          </table:table-cell>
          <table:table-cell table:formula="of:=BINOMDIST([.Q$24];[.Q$23];[.$H53]/100;[.$H$24])" office:value-type="float" office:value="0.140608" calcext:value-type="float">
            <text:p>0.140608</text:p>
          </table:table-cell>
          <table:table-cell table:formula="of:=BINOMDIST([.R$24];[.R$23];[.$H53]/100;[.$H$24])" office:value-type="float" office:value="0.2704" calcext:value-type="float">
            <text:p>0.27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3]+[.$B$15]" office:value-type="float" office:value="54" calcext:value-type="float">
            <text:p>54</text:p>
          </table:table-cell>
          <table:table-cell table:style-name="ce4" table:formula="of:=(((([.B$19]*[.$G54]+[.B$20])*[.$G54]+[.B$21])*[.$G54]+[.B$22])*[.$G54]+[.B$23])*[.$G54]+[.B$24]" office:value-type="float" office:value="0.28196449704142" calcext:value-type="float">
            <text:p>0.28</text:p>
          </table:table-cell>
          <table:table-cell table:style-name="ce4" table:formula="of:=(((([.C$19]*[.$G54]+[.C$20])*[.$G54]+[.C$21])*[.$G54]+[.C$22])*[.$G54]+[.C$23])*[.$G54]+[.C$24]" office:value-type="float" office:value="0.286439648939155" calcext:value-type="float">
            <text:p>0.29</text:p>
          </table:table-cell>
          <table:table-cell table:style-name="ce4" table:formula="of:=(((([.D$19]*[.$G54]+[.D$20])*[.$G54]+[.D$21])*[.$G54]+[.D$22])*[.$G54]+[.D$23])*[.$G54]+[.D$24]" office:value-type="float" office:value="0.384234645774921" calcext:value-type="float">
            <text:p>0.38</text:p>
          </table:table-cell>
          <table:table-cell table:style-name="ce4" table:formula="of:=(((([.E$19]*[.$G54]+[.E$20])*[.$G54]+[.E$21])*[.$G54]+[.E$22])*[.$G54]+[.E$23])*[.$G54]+[.E$24]" office:value-type="float" office:value="0.387772391969906" calcext:value-type="float">
            <text:p>0.39</text:p>
          </table:table-cell>
          <table:table-cell table:style-name="ce4" table:formula="of:=(((([.F$19]*[.$G54]+[.F$20])*[.$G54]+[.F$21])*[.$G54]+[.F$22])*[.$G54]+[.F$23])*[.$G54]+[.F$24]" office:value-type="float" office:value="0.400574886478067" calcext:value-type="float">
            <text:p>0.40</text:p>
          </table:table-cell>
          <table:table-cell table:formula="of:=([.A54]-[.$B$16])/[.$B$17]" office:value-type="float" office:value="0.08" calcext:value-type="float">
            <text:p>0.08</text:p>
          </table:table-cell>
          <table:table-cell table:formula="of:=[.A54]" office:value-type="float" office:value="54" calcext:value-type="float">
            <text:p>54</text:p>
          </table:table-cell>
          <table:table-cell table:formula="of:=BINOMDIST([.I$24];[.I$23];[.$H54]/100;[.$H$24])" office:value-type="float" office:value="0.283831776" calcext:value-type="float">
            <text:p>0.283831776</text:p>
          </table:table-cell>
          <table:table-cell table:formula="of:=BINOMDIST([.J$24];[.J$23];[.$H54]/100;[.$H$24])" office:value-type="float" office:value="0.333193824" calcext:value-type="float">
            <text:p>0.333193824</text:p>
          </table:table-cell>
          <table:table-cell table:formula="of:=BINOMDIST([.K$24];[.K$23];[.$H54]/100;[.$H$24])" office:value-type="float" office:value="0.195570288" calcext:value-type="float">
            <text:p>0.195570288</text:p>
          </table:table-cell>
          <table:table-cell table:formula="of:=BINOMDIST([.L$24];[.L$23];[.$H54]/100;[.$H$24])" office:value-type="float" office:value="0.0459165024" calcext:value-type="float">
            <text:p>0.0459165024</text:p>
          </table:table-cell>
          <table:table-cell table:formula="of:=BINOMDIST([.M$24];[.M$23];[.$H54]/100;[.$H$24])" office:value-type="float" office:value="0.37021536" calcext:value-type="float">
            <text:p>0.37021536</text:p>
          </table:table-cell>
          <table:table-cell table:formula="of:=BINOMDIST([.N$24];[.N$23];[.$H54]/100;[.$H$24])" office:value-type="float" office:value="0.28973376" calcext:value-type="float">
            <text:p>0.28973376</text:p>
          </table:table-cell>
          <table:table-cell table:formula="of:=BINOMDIST([.O$24];[.O$23];[.$H54]/100;[.$H$24])" office:value-type="float" office:value="0.08503056" calcext:value-type="float">
            <text:p>0.08503056</text:p>
          </table:table-cell>
          <table:table-cell table:formula="of:=BINOMDIST([.P$24];[.P$23];[.$H54]/100;[.$H$24])" office:value-type="float" office:value="0.402408" calcext:value-type="float">
            <text:p>0.402408</text:p>
          </table:table-cell>
          <table:table-cell table:formula="of:=BINOMDIST([.Q$24];[.Q$23];[.$H54]/100;[.$H$24])" office:value-type="float" office:value="0.157464" calcext:value-type="float">
            <text:p>0.157464</text:p>
          </table:table-cell>
          <table:table-cell table:formula="of:=BINOMDIST([.R$24];[.R$23];[.$H54]/100;[.$H$24])" office:value-type="float" office:value="0.2916" calcext:value-type="float">
            <text:p>0.29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4]+[.$B$15]" office:value-type="float" office:value="56" calcext:value-type="float">
            <text:p>56</text:p>
          </table:table-cell>
          <table:table-cell table:style-name="ce4" table:formula="of:=(((([.B$19]*[.$G55]+[.B$20])*[.$G55]+[.B$21])*[.$G55]+[.B$22])*[.$G55]+[.B$23])*[.$G55]+[.B$24]" office:value-type="float" office:value="0.42294674556213" calcext:value-type="float">
            <text:p>0.42</text:p>
          </table:table-cell>
          <table:table-cell table:style-name="ce4" table:formula="of:=(((([.C$19]*[.$G55]+[.C$20])*[.$G55]+[.C$21])*[.$G55]+[.C$22])*[.$G55]+[.C$23])*[.$G55]+[.C$24]" office:value-type="float" office:value="0.433015837332035" calcext:value-type="float">
            <text:p>0.43</text:p>
          </table:table-cell>
          <table:table-cell table:style-name="ce4" table:formula="of:=(((([.D$19]*[.$G55]+[.D$20])*[.$G55]+[.D$21])*[.$G55]+[.D$22])*[.$G55]+[.D$23])*[.$G55]+[.D$24]" office:value-type="float" office:value="0.578129894232446" calcext:value-type="float">
            <text:p>0.58</text:p>
          </table:table-cell>
          <table:table-cell table:style-name="ce4" table:formula="of:=(((([.E$19]*[.$G55]+[.E$20])*[.$G55]+[.E$21])*[.$G55]+[.E$22])*[.$G55]+[.E$23])*[.$G55]+[.E$24]" office:value-type="float" office:value="0.586017361046544" calcext:value-type="float">
            <text:p>0.59</text:p>
          </table:table-cell>
          <table:table-cell table:style-name="ce4" table:formula="of:=(((([.F$19]*[.$G55]+[.F$20])*[.$G55]+[.F$21])*[.$G55]+[.F$22])*[.$G55]+[.F$23])*[.$G55]+[.F$24]" office:value-type="float" office:value="0.604531598032196" calcext:value-type="float">
            <text:p>0.60</text:p>
          </table:table-cell>
          <table:table-cell table:formula="of:=([.A55]-[.$B$16])/[.$B$17]" office:value-type="float" office:value="0.12" calcext:value-type="float">
            <text:p>0.12</text:p>
          </table:table-cell>
          <table:table-cell table:formula="of:=[.A55]" office:value-type="float" office:value="56" calcext:value-type="float">
            <text:p>56</text:p>
          </table:table-cell>
          <table:table-cell table:formula="of:=BINOMDIST([.I$24];[.I$23];[.$H55]/100;[.$H$24])" office:value-type="float" office:value="0.267137024" calcext:value-type="float">
            <text:p>0.267137024</text:p>
          </table:table-cell>
          <table:table-cell table:formula="of:=BINOMDIST([.J$24];[.J$23];[.$H55]/100;[.$H$24])" office:value-type="float" office:value="0.339992576" calcext:value-type="float">
            <text:p>0.339992576</text:p>
          </table:table-cell>
          <table:table-cell table:formula="of:=BINOMDIST([.K$24];[.K$23];[.$H55]/100;[.$H$24])" office:value-type="float" office:value="0.216358912" calcext:value-type="float">
            <text:p>0.216358912</text:p>
          </table:table-cell>
          <table:table-cell table:formula="of:=BINOMDIST([.L$24];[.L$23];[.$H55]/100;[.$H$24])" office:value-type="float" office:value="0.0550731776" calcext:value-type="float">
            <text:p>0.0550731776</text:p>
          </table:table-cell>
          <table:table-cell table:formula="of:=BINOMDIST([.M$24];[.M$23];[.$H55]/100;[.$H$24])" office:value-type="float" office:value="0.36427776" calcext:value-type="float">
            <text:p>0.36427776</text:p>
          </table:table-cell>
          <table:table-cell table:formula="of:=BINOMDIST([.N$24];[.N$23];[.$H55]/100;[.$H$24])" office:value-type="float" office:value="0.30908416" calcext:value-type="float">
            <text:p>0.30908416</text:p>
          </table:table-cell>
          <table:table-cell table:formula="of:=BINOMDIST([.O$24];[.O$23];[.$H55]/100;[.$H$24])" office:value-type="float" office:value="0.09834496" calcext:value-type="float">
            <text:p>0.09834496</text:p>
          </table:table-cell>
          <table:table-cell table:formula="of:=BINOMDIST([.P$24];[.P$23];[.$H55]/100;[.$H$24])" office:value-type="float" office:value="0.413952" calcext:value-type="float">
            <text:p>0.413952</text:p>
          </table:table-cell>
          <table:table-cell table:formula="of:=BINOMDIST([.Q$24];[.Q$23];[.$H55]/100;[.$H$24])" office:value-type="float" office:value="0.175616" calcext:value-type="float">
            <text:p>0.175616</text:p>
          </table:table-cell>
          <table:table-cell table:formula="of:=BINOMDIST([.R$24];[.R$23];[.$H55]/100;[.$H$24])" office:value-type="float" office:value="0.3136" calcext:value-type="float">
            <text:p>0.31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5]+[.$B$15]" office:value-type="float" office:value="58" calcext:value-type="float">
            <text:p>58</text:p>
          </table:table-cell>
          <table:table-cell table:style-name="ce4" table:formula="of:=(((([.B$19]*[.$G56]+[.B$20])*[.$G56]+[.B$21])*[.$G56]+[.B$22])*[.$G56]+[.B$23])*[.$G56]+[.B$24]" office:value-type="float" office:value="0.56392899408284" calcext:value-type="float">
            <text:p>0.56</text:p>
          </table:table-cell>
          <table:table-cell table:style-name="ce4" table:formula="of:=(((([.C$19]*[.$G56]+[.C$20])*[.$G56]+[.C$21])*[.$G56]+[.C$22])*[.$G56]+[.C$23])*[.$G56]+[.C$24]" office:value-type="float" office:value="0.581829601673782" calcext:value-type="float">
            <text:p>0.58</text:p>
          </table:table-cell>
          <table:table-cell table:style-name="ce4" table:formula="of:=(((([.D$19]*[.$G56]+[.D$20])*[.$G56]+[.D$21])*[.$G56]+[.D$22])*[.$G56]+[.D$23])*[.$G56]+[.D$24]" office:value-type="float" office:value="0.772368592614953" calcext:value-type="float">
            <text:p>0.77</text:p>
          </table:table-cell>
          <table:table-cell table:style-name="ce4" table:formula="of:=(((([.E$19]*[.$G56]+[.E$20])*[.$G56]+[.E$21])*[.$G56]+[.E$22])*[.$G56]+[.E$23])*[.$G56]+[.E$24]" office:value-type="float" office:value="0.786210405663189" calcext:value-type="float">
            <text:p>0.79</text:p>
          </table:table-cell>
          <table:table-cell table:style-name="ce4" table:formula="of:=(((([.F$19]*[.$G56]+[.F$20])*[.$G56]+[.F$21])*[.$G56]+[.F$22])*[.$G56]+[.F$23])*[.$G56]+[.F$24]" office:value-type="float" office:value="0.809628826642072" calcext:value-type="float">
            <text:p>0.81</text:p>
          </table:table-cell>
          <table:table-cell table:formula="of:=([.A56]-[.$B$16])/[.$B$17]" office:value-type="float" office:value="0.16" calcext:value-type="float">
            <text:p>0.16</text:p>
          </table:table-cell>
          <table:table-cell table:formula="of:=[.A56]" office:value-type="float" office:value="58" calcext:value-type="float">
            <text:p>58</text:p>
          </table:table-cell>
          <table:table-cell table:formula="of:=BINOMDIST([.I$24];[.I$23];[.$H56]/100;[.$H$24])" office:value-type="float" office:value="0.249232032" calcext:value-type="float">
            <text:p>0.249232032</text:p>
          </table:table-cell>
          <table:table-cell table:formula="of:=BINOMDIST([.J$24];[.J$23];[.$H56]/100;[.$H$24])" office:value-type="float" office:value="0.344177568" calcext:value-type="float">
            <text:p>0.344177568</text:p>
          </table:table-cell>
          <table:table-cell table:formula="of:=BINOMDIST([.K$24];[.K$23];[.$H56]/100;[.$H$24])" office:value-type="float" office:value="0.237646416" calcext:value-type="float">
            <text:p>0.237646416</text:p>
          </table:table-cell>
          <table:table-cell table:formula="of:=BINOMDIST([.L$24];[.L$23];[.$H56]/100;[.$H$24])" office:value-type="float" office:value="0.0656356768" calcext:value-type="float">
            <text:p>0.0656356768</text:p>
          </table:table-cell>
          <table:table-cell table:formula="of:=BINOMDIST([.M$24];[.M$23];[.$H56]/100;[.$H$24])" office:value-type="float" office:value="0.35604576" calcext:value-type="float">
            <text:p>0.35604576</text:p>
          </table:table-cell>
          <table:table-cell table:formula="of:=BINOMDIST([.N$24];[.N$23];[.$H56]/100;[.$H$24])" office:value-type="float" office:value="0.32778816" calcext:value-type="float">
            <text:p>0.32778816</text:p>
          </table:table-cell>
          <table:table-cell table:formula="of:=BINOMDIST([.O$24];[.O$23];[.$H56]/100;[.$H$24])" office:value-type="float" office:value="0.11316496" calcext:value-type="float">
            <text:p>0.11316496</text:p>
          </table:table-cell>
          <table:table-cell table:formula="of:=BINOMDIST([.P$24];[.P$23];[.$H56]/100;[.$H$24])" office:value-type="float" office:value="0.423864" calcext:value-type="float">
            <text:p>0.423864</text:p>
          </table:table-cell>
          <table:table-cell table:formula="of:=BINOMDIST([.Q$24];[.Q$23];[.$H56]/100;[.$H$24])" office:value-type="float" office:value="0.195112" calcext:value-type="float">
            <text:p>0.195112</text:p>
          </table:table-cell>
          <table:table-cell table:formula="of:=BINOMDIST([.R$24];[.R$23];[.$H56]/100;[.$H$24])" office:value-type="float" office:value="0.3364" calcext:value-type="float">
            <text:p>0.33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6]+[.$B$15]" office:value-type="float" office:value="60" calcext:value-type="float">
            <text:p>60</text:p>
          </table:table-cell>
          <table:table-cell table:style-name="ce4" table:formula="of:=(((([.B$19]*[.$G57]+[.B$20])*[.$G57]+[.B$21])*[.$G57]+[.B$22])*[.$G57]+[.B$23])*[.$G57]+[.B$24]" office:value-type="float" office:value="0.70491124260355" calcext:value-type="float">
            <text:p>0.70</text:p>
          </table:table-cell>
          <table:table-cell table:style-name="ce4" table:formula="of:=(((([.C$19]*[.$G57]+[.C$20])*[.$G57]+[.C$21])*[.$G57]+[.C$22])*[.$G57]+[.C$23])*[.$G57]+[.C$24]" office:value-type="float" office:value="0.732880941964396" calcext:value-type="float">
            <text:p>0.73</text:p>
          </table:table-cell>
          <table:table-cell table:style-name="ce4" table:formula="of:=(((([.D$19]*[.$G57]+[.D$20])*[.$G57]+[.D$21])*[.$G57]+[.D$22])*[.$G57]+[.D$23])*[.$G57]+[.D$24]" office:value-type="float" office:value="0.966319365581148" calcext:value-type="float">
            <text:p>0.97</text:p>
          </table:table-cell>
          <table:table-cell table:style-name="ce4" table:formula="of:=(((([.E$19]*[.$G57]+[.E$20])*[.$G57]+[.E$21])*[.$G57]+[.E$22])*[.$G57]+[.E$23])*[.$G57]+[.E$24]" office:value-type="float" office:value="0.987584887845926" calcext:value-type="float">
            <text:p>0.99</text:p>
          </table:table-cell>
          <table:table-cell table:style-name="ce4" table:formula="of:=(((([.F$19]*[.$G57]+[.F$20])*[.$G57]+[.F$21])*[.$G57]+[.F$22])*[.$G57]+[.F$23])*[.$G57]+[.F$24]" office:value-type="float" office:value="1.01486382691843" calcext:value-type="float">
            <text:p>1.01</text:p>
          </table:table-cell>
          <table:table-cell table:formula="of:=([.A57]-[.$B$16])/[.$B$17]" office:value-type="float" office:value="0.2" calcext:value-type="float">
            <text:p>0.2</text:p>
          </table:table-cell>
          <table:table-cell table:formula="of:=[.A57]" office:value-type="float" office:value="60" calcext:value-type="float">
            <text:p>60</text:p>
          </table:table-cell>
          <table:table-cell table:formula="of:=BINOMDIST([.I$24];[.I$23];[.$H57]/100;[.$H$24])" office:value-type="float" office:value="0.2304" calcext:value-type="float">
            <text:p>0.2304</text:p>
          </table:table-cell>
          <table:table-cell table:formula="of:=BINOMDIST([.J$24];[.J$23];[.$H57]/100;[.$H$24])" office:value-type="float" office:value="0.3456" calcext:value-type="float">
            <text:p>0.3456</text:p>
          </table:table-cell>
          <table:table-cell table:formula="of:=BINOMDIST([.K$24];[.K$23];[.$H57]/100;[.$H$24])" office:value-type="float" office:value="0.2592" calcext:value-type="float">
            <text:p>0.2592</text:p>
          </table:table-cell>
          <table:table-cell table:formula="of:=BINOMDIST([.L$24];[.L$23];[.$H57]/100;[.$H$24])" office:value-type="float" office:value="0.07776" calcext:value-type="float">
            <text:p>0.07776</text:p>
          </table:table-cell>
          <table:table-cell table:formula="of:=BINOMDIST([.M$24];[.M$23];[.$H57]/100;[.$H$24])" office:value-type="float" office:value="0.3456" calcext:value-type="float">
            <text:p>0.3456</text:p>
          </table:table-cell>
          <table:table-cell table:formula="of:=BINOMDIST([.N$24];[.N$23];[.$H57]/100;[.$H$24])" office:value-type="float" office:value="0.3456" calcext:value-type="float">
            <text:p>0.3456</text:p>
          </table:table-cell>
          <table:table-cell table:formula="of:=BINOMDIST([.O$24];[.O$23];[.$H57]/100;[.$H$24])" office:value-type="float" office:value="0.1296" calcext:value-type="float">
            <text:p>0.1296</text:p>
          </table:table-cell>
          <table:table-cell table:formula="of:=BINOMDIST([.P$24];[.P$23];[.$H57]/100;[.$H$24])" office:value-type="float" office:value="0.432" calcext:value-type="float">
            <text:p>0.432</text:p>
          </table:table-cell>
          <table:table-cell table:formula="of:=BINOMDIST([.Q$24];[.Q$23];[.$H57]/100;[.$H$24])" office:value-type="float" office:value="0.216" calcext:value-type="float">
            <text:p>0.216</text:p>
          </table:table-cell>
          <table:table-cell table:formula="of:=BINOMDIST([.R$24];[.R$23];[.$H57]/100;[.$H$24])" office:value-type="float" office:value="0.36" calcext:value-type="float">
            <text:p>0.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7]+[.$B$15]" office:value-type="float" office:value="62" calcext:value-type="float">
            <text:p>62</text:p>
          </table:table-cell>
          <table:table-cell table:style-name="ce4" table:formula="of:=(((([.B$19]*[.$G58]+[.B$20])*[.$G58]+[.B$21])*[.$G58]+[.B$22])*[.$G58]+[.B$23])*[.$G58]+[.B$24]" office:value-type="float" office:value="0.84589349112426" calcext:value-type="float">
            <text:p>0.85</text:p>
          </table:table-cell>
          <table:table-cell table:style-name="ce4" table:formula="of:=(((([.C$19]*[.$G58]+[.C$20])*[.$G58]+[.C$21])*[.$G58]+[.C$22])*[.$G58]+[.C$23])*[.$G58]+[.C$24]" office:value-type="float" office:value="0.886169858203878" calcext:value-type="float">
            <text:p>0.89</text:p>
          </table:table-cell>
          <table:table-cell table:style-name="ce4" table:formula="of:=(((([.D$19]*[.$G58]+[.D$20])*[.$G58]+[.D$21])*[.$G58]+[.D$22])*[.$G58]+[.D$23])*[.$G58]+[.D$24]" office:value-type="float" office:value="1.15935083778974" calcext:value-type="float">
            <text:p>1.16</text:p>
          </table:table-cell>
          <table:table-cell table:style-name="ce4" table:formula="of:=(((([.E$19]*[.$G58]+[.E$20])*[.$G58]+[.E$21])*[.$G58]+[.E$22])*[.$G58]+[.E$23])*[.$G58]+[.E$24]" office:value-type="float" office:value="1.18933552315438" calcext:value-type="float">
            <text:p>1.19</text:p>
          </table:table-cell>
          <table:table-cell table:style-name="ce4" table:formula="of:=(((([.F$19]*[.$G58]+[.F$20])*[.$G58]+[.F$21])*[.$G58]+[.F$22])*[.$G58]+[.F$23])*[.$G58]+[.F$24]" office:value-type="float" office:value="1.21922356021648" calcext:value-type="float">
            <text:p>1.22</text:p>
          </table:table-cell>
          <table:table-cell table:formula="of:=([.A58]-[.$B$16])/[.$B$17]" office:value-type="float" office:value="0.24" calcext:value-type="float">
            <text:p>0.24</text:p>
          </table:table-cell>
          <table:table-cell table:formula="of:=[.A58]" office:value-type="float" office:value="62" calcext:value-type="float">
            <text:p>62</text:p>
          </table:table-cell>
          <table:table-cell table:formula="of:=BINOMDIST([.I$24];[.I$23];[.$H58]/100;[.$H$24])" office:value-type="float" office:value="0.210927968" calcext:value-type="float">
            <text:p>0.210927968</text:p>
          </table:table-cell>
          <table:table-cell table:formula="of:=BINOMDIST([.J$24];[.J$23];[.$H58]/100;[.$H$24])" office:value-type="float" office:value="0.344145632" calcext:value-type="float">
            <text:p>0.344145632</text:p>
          </table:table-cell>
          <table:table-cell table:formula="of:=BINOMDIST([.K$24];[.K$23];[.$H58]/100;[.$H$24])" office:value-type="float" office:value="0.280750384" calcext:value-type="float">
            <text:p>0.280750384</text:p>
          </table:table-cell>
          <table:table-cell table:formula="of:=BINOMDIST([.L$24];[.L$23];[.$H58]/100;[.$H$24])" office:value-type="float" office:value="0.0916132832" calcext:value-type="float">
            <text:p>0.0916132832</text:p>
          </table:table-cell>
          <table:table-cell table:formula="of:=BINOMDIST([.M$24];[.M$23];[.$H58]/100;[.$H$24])" office:value-type="float" office:value="0.33304416" calcext:value-type="float">
            <text:p>0.33304416</text:p>
          </table:table-cell>
          <table:table-cell table:formula="of:=BINOMDIST([.N$24];[.N$23];[.$H58]/100;[.$H$24])" office:value-type="float" office:value="0.36225856" calcext:value-type="float">
            <text:p>0.36225856</text:p>
          </table:table-cell>
          <table:table-cell table:formula="of:=BINOMDIST([.O$24];[.O$23];[.$H58]/100;[.$H$24])" office:value-type="float" office:value="0.14776336" calcext:value-type="float">
            <text:p>0.14776336</text:p>
          </table:table-cell>
          <table:table-cell table:formula="of:=BINOMDIST([.P$24];[.P$23];[.$H58]/100;[.$H$24])" office:value-type="float" office:value="0.438216" calcext:value-type="float">
            <text:p>0.438216</text:p>
          </table:table-cell>
          <table:table-cell table:formula="of:=BINOMDIST([.Q$24];[.Q$23];[.$H58]/100;[.$H$24])" office:value-type="float" office:value="0.238328" calcext:value-type="float">
            <text:p>0.238328</text:p>
          </table:table-cell>
          <table:table-cell table:formula="of:=BINOMDIST([.R$24];[.R$23];[.$H58]/100;[.$H$24])" office:value-type="float" office:value="0.3844" calcext:value-type="float">
            <text:p>0.38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8]+[.$B$15]" office:value-type="float" office:value="64" calcext:value-type="float">
            <text:p>64</text:p>
          </table:table-cell>
          <table:table-cell table:style-name="ce4" table:formula="of:=(((([.B$19]*[.$G59]+[.B$20])*[.$G59]+[.B$21])*[.$G59]+[.B$22])*[.$G59]+[.B$23])*[.$G59]+[.B$24]" office:value-type="float" office:value="0.986875739644971" calcext:value-type="float">
            <text:p>0.99</text:p>
          </table:table-cell>
          <table:table-cell table:style-name="ce4" table:formula="of:=(((([.C$19]*[.$G59]+[.C$20])*[.$G59]+[.C$21])*[.$G59]+[.C$22])*[.$G59]+[.C$23])*[.$G59]+[.C$24]" office:value-type="float" office:value="1.04169635039223" calcext:value-type="float">
            <text:p>1.04</text:p>
          </table:table-cell>
          <table:table-cell table:style-name="ce4" table:formula="of:=(((([.D$19]*[.$G59]+[.D$20])*[.$G59]+[.D$21])*[.$G59]+[.D$22])*[.$G59]+[.D$23])*[.$G59]+[.D$24]" office:value-type="float" office:value="1.35083163389942" calcext:value-type="float">
            <text:p>1.35</text:p>
          </table:table-cell>
          <table:table-cell table:style-name="ce4" table:formula="of:=(((([.E$19]*[.$G59]+[.E$20])*[.$G59]+[.E$21])*[.$G59]+[.E$22])*[.$G59]+[.E$23])*[.$G59]+[.E$24]" office:value-type="float" office:value="1.3906183806817" calcext:value-type="float">
            <text:p>1.39</text:p>
          </table:table-cell>
          <table:table-cell table:style-name="ce4" table:formula="of:=(((([.F$19]*[.$G59]+[.F$20])*[.$G59]+[.F$21])*[.$G59]+[.F$22])*[.$G59]+[.F$23])*[.$G59]+[.F$24]" office:value-type="float" office:value="1.4216917829386" calcext:value-type="float">
            <text:p>1.42</text:p>
          </table:table-cell>
          <table:table-cell table:formula="of:=([.A59]-[.$B$16])/[.$B$17]" office:value-type="float" office:value="0.28" calcext:value-type="float">
            <text:p>0.28</text:p>
          </table:table-cell>
          <table:table-cell table:formula="of:=[.A59]" office:value-type="float" office:value="64" calcext:value-type="float">
            <text:p>64</text:p>
          </table:table-cell>
          <table:table-cell table:formula="of:=BINOMDIST([.I$24];[.I$23];[.$H59]/100;[.$H$24])" office:value-type="float" office:value="0.191102976" calcext:value-type="float">
            <text:p>0.191102976</text:p>
          </table:table-cell>
          <table:table-cell table:formula="of:=BINOMDIST([.J$24];[.J$23];[.$H59]/100;[.$H$24])" office:value-type="float" office:value="0.339738624" calcext:value-type="float">
            <text:p>0.339738624</text:p>
          </table:table-cell>
          <table:table-cell table:formula="of:=BINOMDIST([.K$24];[.K$23];[.$H59]/100;[.$H$24])" office:value-type="float" office:value="0.301989888" calcext:value-type="float">
            <text:p>0.301989888</text:p>
          </table:table-cell>
          <table:table-cell table:formula="of:=BINOMDIST([.L$24];[.L$23];[.$H59]/100;[.$H$24])" office:value-type="float" office:value="0.1073741824" calcext:value-type="float">
            <text:p>0.1073741824</text:p>
          </table:table-cell>
          <table:table-cell table:formula="of:=BINOMDIST([.M$24];[.M$23];[.$H59]/100;[.$H$24])" office:value-type="float" office:value="0.31850496" calcext:value-type="float">
            <text:p>0.31850496</text:p>
          </table:table-cell>
          <table:table-cell table:formula="of:=BINOMDIST([.N$24];[.N$23];[.$H59]/100;[.$H$24])" office:value-type="float" office:value="0.37748736" calcext:value-type="float">
            <text:p>0.37748736</text:p>
          </table:table-cell>
          <table:table-cell table:formula="of:=BINOMDIST([.O$24];[.O$23];[.$H59]/100;[.$H$24])" office:value-type="float" office:value="0.16777216" calcext:value-type="float">
            <text:p>0.16777216</text:p>
          </table:table-cell>
          <table:table-cell table:formula="of:=BINOMDIST([.P$24];[.P$23];[.$H59]/100;[.$H$24])" office:value-type="float" office:value="0.442368" calcext:value-type="float">
            <text:p>0.442368</text:p>
          </table:table-cell>
          <table:table-cell table:formula="of:=BINOMDIST([.Q$24];[.Q$23];[.$H59]/100;[.$H$24])" office:value-type="float" office:value="0.262144" calcext:value-type="float">
            <text:p>0.262144</text:p>
          </table:table-cell>
          <table:table-cell table:formula="of:=BINOMDIST([.R$24];[.R$23];[.$H59]/100;[.$H$24])" office:value-type="float" office:value="0.4096" calcext:value-type="float">
            <text:p>0.40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9]+[.$B$15]" office:value-type="float" office:value="66" calcext:value-type="float">
            <text:p>66</text:p>
          </table:table-cell>
          <table:table-cell table:style-name="ce4" table:formula="of:=(((([.B$19]*[.$G60]+[.B$20])*[.$G60]+[.B$21])*[.$G60]+[.B$22])*[.$G60]+[.B$23])*[.$G60]+[.B$24]" office:value-type="float" office:value="1.12785798816568" calcext:value-type="float">
            <text:p>1.13</text:p>
          </table:table-cell>
          <table:table-cell table:style-name="ce4" table:formula="of:=(((([.C$19]*[.$G60]+[.C$20])*[.$G60]+[.C$21])*[.$G60]+[.C$22])*[.$G60]+[.C$23])*[.$G60]+[.C$24]" office:value-type="float" office:value="1.19946041852945" calcext:value-type="float">
            <text:p>1.20</text:p>
          </table:table-cell>
          <table:table-cell table:style-name="ce4" table:formula="of:=(((([.D$19]*[.$G60]+[.D$20])*[.$G60]+[.D$21])*[.$G60]+[.D$22])*[.$G60]+[.D$23])*[.$G60]+[.D$24]" office:value-type="float" office:value="1.54013037856891" calcext:value-type="float">
            <text:p>1.54</text:p>
          </table:table-cell>
          <table:table-cell table:style-name="ce4" table:formula="of:=(((([.E$19]*[.$G60]+[.E$20])*[.$G60]+[.E$21])*[.$G60]+[.E$22])*[.$G60]+[.E$23])*[.$G60]+[.E$24]" office:value-type="float" office:value="1.59055088305459" calcext:value-type="float">
            <text:p>1.59</text:p>
          </table:table-cell>
          <table:table-cell table:style-name="ce4" table:formula="of:=(((([.F$19]*[.$G60]+[.F$20])*[.$G60]+[.F$21])*[.$G60]+[.F$22])*[.$G60]+[.F$23])*[.$G60]+[.F$24]" office:value-type="float" office:value="1.62125613483709" calcext:value-type="float">
            <text:p>1.62</text:p>
          </table:table-cell>
          <table:table-cell table:formula="of:=([.A60]-[.$B$16])/[.$B$17]" office:value-type="float" office:value="0.32" calcext:value-type="float">
            <text:p>0.32</text:p>
          </table:table-cell>
          <table:table-cell table:formula="of:=[.A60]" office:value-type="float" office:value="66" calcext:value-type="float">
            <text:p>66</text:p>
          </table:table-cell>
          <table:table-cell table:formula="of:=BINOMDIST([.I$24];[.I$23];[.$H60]/100;[.$H$24])" office:value-type="float" office:value="0.171208224" calcext:value-type="float">
            <text:p>0.171208224</text:p>
          </table:table-cell>
          <table:table-cell table:formula="of:=BINOMDIST([.J$24];[.J$23];[.$H60]/100;[.$H$24])" office:value-type="float" office:value="0.332345376" calcext:value-type="float">
            <text:p>0.332345376</text:p>
          </table:table-cell>
          <table:table-cell table:formula="of:=BINOMDIST([.K$24];[.K$23];[.$H60]/100;[.$H$24])" office:value-type="float" office:value="0.322570512" calcext:value-type="float">
            <text:p>0.322570512</text:p>
          </table:table-cell>
          <table:table-cell table:formula="of:=BINOMDIST([.L$24];[.L$23];[.$H60]/100;[.$H$24])" office:value-type="float" office:value="0.1252332576" calcext:value-type="float">
            <text:p>0.1252332576</text:p>
          </table:table-cell>
          <table:table-cell table:formula="of:=BINOMDIST([.M$24];[.M$23];[.$H60]/100;[.$H$24])" office:value-type="float" office:value="0.30213216" calcext:value-type="float">
            <text:p>0.30213216</text:p>
          </table:table-cell>
          <table:table-cell table:formula="of:=BINOMDIST([.N$24];[.N$23];[.$H60]/100;[.$H$24])" office:value-type="float" office:value="0.39099456" calcext:value-type="float">
            <text:p>0.39099456</text:p>
          </table:table-cell>
          <table:table-cell table:formula="of:=BINOMDIST([.O$24];[.O$23];[.$H60]/100;[.$H$24])" office:value-type="float" office:value="0.18974736" calcext:value-type="float">
            <text:p>0.18974736</text:p>
          </table:table-cell>
          <table:table-cell table:formula="of:=BINOMDIST([.P$24];[.P$23];[.$H60]/100;[.$H$24])" office:value-type="float" office:value="0.444312" calcext:value-type="float">
            <text:p>0.444312</text:p>
          </table:table-cell>
          <table:table-cell table:formula="of:=BINOMDIST([.Q$24];[.Q$23];[.$H60]/100;[.$H$24])" office:value-type="float" office:value="0.287496" calcext:value-type="float">
            <text:p>0.287496</text:p>
          </table:table-cell>
          <table:table-cell table:formula="of:=BINOMDIST([.R$24];[.R$23];[.$H60]/100;[.$H$24])" office:value-type="float" office:value="0.4356" calcext:value-type="float">
            <text:p>0.43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0]+[.$B$15]" office:value-type="float" office:value="68" calcext:value-type="float">
            <text:p>68</text:p>
          </table:table-cell>
          <table:table-cell table:style-name="ce4" table:formula="of:=(((([.B$19]*[.$G61]+[.B$20])*[.$G61]+[.B$21])*[.$G61]+[.B$22])*[.$G61]+[.B$23])*[.$G61]+[.B$24]" office:value-type="float" office:value="1.26884023668639" calcext:value-type="float">
            <text:p>1.27</text:p>
          </table:table-cell>
          <table:table-cell table:style-name="ce4" table:formula="of:=(((([.C$19]*[.$G61]+[.C$20])*[.$G61]+[.C$21])*[.$G61]+[.C$22])*[.$G61]+[.C$23])*[.$G61]+[.C$24]" office:value-type="float" office:value="1.35946206261553" calcext:value-type="float">
            <text:p>1.36</text:p>
          </table:table-cell>
          <table:table-cell table:style-name="ce4" table:formula="of:=(((([.D$19]*[.$G61]+[.D$20])*[.$G61]+[.D$21])*[.$G61]+[.D$22])*[.$G61]+[.D$23])*[.$G61]+[.D$24]" office:value-type="float" office:value="1.7266156964569" calcext:value-type="float">
            <text:p>1.73</text:p>
          </table:table-cell>
          <table:table-cell table:style-name="ce4" table:formula="of:=(((([.E$19]*[.$G61]+[.E$20])*[.$G61]+[.E$21])*[.$G61]+[.E$22])*[.$G61]+[.E$23])*[.$G61]+[.E$24]" office:value-type="float" office:value="1.78821180643328" calcext:value-type="float">
            <text:p>1.79</text:p>
          </table:table-cell>
          <table:table-cell table:style-name="ce4" table:formula="of:=(((([.F$19]*[.$G61]+[.F$20])*[.$G61]+[.F$21])*[.$G61]+[.F$22])*[.$G61]+[.F$23])*[.$G61]+[.F$24]" office:value-type="float" office:value="1.81691522731692" calcext:value-type="float">
            <text:p>1.82</text:p>
          </table:table-cell>
          <table:table-cell table:formula="of:=([.A61]-[.$B$16])/[.$B$17]" office:value-type="float" office:value="0.36" calcext:value-type="float">
            <text:p>0.36</text:p>
          </table:table-cell>
          <table:table-cell table:formula="of:=[.A61]" office:value-type="float" office:value="68" calcext:value-type="float">
            <text:p>68</text:p>
          </table:table-cell>
          <table:table-cell table:formula="of:=BINOMDIST([.I$24];[.I$23];[.$H61]/100;[.$H$24])" office:value-type="float" office:value="0.151519232" calcext:value-type="float">
            <text:p>0.151519232</text:p>
          </table:table-cell>
          <table:table-cell table:formula="of:=BINOMDIST([.J$24];[.J$23];[.$H61]/100;[.$H$24])" office:value-type="float" office:value="0.321978368" calcext:value-type="float">
            <text:p>0.321978368</text:p>
          </table:table-cell>
          <table:table-cell table:formula="of:=BINOMDIST([.K$24];[.K$23];[.$H61]/100;[.$H$24])" office:value-type="float" office:value="0.342102016" calcext:value-type="float">
            <text:p>0.342102016</text:p>
          </table:table-cell>
          <table:table-cell table:formula="of:=BINOMDIST([.L$24];[.L$23];[.$H61]/100;[.$H$24])" office:value-type="float" office:value="0.1453933568" calcext:value-type="float">
            <text:p>0.1453933568</text:p>
          </table:table-cell>
          <table:table-cell table:formula="of:=BINOMDIST([.M$24];[.M$23];[.$H61]/100;[.$H$24])" office:value-type="float" office:value="0.28409856" calcext:value-type="float">
            <text:p>0.28409856</text:p>
          </table:table-cell>
          <table:table-cell table:formula="of:=BINOMDIST([.N$24];[.N$23];[.$H61]/100;[.$H$24])" office:value-type="float" office:value="0.40247296" calcext:value-type="float">
            <text:p>0.40247296</text:p>
          </table:table-cell>
          <table:table-cell table:formula="of:=BINOMDIST([.O$24];[.O$23];[.$H61]/100;[.$H$24])" office:value-type="float" office:value="0.21381376" calcext:value-type="float">
            <text:p>0.21381376</text:p>
          </table:table-cell>
          <table:table-cell table:formula="of:=BINOMDIST([.P$24];[.P$23];[.$H61]/100;[.$H$24])" office:value-type="float" office:value="0.443904" calcext:value-type="float">
            <text:p>0.443904</text:p>
          </table:table-cell>
          <table:table-cell table:formula="of:=BINOMDIST([.Q$24];[.Q$23];[.$H61]/100;[.$H$24])" office:value-type="float" office:value="0.314432" calcext:value-type="float">
            <text:p>0.314432</text:p>
          </table:table-cell>
          <table:table-cell table:formula="of:=BINOMDIST([.R$24];[.R$23];[.$H61]/100;[.$H$24])" office:value-type="float" office:value="0.4624" calcext:value-type="float">
            <text:p>0.46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1]+[.$B$15]" office:value-type="float" office:value="70" calcext:value-type="float">
            <text:p>70</text:p>
          </table:table-cell>
          <table:table-cell table:style-name="ce4" table:formula="of:=(((([.B$19]*[.$G62]+[.B$20])*[.$G62]+[.B$21])*[.$G62]+[.B$22])*[.$G62]+[.B$23])*[.$G62]+[.B$24]" office:value-type="float" office:value="1.4098224852071" calcext:value-type="float">
            <text:p>1.41</text:p>
          </table:table-cell>
          <table:table-cell table:style-name="ce4" table:formula="of:=(((([.C$19]*[.$G62]+[.C$20])*[.$G62]+[.C$21])*[.$G62]+[.C$22])*[.$G62]+[.C$23])*[.$G62]+[.C$24]" office:value-type="float" office:value="1.52170128265048" calcext:value-type="float">
            <text:p>1.52</text:p>
          </table:table-cell>
          <table:table-cell table:style-name="ce4" table:formula="of:=(((([.D$19]*[.$G62]+[.D$20])*[.$G62]+[.D$21])*[.$G62]+[.D$22])*[.$G62]+[.D$23])*[.$G62]+[.D$24]" office:value-type="float" office:value="1.90965621222211" calcext:value-type="float">
            <text:p>1.91</text:p>
          </table:table-cell>
          <table:table-cell table:style-name="ce4" table:formula="of:=(((([.E$19]*[.$G62]+[.E$20])*[.$G62]+[.E$21])*[.$G62]+[.E$22])*[.$G62]+[.E$23])*[.$G62]+[.E$24]" office:value-type="float" office:value="1.98264128051155" calcext:value-type="float">
            <text:p>1.98</text:p>
          </table:table-cell>
          <table:table-cell table:style-name="ce4" table:formula="of:=(((([.F$19]*[.$G62]+[.F$20])*[.$G62]+[.F$21])*[.$G62]+[.F$22])*[.$G62]+[.F$23])*[.$G62]+[.F$24]" office:value-type="float" office:value="2.00768573173842" calcext:value-type="float">
            <text:p>2.01</text:p>
          </table:table-cell>
          <table:table-cell table:formula="of:=([.A62]-[.$B$16])/[.$B$17]" office:value-type="float" office:value="0.4" calcext:value-type="float">
            <text:p>0.4</text:p>
          </table:table-cell>
          <table:table-cell table:formula="of:=[.A62]" office:value-type="float" office:value="70" calcext:value-type="float">
            <text:p>70</text:p>
          </table:table-cell>
          <table:table-cell table:formula="of:=BINOMDIST([.I$24];[.I$23];[.$H62]/100;[.$H$24])" office:value-type="float" office:value="0.1323" calcext:value-type="float">
            <text:p>0.1323</text:p>
          </table:table-cell>
          <table:table-cell table:formula="of:=BINOMDIST([.J$24];[.J$23];[.$H62]/100;[.$H$24])" office:value-type="float" office:value="0.3087" calcext:value-type="float">
            <text:p>0.3087</text:p>
          </table:table-cell>
          <table:table-cell table:formula="of:=BINOMDIST([.K$24];[.K$23];[.$H62]/100;[.$H$24])" office:value-type="float" office:value="0.36015" calcext:value-type="float">
            <text:p>0.36015</text:p>
          </table:table-cell>
          <table:table-cell table:formula="of:=BINOMDIST([.L$24];[.L$23];[.$H62]/100;[.$H$24])" office:value-type="float" office:value="0.16807" calcext:value-type="float">
            <text:p>0.16807</text:p>
          </table:table-cell>
          <table:table-cell table:formula="of:=BINOMDIST([.M$24];[.M$23];[.$H62]/100;[.$H$24])" office:value-type="float" office:value="0.2646" calcext:value-type="float">
            <text:p>0.2646</text:p>
          </table:table-cell>
          <table:table-cell table:formula="of:=BINOMDIST([.N$24];[.N$23];[.$H62]/100;[.$H$24])" office:value-type="float" office:value="0.4116" calcext:value-type="float">
            <text:p>0.4116</text:p>
          </table:table-cell>
          <table:table-cell table:formula="of:=BINOMDIST([.O$24];[.O$23];[.$H62]/100;[.$H$24])" office:value-type="float" office:value="0.2401" calcext:value-type="float">
            <text:p>0.2401</text:p>
          </table:table-cell>
          <table:table-cell table:formula="of:=BINOMDIST([.P$24];[.P$23];[.$H62]/100;[.$H$24])" office:value-type="float" office:value="0.441" calcext:value-type="float">
            <text:p>0.441</text:p>
          </table:table-cell>
          <table:table-cell table:formula="of:=BINOMDIST([.Q$24];[.Q$23];[.$H62]/100;[.$H$24])" office:value-type="float" office:value="0.343" calcext:value-type="float">
            <text:p>0.343</text:p>
          </table:table-cell>
          <table:table-cell table:formula="of:=BINOMDIST([.R$24];[.R$23];[.$H62]/100;[.$H$24])" office:value-type="float" office:value="0.49" calcext:value-type="float">
            <text:p>0.49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2]+[.$B$15]" office:value-type="float" office:value="72" calcext:value-type="float">
            <text:p>72</text:p>
          </table:table-cell>
          <table:table-cell table:style-name="ce4" table:formula="of:=(((([.B$19]*[.$G63]+[.B$20])*[.$G63]+[.B$21])*[.$G63]+[.B$22])*[.$G63]+[.B$23])*[.$G63]+[.B$24]" office:value-type="float" office:value="1.55080473372781" calcext:value-type="float">
            <text:p>1.55</text:p>
          </table:table-cell>
          <table:table-cell table:style-name="ce4" table:formula="of:=(((([.C$19]*[.$G63]+[.C$20])*[.$G63]+[.C$21])*[.$G63]+[.C$22])*[.$G63]+[.C$23])*[.$G63]+[.C$24]" office:value-type="float" office:value="1.6861780786343" calcext:value-type="float">
            <text:p>1.69</text:p>
          </table:table-cell>
          <table:table-cell table:style-name="ce4" table:formula="of:=(((([.D$19]*[.$G63]+[.D$20])*[.$G63]+[.D$21])*[.$G63]+[.D$22])*[.$G63]+[.D$23])*[.$G63]+[.D$24]" office:value-type="float" office:value="2.08862055052323" calcext:value-type="float">
            <text:p>2.09</text:p>
          </table:table-cell>
          <table:table-cell table:style-name="ce4" table:formula="of:=(((([.E$19]*[.$G63]+[.E$20])*[.$G63]+[.E$21])*[.$G63]+[.E$22])*[.$G63]+[.E$23])*[.$G63]+[.E$24]" office:value-type="float" office:value="2.17284078851669" calcext:value-type="float">
            <text:p>2.17</text:p>
          </table:table-cell>
          <table:table-cell table:style-name="ce4" table:formula="of:=(((([.F$19]*[.$G63]+[.F$20])*[.$G63]+[.F$21])*[.$G63]+[.F$22])*[.$G63]+[.F$23])*[.$G63]+[.F$24]" office:value-type="float" office:value="2.19260946772005" calcext:value-type="float">
            <text:p>2.19</text:p>
          </table:table-cell>
          <table:table-cell table:formula="of:=([.A63]-[.$B$16])/[.$B$17]" office:value-type="float" office:value="0.44" calcext:value-type="float">
            <text:p>0.44</text:p>
          </table:table-cell>
          <table:table-cell table:formula="of:=[.A63]" office:value-type="float" office:value="72" calcext:value-type="float">
            <text:p>72</text:p>
          </table:table-cell>
          <table:table-cell table:formula="of:=BINOMDIST([.I$24];[.I$23];[.$H63]/100;[.$H$24])" office:value-type="float" office:value="0.113799168" calcext:value-type="float">
            <text:p>0.113799168</text:p>
          </table:table-cell>
          <table:table-cell table:formula="of:=BINOMDIST([.J$24];[.J$23];[.$H63]/100;[.$H$24])" office:value-type="float" office:value="0.292626432" calcext:value-type="float">
            <text:p>0.292626432</text:p>
          </table:table-cell>
          <table:table-cell table:formula="of:=BINOMDIST([.K$24];[.K$23];[.$H63]/100;[.$H$24])" office:value-type="float" office:value="0.376233984" calcext:value-type="float">
            <text:p>0.376233984</text:p>
          </table:table-cell>
          <table:table-cell table:formula="of:=BINOMDIST([.L$24];[.L$23];[.$H63]/100;[.$H$24])" office:value-type="float" office:value="0.1934917632" calcext:value-type="float">
            <text:p>0.1934917632</text:p>
          </table:table-cell>
          <table:table-cell table:formula="of:=BINOMDIST([.M$24];[.M$23];[.$H63]/100;[.$H$24])" office:value-type="float" office:value="0.24385536" calcext:value-type="float">
            <text:p>0.24385536</text:p>
          </table:table-cell>
          <table:table-cell table:formula="of:=BINOMDIST([.N$24];[.N$23];[.$H63]/100;[.$H$24])" office:value-type="float" office:value="0.41803776" calcext:value-type="float">
            <text:p>0.41803776</text:p>
          </table:table-cell>
          <table:table-cell table:formula="of:=BINOMDIST([.O$24];[.O$23];[.$H63]/100;[.$H$24])" office:value-type="float" office:value="0.26873856" calcext:value-type="float">
            <text:p>0.26873856</text:p>
          </table:table-cell>
          <table:table-cell table:formula="of:=BINOMDIST([.P$24];[.P$23];[.$H63]/100;[.$H$24])" office:value-type="float" office:value="0.435456" calcext:value-type="float">
            <text:p>0.435456</text:p>
          </table:table-cell>
          <table:table-cell table:formula="of:=BINOMDIST([.Q$24];[.Q$23];[.$H63]/100;[.$H$24])" office:value-type="float" office:value="0.373248" calcext:value-type="float">
            <text:p>0.373248</text:p>
          </table:table-cell>
          <table:table-cell table:formula="of:=BINOMDIST([.R$24];[.R$23];[.$H63]/100;[.$H$24])" office:value-type="float" office:value="0.5184" calcext:value-type="float">
            <text:p>0.51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3]+[.$B$15]" office:value-type="float" office:value="74" calcext:value-type="float">
            <text:p>74</text:p>
          </table:table-cell>
          <table:table-cell table:style-name="ce4" table:formula="of:=(((([.B$19]*[.$G64]+[.B$20])*[.$G64]+[.B$21])*[.$G64]+[.B$22])*[.$G64]+[.B$23])*[.$G64]+[.B$24]" office:value-type="float" office:value="1.69178698224852" calcext:value-type="float">
            <text:p>1.69</text:p>
          </table:table-cell>
          <table:table-cell table:style-name="ce4" table:formula="of:=(((([.C$19]*[.$G64]+[.C$20])*[.$G64]+[.C$21])*[.$G64]+[.C$22])*[.$G64]+[.C$23])*[.$G64]+[.C$24]" office:value-type="float" office:value="1.85289245056699" calcext:value-type="float">
            <text:p>1.85</text:p>
          </table:table-cell>
          <table:table-cell table:style-name="ce4" table:formula="of:=(((([.D$19]*[.$G64]+[.D$20])*[.$G64]+[.D$21])*[.$G64]+[.D$22])*[.$G64]+[.D$23])*[.$G64]+[.D$24]" office:value-type="float" office:value="2.26287733601898" calcext:value-type="float">
            <text:p>2.26</text:p>
          </table:table-cell>
          <table:table-cell table:style-name="ce4" table:formula="of:=(((([.E$19]*[.$G64]+[.E$20])*[.$G64]+[.E$21])*[.$G64]+[.E$22])*[.$G64]+[.E$23])*[.$G64]+[.E$24]" office:value-type="float" office:value="2.35777316720955" calcext:value-type="float">
            <text:p>2.36</text:p>
          </table:table-cell>
          <table:table-cell table:style-name="ce4" table:formula="of:=(((([.F$19]*[.$G64]+[.F$20])*[.$G64]+[.F$21])*[.$G64]+[.F$22])*[.$G64]+[.F$23])*[.$G64]+[.F$24]" office:value-type="float" office:value="2.37076049144108" calcext:value-type="float">
            <text:p>2.37</text:p>
          </table:table-cell>
          <table:table-cell table:formula="of:=([.A64]-[.$B$16])/[.$B$17]" office:value-type="float" office:value="0.48" calcext:value-type="float">
            <text:p>0.48</text:p>
          </table:table-cell>
          <table:table-cell table:formula="of:=[.A64]" office:value-type="float" office:value="74" calcext:value-type="float">
            <text:p>74</text:p>
          </table:table-cell>
          <table:table-cell table:formula="of:=BINOMDIST([.I$24];[.I$23];[.$H64]/100;[.$H$24])" office:value-type="float" office:value="0.096246176" calcext:value-type="float">
            <text:p>0.096246176</text:p>
          </table:table-cell>
          <table:table-cell table:formula="of:=BINOMDIST([.J$24];[.J$23];[.$H64]/100;[.$H$24])" office:value-type="float" office:value="0.273931424" calcext:value-type="float">
            <text:p>0.273931424</text:p>
          </table:table-cell>
          <table:table-cell table:formula="of:=BINOMDIST([.K$24];[.K$23];[.$H64]/100;[.$H$24])" office:value-type="float" office:value="0.389825488" calcext:value-type="float">
            <text:p>0.389825488</text:p>
          </table:table-cell>
          <table:table-cell table:formula="of:=BINOMDIST([.L$24];[.L$23];[.$H64]/100;[.$H$24])" office:value-type="float" office:value="0.2219006624" calcext:value-type="float">
            <text:p>0.2219006624</text:p>
          </table:table-cell>
          <table:table-cell table:formula="of:=BINOMDIST([.M$24];[.M$23];[.$H64]/100;[.$H$24])" office:value-type="float" office:value="0.22210656" calcext:value-type="float">
            <text:p>0.22210656</text:p>
          </table:table-cell>
          <table:table-cell table:formula="of:=BINOMDIST([.N$24];[.N$23];[.$H64]/100;[.$H$24])" office:value-type="float" office:value="0.42143296" calcext:value-type="float">
            <text:p>0.42143296</text:p>
          </table:table-cell>
          <table:table-cell table:formula="of:=BINOMDIST([.O$24];[.O$23];[.$H64]/100;[.$H$24])" office:value-type="float" office:value="0.29986576" calcext:value-type="float">
            <text:p>0.29986576</text:p>
          </table:table-cell>
          <table:table-cell table:formula="of:=BINOMDIST([.P$24];[.P$23];[.$H64]/100;[.$H$24])" office:value-type="float" office:value="0.427128" calcext:value-type="float">
            <text:p>0.427128</text:p>
          </table:table-cell>
          <table:table-cell table:formula="of:=BINOMDIST([.Q$24];[.Q$23];[.$H64]/100;[.$H$24])" office:value-type="float" office:value="0.405224" calcext:value-type="float">
            <text:p>0.405224</text:p>
          </table:table-cell>
          <table:table-cell table:formula="of:=BINOMDIST([.R$24];[.R$23];[.$H64]/100;[.$H$24])" office:value-type="float" office:value="0.5476" calcext:value-type="float">
            <text:p>0.54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4]+[.$B$15]" office:value-type="float" office:value="76" calcext:value-type="float">
            <text:p>76</text:p>
          </table:table-cell>
          <table:table-cell table:style-name="ce4" table:formula="of:=(((([.B$19]*[.$G65]+[.B$20])*[.$G65]+[.B$21])*[.$G65]+[.B$22])*[.$G65]+[.B$23])*[.$G65]+[.B$24]" office:value-type="float" office:value="1.83276923076923" calcext:value-type="float">
            <text:p>1.83</text:p>
          </table:table-cell>
          <table:table-cell table:style-name="ce4" table:formula="of:=(((([.C$19]*[.$G65]+[.C$20])*[.$G65]+[.C$21])*[.$G65]+[.C$22])*[.$G65]+[.C$23])*[.$G65]+[.C$24]" office:value-type="float" office:value="2.02184439844855" calcext:value-type="float">
            <text:p>2.02</text:p>
          </table:table-cell>
          <table:table-cell table:style-name="ce4" table:formula="of:=(((([.D$19]*[.$G65]+[.D$20])*[.$G65]+[.D$21])*[.$G65]+[.D$22])*[.$G65]+[.D$23])*[.$G65]+[.D$24]" office:value-type="float" office:value="2.43179519336806" calcext:value-type="float">
            <text:p>2.43</text:p>
          </table:table-cell>
          <table:table-cell table:style-name="ce4" table:formula="of:=(((([.E$19]*[.$G65]+[.E$20])*[.$G65]+[.E$21])*[.$G65]+[.E$22])*[.$G65]+[.E$23])*[.$G65]+[.E$24]" office:value-type="float" office:value="2.53636260688451" calcext:value-type="float">
            <text:p>2.54</text:p>
          </table:table-cell>
          <table:table-cell table:style-name="ce4" table:formula="of:=(((([.F$19]*[.$G65]+[.F$20])*[.$G65]+[.F$21])*[.$G65]+[.F$22])*[.$G65]+[.F$23])*[.$G65]+[.F$24]" office:value-type="float" office:value="2.54125218394438" calcext:value-type="float">
            <text:p>2.54</text:p>
          </table:table-cell>
          <table:table-cell table:formula="of:=([.A65]-[.$B$16])/[.$B$17]" office:value-type="float" office:value="0.52" calcext:value-type="float">
            <text:p>0.52</text:p>
          </table:table-cell>
          <table:table-cell table:formula="of:=[.A65]" office:value-type="float" office:value="76" calcext:value-type="float">
            <text:p>76</text:p>
          </table:table-cell>
          <table:table-cell table:formula="of:=BINOMDIST([.I$24];[.I$23];[.$H65]/100;[.$H$24])" office:value-type="float" office:value="0.079847424" calcext:value-type="float">
            <text:p>0.079847424</text:p>
          </table:table-cell>
          <table:table-cell table:formula="of:=BINOMDIST([.J$24];[.J$23];[.$H65]/100;[.$H$24])" office:value-type="float" office:value="0.252850176" calcext:value-type="float">
            <text:p>0.252850176</text:p>
          </table:table-cell>
          <table:table-cell table:formula="of:=BINOMDIST([.K$24];[.K$23];[.$H65]/100;[.$H$24])" office:value-type="float" office:value="0.400346112" calcext:value-type="float">
            <text:p>0.400346112</text:p>
          </table:table-cell>
          <table:table-cell table:formula="of:=BINOMDIST([.L$24];[.L$23];[.$H65]/100;[.$H$24])" office:value-type="float" office:value="0.2535525376" calcext:value-type="float">
            <text:p>0.2535525376</text:p>
          </table:table-cell>
          <table:table-cell table:formula="of:=BINOMDIST([.M$24];[.M$23];[.$H65]/100;[.$H$24])" office:value-type="float" office:value="0.19961856" calcext:value-type="float">
            <text:p>0.19961856</text:p>
          </table:table-cell>
          <table:table-cell table:formula="of:=BINOMDIST([.N$24];[.N$23];[.$H65]/100;[.$H$24])" office:value-type="float" office:value="0.42141696" calcext:value-type="float">
            <text:p>0.42141696</text:p>
          </table:table-cell>
          <table:table-cell table:formula="of:=BINOMDIST([.O$24];[.O$23];[.$H65]/100;[.$H$24])" office:value-type="float" office:value="0.33362176" calcext:value-type="float">
            <text:p>0.33362176</text:p>
          </table:table-cell>
          <table:table-cell table:formula="of:=BINOMDIST([.P$24];[.P$23];[.$H65]/100;[.$H$24])" office:value-type="float" office:value="0.415872" calcext:value-type="float">
            <text:p>0.415872</text:p>
          </table:table-cell>
          <table:table-cell table:formula="of:=BINOMDIST([.Q$24];[.Q$23];[.$H65]/100;[.$H$24])" office:value-type="float" office:value="0.438976" calcext:value-type="float">
            <text:p>0.438976</text:p>
          </table:table-cell>
          <table:table-cell table:formula="of:=BINOMDIST([.R$24];[.R$23];[.$H65]/100;[.$H$24])" office:value-type="float" office:value="0.5776" calcext:value-type="float">
            <text:p>0.57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5]+[.$B$15]" office:value-type="float" office:value="78" calcext:value-type="float">
            <text:p>78</text:p>
          </table:table-cell>
          <table:table-cell table:style-name="ce4" table:formula="of:=(((([.B$19]*[.$G66]+[.B$20])*[.$G66]+[.B$21])*[.$G66]+[.B$22])*[.$G66]+[.B$23])*[.$G66]+[.B$24]" office:value-type="float" office:value="1.97375147928994" calcext:value-type="float">
            <text:p>1.97</text:p>
          </table:table-cell>
          <table:table-cell table:style-name="ce4" table:formula="of:=(((([.C$19]*[.$G66]+[.C$20])*[.$G66]+[.C$21])*[.$G66]+[.C$22])*[.$G66]+[.C$23])*[.$G66]+[.C$24]" office:value-type="float" office:value="2.19303392227897" calcext:value-type="float">
            <text:p>2.19</text:p>
          </table:table-cell>
          <table:table-cell table:style-name="ce4" table:formula="of:=(((([.D$19]*[.$G66]+[.D$20])*[.$G66]+[.D$21])*[.$G66]+[.D$22])*[.$G66]+[.D$23])*[.$G66]+[.D$24]" office:value-type="float" office:value="2.59474274722916" calcext:value-type="float">
            <text:p>2.59</text:p>
          </table:table-cell>
          <table:table-cell table:style-name="ce4" table:formula="of:=(((([.E$19]*[.$G66]+[.E$20])*[.$G66]+[.E$21])*[.$G66]+[.E$22])*[.$G66]+[.E$23])*[.$G66]+[.E$24]" office:value-type="float" office:value="2.7074946513695" calcext:value-type="float">
            <text:p>2.71</text:p>
          </table:table-cell>
          <table:table-cell table:style-name="ce4" table:formula="of:=(((([.F$19]*[.$G66]+[.F$20])*[.$G66]+[.F$21])*[.$G66]+[.F$22])*[.$G66]+[.F$23])*[.$G66]+[.F$24]" office:value-type="float" office:value="2.70324433943911" calcext:value-type="float">
            <text:p>2.70</text:p>
          </table:table-cell>
          <table:table-cell table:formula="of:=([.A66]-[.$B$16])/[.$B$17]" office:value-type="float" office:value="0.56" calcext:value-type="float">
            <text:p>0.56</text:p>
          </table:table-cell>
          <table:table-cell table:formula="of:=[.A66]" office:value-type="float" office:value="78" calcext:value-type="float">
            <text:p>78</text:p>
          </table:table-cell>
          <table:table-cell table:formula="of:=BINOMDIST([.I$24];[.I$23];[.$H66]/100;[.$H$24])" office:value-type="float" office:value="0.064782432" calcext:value-type="float">
            <text:p>0.064782432</text:p>
          </table:table-cell>
          <table:table-cell table:formula="of:=BINOMDIST([.J$24];[.J$23];[.$H66]/100;[.$H$24])" office:value-type="float" office:value="0.229683168" calcext:value-type="float">
            <text:p>0.229683168</text:p>
          </table:table-cell>
          <table:table-cell table:formula="of:=BINOMDIST([.K$24];[.K$23];[.$H66]/100;[.$H$24])" office:value-type="float" office:value="0.407165616" calcext:value-type="float">
            <text:p>0.407165616</text:p>
          </table:table-cell>
          <table:table-cell table:formula="of:=BINOMDIST([.L$24];[.L$23];[.$H66]/100;[.$H$24])" office:value-type="float" office:value="0.2887174368" calcext:value-type="float">
            <text:p>0.2887174368</text:p>
          </table:table-cell>
          <table:table-cell table:formula="of:=BINOMDIST([.M$24];[.M$23];[.$H66]/100;[.$H$24])" office:value-type="float" office:value="0.17667936" calcext:value-type="float">
            <text:p>0.17667936</text:p>
          </table:table-cell>
          <table:table-cell table:formula="of:=BINOMDIST([.N$24];[.N$23];[.$H66]/100;[.$H$24])" office:value-type="float" office:value="0.41760576" calcext:value-type="float">
            <text:p>0.41760576</text:p>
          </table:table-cell>
          <table:table-cell table:formula="of:=BINOMDIST([.O$24];[.O$23];[.$H66]/100;[.$H$24])" office:value-type="float" office:value="0.37015056" calcext:value-type="float">
            <text:p>0.37015056</text:p>
          </table:table-cell>
          <table:table-cell table:formula="of:=BINOMDIST([.P$24];[.P$23];[.$H66]/100;[.$H$24])" office:value-type="float" office:value="0.401544" calcext:value-type="float">
            <text:p>0.401544</text:p>
          </table:table-cell>
          <table:table-cell table:formula="of:=BINOMDIST([.Q$24];[.Q$23];[.$H66]/100;[.$H$24])" office:value-type="float" office:value="0.474552" calcext:value-type="float">
            <text:p>0.474552</text:p>
          </table:table-cell>
          <table:table-cell table:formula="of:=BINOMDIST([.R$24];[.R$23];[.$H66]/100;[.$H$24])" office:value-type="float" office:value="0.6084" calcext:value-type="float">
            <text:p>0.60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6]+[.$B$15]" office:value-type="float" office:value="80" calcext:value-type="float">
            <text:p>80</text:p>
          </table:table-cell>
          <table:table-cell table:style-name="ce4" table:formula="of:=(((([.B$19]*[.$G67]+[.B$20])*[.$G67]+[.B$21])*[.$G67]+[.B$22])*[.$G67]+[.B$23])*[.$G67]+[.B$24]" office:value-type="float" office:value="2.11473372781065" calcext:value-type="float">
            <text:p>2.11</text:p>
          </table:table-cell>
          <table:table-cell table:style-name="ce4" table:formula="of:=(((([.C$19]*[.$G67]+[.C$20])*[.$G67]+[.C$21])*[.$G67]+[.C$22])*[.$G67]+[.C$23])*[.$G67]+[.C$24]" office:value-type="float" office:value="2.36646102205826" calcext:value-type="float">
            <text:p>2.37</text:p>
          </table:table-cell>
          <table:table-cell table:style-name="ce4" table:formula="of:=(((([.D$19]*[.$G67]+[.D$20])*[.$G67]+[.D$21])*[.$G67]+[.D$22])*[.$G67]+[.D$23])*[.$G67]+[.D$24]" office:value-type="float" office:value="2.75108862226101" calcext:value-type="float">
            <text:p>2.75</text:p>
          </table:table-cell>
          <table:table-cell table:style-name="ce4" table:formula="of:=(((([.E$19]*[.$G67]+[.E$20])*[.$G67]+[.E$21])*[.$G67]+[.E$22])*[.$G67]+[.E$23])*[.$G67]+[.E$24]" office:value-type="float" office:value="2.87001619802596" calcext:value-type="float">
            <text:p>2.87</text:p>
          </table:table-cell>
          <table:table-cell table:style-name="ce4" table:formula="of:=(((([.F$19]*[.$G67]+[.F$20])*[.$G67]+[.F$21])*[.$G67]+[.F$22])*[.$G67]+[.F$23])*[.$G67]+[.F$24]" office:value-type="float" office:value="2.85595025360347" calcext:value-type="float">
            <text:p>2.86</text:p>
          </table:table-cell>
          <table:table-cell table:formula="of:=([.A67]-[.$B$16])/[.$B$17]" office:value-type="float" office:value="0.6" calcext:value-type="float">
            <text:p>0.6</text:p>
          </table:table-cell>
          <table:table-cell table:formula="of:=[.A67]" office:value-type="float" office:value="80" calcext:value-type="float">
            <text:p>80</text:p>
          </table:table-cell>
          <table:table-cell table:formula="of:=BINOMDIST([.I$24];[.I$23];[.$H67]/100;[.$H$24])" office:value-type="float" office:value="0.0512" calcext:value-type="float">
            <text:p>0.0512</text:p>
          </table:table-cell>
          <table:table-cell table:formula="of:=BINOMDIST([.J$24];[.J$23];[.$H67]/100;[.$H$24])" office:value-type="float" office:value="0.2048" calcext:value-type="float">
            <text:p>0.2048</text:p>
          </table:table-cell>
          <table:table-cell table:formula="of:=BINOMDIST([.K$24];[.K$23];[.$H67]/100;[.$H$24])" office:value-type="float" office:value="0.4096" calcext:value-type="float">
            <text:p>0.4096</text:p>
          </table:table-cell>
          <table:table-cell table:formula="of:=BINOMDIST([.L$24];[.L$23];[.$H67]/100;[.$H$24])" office:value-type="float" office:value="0.32768" calcext:value-type="float">
            <text:p>0.32768</text:p>
          </table:table-cell>
          <table:table-cell table:formula="of:=BINOMDIST([.M$24];[.M$23];[.$H67]/100;[.$H$24])" office:value-type="float" office:value="0.1536" calcext:value-type="float">
            <text:p>0.1536</text:p>
          </table:table-cell>
          <table:table-cell table:formula="of:=BINOMDIST([.N$24];[.N$23];[.$H67]/100;[.$H$24])" office:value-type="float" office:value="0.4096" calcext:value-type="float">
            <text:p>0.4096</text:p>
          </table:table-cell>
          <table:table-cell table:formula="of:=BINOMDIST([.O$24];[.O$23];[.$H67]/100;[.$H$24])" office:value-type="float" office:value="0.4096" calcext:value-type="float">
            <text:p>0.4096</text:p>
          </table:table-cell>
          <table:table-cell table:formula="of:=BINOMDIST([.P$24];[.P$23];[.$H67]/100;[.$H$24])" office:value-type="float" office:value="0.384" calcext:value-type="float">
            <text:p>0.384</text:p>
          </table:table-cell>
          <table:table-cell table:formula="of:=BINOMDIST([.Q$24];[.Q$23];[.$H67]/100;[.$H$24])" office:value-type="float" office:value="0.512" calcext:value-type="float">
            <text:p>0.512</text:p>
          </table:table-cell>
          <table:table-cell table:formula="of:=BINOMDIST([.R$24];[.R$23];[.$H67]/100;[.$H$24])" office:value-type="float" office:value="0.64" calcext:value-type="float">
            <text:p>0.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7]+[.$B$15]" office:value-type="float" office:value="82" calcext:value-type="float">
            <text:p>82</text:p>
          </table:table-cell>
          <table:table-cell table:style-name="ce4" table:formula="of:=(((([.B$19]*[.$G68]+[.B$20])*[.$G68]+[.B$21])*[.$G68]+[.B$22])*[.$G68]+[.B$23])*[.$G68]+[.B$24]" office:value-type="float" office:value="2.25571597633136" calcext:value-type="float">
            <text:p>2.26</text:p>
          </table:table-cell>
          <table:table-cell table:style-name="ce4" table:formula="of:=(((([.C$19]*[.$G68]+[.C$20])*[.$G68]+[.C$21])*[.$G68]+[.C$22])*[.$G68]+[.C$23])*[.$G68]+[.C$24]" office:value-type="float" office:value="2.54212569778642" calcext:value-type="float">
            <text:p>2.54</text:p>
          </table:table-cell>
          <table:table-cell table:style-name="ce4" table:formula="of:=(((([.D$19]*[.$G68]+[.D$20])*[.$G68]+[.D$21])*[.$G68]+[.D$22])*[.$G68]+[.D$23])*[.$G68]+[.D$24]" office:value-type="float" office:value="2.90020144312229" calcext:value-type="float">
            <text:p>2.90</text:p>
          </table:table-cell>
          <table:table-cell table:style-name="ce4" table:formula="of:=(((([.E$19]*[.$G68]+[.E$20])*[.$G68]+[.E$21])*[.$G68]+[.E$22])*[.$G68]+[.E$23])*[.$G68]+[.E$24]" office:value-type="float" office:value="3.02273549774888" calcext:value-type="float">
            <text:p>3.02</text:p>
          </table:table-cell>
          <table:table-cell table:style-name="ce4" table:formula="of:=(((([.F$19]*[.$G68]+[.F$20])*[.$G68]+[.F$21])*[.$G68]+[.F$22])*[.$G68]+[.F$23])*[.$G68]+[.F$24]" office:value-type="float" office:value="2.99864381188742" calcext:value-type="float">
            <text:p>3.00</text:p>
          </table:table-cell>
          <table:table-cell table:formula="of:=([.A68]-[.$B$16])/[.$B$17]" office:value-type="float" office:value="0.64" calcext:value-type="float">
            <text:p>0.64</text:p>
          </table:table-cell>
          <table:table-cell table:formula="of:=[.A68]" office:value-type="float" office:value="82" calcext:value-type="float">
            <text:p>82</text:p>
          </table:table-cell>
          <table:table-cell table:formula="of:=BINOMDIST([.I$24];[.I$23];[.$H68]/100;[.$H$24])" office:value-type="float" office:value="0.039214368" calcext:value-type="float">
            <text:p>0.039214368</text:p>
          </table:table-cell>
          <table:table-cell table:formula="of:=BINOMDIST([.J$24];[.J$23];[.$H68]/100;[.$H$24])" office:value-type="float" office:value="0.178643232" calcext:value-type="float">
            <text:p>0.178643232</text:p>
          </table:table-cell>
          <table:table-cell table:formula="of:=BINOMDIST([.K$24];[.K$23];[.$H68]/100;[.$H$24])" office:value-type="float" office:value="0.406909584" calcext:value-type="float">
            <text:p>0.406909584</text:p>
          </table:table-cell>
          <table:table-cell table:formula="of:=BINOMDIST([.L$24];[.L$23];[.$H68]/100;[.$H$24])" office:value-type="float" office:value="0.3707398432" calcext:value-type="float">
            <text:p>0.3707398432</text:p>
          </table:table-cell>
          <table:table-cell table:formula="of:=BINOMDIST([.M$24];[.M$23];[.$H68]/100;[.$H$24])" office:value-type="float" office:value="0.13071456" calcext:value-type="float">
            <text:p>0.13071456</text:p>
          </table:table-cell>
          <table:table-cell table:formula="of:=BINOMDIST([.N$24];[.N$23];[.$H68]/100;[.$H$24])" office:value-type="float" office:value="0.39698496" calcext:value-type="float">
            <text:p>0.39698496</text:p>
          </table:table-cell>
          <table:table-cell table:formula="of:=BINOMDIST([.O$24];[.O$23];[.$H68]/100;[.$H$24])" office:value-type="float" office:value="0.45212176" calcext:value-type="float">
            <text:p>0.45212176</text:p>
          </table:table-cell>
          <table:table-cell table:formula="of:=BINOMDIST([.P$24];[.P$23];[.$H68]/100;[.$H$24])" office:value-type="float" office:value="0.363096" calcext:value-type="float">
            <text:p>0.363096</text:p>
          </table:table-cell>
          <table:table-cell table:formula="of:=BINOMDIST([.Q$24];[.Q$23];[.$H68]/100;[.$H$24])" office:value-type="float" office:value="0.551368" calcext:value-type="float">
            <text:p>0.551368</text:p>
          </table:table-cell>
          <table:table-cell table:formula="of:=BINOMDIST([.R$24];[.R$23];[.$H68]/100;[.$H$24])" office:value-type="float" office:value="0.6724" calcext:value-type="float">
            <text:p>0.67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8]+[.$B$15]" office:value-type="float" office:value="84" calcext:value-type="float">
            <text:p>84</text:p>
          </table:table-cell>
          <table:table-cell table:style-name="ce4" table:formula="of:=(((([.B$19]*[.$G69]+[.B$20])*[.$G69]+[.B$21])*[.$G69]+[.B$22])*[.$G69]+[.B$23])*[.$G69]+[.B$24]" office:value-type="float" office:value="2.39669822485207" calcext:value-type="float">
            <text:p>2.40</text:p>
          </table:table-cell>
          <table:table-cell table:style-name="ce4" table:formula="of:=(((([.C$19]*[.$G69]+[.C$20])*[.$G69]+[.C$21])*[.$G69]+[.C$22])*[.$G69]+[.C$23])*[.$G69]+[.C$24]" office:value-type="float" office:value="2.72002794946345" calcext:value-type="float">
            <text:p>2.72</text:p>
          </table:table-cell>
          <table:table-cell table:style-name="ce4" table:formula="of:=(((([.D$19]*[.$G69]+[.D$20])*[.$G69]+[.D$21])*[.$G69]+[.D$22])*[.$G69]+[.D$23])*[.$G69]+[.D$24]" office:value-type="float" office:value="3.04144983447173" calcext:value-type="float">
            <text:p>3.04</text:p>
          </table:table-cell>
          <table:table-cell table:style-name="ce4" table:formula="of:=(((([.E$19]*[.$G69]+[.E$20])*[.$G69]+[.E$21])*[.$G69]+[.E$22])*[.$G69]+[.E$23])*[.$G69]+[.E$24]" office:value-type="float" office:value="3.1644221549668" calcext:value-type="float">
            <text:p>3.16</text:p>
          </table:table-cell>
          <table:table-cell table:style-name="ce4" table:formula="of:=(((([.F$19]*[.$G69]+[.F$20])*[.$G69]+[.F$21])*[.$G69]+[.F$22])*[.$G69]+[.F$23])*[.$G69]+[.F$24]" office:value-type="float" office:value="3.13066657781541" calcext:value-type="float">
            <text:p>3.13</text:p>
          </table:table-cell>
          <table:table-cell table:formula="of:=([.A69]-[.$B$16])/[.$B$17]" office:value-type="float" office:value="0.68" calcext:value-type="float">
            <text:p>0.68</text:p>
          </table:table-cell>
          <table:table-cell table:formula="of:=[.A69]" office:value-type="float" office:value="84" calcext:value-type="float">
            <text:p>84</text:p>
          </table:table-cell>
          <table:table-cell table:formula="of:=BINOMDIST([.I$24];[.I$23];[.$H69]/100;[.$H$24])" office:value-type="float" office:value="0.028901376" calcext:value-type="float">
            <text:p>0.028901376</text:p>
          </table:table-cell>
          <table:table-cell table:formula="of:=BINOMDIST([.J$24];[.J$23];[.$H69]/100;[.$H$24])" office:value-type="float" office:value="0.151732224" calcext:value-type="float">
            <text:p>0.151732224</text:p>
          </table:table-cell>
          <table:table-cell table:formula="of:=BINOMDIST([.K$24];[.K$23];[.$H69]/100;[.$H$24])" office:value-type="float" office:value="0.398297088" calcext:value-type="float">
            <text:p>0.398297088</text:p>
          </table:table-cell>
          <table:table-cell table:formula="of:=BINOMDIST([.L$24];[.L$23];[.$H69]/100;[.$H$24])" office:value-type="float" office:value="0.4182119424" calcext:value-type="float">
            <text:p>0.4182119424</text:p>
          </table:table-cell>
          <table:table-cell table:formula="of:=BINOMDIST([.M$24];[.M$23];[.$H69]/100;[.$H$24])" office:value-type="float" office:value="0.10838016" calcext:value-type="float">
            <text:p>0.10838016</text:p>
          </table:table-cell>
          <table:table-cell table:formula="of:=BINOMDIST([.N$24];[.N$23];[.$H69]/100;[.$H$24])" office:value-type="float" office:value="0.37933056" calcext:value-type="float">
            <text:p>0.37933056</text:p>
          </table:table-cell>
          <table:table-cell table:formula="of:=BINOMDIST([.O$24];[.O$23];[.$H69]/100;[.$H$24])" office:value-type="float" office:value="0.49787136" calcext:value-type="float">
            <text:p>0.49787136</text:p>
          </table:table-cell>
          <table:table-cell table:formula="of:=BINOMDIST([.P$24];[.P$23];[.$H69]/100;[.$H$24])" office:value-type="float" office:value="0.338688" calcext:value-type="float">
            <text:p>0.338688</text:p>
          </table:table-cell>
          <table:table-cell table:formula="of:=BINOMDIST([.Q$24];[.Q$23];[.$H69]/100;[.$H$24])" office:value-type="float" office:value="0.592704" calcext:value-type="float">
            <text:p>0.592704</text:p>
          </table:table-cell>
          <table:table-cell table:formula="of:=BINOMDIST([.R$24];[.R$23];[.$H69]/100;[.$H$24])" office:value-type="float" office:value="0.7056" calcext:value-type="float">
            <text:p>0.70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9]+[.$B$15]" office:value-type="float" office:value="86" calcext:value-type="float">
            <text:p>86</text:p>
          </table:table-cell>
          <table:table-cell table:style-name="ce4" table:formula="of:=(((([.B$19]*[.$G70]+[.B$20])*[.$G70]+[.B$21])*[.$G70]+[.B$22])*[.$G70]+[.B$23])*[.$G70]+[.B$24]" office:value-type="float" office:value="2.53768047337278" calcext:value-type="float">
            <text:p>2.54</text:p>
          </table:table-cell>
          <table:table-cell table:style-name="ce4" table:formula="of:=(((([.C$19]*[.$G70]+[.C$20])*[.$G70]+[.C$21])*[.$G70]+[.C$22])*[.$G70]+[.C$23])*[.$G70]+[.C$24]" office:value-type="float" office:value="2.90016777708934" calcext:value-type="float">
            <text:p>2.90</text:p>
          </table:table-cell>
          <table:table-cell table:style-name="ce4" table:formula="of:=(((([.D$19]*[.$G70]+[.D$20])*[.$G70]+[.D$21])*[.$G70]+[.D$22])*[.$G70]+[.D$23])*[.$G70]+[.D$24]" office:value-type="float" office:value="3.17420242096802" calcext:value-type="float">
            <text:p>3.17</text:p>
          </table:table-cell>
          <table:table-cell table:style-name="ce4" table:formula="of:=(((([.E$19]*[.$G70]+[.E$20])*[.$G70]+[.E$21])*[.$G70]+[.E$22])*[.$G70]+[.E$23])*[.$G70]+[.E$24]" office:value-type="float" office:value="3.29380712764179" calcext:value-type="float">
            <text:p>3.29</text:p>
          </table:table-cell>
          <table:table-cell table:style-name="ce4" table:formula="of:=(((([.F$19]*[.$G70]+[.F$20])*[.$G70]+[.F$21])*[.$G70]+[.F$22])*[.$G70]+[.F$23])*[.$G70]+[.F$24]" office:value-type="float" office:value="3.2514348812891" calcext:value-type="float">
            <text:p>3.25</text:p>
          </table:table-cell>
          <table:table-cell table:formula="of:=([.A70]-[.$B$16])/[.$B$17]" office:value-type="float" office:value="0.72" calcext:value-type="float">
            <text:p>0.72</text:p>
          </table:table-cell>
          <table:table-cell table:formula="of:=[.A70]" office:value-type="float" office:value="86" calcext:value-type="float">
            <text:p>86</text:p>
          </table:table-cell>
          <table:table-cell table:formula="of:=BINOMDIST([.I$24];[.I$23];[.$H70]/100;[.$H$24])" office:value-type="float" office:value="0.020294624" calcext:value-type="float">
            <text:p>0.020294624</text:p>
          </table:table-cell>
          <table:table-cell table:formula="of:=BINOMDIST([.J$24];[.J$23];[.$H70]/100;[.$H$24])" office:value-type="float" office:value="0.124666976" calcext:value-type="float">
            <text:p>0.124666976</text:p>
          </table:table-cell>
          <table:table-cell table:formula="of:=BINOMDIST([.K$24];[.K$23];[.$H70]/100;[.$H$24])" office:value-type="float" office:value="0.382905712" calcext:value-type="float">
            <text:p>0.382905712</text:p>
          </table:table-cell>
          <table:table-cell table:formula="of:=BINOMDIST([.L$24];[.L$23];[.$H70]/100;[.$H$24])" office:value-type="float" office:value="0.4704270176" calcext:value-type="float">
            <text:p>0.4704270176</text:p>
          </table:table-cell>
          <table:table-cell table:formula="of:=BINOMDIST([.M$24];[.M$23];[.$H70]/100;[.$H$24])" office:value-type="float" office:value="0.08697696" calcext:value-type="float">
            <text:p>0.08697696</text:p>
          </table:table-cell>
          <table:table-cell table:formula="of:=BINOMDIST([.N$24];[.N$23];[.$H70]/100;[.$H$24])" office:value-type="float" office:value="0.35619136" calcext:value-type="float">
            <text:p>0.35619136</text:p>
          </table:table-cell>
          <table:table-cell table:formula="of:=BINOMDIST([.O$24];[.O$23];[.$H70]/100;[.$H$24])" office:value-type="float" office:value="0.54700816" calcext:value-type="float">
            <text:p>0.54700816</text:p>
          </table:table-cell>
          <table:table-cell table:formula="of:=BINOMDIST([.P$24];[.P$23];[.$H70]/100;[.$H$24])" office:value-type="float" office:value="0.310632" calcext:value-type="float">
            <text:p>0.310632</text:p>
          </table:table-cell>
          <table:table-cell table:formula="of:=BINOMDIST([.Q$24];[.Q$23];[.$H70]/100;[.$H$24])" office:value-type="float" office:value="0.636056" calcext:value-type="float">
            <text:p>0.636056</text:p>
          </table:table-cell>
          <table:table-cell table:formula="of:=BINOMDIST([.R$24];[.R$23];[.$H70]/100;[.$H$24])" office:value-type="float" office:value="0.7396" calcext:value-type="float">
            <text:p>0.73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0]+[.$B$15]" office:value-type="float" office:value="88" calcext:value-type="float">
            <text:p>88</text:p>
          </table:table-cell>
          <table:table-cell table:style-name="ce4" table:formula="of:=(((([.B$19]*[.$G71]+[.B$20])*[.$G71]+[.B$21])*[.$G71]+[.B$22])*[.$G71]+[.B$23])*[.$G71]+[.B$24]" office:value-type="float" office:value="2.67866272189349" calcext:value-type="float">
            <text:p>2.68</text:p>
          </table:table-cell>
          <table:table-cell table:style-name="ce4" table:formula="of:=(((([.C$19]*[.$G71]+[.C$20])*[.$G71]+[.C$21])*[.$G71]+[.C$22])*[.$G71]+[.C$23])*[.$G71]+[.C$24]" office:value-type="float" office:value="3.08254518066411" calcext:value-type="float">
            <text:p>3.08</text:p>
          </table:table-cell>
          <table:table-cell table:style-name="ce4" table:formula="of:=(((([.D$19]*[.$G71]+[.D$20])*[.$G71]+[.D$21])*[.$G71]+[.D$22])*[.$G71]+[.D$23])*[.$G71]+[.D$24]" office:value-type="float" office:value="3.29782782726986" calcext:value-type="float">
            <text:p>3.30</text:p>
          </table:table-cell>
          <table:table-cell table:style-name="ce4" table:formula="of:=(((([.E$19]*[.$G71]+[.E$20])*[.$G71]+[.E$21])*[.$G71]+[.E$22])*[.$G71]+[.E$23])*[.$G71]+[.E$24]" office:value-type="float" office:value="3.40958272726944" calcext:value-type="float">
            <text:p>3.41</text:p>
          </table:table-cell>
          <table:table-cell table:style-name="ce4" table:formula="of:=(((([.F$19]*[.$G71]+[.F$20])*[.$G71]+[.F$21])*[.$G71]+[.F$22])*[.$G71]+[.F$23])*[.$G71]+[.F$24]" office:value-type="float" office:value="3.36044690689014" calcext:value-type="float">
            <text:p>3.36</text:p>
          </table:table-cell>
          <table:table-cell table:formula="of:=([.A71]-[.$B$16])/[.$B$17]" office:value-type="float" office:value="0.76" calcext:value-type="float">
            <text:p>0.76</text:p>
          </table:table-cell>
          <table:table-cell table:formula="of:=[.A71]" office:value-type="float" office:value="88" calcext:value-type="float">
            <text:p>88</text:p>
          </table:table-cell>
          <table:table-cell table:formula="of:=BINOMDIST([.I$24];[.I$23];[.$H71]/100;[.$H$24])" office:value-type="float" office:value="0.013381632" calcext:value-type="float">
            <text:p>0.013381632</text:p>
          </table:table-cell>
          <table:table-cell table:formula="of:=BINOMDIST([.J$24];[.J$23];[.$H71]/100;[.$H$24])" office:value-type="float" office:value="0.098131968" calcext:value-type="float">
            <text:p>0.098131968</text:p>
          </table:table-cell>
          <table:table-cell table:formula="of:=BINOMDIST([.K$24];[.K$23];[.$H71]/100;[.$H$24])" office:value-type="float" office:value="0.359817216" calcext:value-type="float">
            <text:p>0.359817216</text:p>
          </table:table-cell>
          <table:table-cell table:formula="of:=BINOMDIST([.L$24];[.L$23];[.$H71]/100;[.$H$24])" office:value-type="float" office:value="0.5277319168" calcext:value-type="float">
            <text:p>0.5277319168</text:p>
          </table:table-cell>
          <table:table-cell table:formula="of:=BINOMDIST([.M$24];[.M$23];[.$H71]/100;[.$H$24])" office:value-type="float" office:value="0.06690816" calcext:value-type="float">
            <text:p>0.06690816</text:p>
          </table:table-cell>
          <table:table-cell table:formula="of:=BINOMDIST([.N$24];[.N$23];[.$H71]/100;[.$H$24])" office:value-type="float" office:value="0.32710656" calcext:value-type="float">
            <text:p>0.32710656</text:p>
          </table:table-cell>
          <table:table-cell table:formula="of:=BINOMDIST([.O$24];[.O$23];[.$H71]/100;[.$H$24])" office:value-type="float" office:value="0.59969536" calcext:value-type="float">
            <text:p>0.59969536</text:p>
          </table:table-cell>
          <table:table-cell table:formula="of:=BINOMDIST([.P$24];[.P$23];[.$H71]/100;[.$H$24])" office:value-type="float" office:value="0.278784" calcext:value-type="float">
            <text:p>0.278784</text:p>
          </table:table-cell>
          <table:table-cell table:formula="of:=BINOMDIST([.Q$24];[.Q$23];[.$H71]/100;[.$H$24])" office:value-type="float" office:value="0.681472" calcext:value-type="float">
            <text:p>0.681472</text:p>
          </table:table-cell>
          <table:table-cell table:formula="of:=BINOMDIST([.R$24];[.R$23];[.$H71]/100;[.$H$24])" office:value-type="float" office:value="0.7744" calcext:value-type="float">
            <text:p>0.77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1]+[.$B$15]" office:value-type="float" office:value="90" calcext:value-type="float">
            <text:p>90</text:p>
          </table:table-cell>
          <table:table-cell table:style-name="ce4" table:formula="of:=(((([.B$19]*[.$G72]+[.B$20])*[.$G72]+[.B$21])*[.$G72]+[.B$22])*[.$G72]+[.B$23])*[.$G72]+[.B$24]" office:value-type="float" office:value="2.8196449704142" calcext:value-type="float">
            <text:p>2.82</text:p>
          </table:table-cell>
          <table:table-cell table:style-name="ce4" table:formula="of:=(((([.C$19]*[.$G72]+[.C$20])*[.$G72]+[.C$21])*[.$G72]+[.C$22])*[.$G72]+[.C$23])*[.$G72]+[.C$24]" office:value-type="float" office:value="3.26716016018774" calcext:value-type="float">
            <text:p>3.27</text:p>
          </table:table-cell>
          <table:table-cell table:style-name="ce4" table:formula="of:=(((([.D$19]*[.$G72]+[.D$20])*[.$G72]+[.D$21])*[.$G72]+[.D$22])*[.$G72]+[.D$23])*[.$G72]+[.D$24]" office:value-type="float" office:value="3.41169467803597" calcext:value-type="float">
            <text:p>3.41</text:p>
          </table:table-cell>
          <table:table-cell table:style-name="ce4" table:formula="of:=(((([.E$19]*[.$G72]+[.E$20])*[.$G72]+[.E$21])*[.$G72]+[.E$22])*[.$G72]+[.E$23])*[.$G72]+[.E$24]" office:value-type="float" office:value="3.51040261887889" calcext:value-type="float">
            <text:p>3.51</text:p>
          </table:table-cell>
          <table:table-cell table:style-name="ce4" table:formula="of:=(((([.F$19]*[.$G72]+[.F$20])*[.$G72]+[.F$21])*[.$G72]+[.F$22])*[.$G72]+[.F$23])*[.$G72]+[.F$24]" office:value-type="float" office:value="3.45728978218283" calcext:value-type="float">
            <text:p>3.46</text:p>
          </table:table-cell>
          <table:table-cell table:formula="of:=([.A72]-[.$B$16])/[.$B$17]" office:value-type="float" office:value="0.8" calcext:value-type="float">
            <text:p>0.8</text:p>
          </table:table-cell>
          <table:table-cell table:formula="of:=[.A72]" office:value-type="float" office:value="90" calcext:value-type="float">
            <text:p>90</text:p>
          </table:table-cell>
          <table:table-cell table:formula="of:=BINOMDIST([.I$24];[.I$23];[.$H72]/100;[.$H$24])" office:value-type="float" office:value="0.00809999999999999" calcext:value-type="float">
            <text:p>0.00809999999999999</text:p>
          </table:table-cell>
          <table:table-cell table:formula="of:=BINOMDIST([.J$24];[.J$23];[.$H72]/100;[.$H$24])" office:value-type="float" office:value="0.0729" calcext:value-type="float">
            <text:p>0.0729</text:p>
          </table:table-cell>
          <table:table-cell table:formula="of:=BINOMDIST([.K$24];[.K$23];[.$H72]/100;[.$H$24])" office:value-type="float" office:value="0.32805" calcext:value-type="float">
            <text:p>0.32805</text:p>
          </table:table-cell>
          <table:table-cell table:formula="of:=BINOMDIST([.L$24];[.L$23];[.$H72]/100;[.$H$24])" office:value-type="float" office:value="0.59049" calcext:value-type="float">
            <text:p>0.59049</text:p>
          </table:table-cell>
          <table:table-cell table:formula="of:=BINOMDIST([.M$24];[.M$23];[.$H72]/100;[.$H$24])" office:value-type="float" office:value="0.0486" calcext:value-type="float">
            <text:p>0.0486</text:p>
          </table:table-cell>
          <table:table-cell table:formula="of:=BINOMDIST([.N$24];[.N$23];[.$H72]/100;[.$H$24])" office:value-type="float" office:value="0.2916" calcext:value-type="float">
            <text:p>0.2916</text:p>
          </table:table-cell>
          <table:table-cell table:formula="of:=BINOMDIST([.O$24];[.O$23];[.$H72]/100;[.$H$24])" office:value-type="float" office:value="0.6561" calcext:value-type="float">
            <text:p>0.6561</text:p>
          </table:table-cell>
          <table:table-cell table:formula="of:=BINOMDIST([.P$24];[.P$23];[.$H72]/100;[.$H$24])" office:value-type="float" office:value="0.243" calcext:value-type="float">
            <text:p>0.243</text:p>
          </table:table-cell>
          <table:table-cell table:formula="of:=BINOMDIST([.Q$24];[.Q$23];[.$H72]/100;[.$H$24])" office:value-type="float" office:value="0.729" calcext:value-type="float">
            <text:p>0.729</text:p>
          </table:table-cell>
          <table:table-cell table:formula="of:=BINOMDIST([.R$24];[.R$23];[.$H72]/100;[.$H$24])" office:value-type="float" office:value="0.81" calcext:value-type="float">
            <text:p>0.81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2]+[.$B$15]" office:value-type="float" office:value="92" calcext:value-type="float">
            <text:p>92</text:p>
          </table:table-cell>
          <table:table-cell table:style-name="ce4" table:formula="of:=(((([.B$19]*[.$G73]+[.B$20])*[.$G73]+[.B$21])*[.$G73]+[.B$22])*[.$G73]+[.B$23])*[.$G73]+[.B$24]" office:value-type="float" office:value="2.96062721893491" calcext:value-type="float">
            <text:p>2.96</text:p>
          </table:table-cell>
          <table:table-cell table:style-name="ce4" table:formula="of:=(((([.C$19]*[.$G73]+[.C$20])*[.$G73]+[.C$21])*[.$G73]+[.C$22])*[.$G73]+[.C$23])*[.$G73]+[.C$24]" office:value-type="float" office:value="3.45401271566023" calcext:value-type="float">
            <text:p>3.45</text:p>
          </table:table-cell>
          <table:table-cell table:style-name="ce4" table:formula="of:=(((([.D$19]*[.$G73]+[.D$20])*[.$G73]+[.D$21])*[.$G73]+[.D$22])*[.$G73]+[.D$23])*[.$G73]+[.D$24]" office:value-type="float" office:value="3.51517159792504" calcext:value-type="float">
            <text:p>3.52</text:p>
          </table:table-cell>
          <table:table-cell table:style-name="ce4" table:formula="of:=(((([.E$19]*[.$G73]+[.E$20])*[.$G73]+[.E$21])*[.$G73]+[.E$22])*[.$G73]+[.E$23])*[.$G73]+[.E$24]" office:value-type="float" office:value="3.59488182103283" calcext:value-type="float">
            <text:p>3.59</text:p>
          </table:table-cell>
          <table:table-cell table:style-name="ce4" table:formula="of:=(((([.F$19]*[.$G73]+[.F$20])*[.$G73]+[.F$21])*[.$G73]+[.F$22])*[.$G73]+[.F$23])*[.$G73]+[.F$24]" office:value-type="float" office:value="3.5416466660169" calcext:value-type="float">
            <text:p>3.54</text:p>
          </table:table-cell>
          <table:table-cell table:formula="of:=([.A73]-[.$B$16])/[.$B$17]" office:value-type="float" office:value="0.84" calcext:value-type="float">
            <text:p>0.84</text:p>
          </table:table-cell>
          <table:table-cell table:formula="of:=[.A73]" office:value-type="float" office:value="92" calcext:value-type="float">
            <text:p>92</text:p>
          </table:table-cell>
          <table:table-cell table:formula="of:=BINOMDIST([.I$24];[.I$23];[.$H73]/100;[.$H$24])" office:value-type="float" office:value="0.00433356799999999" calcext:value-type="float">
            <text:p>0.00433356799999999</text:p>
          </table:table-cell>
          <table:table-cell table:formula="of:=BINOMDIST([.J$24];[.J$23];[.$H73]/100;[.$H$24])" office:value-type="float" office:value="0.049836032" calcext:value-type="float">
            <text:p>0.049836032</text:p>
          </table:table-cell>
          <table:table-cell table:formula="of:=BINOMDIST([.K$24];[.K$23];[.$H73]/100;[.$H$24])" office:value-type="float" office:value="0.286557184" calcext:value-type="float">
            <text:p>0.286557184</text:p>
          </table:table-cell>
          <table:table-cell table:formula="of:=BINOMDIST([.L$24];[.L$23];[.$H73]/100;[.$H$24])" office:value-type="float" office:value="0.6590815232" calcext:value-type="float">
            <text:p>0.6590815232</text:p>
          </table:table-cell>
          <table:table-cell table:formula="of:=BINOMDIST([.M$24];[.M$23];[.$H73]/100;[.$H$24])" office:value-type="float" office:value="0.03250176" calcext:value-type="float">
            <text:p>0.03250176</text:p>
          </table:table-cell>
          <table:table-cell table:formula="of:=BINOMDIST([.N$24];[.N$23];[.$H73]/100;[.$H$24])" office:value-type="float" office:value="0.24918016" calcext:value-type="float">
            <text:p>0.24918016</text:p>
          </table:table-cell>
          <table:table-cell table:formula="of:=BINOMDIST([.O$24];[.O$23];[.$H73]/100;[.$H$24])" office:value-type="float" office:value="0.71639296" calcext:value-type="float">
            <text:p>0.71639296</text:p>
          </table:table-cell>
          <table:table-cell table:formula="of:=BINOMDIST([.P$24];[.P$23];[.$H73]/100;[.$H$24])" office:value-type="float" office:value="0.203136" calcext:value-type="float">
            <text:p>0.203136</text:p>
          </table:table-cell>
          <table:table-cell table:formula="of:=BINOMDIST([.Q$24];[.Q$23];[.$H73]/100;[.$H$24])" office:value-type="float" office:value="0.778688" calcext:value-type="float">
            <text:p>0.778688</text:p>
          </table:table-cell>
          <table:table-cell table:formula="of:=BINOMDIST([.R$24];[.R$23];[.$H73]/100;[.$H$24])" office:value-type="float" office:value="0.8464" calcext:value-type="float">
            <text:p>0.84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3]+[.$B$15]" office:value-type="float" office:value="94" calcext:value-type="float">
            <text:p>94</text:p>
          </table:table-cell>
          <table:table-cell table:style-name="ce4" table:formula="of:=(((([.B$19]*[.$G74]+[.B$20])*[.$G74]+[.B$21])*[.$G74]+[.B$22])*[.$G74]+[.B$23])*[.$G74]+[.B$24]" office:value-type="float" office:value="3.10160946745562" calcext:value-type="float">
            <text:p>3.10</text:p>
          </table:table-cell>
          <table:table-cell table:style-name="ce4" table:formula="of:=(((([.C$19]*[.$G74]+[.C$20])*[.$G74]+[.C$21])*[.$G74]+[.C$22])*[.$G74]+[.C$23])*[.$G74]+[.C$24]" office:value-type="float" office:value="3.6431028470816" calcext:value-type="float">
            <text:p>3.64</text:p>
          </table:table-cell>
          <table:table-cell table:style-name="ce4" table:formula="of:=(((([.D$19]*[.$G74]+[.D$20])*[.$G74]+[.D$21])*[.$G74]+[.D$22])*[.$G74]+[.D$23])*[.$G74]+[.D$24]" office:value-type="float" office:value="3.60762721159579" calcext:value-type="float">
            <text:p>3.61</text:p>
          </table:table-cell>
          <table:table-cell table:style-name="ce4" table:formula="of:=(((([.E$19]*[.$G74]+[.E$20])*[.$G74]+[.E$21])*[.$G74]+[.E$22])*[.$G74]+[.E$23])*[.$G74]+[.E$24]" office:value-type="float" office:value="3.66159670582746" calcext:value-type="float">
            <text:p>3.66</text:p>
          </table:table-cell>
          <table:table-cell table:style-name="ce4" table:formula="of:=(((([.F$19]*[.$G74]+[.F$20])*[.$G74]+[.F$21])*[.$G74]+[.F$22])*[.$G74]+[.F$23])*[.$G74]+[.F$24]" office:value-type="float" office:value="3.61330383683023" calcext:value-type="float">
            <text:p>3.61</text:p>
          </table:table-cell>
          <table:table-cell table:formula="of:=([.A74]-[.$B$16])/[.$B$17]" office:value-type="float" office:value="0.88" calcext:value-type="float">
            <text:p>0.88</text:p>
          </table:table-cell>
          <table:table-cell table:formula="of:=[.A74]" office:value-type="float" office:value="94" calcext:value-type="float">
            <text:p>94</text:p>
          </table:table-cell>
          <table:table-cell table:formula="of:=BINOMDIST([.I$24];[.I$23];[.$H74]/100;[.$H$24])" office:value-type="float" office:value="0.001908576" calcext:value-type="float">
            <text:p>0.001908576</text:p>
          </table:table-cell>
          <table:table-cell table:formula="of:=BINOMDIST([.J$24];[.J$23];[.$H74]/100;[.$H$24])" office:value-type="float" office:value="0.029901024" calcext:value-type="float">
            <text:p>0.029901024</text:p>
          </table:table-cell>
          <table:table-cell table:formula="of:=BINOMDIST([.K$24];[.K$23];[.$H74]/100;[.$H$24])" office:value-type="float" office:value="0.234224688" calcext:value-type="float">
            <text:p>0.234224688</text:p>
          </table:table-cell>
          <table:table-cell table:formula="of:=BINOMDIST([.L$24];[.L$23];[.$H74]/100;[.$H$24])" office:value-type="float" office:value="0.7339040224" calcext:value-type="float">
            <text:p>0.7339040224</text:p>
          </table:table-cell>
          <table:table-cell table:formula="of:=BINOMDIST([.M$24];[.M$23];[.$H74]/100;[.$H$24])" office:value-type="float" office:value="0.01908576" calcext:value-type="float">
            <text:p>0.01908576</text:p>
          </table:table-cell>
          <table:table-cell table:formula="of:=BINOMDIST([.N$24];[.N$23];[.$H74]/100;[.$H$24])" office:value-type="float" office:value="0.19934016" calcext:value-type="float">
            <text:p>0.19934016</text:p>
          </table:table-cell>
          <table:table-cell table:formula="of:=BINOMDIST([.O$24];[.O$23];[.$H74]/100;[.$H$24])" office:value-type="float" office:value="0.78074896" calcext:value-type="float">
            <text:p>0.78074896</text:p>
          </table:table-cell>
          <table:table-cell table:formula="of:=BINOMDIST([.P$24];[.P$23];[.$H74]/100;[.$H$24])" office:value-type="float" office:value="0.159048" calcext:value-type="float">
            <text:p>0.159048</text:p>
          </table:table-cell>
          <table:table-cell table:formula="of:=BINOMDIST([.Q$24];[.Q$23];[.$H74]/100;[.$H$24])" office:value-type="float" office:value="0.830584" calcext:value-type="float">
            <text:p>0.830584</text:p>
          </table:table-cell>
          <table:table-cell table:formula="of:=BINOMDIST([.R$24];[.R$23];[.$H74]/100;[.$H$24])" office:value-type="float" office:value="0.8836" calcext:value-type="float">
            <text:p>0.88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4]+[.$B$15]" office:value-type="float" office:value="96" calcext:value-type="float">
            <text:p>96</text:p>
          </table:table-cell>
          <table:table-cell table:style-name="ce4" table:formula="of:=(((([.B$19]*[.$G75]+[.B$20])*[.$G75]+[.B$21])*[.$G75]+[.B$22])*[.$G75]+[.B$23])*[.$G75]+[.B$24]" office:value-type="float" office:value="3.24259171597633" calcext:value-type="float">
            <text:p>3.24</text:p>
          </table:table-cell>
          <table:table-cell table:style-name="ce4" table:formula="of:=(((([.C$19]*[.$G75]+[.C$20])*[.$G75]+[.C$21])*[.$G75]+[.C$22])*[.$G75]+[.C$23])*[.$G75]+[.C$24]" office:value-type="float" office:value="3.83443055445183" calcext:value-type="float">
            <text:p>3.83</text:p>
          </table:table-cell>
          <table:table-cell table:style-name="ce4" table:formula="of:=(((([.D$19]*[.$G75]+[.D$20])*[.$G75]+[.D$21])*[.$G75]+[.D$22])*[.$G75]+[.D$23])*[.$G75]+[.D$24]" office:value-type="float" office:value="3.68843014370691" calcext:value-type="float">
            <text:p>3.69</text:p>
          </table:table-cell>
          <table:table-cell table:style-name="ce4" table:formula="of:=(((([.E$19]*[.$G75]+[.E$20])*[.$G75]+[.E$21])*[.$G75]+[.E$22])*[.$G75]+[.E$23])*[.$G75]+[.E$24]" office:value-type="float" office:value="3.70908499889254" calcext:value-type="float">
            <text:p>3.71</text:p>
          </table:table-cell>
          <table:table-cell table:style-name="ce4" table:formula="of:=(((([.F$19]*[.$G75]+[.F$20])*[.$G75]+[.F$21])*[.$G75]+[.F$22])*[.$G75]+[.F$23])*[.$G75]+[.F$24]" office:value-type="float" office:value="3.67215778095157" calcext:value-type="float">
            <text:p>3.67</text:p>
          </table:table-cell>
          <table:table-cell table:formula="of:=([.A75]-[.$B$16])/[.$B$17]" office:value-type="float" office:value="0.92" calcext:value-type="float">
            <text:p>0.92</text:p>
          </table:table-cell>
          <table:table-cell table:formula="of:=[.A75]" office:value-type="float" office:value="96" calcext:value-type="float">
            <text:p>96</text:p>
          </table:table-cell>
          <table:table-cell table:formula="of:=BINOMDIST([.I$24];[.I$23];[.$H75]/100;[.$H$24])" office:value-type="float" office:value="0.000589824000000001" calcext:value-type="float">
            <text:p>0.000589824000000001</text:p>
          </table:table-cell>
          <table:table-cell table:formula="of:=BINOMDIST([.J$24];[.J$23];[.$H75]/100;[.$H$24])" office:value-type="float" office:value="0.014155776" calcext:value-type="float">
            <text:p>0.014155776</text:p>
          </table:table-cell>
          <table:table-cell table:formula="of:=BINOMDIST([.K$24];[.K$23];[.$H75]/100;[.$H$24])" office:value-type="float" office:value="0.169869312" calcext:value-type="float">
            <text:p>0.169869312</text:p>
          </table:table-cell>
          <table:table-cell table:formula="of:=BINOMDIST([.L$24];[.L$23];[.$H75]/100;[.$H$24])" office:value-type="float" office:value="0.8153726976" calcext:value-type="float">
            <text:p>0.8153726976</text:p>
          </table:table-cell>
          <table:table-cell table:formula="of:=BINOMDIST([.M$24];[.M$23];[.$H75]/100;[.$H$24])" office:value-type="float" office:value="0.00884736000000001" calcext:value-type="float">
            <text:p>0.00884736000000001</text:p>
          </table:table-cell>
          <table:table-cell table:formula="of:=BINOMDIST([.N$24];[.N$23];[.$H75]/100;[.$H$24])" office:value-type="float" office:value="0.14155776" calcext:value-type="float">
            <text:p>0.14155776</text:p>
          </table:table-cell>
          <table:table-cell table:formula="of:=BINOMDIST([.O$24];[.O$23];[.$H75]/100;[.$H$24])" office:value-type="float" office:value="0.84934656" calcext:value-type="float">
            <text:p>0.84934656</text:p>
          </table:table-cell>
          <table:table-cell table:formula="of:=BINOMDIST([.P$24];[.P$23];[.$H75]/100;[.$H$24])" office:value-type="float" office:value="0.110592" calcext:value-type="float">
            <text:p>0.110592</text:p>
          </table:table-cell>
          <table:table-cell table:formula="of:=BINOMDIST([.Q$24];[.Q$23];[.$H75]/100;[.$H$24])" office:value-type="float" office:value="0.884736" calcext:value-type="float">
            <text:p>0.884736</text:p>
          </table:table-cell>
          <table:table-cell table:formula="of:=BINOMDIST([.R$24];[.R$23];[.$H75]/100;[.$H$24])" office:value-type="float" office:value="0.9216" calcext:value-type="float">
            <text:p>0.92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5]+[.$B$15]" office:value-type="float" office:value="98" calcext:value-type="float">
            <text:p>98</text:p>
          </table:table-cell>
          <table:table-cell table:style-name="ce4" table:formula="of:=(((([.B$19]*[.$G76]+[.B$20])*[.$G76]+[.B$21])*[.$G76]+[.B$22])*[.$G76]+[.B$23])*[.$G76]+[.B$24]" office:value-type="float" office:value="3.38357396449704" calcext:value-type="float">
            <text:p>3.38</text:p>
          </table:table-cell>
          <table:table-cell table:style-name="ce4" table:formula="of:=(((([.C$19]*[.$G76]+[.C$20])*[.$G76]+[.C$21])*[.$G76]+[.C$22])*[.$G76]+[.C$23])*[.$G76]+[.C$24]" office:value-type="float" office:value="4.02799583777093" calcext:value-type="float">
            <text:p>4.03</text:p>
          </table:table-cell>
          <table:table-cell table:style-name="ce4" table:formula="of:=(((([.D$19]*[.$G76]+[.D$20])*[.$G76]+[.D$21])*[.$G76]+[.D$22])*[.$G76]+[.D$23])*[.$G76]+[.D$24]" office:value-type="float" office:value="3.75694901891711" calcext:value-type="float">
            <text:p>3.76</text:p>
          </table:table-cell>
          <table:table-cell table:style-name="ce4" table:formula="of:=(((([.E$19]*[.$G76]+[.E$20])*[.$G76]+[.E$21])*[.$G76]+[.E$22])*[.$G76]+[.E$23])*[.$G76]+[.E$24]" office:value-type="float" office:value="3.73584577939135" calcext:value-type="float">
            <text:p>3.74</text:p>
          </table:table-cell>
          <table:table-cell table:style-name="ce4" table:formula="of:=(((([.F$19]*[.$G76]+[.F$20])*[.$G76]+[.F$21])*[.$G76]+[.F$22])*[.$G76]+[.F$23])*[.$G76]+[.F$24]" office:value-type="float" office:value="3.71822228090326" calcext:value-type="float">
            <text:p>3.72</text:p>
          </table:table-cell>
          <table:table-cell table:formula="of:=([.A76]-[.$B$16])/[.$B$17]" office:value-type="float" office:value="0.96" calcext:value-type="float">
            <text:p>0.96</text:p>
          </table:table-cell>
          <table:table-cell table:formula="of:=[.A76]" office:value-type="float" office:value="98" calcext:value-type="float">
            <text:p>98</text:p>
          </table:table-cell>
          <table:table-cell table:formula="of:=BINOMDIST([.I$24];[.I$23];[.$H76]/100;[.$H$24])" office:value-type="float" office:value="0.0000768320000000002" calcext:value-type="float">
            <text:p>0.0000768320000000002</text:p>
          </table:table-cell>
          <table:table-cell table:formula="of:=BINOMDIST([.J$24];[.J$23];[.$H76]/100;[.$H$24])" office:value-type="float" office:value="0.00376476800000001" calcext:value-type="float">
            <text:p>0.00376476800000001</text:p>
          </table:table-cell>
          <table:table-cell table:formula="of:=BINOMDIST([.K$24];[.K$23];[.$H76]/100;[.$H$24])" office:value-type="float" office:value="0.0922368160000001" calcext:value-type="float">
            <text:p>0.0922368160000001</text:p>
          </table:table-cell>
          <table:table-cell table:formula="of:=BINOMDIST([.L$24];[.L$23];[.$H76]/100;[.$H$24])" office:value-type="float" office:value="0.9039207968" calcext:value-type="float">
            <text:p>0.9039207968</text:p>
          </table:table-cell>
          <table:table-cell table:formula="of:=BINOMDIST([.M$24];[.M$23];[.$H76]/100;[.$H$24])" office:value-type="float" office:value="0.00230496" calcext:value-type="float">
            <text:p>0.00230496</text:p>
          </table:table-cell>
          <table:table-cell table:formula="of:=BINOMDIST([.N$24];[.N$23];[.$H76]/100;[.$H$24])" office:value-type="float" office:value="0.07529536" calcext:value-type="float">
            <text:p>0.07529536</text:p>
          </table:table-cell>
          <table:table-cell table:formula="of:=BINOMDIST([.O$24];[.O$23];[.$H76]/100;[.$H$24])" office:value-type="float" office:value="0.92236816" calcext:value-type="float">
            <text:p>0.92236816</text:p>
          </table:table-cell>
          <table:table-cell table:formula="of:=BINOMDIST([.P$24];[.P$23];[.$H76]/100;[.$H$24])" office:value-type="float" office:value="0.0576240000000001" calcext:value-type="float">
            <text:p>0.0576240000000001</text:p>
          </table:table-cell>
          <table:table-cell table:formula="of:=BINOMDIST([.Q$24];[.Q$23];[.$H76]/100;[.$H$24])" office:value-type="float" office:value="0.941192" calcext:value-type="float">
            <text:p>0.941192</text:p>
          </table:table-cell>
          <table:table-cell table:formula="of:=BINOMDIST([.R$24];[.R$23];[.$H76]/100;[.$H$24])" office:value-type="float" office:value="0.9604" calcext:value-type="float">
            <text:p>0.96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6]+[.$B$15]" office:value-type="float" office:value="100" calcext:value-type="float">
            <text:p>100</text:p>
          </table:table-cell>
          <table:table-cell table:style-name="ce4" table:formula="of:=(((([.B$19]*[.$G77]+[.B$20])*[.$G77]+[.B$21])*[.$G77]+[.B$22])*[.$G77]+[.B$23])*[.$G77]+[.B$24]" office:value-type="float" office:value="3.52455621301775" calcext:value-type="float">
            <text:p>3.52</text:p>
          </table:table-cell>
          <table:table-cell table:style-name="ce4" table:formula="of:=(((([.C$19]*[.$G77]+[.C$20])*[.$G77]+[.C$21])*[.$G77]+[.C$22])*[.$G77]+[.C$23])*[.$G77]+[.C$24]" office:value-type="float" office:value="4.2237986970389" calcext:value-type="float">
            <text:p>4.22</text:p>
          </table:table-cell>
          <table:table-cell table:style-name="ce4" table:formula="of:=(((([.D$19]*[.$G77]+[.D$20])*[.$G77]+[.D$21])*[.$G77]+[.D$22])*[.$G77]+[.D$23])*[.$G77]+[.D$24]" office:value-type="float" office:value="3.81255246188511" calcext:value-type="float">
            <text:p>3.81</text:p>
          </table:table-cell>
          <table:table-cell table:style-name="ce4" table:formula="of:=(((([.E$19]*[.$G77]+[.E$20])*[.$G77]+[.E$21])*[.$G77]+[.E$22])*[.$G77]+[.E$23])*[.$G77]+[.E$24]" office:value-type="float" office:value="3.74033948002073" calcext:value-type="float">
            <text:p>3.74</text:p>
          </table:table-cell>
          <table:table-cell table:style-name="ce4" table:formula="of:=(((([.F$19]*[.$G77]+[.F$20])*[.$G77]+[.F$21])*[.$G77]+[.F$22])*[.$G77]+[.F$23])*[.$G77]+[.F$24]" office:value-type="float" office:value="3.75163550370401" calcext:value-type="float">
            <text:p>3.75</text:p>
          </table:table-cell>
          <table:table-cell table:formula="of:=([.A77]-[.$B$16])/[.$B$17]" office:value-type="float" office:value="1" calcext:value-type="float">
            <text:p>1</text:p>
          </table:table-cell>
          <table:table-cell table:formula="of:=[.A77]" office:value-type="float" office:value="100" calcext:value-type="float">
            <text:p>100</text:p>
          </table:table-cell>
          <table:table-cell table:formula="of:=BINOMDIST([.I$24];[.I$23];[.$H77]/100;[.$H$24])" office:value-type="float" office:value="0" calcext:value-type="float">
            <text:p>0</text:p>
          </table:table-cell>
          <table:table-cell table:formula="of:=BINOMDIST([.J$24];[.J$23];[.$H77]/100;[.$H$24])" office:value-type="float" office:value="0" calcext:value-type="float">
            <text:p>0</text:p>
          </table:table-cell>
          <table:table-cell table:formula="of:=BINOMDIST([.K$24];[.K$23];[.$H77]/100;[.$H$24])" office:value-type="float" office:value="0" calcext:value-type="float">
            <text:p>0</text:p>
          </table:table-cell>
          <table:table-cell table:formula="of:=BINOMDIST([.L$24];[.L$23];[.$H77]/100;[.$H$24])" office:value-type="float" office:value="1" calcext:value-type="float">
            <text:p>1</text:p>
          </table:table-cell>
          <table:table-cell table:formula="of:=BINOMDIST([.M$24];[.M$23];[.$H77]/100;[.$H$24])" office:value-type="float" office:value="0" calcext:value-type="float">
            <text:p>0</text:p>
          </table:table-cell>
          <table:table-cell table:formula="of:=BINOMDIST([.N$24];[.N$23];[.$H77]/100;[.$H$24])" office:value-type="float" office:value="0" calcext:value-type="float">
            <text:p>0</text:p>
          </table:table-cell>
          <table:table-cell table:formula="of:=BINOMDIST([.O$24];[.O$23];[.$H77]/100;[.$H$24])" office:value-type="float" office:value="1" calcext:value-type="float">
            <text:p>1</text:p>
          </table:table-cell>
          <table:table-cell table:formula="of:=BINOMDIST([.P$24];[.P$23];[.$H77]/100;[.$H$24])" office:value-type="float" office:value="0" calcext:value-type="float">
            <text:p>0</text:p>
          </table:table-cell>
          <table:table-cell table:formula="of:=BINOMDIST([.Q$24];[.Q$23];[.$H77]/100;[.$H$24])" office:value-type="float" office:value="1" calcext:value-type="float">
            <text:p>1</text:p>
          </table:table-cell>
          <table:table-cell table:formula="of:=BINOMDIST([.R$24];[.R$23];[.$H77]/100;[.$H$24])"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1012"/>
        </table:table-row>
        <table:table-row table:style-name="ro1" table:number-rows-repeated="8">
          <table:table-cell table:number-columns-repeated="10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06"/>
        </table:table-row>
        <table:table-row table:style-name="ro1" table:number-rows-repeated="104848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5:09:30.678000000</meta:creation-date>
    <dc:date>2022-11-14T02:14:59.129000000</dc:date>
    <meta:editing-duration>PT6H21S</meta:editing-duration>
    <meta:editing-cycles>14</meta:editing-cycles>
    <meta:generator>LibreOffice/7.3.6.2$Windows_X86_64 LibreOffice_project/c28ca90fd6e1a19e189fc16c05f8f8924961e12e</meta:generator>
    <meta:document-statistic meta:table-count="4" meta:cell-count="267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31cm" svg:height="10.922cm" xlink:href=".." xlink:type="simple" chart:class="chart:scatter" chart:style-name="ch1">
        <chart:legend chart:legend-position="end" svg:x="17.049cm" svg:y="4.664cm" style:legend-expansion="high" chart:style-name="ch2"/>
        <chart:plot-area chart:style-name="ch3" table:cell-range-address="'Pop Grow'.C3:'Pop Grow'.D10 'Pop Grow'.D2:'Pop Grow'.D2 'Pop Grow'.E25:'Pop Grow'.F41" chart:data-source-has-labels="row" svg:x="0.39cm" svg:y="0.218cm" svg:width="16.269cm" svg:height="10.486cm">
          <chart:coordinate-region svg:x="1.594cm" svg:y="0.417cm" svg:width="14.785cm" svg:height="10.0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p Grow'.D3:'Pop Grow'.D10" chart:label-cell-address="'Pop Grow'.D2:'Pop Grow'.D2" chart:class="chart:scatter">
            <chart:domain table:cell-range-address="'Pop Grow'.C3:'Pop Grow'.C10"/>
            <chart:data-point chart:repeated="8"/>
          </chart:series>
          <chart:series chart:style-name="ch8" chart:values-cell-range-address="'Pop Grow'.E26:'Pop Grow'.E41" chart:label-cell-address="'Pop Grow'.E25:'Pop Grow'.E25" chart:class="chart:scatter">
            <chart:domain table:cell-range-address="'Pop Grow'.A26:'Pop Grow'.A41"/>
            <chart:data-point chart:repeated="16"/>
          </chart:series>
          <chart:series chart:style-name="ch9" chart:values-cell-range-address="'Pop Grow'.F26:'Pop Grow'.F41" chart:label-cell-address="'Pop Grow'.F25:'Pop Grow'.F25" chart:class="chart:scatter">
            <chart:domain table:cell-range-address="'Pop Grow'.A26:'Pop Grow'.A4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Pop Grow'.D2:'Pop Grow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Pop Grow'.E25:'Pop Grow'.E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Pop Grow'.F25:'Pop Grow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Pop Grow'.C3:'Pop Grow'.C10</svg:desc>
                </draw:g>
              </table:table-cell>
              <table:table-cell office:value-type="float" office:value="-55">
                <text:p>-55</text:p>
                <draw:g>
                  <svg:desc>'Pop Grow'.D3:'Pop Grow'.D10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3.5102231439739">
                <text:p>-53.5102231439739</text:p>
                <draw:g>
                  <svg:desc>'Pop Grow'.E26:'Pop Grow'.E41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4.3166386406661">
                <text:p>-54.3166386406661</text:p>
                <draw:g>
                  <svg:desc>'Pop Grow'.F26:'Pop Grow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  <table:table-cell office:value-type="float" office:value="-32.6426540802042">
                <text:p>-32.6426540802042</text:p>
              </table:table-cell>
              <table:table-cell office:value-type="float" office:value="60">
                <text:p>60</text:p>
              </table:table-cell>
              <table:table-cell office:value-type="float" office:value="-31.515448011576">
                <text:p>-31.51544801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  <table:table-cell office:value-type="float" office:value="-18.5915306708894">
                <text:p>-18.5915306708894</text:p>
              </table:table-cell>
              <table:table-cell office:value-type="float" office:value="70">
                <text:p>70</text:p>
              </table:table-cell>
              <table:table-cell office:value-type="float" office:value="-17.3046158818202">
                <text:p>-17.3046158818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-9.50326485988119">
                <text:p>-9.50326485988119</text:p>
              </table:table-cell>
              <table:table-cell office:value-type="float" office:value="80">
                <text:p>80</text:p>
              </table:table-cell>
              <table:table-cell office:value-type="float" office:value="-8.74072085631492">
                <text:p>-8.74072085631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3.76407782939288">
                <text:p>-3.76407782939288</text:p>
              </table:table-cell>
              <table:table-cell office:value-type="float" office:value="90">
                <text:p>90</text:p>
              </table:table-cell>
              <table:table-cell office:value-type="float" office:value="-3.54002279385666">
                <text:p>-3.54002279385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2.92312896935995">
                <text:p>2.92312896935995</text:p>
              </table:table-cell>
              <table:table-cell office:value-type="float" office:value="110">
                <text:p>110</text:p>
              </table:table-cell>
              <table:table-cell office:value-type="float" office:value="3.07911358006484">
                <text:p>3.0791135800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5.89966018138747">
                <text:p>5.89966018138747</text:p>
              </table:table-cell>
              <table:table-cell office:value-type="float" office:value="120">
                <text:p>120</text:p>
              </table:table-cell>
              <table:table-cell office:value-type="float" office:value="6.47279116863432">
                <text:p>6.4727911686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9.58413550042103">
                <text:p>9.58413550042103</text:p>
              </table:table-cell>
              <table:table-cell office:value-type="float" office:value="130">
                <text:p>130</text:p>
              </table:table-cell>
              <table:table-cell office:value-type="float" office:value="10.6106759626139">
                <text:p>10.61067596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4.3912875524371">
                <text:p>14.3912875524371</text:p>
              </table:table-cell>
              <table:table-cell office:value-type="float" office:value="140">
                <text:p>140</text:p>
              </table:table-cell>
              <table:table-cell office:value-type="float" office:value="15.6550439406404">
                <text:p>15.655043940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20.4960397250502">
                <text:p>20.4960397250502</text:p>
              </table:table-cell>
              <table:table-cell office:value-type="float" office:value="150">
                <text:p>150</text:p>
              </table:table-cell>
              <table:table-cell office:value-type="float" office:value="21.5792666702045">
                <text:p>21.5792666702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27.8335061675127">
                <text:p>27.8335061675127</text:p>
              </table:table-cell>
              <table:table-cell office:value-type="float" office:value="160">
                <text:p>160</text:p>
              </table:table-cell>
              <table:table-cell office:value-type="float" office:value="28.2462741147725">
                <text:p>28.2462741147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36.098991790715">
                <text:p>36.098991790715</text:p>
              </table:table-cell>
              <table:table-cell office:value-type="float" office:value="170">
                <text:p>170</text:p>
              </table:table-cell>
              <table:table-cell office:value-type="float" office:value="35.4870174409096">
                <text:p>35.487017440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44.7479922671857">
                <text:p>44.7479922671857</text:p>
              </table:table-cell>
              <table:table-cell office:value-type="float" office:value="180">
                <text:p>180</text:p>
              </table:table-cell>
              <table:table-cell office:value-type="float" office:value="43.1789318254014">
                <text:p>43.178931825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52.9961940310911">
                <text:p>52.9961940310911</text:p>
              </table:table-cell>
              <table:table-cell office:value-type="float" office:value="190">
                <text:p>190</text:p>
              </table:table-cell>
              <table:table-cell office:value-type="float" office:value="51.3243992623766">
                <text:p>51.324399262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9.8194742782356">
                <text:p>59.8194742782356</text:p>
              </table:table-cell>
              <table:table-cell office:value-type="float" office:value="200">
                <text:p>200</text:p>
              </table:table-cell>
              <table:table-cell office:value-type="float" office:value="60.1292113704295">
                <text:p>60.1292113704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6.642cm" xlink:href=".." xlink:type="simple" chart:class="chart:scatter" chart:style-name="ch1">
        <chart:legend chart:legend-position="end" svg:x="17.638cm" svg:y="7.026cm" style:legend-expansion="high" chart:style-name="ch2"/>
        <chart:plot-area chart:style-name="ch3" table:cell-range-address="'Tech Disc.'.C3:'Tech Disc.'.D11 'Tech Disc.'.D2:'Tech Disc.'.D2 'Tech Disc.'.C26:'Tech Disc.'.F77" chart:data-source-has-labels="row" svg:x="0.39cm" svg:y="0.332cm" svg:width="16.858cm" svg:height="15.978cm">
          <chart:coordinate-region svg:x="1.408cm" svg:y="0.531cm" svg:width="15.56cm" svg:height="15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Disc.'.D3:'Tech Disc.'.D11" chart:label-cell-address="'Tech Disc.'.D2:'Tech Disc.'.D2" chart:class="chart:scatter">
            <chart:domain table:cell-range-address="'Tech Disc.'.C3:'Tech Disc.'.C11"/>
            <chart:data-point chart:repeated="9"/>
          </chart:series>
          <chart:series chart:style-name="ch8" chart:values-cell-range-address="'Tech Disc.'.C27:'Tech Disc.'.C77" chart:label-cell-address="'Tech Disc.'.C26:'Tech Disc.'.C26" chart:class="chart:scatter">
            <chart:domain table:cell-range-address="'Tech Disc.'.A27:'Tech Disc.'.A77"/>
            <chart:data-point chart:repeated="51"/>
          </chart:series>
          <chart:series chart:style-name="ch9" chart:values-cell-range-address="'Tech Disc.'.D27:'Tech Disc.'.D77" chart:label-cell-address="'Tech Disc.'.D26:'Tech Disc.'.D26" chart:class="chart:scatter">
            <chart:domain table:cell-range-address="'Tech Disc.'.A27:'Tech Disc.'.A77"/>
            <chart:data-point chart:repeated="51"/>
          </chart:series>
          <chart:series chart:style-name="ch10" chart:values-cell-range-address="'Tech Disc.'.E27:'Tech Disc.'.E77" chart:label-cell-address="'Tech Disc.'.E26:'Tech Disc.'.E26" chart:class="chart:scatter">
            <chart:domain table:cell-range-address="'Tech Disc.'.A27:'Tech Disc.'.A77"/>
            <chart:data-point chart:repeated="51"/>
          </chart:series>
          <chart:series chart:style-name="ch11" chart:values-cell-range-address="'Tech Disc.'.F27:'Tech Disc.'.F77" chart:label-cell-address="'Tech Disc.'.F26:'Tech Disc.'.F26" chart:class="chart:scatter">
            <chart:domain table:cell-range-address="'Tech Disc.'.A27:'Tech Disc.'.A77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Disc.'.D2:'Tech Disc.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Disc.'.C26:'Tech Disc.'.C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Disc.'.D26:'Tech Disc.'.D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Disc.'.E26:'Tech Disc.'.E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Disc.'.F26:'Tech Disc.'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C3:'Tech Disc.'.C11</svg:desc>
                </draw:g>
              </table:table-cell>
              <table:table-cell office:value-type="float" office:value="-2.5">
                <text:p>-2.5</text:p>
                <draw:g>
                  <svg:desc>'Tech Disc.'.D3:'Tech Disc.'.D11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8253137289966">
                <text:p>-2.8253137289966</text:p>
                <draw:g>
                  <svg:desc>'Tech Disc.'.C27:'Tech Disc.'.C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1406749384281">
                <text:p>-2.41406749384281</text:p>
                <draw:g>
                  <svg:desc>'Tech Disc.'.D27:'Tech Disc.'.D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8628047570719">
                <text:p>-2.48628047570719</text:p>
                <draw:g>
                  <svg:desc>'Tech Disc.'.E27:'Tech Disc.'.E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9757649939047">
                <text:p>-2.49757649939047</text:p>
                <draw:g>
                  <svg:desc>'Tech Disc.'.F27:'Tech Disc.'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2.25">
                <text:p>-2.25</text:p>
              </table:table-cell>
              <table:table-cell office:value-type="float" office:value="2">
                <text:p>2</text:p>
              </table:table-cell>
              <table:table-cell office:value-type="float" office:value="-2.73915209122315">
                <text:p>-2.73915209122315</text:p>
              </table:table-cell>
              <table:table-cell office:value-type="float" office:value="2">
                <text:p>2</text:p>
              </table:table-cell>
              <table:table-cell office:value-type="float" office:value="-2.46810527236933">
                <text:p>-2.46810527236933</text:p>
              </table:table-cell>
              <table:table-cell office:value-type="float" office:value="2">
                <text:p>2</text:p>
              </table:table-cell>
              <table:table-cell office:value-type="float" office:value="-2.48920851189509">
                <text:p>-2.48920851189509</text:p>
              </table:table-cell>
              <table:table-cell office:value-type="float" office:value="2">
                <text:p>2</text:p>
              </table:table-cell>
              <table:table-cell office:value-type="float" office:value="-2.471585013407">
                <text:p>-2.471585013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1.67">
                <text:p>-1.67</text:p>
              </table:table-cell>
              <table:table-cell office:value-type="float" office:value="4">
                <text:p>4</text:p>
              </table:table-cell>
              <table:table-cell office:value-type="float" office:value="-2.65075287750083">
                <text:p>-2.65075287750083</text:p>
              </table:table-cell>
              <table:table-cell office:value-type="float" office:value="4">
                <text:p>4</text:p>
              </table:table-cell>
              <table:table-cell office:value-type="float" office:value="-2.50475246675591">
                <text:p>-2.50475246675591</text:p>
              </table:table-cell>
              <table:table-cell office:value-type="float" office:value="4">
                <text:p>4</text:p>
              </table:table-cell>
              <table:table-cell office:value-type="float" office:value="-2.48409761157028">
                <text:p>-2.48409761157028</text:p>
              </table:table-cell>
              <table:table-cell office:value-type="float" office:value="4">
                <text:p>4</text:p>
              </table:table-cell>
              <table:table-cell office:value-type="float" office:value="-2.44717039362931">
                <text:p>-2.44717039362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  <table:table-cell office:value-type="float" office:value="6">
                <text:p>6</text:p>
              </table:table-cell>
              <table:table-cell office:value-type="float" office:value="-2.56011608782964">
                <text:p>-2.56011608782964</text:p>
              </table:table-cell>
              <table:table-cell office:value-type="float" office:value="6">
                <text:p>6</text:p>
              </table:table-cell>
              <table:table-cell office:value-type="float" office:value="-2.52464045234383">
                <text:p>-2.52464045234383</text:p>
              </table:table-cell>
              <table:table-cell office:value-type="float" office:value="6">
                <text:p>6</text:p>
              </table:table-cell>
              <table:table-cell office:value-type="float" office:value="-2.47067095811216">
                <text:p>-2.47067095811216</text:p>
              </table:table-cell>
              <table:table-cell office:value-type="float" office:value="6">
                <text:p>6</text:p>
              </table:table-cell>
              <table:table-cell office:value-type="float" office:value="-2.42237808911493">
                <text:p>-2.4223780891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46724172220959">
                <text:p>-2.46724172220959</text:p>
              </table:table-cell>
              <table:table-cell office:value-type="float" office:value="8">
                <text:p>8</text:p>
              </table:table-cell>
              <table:table-cell office:value-type="float" office:value="-2.5284006044744">
                <text:p>-2.5284006044744</text:p>
              </table:table-cell>
              <table:table-cell office:value-type="float" office:value="8">
                <text:p>8</text:p>
              </table:table-cell>
              <table:table-cell office:value-type="float" office:value="-2.44869038136661">
                <text:p>-2.44869038136661</text:p>
              </table:table-cell>
              <table:table-cell office:value-type="float" office:value="8">
                <text:p>8</text:p>
              </table:table-cell>
              <table:table-cell office:value-type="float" office:value="-2.39545522635069">
                <text:p>-2.39545522635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2.37212978064067">
                <text:p>-2.37212978064067</text:p>
              </table:table-cell>
              <table:table-cell office:value-type="float" office:value="10">
                <text:p>10</text:p>
              </table:table-cell>
              <table:table-cell office:value-type="float" office:value="-2.5166642984889">
                <text:p>-2.5166642984889</text:p>
              </table:table-cell>
              <table:table-cell office:value-type="float" office:value="10">
                <text:p>10</text:p>
              </table:table-cell>
              <table:table-cell office:value-type="float" office:value="-2.41795635764598">
                <text:p>-2.41795635764598</text:p>
              </table:table-cell>
              <table:table-cell office:value-type="float" office:value="10">
                <text:p>10</text:p>
              </table:table-cell>
              <table:table-cell office:value-type="float" office:value="-2.36484352094991">
                <text:p>-2.36484352094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2.27478026312288">
                <text:p>-2.27478026312288</text:p>
              </table:table-cell>
              <table:table-cell office:value-type="float" office:value="12">
                <text:p>12</text:p>
              </table:table-cell>
              <table:table-cell office:value-type="float" office:value="-2.49006290972863">
                <text:p>-2.49006290972863</text:p>
              </table:table-cell>
              <table:table-cell office:value-type="float" office:value="12">
                <text:p>12</text:p>
              </table:table-cell>
              <table:table-cell office:value-type="float" office:value="-2.37830800972906">
                <text:p>-2.37830800972906</text:p>
              </table:table-cell>
              <table:table-cell office:value-type="float" office:value="12">
                <text:p>12</text:p>
              </table:table-cell>
              <table:table-cell office:value-type="float" office:value="-2.32917218934976">
                <text:p>-2.3291721893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  <table:table-cell office:value-type="float" office:value="-2.17519316965622">
                <text:p>-2.17519316965622</text:p>
              </table:table-cell>
              <table:table-cell office:value-type="float" office:value="14">
                <text:p>14</text:p>
              </table:table-cell>
              <table:table-cell office:value-type="float" office:value="-2.44922781353489">
                <text:p>-2.44922781353489</text:p>
              </table:table-cell>
              <table:table-cell office:value-type="float" office:value="14">
                <text:p>14</text:p>
              </table:table-cell>
              <table:table-cell office:value-type="float" office:value="-2.32962310686112">
                <text:p>-2.32962310686112</text:p>
              </table:table-cell>
              <table:table-cell office:value-type="float" office:value="14">
                <text:p>14</text:p>
              </table:table-cell>
              <table:table-cell office:value-type="float" office:value="-2.28725086050843">
                <text:p>-2.28725086050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75">
                <text:p>3.75</text:p>
              </table:table-cell>
              <table:table-cell office:value-type="float" office:value="16">
                <text:p>16</text:p>
              </table:table-cell>
              <table:table-cell office:value-type="float" office:value="-2.07336850024069">
                <text:p>-2.07336850024069</text:p>
              </table:table-cell>
              <table:table-cell office:value-type="float" office:value="16">
                <text:p>16</text:p>
              </table:table-cell>
              <table:table-cell office:value-type="float" office:value="-2.39479038524897">
                <text:p>-2.39479038524897</text:p>
              </table:table-cell>
              <table:table-cell office:value-type="float" office:value="16">
                <text:p>16</text:p>
              </table:table-cell>
              <table:table-cell office:value-type="float" office:value="-2.2718180647539">
                <text:p>-2.2718180647539</text:p>
              </table:table-cell>
              <table:table-cell office:value-type="float" office:value="16">
                <text:p>16</text:p>
              </table:table-cell>
              <table:table-cell office:value-type="float" office:value="-2.2380624876025">
                <text:p>-2.238062487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-1.9693062548763">
                <text:p>-1.9693062548763</text:p>
              </table:table-cell>
              <table:table-cell office:value-type="float" office:value="18">
                <text:p>18</text:p>
              </table:table-cell>
              <table:table-cell office:value-type="float" office:value="-2.32738200021217">
                <text:p>-2.32738200021217</text:p>
              </table:table-cell>
              <table:table-cell office:value-type="float" office:value="18">
                <text:p>18</text:p>
              </table:table-cell>
              <table:table-cell office:value-type="float" office:value="-2.20484794558559">
                <text:p>-2.20484794558559</text:p>
              </table:table-cell>
              <table:table-cell office:value-type="float" office:value="18">
                <text:p>18</text:p>
              </table:table-cell>
              <table:table-cell office:value-type="float" office:value="-2.18075625972413">
                <text:p>-2.1807562597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-1.86300643356304">
                <text:p>-1.86300643356304</text:p>
              </table:table-cell>
              <table:table-cell office:value-type="float" office:value="20">
                <text:p>20</text:p>
              </table:table-cell>
              <table:table-cell office:value-type="float" office:value="-2.24763403376578">
                <text:p>-2.24763403376578</text:p>
              </table:table-cell>
              <table:table-cell office:value-type="float" office:value="20">
                <text:p>20</text:p>
              </table:table-cell>
              <table:table-cell office:value-type="float" office:value="-2.12870645800083">
                <text:p>-2.12870645800083</text:p>
              </table:table-cell>
              <table:table-cell office:value-type="float" office:value="20">
                <text:p>20</text:p>
              </table:table-cell>
              <table:table-cell office:value-type="float" office:value="-2.11464051357835">
                <text:p>-2.114640513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-1.75446903630091">
                <text:p>-1.75446903630091</text:p>
              </table:table-cell>
              <table:table-cell office:value-type="float" office:value="22">
                <text:p>22</text:p>
              </table:table-cell>
              <table:table-cell office:value-type="float" office:value="-2.1561778612511">
                <text:p>-2.1561778612511</text:p>
              </table:table-cell>
              <table:table-cell office:value-type="float" office:value="22">
                <text:p>22</text:p>
              </table:table-cell>
              <table:table-cell office:value-type="float" office:value="-2.04342595711077">
                <text:p>-2.04342595711077</text:p>
              </table:table-cell>
              <table:table-cell office:value-type="float" office:value="22">
                <text:p>22</text:p>
              </table:table-cell>
              <table:table-cell office:value-type="float" office:value="-2.03917564518038">
                <text:p>-2.03917564518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-1.64369406308991">
                <text:p>-1.64369406308991</text:p>
              </table:table-cell>
              <table:table-cell office:value-type="float" office:value="24">
                <text:p>24</text:p>
              </table:table-cell>
              <table:table-cell office:value-type="float" office:value="-2.05364485800942">
                <text:p>-2.05364485800942</text:p>
              </table:table-cell>
              <table:table-cell office:value-type="float" office:value="24">
                <text:p>24</text:p>
              </table:table-cell>
              <table:table-cell office:value-type="float" office:value="-1.94907744449296">
                <text:p>-1.94907744449296</text:p>
              </table:table-cell>
              <table:table-cell office:value-type="float" office:value="24">
                <text:p>24</text:p>
              </table:table-cell>
              <table:table-cell office:value-type="float" office:value="-1.95396702155283">
                <text:p>-1.95396702155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-1.53068151393005">
                <text:p>-1.53068151393005</text:p>
              </table:table-cell>
              <table:table-cell office:value-type="float" office:value="26">
                <text:p>26</text:p>
              </table:table-cell>
              <table:table-cell office:value-type="float" office:value="-1.94066639938204">
                <text:p>-1.94066639938204</text:p>
              </table:table-cell>
              <table:table-cell office:value-type="float" office:value="26">
                <text:p>26</text:p>
              </table:table-cell>
              <table:table-cell office:value-type="float" office:value="-1.84577056819147">
                <text:p>-1.84577056819147</text:p>
              </table:table-cell>
              <table:table-cell office:value-type="float" office:value="26">
                <text:p>26</text:p>
              </table:table-cell>
              <table:table-cell office:value-type="float" office:value="-1.858757892423">
                <text:p>-1.85875789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-1.41543138882132">
                <text:p>-1.41543138882132</text:p>
              </table:table-cell>
              <table:table-cell office:value-type="float" office:value="28">
                <text:p>28</text:p>
              </table:table-cell>
              <table:table-cell office:value-type="float" office:value="-1.81787386071025">
                <text:p>-1.81787386071025</text:p>
              </table:table-cell>
              <table:table-cell office:value-type="float" office:value="28">
                <text:p>28</text:p>
              </table:table-cell>
              <table:table-cell office:value-type="float" office:value="-1.73365362271679">
                <text:p>-1.73365362271679</text:p>
              </table:table-cell>
              <table:table-cell office:value-type="float" office:value="28">
                <text:p>28</text:p>
              </table:table-cell>
              <table:table-cell office:value-type="float" office:value="-1.75342230192015">
                <text:p>-1.7534223019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-1.29794368776372">
                <text:p>-1.29794368776372</text:p>
              </table:table-cell>
              <table:table-cell office:value-type="float" office:value="30">
                <text:p>30</text:p>
              </table:table-cell>
              <table:table-cell office:value-type="float" office:value="-1.68589861733534">
                <text:p>-1.68589861733534</text:p>
              </table:table-cell>
              <table:table-cell office:value-type="float" office:value="30">
                <text:p>30</text:p>
              </table:table-cell>
              <table:table-cell office:value-type="float" office:value="-1.6129135490459">
                <text:p>-1.6129135490459</text:p>
              </table:table-cell>
              <table:table-cell office:value-type="float" office:value="30">
                <text:p>30</text:p>
              </table:table-cell>
              <table:table-cell office:value-type="float" office:value="-1.63795800027278">
                <text:p>-1.63795800027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-1.17821841075725">
                <text:p>-1.17821841075725</text:p>
              </table:table-cell>
              <table:table-cell office:value-type="float" office:value="32">
                <text:p>32</text:p>
              </table:table-cell>
              <table:table-cell office:value-type="float" office:value="-1.54537204459862">
                <text:p>-1.54537204459862</text:p>
              </table:table-cell>
              <table:table-cell office:value-type="float" office:value="32">
                <text:p>32</text:p>
              </table:table-cell>
              <table:table-cell office:value-type="float" office:value="-1.48377593462224">
                <text:p>-1.48377593462224</text:p>
              </table:table-cell>
              <table:table-cell office:value-type="float" office:value="32">
                <text:p>32</text:p>
              </table:table-cell>
              <table:table-cell office:value-type="float" office:value="-1.51247935550588">
                <text:p>-1.5124793555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-1.05625555780191">
                <text:p>-1.05625555780191</text:p>
              </table:table-cell>
              <table:table-cell office:value-type="float" office:value="34">
                <text:p>34</text:p>
              </table:table-cell>
              <table:table-cell office:value-type="float" office:value="-1.39692551784138">
                <text:p>-1.39692551784138</text:p>
              </table:table-cell>
              <table:table-cell office:value-type="float" office:value="34">
                <text:p>34</text:p>
              </table:table-cell>
              <table:table-cell office:value-type="float" office:value="-1.34650501335569">
                <text:p>-1.34650501335569</text:p>
              </table:table-cell>
              <table:table-cell office:value-type="float" office:value="34">
                <text:p>34</text:p>
              </table:table-cell>
              <table:table-cell office:value-type="float" office:value="-1.37721026513819">
                <text:p>-1.3772102651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-0.932055128897713">
                <text:p>-0.932055128897713</text:p>
              </table:table-cell>
              <table:table-cell office:value-type="float" office:value="36">
                <text:p>36</text:p>
              </table:table-cell>
              <table:table-cell office:value-type="float" office:value="-1.2411904124049">
                <text:p>-1.2411904124049</text:p>
              </table:table-cell>
              <table:table-cell office:value-type="float" office:value="36">
                <text:p>36</text:p>
              </table:table-cell>
              <table:table-cell office:value-type="float" office:value="-1.20140366562262">
                <text:p>-1.20140366562262</text:p>
              </table:table-cell>
              <table:table-cell office:value-type="float" office:value="36">
                <text:p>36</text:p>
              </table:table-cell>
              <table:table-cell office:value-type="float" office:value="-1.23247706787952">
                <text:p>-1.2324770678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-0.805617124044642">
                <text:p>-0.805617124044642</text:p>
              </table:table-cell>
              <table:table-cell office:value-type="float" office:value="38">
                <text:p>38</text:p>
              </table:table-cell>
              <table:table-cell office:value-type="float" office:value="-1.0787981036305">
                <text:p>-1.0787981036305</text:p>
              </table:table-cell>
              <table:table-cell office:value-type="float" office:value="38">
                <text:p>38</text:p>
              </table:table-cell>
              <table:table-cell office:value-type="float" office:value="-1.04881341826586">
                <text:p>-1.04881341826586</text:p>
              </table:table-cell>
              <table:table-cell office:value-type="float" office:value="38">
                <text:p>38</text:p>
              </table:table-cell>
              <table:table-cell office:value-type="float" office:value="-1.07870145532796">
                <text:p>-1.07870145532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-0.676941543242704">
                <text:p>-0.676941543242704</text:p>
              </table:table-cell>
              <table:table-cell office:value-type="float" office:value="40">
                <text:p>40</text:p>
              </table:table-cell>
              <table:table-cell office:value-type="float" office:value="-0.910379966859456">
                <text:p>-0.910379966859456</text:p>
              </table:table-cell>
              <table:table-cell office:value-type="float" office:value="40">
                <text:p>40</text:p>
              </table:table-cell>
              <table:table-cell office:value-type="float" office:value="-0.889114444594677">
                <text:p>-0.889114444594677</text:p>
              </table:table-cell>
              <table:table-cell office:value-type="float" office:value="40">
                <text:p>40</text:p>
              </table:table-cell>
              <table:table-cell office:value-type="float" office:value="-0.916393383667185">
                <text:p>-0.916393383667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-0.546028386491899">
                <text:p>-0.546028386491899</text:p>
              </table:table-cell>
              <table:table-cell office:value-type="float" office:value="42">
                <text:p>42</text:p>
              </table:table-cell>
              <table:table-cell office:value-type="float" office:value="-0.73656737743307">
                <text:p>-0.73656737743307</text:p>
              </table:table-cell>
              <table:table-cell office:value-type="float" office:value="42">
                <text:p>42</text:p>
              </table:table-cell>
              <table:table-cell office:value-type="float" office:value="-0.722725564384834">
                <text:p>-0.722725564384834</text:p>
              </table:table-cell>
              <table:table-cell office:value-type="float" office:value="42">
                <text:p>42</text:p>
              </table:table-cell>
              <table:table-cell office:value-type="float" office:value="-0.746143985363717">
                <text:p>-0.746143985363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-0.412877653792226">
                <text:p>-0.412877653792226</text:p>
              </table:table-cell>
              <table:table-cell office:value-type="float" office:value="44">
                <text:p>44</text:p>
              </table:table-cell>
              <table:table-cell office:value-type="float" office:value="-0.557991710692637">
                <text:p>-0.557991710692637</text:p>
              </table:table-cell>
              <table:table-cell office:value-type="float" office:value="44">
                <text:p>44</text:p>
              </table:table-cell>
              <table:table-cell office:value-type="float" office:value="-0.550104243878539">
                <text:p>-0.550104243878539</text:p>
              </table:table-cell>
              <table:table-cell office:value-type="float" office:value="44">
                <text:p>44</text:p>
              </table:table-cell>
              <table:table-cell office:value-type="float" office:value="-0.568618480864191">
                <text:p>-0.568618480864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-0.277489345143685">
                <text:p>-0.277489345143685</text:p>
              </table:table-cell>
              <table:table-cell office:value-type="float" office:value="46">
                <text:p>46</text:p>
              </table:table-cell>
              <table:table-cell office:value-type="float" office:value="-0.375284341979451">
                <text:p>-0.375284341979451</text:p>
              </table:table-cell>
              <table:table-cell office:value-type="float" office:value="46">
                <text:p>46</text:p>
              </table:table-cell>
              <table:table-cell office:value-type="float" office:value="-0.371746595784465">
                <text:p>-0.371746595784465</text:p>
              </table:table-cell>
              <table:table-cell office:value-type="float" office:value="46">
                <text:p>46</text:p>
              </table:table-cell>
              <table:table-cell office:value-type="float" office:value="-0.384549090292626">
                <text:p>-0.38454909029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-0.139863460546276">
                <text:p>-0.139863460546276</text:p>
              </table:table-cell>
              <table:table-cell office:value-type="float" office:value="48">
                <text:p>48</text:p>
              </table:table-cell>
              <table:table-cell office:value-type="float" office:value="-0.189076646634807">
                <text:p>-0.189076646634807</text:p>
              </table:table-cell>
              <table:table-cell office:value-type="float" office:value="48">
                <text:p>48</text:p>
              </table:table-cell>
              <table:table-cell office:value-type="float" office:value="-0.188187379277752">
                <text:p>-0.188187379277752</text:p>
              </table:table-cell>
              <table:table-cell office:value-type="float" office:value="48">
                <text:p>48</text:p>
              </table:table-cell>
              <table:table-cell office:value-type="float" office:value="-0.194727945147697">
                <text:p>-0.194727945147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142101036495144">
                <text:p>0.142101036495144</text:p>
              </table:table-cell>
              <table:table-cell office:value-type="float" office:value="52">
                <text:p>52</text:p>
              </table:table-cell>
              <table:table-cell office:value-type="float" office:value="0.191314222583674">
                <text:p>0.191314222583674</text:p>
              </table:table-cell>
              <table:table-cell office:value-type="float" office:value="52">
                <text:p>52</text:p>
              </table:table-cell>
              <table:table-cell office:value-type="float" office:value="0.192203489940728">
                <text:p>0.192203489940728</text:p>
              </table:table-cell>
              <table:table-cell office:value-type="float" office:value="52">
                <text:p>52</text:p>
              </table:table-cell>
              <table:table-cell office:value-type="float" office:value="0.198744055810672">
                <text:p>0.198744055810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286439648939155">
                <text:p>0.286439648939155</text:p>
              </table:table-cell>
              <table:table-cell office:value-type="float" office:value="54">
                <text:p>54</text:p>
              </table:table-cell>
              <table:table-cell office:value-type="float" office:value="0.384234645774921">
                <text:p>0.384234645774921</text:p>
              </table:table-cell>
              <table:table-cell office:value-type="float" office:value="54">
                <text:p>54</text:p>
              </table:table-cell>
              <table:table-cell office:value-type="float" office:value="0.387772391969906">
                <text:p>0.387772391969906</text:p>
              </table:table-cell>
              <table:table-cell office:value-type="float" office:value="54">
                <text:p>54</text:p>
              </table:table-cell>
              <table:table-cell office:value-type="float" office:value="0.400574886478067">
                <text:p>0.400574886478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433015837332035">
                <text:p>0.433015837332035</text:p>
              </table:table-cell>
              <table:table-cell office:value-type="float" office:value="56">
                <text:p>56</text:p>
              </table:table-cell>
              <table:table-cell office:value-type="float" office:value="0.578129894232446">
                <text:p>0.578129894232446</text:p>
              </table:table-cell>
              <table:table-cell office:value-type="float" office:value="56">
                <text:p>56</text:p>
              </table:table-cell>
              <table:table-cell office:value-type="float" office:value="0.586017361046544">
                <text:p>0.586017361046544</text:p>
              </table:table-cell>
              <table:table-cell office:value-type="float" office:value="56">
                <text:p>56</text:p>
              </table:table-cell>
              <table:table-cell office:value-type="float" office:value="0.604531598032196">
                <text:p>0.604531598032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581829601673782">
                <text:p>0.581829601673782</text:p>
              </table:table-cell>
              <table:table-cell office:value-type="float" office:value="58">
                <text:p>58</text:p>
              </table:table-cell>
              <table:table-cell office:value-type="float" office:value="0.772368592614953">
                <text:p>0.772368592614953</text:p>
              </table:table-cell>
              <table:table-cell office:value-type="float" office:value="58">
                <text:p>58</text:p>
              </table:table-cell>
              <table:table-cell office:value-type="float" office:value="0.786210405663189">
                <text:p>0.786210405663189</text:p>
              </table:table-cell>
              <table:table-cell office:value-type="float" office:value="58">
                <text:p>58</text:p>
              </table:table-cell>
              <table:table-cell office:value-type="float" office:value="0.809628826642072">
                <text:p>0.8096288266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732880941964396">
                <text:p>0.732880941964396</text:p>
              </table:table-cell>
              <table:table-cell office:value-type="float" office:value="60">
                <text:p>60</text:p>
              </table:table-cell>
              <table:table-cell office:value-type="float" office:value="0.966319365581148">
                <text:p>0.966319365581148</text:p>
              </table:table-cell>
              <table:table-cell office:value-type="float" office:value="60">
                <text:p>60</text:p>
              </table:table-cell>
              <table:table-cell office:value-type="float" office:value="0.987584887845926">
                <text:p>0.987584887845926</text:p>
              </table:table-cell>
              <table:table-cell office:value-type="float" office:value="60">
                <text:p>60</text:p>
              </table:table-cell>
              <table:table-cell office:value-type="float" office:value="1.01486382691843">
                <text:p>1.0148638269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886169858203878">
                <text:p>0.886169858203878</text:p>
              </table:table-cell>
              <table:table-cell office:value-type="float" office:value="62">
                <text:p>62</text:p>
              </table:table-cell>
              <table:table-cell office:value-type="float" office:value="1.15935083778974">
                <text:p>1.15935083778974</text:p>
              </table:table-cell>
              <table:table-cell office:value-type="float" office:value="62">
                <text:p>62</text:p>
              </table:table-cell>
              <table:table-cell office:value-type="float" office:value="1.18933552315438">
                <text:p>1.18933552315438</text:p>
              </table:table-cell>
              <table:table-cell office:value-type="float" office:value="62">
                <text:p>62</text:p>
              </table:table-cell>
              <table:table-cell office:value-type="float" office:value="1.21922356021648">
                <text:p>1.21922356021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.04169635039223">
                <text:p>1.04169635039223</text:p>
              </table:table-cell>
              <table:table-cell office:value-type="float" office:value="64">
                <text:p>64</text:p>
              </table:table-cell>
              <table:table-cell office:value-type="float" office:value="1.35083163389942">
                <text:p>1.35083163389942</text:p>
              </table:table-cell>
              <table:table-cell office:value-type="float" office:value="64">
                <text:p>64</text:p>
              </table:table-cell>
              <table:table-cell office:value-type="float" office:value="1.3906183806817">
                <text:p>1.3906183806817</text:p>
              </table:table-cell>
              <table:table-cell office:value-type="float" office:value="64">
                <text:p>64</text:p>
              </table:table-cell>
              <table:table-cell office:value-type="float" office:value="1.4216917829386">
                <text:p>1.4216917829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.19946041852945">
                <text:p>1.19946041852945</text:p>
              </table:table-cell>
              <table:table-cell office:value-type="float" office:value="66">
                <text:p>66</text:p>
              </table:table-cell>
              <table:table-cell office:value-type="float" office:value="1.54013037856891">
                <text:p>1.54013037856891</text:p>
              </table:table-cell>
              <table:table-cell office:value-type="float" office:value="66">
                <text:p>66</text:p>
              </table:table-cell>
              <table:table-cell office:value-type="float" office:value="1.59055088305459">
                <text:p>1.59055088305459</text:p>
              </table:table-cell>
              <table:table-cell office:value-type="float" office:value="66">
                <text:p>66</text:p>
              </table:table-cell>
              <table:table-cell office:value-type="float" office:value="1.62125613483709">
                <text:p>1.62125613483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.35946206261553">
                <text:p>1.35946206261553</text:p>
              </table:table-cell>
              <table:table-cell office:value-type="float" office:value="68">
                <text:p>68</text:p>
              </table:table-cell>
              <table:table-cell office:value-type="float" office:value="1.7266156964569">
                <text:p>1.7266156964569</text:p>
              </table:table-cell>
              <table:table-cell office:value-type="float" office:value="68">
                <text:p>68</text:p>
              </table:table-cell>
              <table:table-cell office:value-type="float" office:value="1.78821180643328">
                <text:p>1.78821180643328</text:p>
              </table:table-cell>
              <table:table-cell office:value-type="float" office:value="68">
                <text:p>68</text:p>
              </table:table-cell>
              <table:table-cell office:value-type="float" office:value="1.81691522731692">
                <text:p>1.8169152273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52170128265048">
                <text:p>1.52170128265048</text:p>
              </table:table-cell>
              <table:table-cell office:value-type="float" office:value="70">
                <text:p>70</text:p>
              </table:table-cell>
              <table:table-cell office:value-type="float" office:value="1.90965621222211">
                <text:p>1.90965621222211</text:p>
              </table:table-cell>
              <table:table-cell office:value-type="float" office:value="70">
                <text:p>70</text:p>
              </table:table-cell>
              <table:table-cell office:value-type="float" office:value="1.98264128051155">
                <text:p>1.98264128051155</text:p>
              </table:table-cell>
              <table:table-cell office:value-type="float" office:value="70">
                <text:p>70</text:p>
              </table:table-cell>
              <table:table-cell office:value-type="float" office:value="2.00768573173842">
                <text:p>2.00768573173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.6861780786343">
                <text:p>1.6861780786343</text:p>
              </table:table-cell>
              <table:table-cell office:value-type="float" office:value="72">
                <text:p>72</text:p>
              </table:table-cell>
              <table:table-cell office:value-type="float" office:value="2.08862055052323">
                <text:p>2.08862055052323</text:p>
              </table:table-cell>
              <table:table-cell office:value-type="float" office:value="72">
                <text:p>72</text:p>
              </table:table-cell>
              <table:table-cell office:value-type="float" office:value="2.17284078851669">
                <text:p>2.17284078851669</text:p>
              </table:table-cell>
              <table:table-cell office:value-type="float" office:value="72">
                <text:p>72</text:p>
              </table:table-cell>
              <table:table-cell office:value-type="float" office:value="2.19260946772005">
                <text:p>2.19260946772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.85289245056699">
                <text:p>1.85289245056699</text:p>
              </table:table-cell>
              <table:table-cell office:value-type="float" office:value="74">
                <text:p>74</text:p>
              </table:table-cell>
              <table:table-cell office:value-type="float" office:value="2.26287733601898">
                <text:p>2.26287733601898</text:p>
              </table:table-cell>
              <table:table-cell office:value-type="float" office:value="74">
                <text:p>74</text:p>
              </table:table-cell>
              <table:table-cell office:value-type="float" office:value="2.35777316720955">
                <text:p>2.35777316720955</text:p>
              </table:table-cell>
              <table:table-cell office:value-type="float" office:value="74">
                <text:p>74</text:p>
              </table:table-cell>
              <table:table-cell office:value-type="float" office:value="2.37076049144108">
                <text:p>2.37076049144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2.02184439844855">
                <text:p>2.02184439844855</text:p>
              </table:table-cell>
              <table:table-cell office:value-type="float" office:value="76">
                <text:p>76</text:p>
              </table:table-cell>
              <table:table-cell office:value-type="float" office:value="2.43179519336806">
                <text:p>2.43179519336806</text:p>
              </table:table-cell>
              <table:table-cell office:value-type="float" office:value="76">
                <text:p>76</text:p>
              </table:table-cell>
              <table:table-cell office:value-type="float" office:value="2.53636260688451">
                <text:p>2.53636260688451</text:p>
              </table:table-cell>
              <table:table-cell office:value-type="float" office:value="76">
                <text:p>76</text:p>
              </table:table-cell>
              <table:table-cell office:value-type="float" office:value="2.54125218394438">
                <text:p>2.5412521839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2.19303392227897">
                <text:p>2.19303392227897</text:p>
              </table:table-cell>
              <table:table-cell office:value-type="float" office:value="78">
                <text:p>78</text:p>
              </table:table-cell>
              <table:table-cell office:value-type="float" office:value="2.59474274722916">
                <text:p>2.59474274722916</text:p>
              </table:table-cell>
              <table:table-cell office:value-type="float" office:value="78">
                <text:p>78</text:p>
              </table:table-cell>
              <table:table-cell office:value-type="float" office:value="2.7074946513695">
                <text:p>2.7074946513695</text:p>
              </table:table-cell>
              <table:table-cell office:value-type="float" office:value="78">
                <text:p>78</text:p>
              </table:table-cell>
              <table:table-cell office:value-type="float" office:value="2.70324433943911">
                <text:p>2.70324433943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6646102205826">
                <text:p>2.36646102205826</text:p>
              </table:table-cell>
              <table:table-cell office:value-type="float" office:value="80">
                <text:p>80</text:p>
              </table:table-cell>
              <table:table-cell office:value-type="float" office:value="2.75108862226101">
                <text:p>2.75108862226101</text:p>
              </table:table-cell>
              <table:table-cell office:value-type="float" office:value="80">
                <text:p>80</text:p>
              </table:table-cell>
              <table:table-cell office:value-type="float" office:value="2.87001619802596">
                <text:p>2.87001619802596</text:p>
              </table:table-cell>
              <table:table-cell office:value-type="float" office:value="80">
                <text:p>80</text:p>
              </table:table-cell>
              <table:table-cell office:value-type="float" office:value="2.85595025360347">
                <text:p>2.85595025360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2.54212569778642">
                <text:p>2.54212569778642</text:p>
              </table:table-cell>
              <table:table-cell office:value-type="float" office:value="82">
                <text:p>82</text:p>
              </table:table-cell>
              <table:table-cell office:value-type="float" office:value="2.90020144312229">
                <text:p>2.90020144312229</text:p>
              </table:table-cell>
              <table:table-cell office:value-type="float" office:value="82">
                <text:p>82</text:p>
              </table:table-cell>
              <table:table-cell office:value-type="float" office:value="3.02273549774888">
                <text:p>3.02273549774888</text:p>
              </table:table-cell>
              <table:table-cell office:value-type="float" office:value="82">
                <text:p>82</text:p>
              </table:table-cell>
              <table:table-cell office:value-type="float" office:value="2.99864381188742">
                <text:p>2.9986438118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2.72002794946345">
                <text:p>2.72002794946345</text:p>
              </table:table-cell>
              <table:table-cell office:value-type="float" office:value="84">
                <text:p>84</text:p>
              </table:table-cell>
              <table:table-cell office:value-type="float" office:value="3.04144983447173">
                <text:p>3.04144983447173</text:p>
              </table:table-cell>
              <table:table-cell office:value-type="float" office:value="84">
                <text:p>84</text:p>
              </table:table-cell>
              <table:table-cell office:value-type="float" office:value="3.1644221549668">
                <text:p>3.1644221549668</text:p>
              </table:table-cell>
              <table:table-cell office:value-type="float" office:value="84">
                <text:p>84</text:p>
              </table:table-cell>
              <table:table-cell office:value-type="float" office:value="3.13066657781541">
                <text:p>3.1306665778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2.90016777708934">
                <text:p>2.90016777708934</text:p>
              </table:table-cell>
              <table:table-cell office:value-type="float" office:value="86">
                <text:p>86</text:p>
              </table:table-cell>
              <table:table-cell office:value-type="float" office:value="3.17420242096802">
                <text:p>3.17420242096802</text:p>
              </table:table-cell>
              <table:table-cell office:value-type="float" office:value="86">
                <text:p>86</text:p>
              </table:table-cell>
              <table:table-cell office:value-type="float" office:value="3.29380712764179">
                <text:p>3.29380712764179</text:p>
              </table:table-cell>
              <table:table-cell office:value-type="float" office:value="86">
                <text:p>86</text:p>
              </table:table-cell>
              <table:table-cell office:value-type="float" office:value="3.2514348812891">
                <text:p>3.2514348812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3.08254518066411">
                <text:p>3.08254518066411</text:p>
              </table:table-cell>
              <table:table-cell office:value-type="float" office:value="88">
                <text:p>88</text:p>
              </table:table-cell>
              <table:table-cell office:value-type="float" office:value="3.29782782726986">
                <text:p>3.29782782726986</text:p>
              </table:table-cell>
              <table:table-cell office:value-type="float" office:value="88">
                <text:p>88</text:p>
              </table:table-cell>
              <table:table-cell office:value-type="float" office:value="3.40958272726944">
                <text:p>3.40958272726944</text:p>
              </table:table-cell>
              <table:table-cell office:value-type="float" office:value="88">
                <text:p>88</text:p>
              </table:table-cell>
              <table:table-cell office:value-type="float" office:value="3.36044690689014">
                <text:p>3.36044690689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3.26716016018774">
                <text:p>3.26716016018774</text:p>
              </table:table-cell>
              <table:table-cell office:value-type="float" office:value="90">
                <text:p>90</text:p>
              </table:table-cell>
              <table:table-cell office:value-type="float" office:value="3.41169467803597">
                <text:p>3.41169467803597</text:p>
              </table:table-cell>
              <table:table-cell office:value-type="float" office:value="90">
                <text:p>90</text:p>
              </table:table-cell>
              <table:table-cell office:value-type="float" office:value="3.51040261887889">
                <text:p>3.51040261887889</text:p>
              </table:table-cell>
              <table:table-cell office:value-type="float" office:value="90">
                <text:p>90</text:p>
              </table:table-cell>
              <table:table-cell office:value-type="float" office:value="3.45728978218283">
                <text:p>3.45728978218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3.45401271566023">
                <text:p>3.45401271566023</text:p>
              </table:table-cell>
              <table:table-cell office:value-type="float" office:value="92">
                <text:p>92</text:p>
              </table:table-cell>
              <table:table-cell office:value-type="float" office:value="3.51517159792504">
                <text:p>3.51517159792504</text:p>
              </table:table-cell>
              <table:table-cell office:value-type="float" office:value="92">
                <text:p>92</text:p>
              </table:table-cell>
              <table:table-cell office:value-type="float" office:value="3.59488182103283">
                <text:p>3.59488182103283</text:p>
              </table:table-cell>
              <table:table-cell office:value-type="float" office:value="92">
                <text:p>92</text:p>
              </table:table-cell>
              <table:table-cell office:value-type="float" office:value="3.5416466660169">
                <text:p>3.541646666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3.6431028470816">
                <text:p>3.6431028470816</text:p>
              </table:table-cell>
              <table:table-cell office:value-type="float" office:value="94">
                <text:p>94</text:p>
              </table:table-cell>
              <table:table-cell office:value-type="float" office:value="3.60762721159579">
                <text:p>3.60762721159579</text:p>
              </table:table-cell>
              <table:table-cell office:value-type="float" office:value="94">
                <text:p>94</text:p>
              </table:table-cell>
              <table:table-cell office:value-type="float" office:value="3.66159670582746">
                <text:p>3.66159670582746</text:p>
              </table:table-cell>
              <table:table-cell office:value-type="float" office:value="94">
                <text:p>94</text:p>
              </table:table-cell>
              <table:table-cell office:value-type="float" office:value="3.61330383683023">
                <text:p>3.6133038368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3.83443055445183">
                <text:p>3.83443055445183</text:p>
              </table:table-cell>
              <table:table-cell office:value-type="float" office:value="96">
                <text:p>96</text:p>
              </table:table-cell>
              <table:table-cell office:value-type="float" office:value="3.68843014370691">
                <text:p>3.68843014370691</text:p>
              </table:table-cell>
              <table:table-cell office:value-type="float" office:value="96">
                <text:p>96</text:p>
              </table:table-cell>
              <table:table-cell office:value-type="float" office:value="3.70908499889254">
                <text:p>3.70908499889254</text:p>
              </table:table-cell>
              <table:table-cell office:value-type="float" office:value="96">
                <text:p>96</text:p>
              </table:table-cell>
              <table:table-cell office:value-type="float" office:value="3.67215778095157">
                <text:p>3.6721577809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4.02799583777093">
                <text:p>4.02799583777093</text:p>
              </table:table-cell>
              <table:table-cell office:value-type="float" office:value="98">
                <text:p>98</text:p>
              </table:table-cell>
              <table:table-cell office:value-type="float" office:value="3.75694901891711">
                <text:p>3.75694901891711</text:p>
              </table:table-cell>
              <table:table-cell office:value-type="float" office:value="98">
                <text:p>98</text:p>
              </table:table-cell>
              <table:table-cell office:value-type="float" office:value="3.73584577939135">
                <text:p>3.73584577939135</text:p>
              </table:table-cell>
              <table:table-cell office:value-type="float" office:value="98">
                <text:p>98</text:p>
              </table:table-cell>
              <table:table-cell office:value-type="float" office:value="3.71822228090326">
                <text:p>3.7182222809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2237986970389">
                <text:p>4.2237986970389</text:p>
              </table:table-cell>
              <table:table-cell office:value-type="float" office:value="100">
                <text:p>100</text:p>
              </table:table-cell>
              <table:table-cell office:value-type="float" office:value="3.81255246188511">
                <text:p>3.81255246188511</text:p>
              </table:table-cell>
              <table:table-cell office:value-type="float" office:value="100">
                <text:p>100</text:p>
              </table:table-cell>
              <table:table-cell office:value-type="float" office:value="3.74033948002073">
                <text:p>3.74033948002073</text:p>
              </table:table-cell>
              <table:table-cell office:value-type="float" office:value="100">
                <text:p>100</text:p>
              </table:table-cell>
              <table:table-cell office:value-type="float" office:value="3.75163550370401">
                <text:p>3.75163550370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3.833cm" xlink:href=".." xlink:type="simple" chart:class="chart:scatter" chart:style-name="ch1">
        <chart:legend chart:legend-position="end" svg:x="17.638cm" svg:y="5.621cm" style:legend-expansion="high" chart:style-name="ch2"/>
        <chart:plot-area chart:style-name="ch3" table:cell-range-address="'Tech Cost'.C3:'Tech Cost'.D7 'Tech Cost'.D2:'Tech Cost'.D2 'Tech Cost'.C22:'Tech Cost'.F85" chart:data-source-has-labels="row" svg:x="0.39cm" svg:y="0.276cm" svg:width="16.858cm" svg:height="13.281cm">
          <chart:coordinate-region svg:x="1.594cm" svg:y="0.475cm" svg:width="15.374cm" svg:height="12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Cost'.D3:'Tech Cost'.D7" chart:label-cell-address="'Tech Cost'.D2:'Tech Cost'.D2" chart:class="chart:scatter">
            <chart:domain table:cell-range-address="'Tech Cost'.C3:'Tech Cost'.C7"/>
            <chart:data-point chart:repeated="5"/>
          </chart:series>
          <chart:series chart:style-name="ch8" chart:values-cell-range-address="'Tech Cost'.C23:'Tech Cost'.C85" chart:label-cell-address="'Tech Cost'.C22:'Tech Cost'.C22" chart:class="chart:scatter">
            <chart:domain table:cell-range-address="'Tech Cost'.A23:'Tech Cost'.A85"/>
            <chart:data-point chart:repeated="63"/>
          </chart:series>
          <chart:series chart:style-name="ch9" chart:values-cell-range-address="'Tech Cost'.D23:'Tech Cost'.D85" chart:label-cell-address="'Tech Cost'.D22:'Tech Cost'.D22" chart:class="chart:scatter">
            <chart:domain table:cell-range-address="'Tech Cost'.A23:'Tech Cost'.A85"/>
            <chart:data-point chart:repeated="63"/>
          </chart:series>
          <chart:series chart:style-name="ch10" chart:values-cell-range-address="'Tech Cost'.E23:'Tech Cost'.E85" chart:label-cell-address="'Tech Cost'.E22:'Tech Cost'.E22" chart:class="chart:scatter">
            <chart:domain table:cell-range-address="'Tech Cost'.A23:'Tech Cost'.A85"/>
            <chart:data-point chart:repeated="63"/>
          </chart:series>
          <chart:series chart:style-name="ch11" chart:values-cell-range-address="'Tech Cost'.F23:'Tech Cost'.F85" chart:label-cell-address="'Tech Cost'.F22:'Tech Cost'.F22" chart:class="chart:scatter">
            <chart:domain table:cell-range-address="'Tech Cost'.A23:'Tech Cost'.A85"/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Cost'.D2:'Tech Cost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Cost'.C22:'Tech Cost'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Cost'.D22:'Tech Cost'.D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Cost'.E22:'Tech Cost'.E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Cost'.F22:'Tech Cost'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Tech Cost'.C3:'Tech Cost'.C7</svg:desc>
                </draw:g>
              </table:table-cell>
              <table:table-cell office:value-type="float" office:value="21">
                <text:p>21</text:p>
                <draw:g>
                  <svg:desc>'Tech Cost'.D3:'Tech Cost'.D7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18.8817576963647">
                <text:p>18.8817576963647</text:p>
                <draw:g>
                  <svg:desc>'Tech Cost'.C23:'Tech Cost'.C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0.8232751318577">
                <text:p>20.8232751318577</text:p>
                <draw:g>
                  <svg:desc>'Tech Cost'.D23:'Tech Cost'.D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E23:'Tech Cost'.E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F23:'Tech Cost'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.4348308718665">
                <text:p>17.4348308718665</text:p>
              </table:table-cell>
              <table:table-cell office:value-type="float" office:value="30">
                <text:p>30</text:p>
              </table:table-cell>
              <table:table-cell office:value-type="float" office:value="18.9867629098197">
                <text:p>18.9867629098197</text:p>
              </table:table-cell>
              <table:table-cell office:value-type="float" office:value="30">
                <text:p>30</text:p>
              </table:table-cell>
              <table:table-cell office:value-type="float" office:value="18.998193324871">
                <text:p>18.998193324871</text:p>
              </table:table-cell>
              <table:table-cell office:value-type="float" office:value="30">
                <text:p>30</text:p>
              </table:table-cell>
              <table:table-cell office:value-type="float" office:value="18.995939762371">
                <text:p>18.995939762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6.0147816156646">
                <text:p>16.0147816156646</text:p>
              </table:table-cell>
              <table:table-cell office:value-type="float" office:value="35">
                <text:p>35</text:p>
              </table:table-cell>
              <table:table-cell office:value-type="float" office:value="17.2215018478879">
                <text:p>17.2215018478879</text:p>
              </table:table-cell>
              <table:table-cell office:value-type="float" office:value="35">
                <text:p>35</text:p>
              </table:table-cell>
              <table:table-cell office:value-type="float" office:value="17.1021710179716">
                <text:p>17.1021710179716</text:p>
              </table:table-cell>
              <table:table-cell office:value-type="float" office:value="35">
                <text:p>35</text:p>
              </table:table-cell>
              <table:table-cell office:value-type="float" office:value="17.0991747210966">
                <text:p>17.099174721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40">
                <text:p>40</text:p>
              </table:table-cell>
              <table:table-cell office:value-type="float" office:value="14.6216099277589">
                <text:p>14.6216099277589</text:p>
              </table:table-cell>
              <table:table-cell office:value-type="float" office:value="40">
                <text:p>40</text:p>
              </table:table-cell>
              <table:table-cell office:value-type="float" office:value="15.5258282897712">
                <text:p>15.5258282897712</text:p>
              </table:table-cell>
              <table:table-cell office:value-type="float" office:value="40">
                <text:p>40</text:p>
              </table:table-cell>
              <table:table-cell office:value-type="float" office:value="15.3069902418607">
                <text:p>15.3069902418607</text:p>
              </table:table-cell>
              <table:table-cell office:value-type="float" office:value="40">
                <text:p>40</text:p>
              </table:table-cell>
              <table:table-cell office:value-type="float" office:value="15.3043532418607">
                <text:p>15.30435324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-21">
                <text:p>-21</text:p>
              </table:table-cell>
              <table:table-cell office:value-type="float" office:value="45">
                <text:p>45</text:p>
              </table:table-cell>
              <table:table-cell office:value-type="float" office:value="13.2553158081496">
                <text:p>13.2553158081496</text:p>
              </table:table-cell>
              <table:table-cell office:value-type="float" office:value="45">
                <text:p>45</text:p>
              </table:table-cell>
              <table:table-cell office:value-type="float" office:value="13.8980785791785">
                <text:p>13.8980785791785</text:p>
              </table:table-cell>
              <table:table-cell office:value-type="float" office:value="45">
                <text:p>45</text:p>
              </table:table-cell>
              <table:table-cell office:value-type="float" office:value="13.6078317726492">
                <text:p>13.6078317726492</text:p>
              </table:table-cell>
              <table:table-cell office:value-type="float" office:value="45">
                <text:p>45</text:p>
              </table:table-cell>
              <table:table-cell office:value-type="float" office:value="13.6062972726492">
                <text:p>13.606297272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1.9158992568364">
                <text:p>11.9158992568364</text:p>
              </table:table-cell>
              <table:table-cell office:value-type="float" office:value="50">
                <text:p>50</text:p>
              </table:table-cell>
              <table:table-cell office:value-type="float" office:value="12.3365890598188">
                <text:p>12.3365890598188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0.6033602738196">
                <text:p>10.6033602738196</text:p>
              </table:table-cell>
              <table:table-cell office:value-type="float" office:value="55">
                <text:p>55</text:p>
              </table:table-cell>
              <table:table-cell office:value-type="float" office:value="10.8396960754009">
                <text:p>10.8396960754009</text:p>
              </table:table-cell>
              <table:table-cell office:value-type="float" office:value="55">
                <text:p>55</text:p>
              </table:table-cell>
              <table:table-cell office:value-type="float" office:value="10.4789229271282">
                <text:p>10.4789229271282</text:p>
              </table:table-cell>
              <table:table-cell office:value-type="float" office:value="55">
                <text:p>55</text:p>
              </table:table-cell>
              <table:table-cell office:value-type="float" office:value="10.4806235052532">
                <text:p>10.480623505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.317698859099">
                <text:p>9.317698859099</text:p>
              </table:table-cell>
              <table:table-cell office:value-type="float" office:value="60">
                <text:p>60</text:p>
              </table:table-cell>
              <table:table-cell office:value-type="float" office:value="9.40573596963393">
                <text:p>9.40573596963393</text:p>
              </table:table-cell>
              <table:table-cell office:value-type="float" office:value="60">
                <text:p>60</text:p>
              </table:table-cell>
              <table:table-cell office:value-type="float" office:value="9.04015217080076">
                <text:p>9.04015217080076</text:p>
              </table:table-cell>
              <table:table-cell office:value-type="float" office:value="60">
                <text:p>60</text:p>
              </table:table-cell>
              <table:table-cell office:value-type="float" office:value="9.04349642080076">
                <text:p>9.0434964208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8.05891501267469">
                <text:p>8.05891501267469</text:p>
              </table:table-cell>
              <table:table-cell office:value-type="float" office:value="65">
                <text:p>65</text:p>
              </table:table-cell>
              <table:table-cell office:value-type="float" office:value="8.03304508622669">
                <text:p>8.03304508622669</text:p>
              </table:table-cell>
              <table:table-cell office:value-type="float" office:value="65">
                <text:p>65</text:p>
              </table:table-cell>
              <table:table-cell office:value-type="float" office:value="7.6793629613368">
                <text:p>7.6793629613368</text:p>
              </table:table-cell>
              <table:table-cell office:value-type="float" office:value="65">
                <text:p>65</text:p>
              </table:table-cell>
              <table:table-cell office:value-type="float" office:value="7.6841115863368">
                <text:p>7.6841115863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.82700873454664">
                <text:p>6.82700873454664</text:p>
              </table:table-cell>
              <table:table-cell office:value-type="float" office:value="70">
                <text:p>70</text:p>
              </table:table-cell>
              <table:table-cell office:value-type="float" office:value="6.71995976888815">
                <text:p>6.71995976888815</text:p>
              </table:table-cell>
              <table:table-cell office:value-type="float" office:value="70">
                <text:p>70</text:p>
              </table:table-cell>
              <table:table-cell office:value-type="float" office:value="6.39235414260747">
                <text:p>6.39235414260747</text:p>
              </table:table-cell>
              <table:table-cell office:value-type="float" office:value="70">
                <text:p>70</text:p>
              </table:table-cell>
              <table:table-cell office:value-type="float" office:value="6.39812370510747">
                <text:p>6.39812370510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.62198002471487">
                <text:p>5.62198002471487</text:p>
              </table:table-cell>
              <table:table-cell office:value-type="float" office:value="75">
                <text:p>75</text:p>
              </table:table-cell>
              <table:table-cell office:value-type="float" office:value="5.46481636132724">
                <text:p>5.46481636132724</text:p>
              </table:table-cell>
              <table:table-cell office:value-type="float" office:value="75">
                <text:p>75</text:p>
              </table:table-cell>
              <table:table-cell office:value-type="float" office:value="5.17504817203594">
                <text:p>5.17504817203594</text:p>
              </table:table-cell>
              <table:table-cell office:value-type="float" office:value="75">
                <text:p>75</text:p>
              </table:table-cell>
              <table:table-cell office:value-type="float" office:value="5.18134700016094">
                <text:p>5.1813470001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.44382888317936">
                <text:p>4.44382888317936</text:p>
              </table:table-cell>
              <table:table-cell office:value-type="float" office:value="80">
                <text:p>80</text:p>
              </table:table-cell>
              <table:table-cell office:value-type="float" office:value="4.26595120725291">
                <text:p>4.26595120725291</text:p>
              </table:table-cell>
              <table:table-cell office:value-type="float" office:value="80">
                <text:p>80</text:p>
              </table:table-cell>
              <table:table-cell office:value-type="float" office:value="4.02349112059744">
                <text:p>4.02349112059744</text:p>
              </table:table-cell>
              <table:table-cell office:value-type="float" office:value="80">
                <text:p>80</text:p>
              </table:table-cell>
              <table:table-cell office:value-type="float" office:value="4.02975287059744">
                <text:p>4.02975287059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29255530994012">
                <text:p>3.29255530994012</text:p>
              </table:table-cell>
              <table:table-cell office:value-type="float" office:value="85">
                <text:p>85</text:p>
              </table:table-cell>
              <table:table-cell office:value-type="float" office:value="3.12170065037408">
                <text:p>3.12170065037408</text:p>
              </table:table-cell>
              <table:table-cell office:value-type="float" office:value="85">
                <text:p>85</text:p>
              </table:table-cell>
              <table:table-cell office:value-type="float" office:value="2.93385267281925">
                <text:p>2.93385267281925</text:p>
              </table:table-cell>
              <table:table-cell office:value-type="float" office:value="85">
                <text:p>85</text:p>
              </table:table-cell>
              <table:table-cell office:value-type="float" office:value="2.93946754781925">
                <text:p>2.93946754781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6815930499714">
                <text:p>2.16815930499714</text:p>
              </table:table-cell>
              <table:table-cell office:value-type="float" office:value="90">
                <text:p>90</text:p>
              </table:table-cell>
              <table:table-cell office:value-type="float" office:value="2.0304010343997">
                <text:p>2.0304010343997</text:p>
              </table:table-cell>
              <table:table-cell office:value-type="float" office:value="90">
                <text:p>90</text:p>
              </table:table-cell>
              <table:table-cell office:value-type="float" office:value="1.90242612678069">
                <text:p>1.90242612678069</text:p>
              </table:table-cell>
              <table:table-cell office:value-type="float" office:value="90">
                <text:p>90</text:p>
              </table:table-cell>
              <table:table-cell office:value-type="float" office:value="1.90676975178069">
                <text:p>1.9067697517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.07064086835044">
                <text:p>1.07064086835044</text:p>
              </table:table-cell>
              <table:table-cell office:value-type="float" office:value="95">
                <text:p>95</text:p>
              </table:table-cell>
              <table:table-cell office:value-type="float" office:value="0.990388703038691">
                <text:p>0.990388703038691</text:p>
              </table:table-cell>
              <table:table-cell office:value-type="float" office:value="95">
                <text:p>95</text:p>
              </table:table-cell>
              <table:table-cell office:value-type="float" office:value="0.925628394113133">
                <text:p>0.925628394113133</text:p>
              </table:table-cell>
              <table:table-cell office:value-type="float" office:value="95">
                <text:p>95</text:p>
              </table:table-cell>
              <table:table-cell office:value-type="float" office:value="0.928088347238134">
                <text:p>0.92808834723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-1.04376330005417">
                <text:p>-1.04376330005417</text:p>
              </table:table-cell>
              <table:table-cell office:value-type="float" office:value="105">
                <text:p>105</text:p>
              </table:table-cell>
              <table:table-cell office:value-type="float" office:value="-0.942428731007442">
                <text:p>-0.942428731007442</text:p>
              </table:table-cell>
              <table:table-cell office:value-type="float" office:value="105">
                <text:p>105</text:p>
              </table:table-cell>
              <table:table-cell office:value-type="float" office:value="-0.877794916823249">
                <text:p>-0.877794916823249</text:p>
              </table:table-cell>
              <table:table-cell office:value-type="float" office:value="105">
                <text:p>105</text:p>
              </table:table-cell>
              <table:table-cell office:value-type="float" office:value="-0.880773166823249">
                <text:p>-0.880773166823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-2.06064903181207">
                <text:p>-2.06064903181207</text:p>
              </table:table-cell>
              <table:table-cell office:value-type="float" office:value="110">
                <text:p>110</text:p>
              </table:table-cell>
              <table:table-cell office:value-type="float" office:value="-1.8385611462747">
                <text:p>-1.8385611462747</text:p>
              </table:table-cell>
              <table:table-cell office:value-type="float" office:value="110">
                <text:p>110</text:p>
              </table:table-cell>
              <table:table-cell office:value-type="float" office:value="-1.7109686040691">
                <text:p>-1.7109686040691</text:p>
              </table:table-cell>
              <table:table-cell office:value-type="float" office:value="110">
                <text:p>110</text:p>
              </table:table-cell>
              <table:table-cell office:value-type="float" office:value="-1.7173659165691">
                <text:p>-1.7173659165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-3.0506571952737">
                <text:p>-3.0506571952737</text:p>
              </table:table-cell>
              <table:table-cell office:value-type="float" office:value="115">
                <text:p>115</text:p>
              </table:table-cell>
              <table:table-cell office:value-type="float" office:value="-2.69006090209284">
                <text:p>-2.69006090209284</text:p>
              </table:table-cell>
              <table:table-cell office:value-type="float" office:value="115">
                <text:p>115</text:p>
              </table:table-cell>
              <table:table-cell office:value-type="float" office:value="-2.50260969589801">
                <text:p>-2.50260969589801</text:p>
              </table:table-cell>
              <table:table-cell office:value-type="float" office:value="115">
                <text:p>115</text:p>
              </table:table-cell>
              <table:table-cell office:value-type="float" office:value="-2.51277224277301">
                <text:p>-2.51277224277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-4.01378779043907">
                <text:p>-4.01378779043907</text:p>
              </table:table-cell>
              <table:table-cell office:value-type="float" office:value="120">
                <text:p>120</text:p>
              </table:table-cell>
              <table:table-cell office:value-type="float" office:value="-3.49859165475292">
                <text:p>-3.49859165475292</text:p>
              </table:table-cell>
              <table:table-cell office:value-type="float" office:value="120">
                <text:p>120</text:p>
              </table:table-cell>
              <table:table-cell office:value-type="float" office:value="-3.25568321291836">
                <text:p>-3.25568321291836</text:p>
              </table:table-cell>
              <table:table-cell office:value-type="float" office:value="120">
                <text:p>120</text:p>
              </table:table-cell>
              <table:table-cell office:value-type="float" office:value="-3.26984771291836">
                <text:p>-3.26984771291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-4.95004081730817">
                <text:p>-4.95004081730817</text:p>
              </table:table-cell>
              <table:table-cell office:value-type="float" office:value="125">
                <text:p>125</text:p>
              </table:table-cell>
              <table:table-cell office:value-type="float" office:value="-4.26581706054601">
                <text:p>-4.26581706054601</text:p>
              </table:table-cell>
              <table:table-cell office:value-type="float" office:value="125">
                <text:p>125</text:p>
              </table:table-cell>
              <table:table-cell office:value-type="float" office:value="-3.9730305621865">
                <text:p>-3.9730305621865</text:p>
              </table:table-cell>
              <table:table-cell office:value-type="float" office:value="125">
                <text:p>125</text:p>
              </table:table-cell>
              <table:table-cell office:value-type="float" office:value="-3.99131181218651">
                <text:p>-3.99131181218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-5.859416275881">
                <text:p>-5.859416275881</text:p>
              </table:table-cell>
              <table:table-cell office:value-type="float" office:value="130">
                <text:p>130</text:p>
              </table:table-cell>
              <table:table-cell office:value-type="float" office:value="-4.99340077576317">
                <text:p>-4.99340077576317</text:p>
              </table:table-cell>
              <table:table-cell office:value-type="float" office:value="130">
                <text:p>130</text:p>
              </table:table-cell>
              <table:table-cell office:value-type="float" office:value="-4.65736953720675">
                <text:p>-4.65736953720675</text:p>
              </table:table-cell>
              <table:table-cell office:value-type="float" office:value="130">
                <text:p>130</text:p>
              </table:table-cell>
              <table:table-cell office:value-type="float" office:value="-4.67975028720675">
                <text:p>-4.67975028720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-6.74191416615756">
                <text:p>-6.74191416615756</text:p>
              </table:table-cell>
              <table:table-cell office:value-type="float" office:value="135">
                <text:p>135</text:p>
              </table:table-cell>
              <table:table-cell office:value-type="float" office:value="-5.68300645669547">
                <text:p>-5.68300645669547</text:p>
              </table:table-cell>
              <table:table-cell office:value-type="float" office:value="135">
                <text:p>135</text:p>
              </table:table-cell>
              <table:table-cell office:value-type="float" office:value="-5.31129431793136">
                <text:p>-5.31129431793136</text:p>
              </table:table-cell>
              <table:table-cell office:value-type="float" office:value="135">
                <text:p>135</text:p>
              </table:table-cell>
              <table:table-cell office:value-type="float" office:value="-5.33761748980636">
                <text:p>-5.3376174898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-7.59753448813785">
                <text:p>-7.59753448813785</text:p>
              </table:table-cell>
              <table:table-cell office:value-type="float" office:value="140">
                <text:p>140</text:p>
              </table:table-cell>
              <table:table-cell office:value-type="float" office:value="-6.33629775963397">
                <text:p>-6.33629775963397</text:p>
              </table:table-cell>
              <table:table-cell office:value-type="float" office:value="140">
                <text:p>140</text:p>
              </table:table-cell>
              <table:table-cell office:value-type="float" office:value="-5.93727547076053">
                <text:p>-5.93727547076053</text:p>
              </table:table-cell>
              <table:table-cell office:value-type="float" office:value="140">
                <text:p>140</text:p>
              </table:table-cell>
              <table:table-cell office:value-type="float" office:value="-5.96723872076053">
                <text:p>-5.9672387207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-8.42627724182188">
                <text:p>-8.42627724182188</text:p>
              </table:table-cell>
              <table:table-cell office:value-type="float" office:value="145">
                <text:p>145</text:p>
              </table:table-cell>
              <table:table-cell office:value-type="float" office:value="-6.95493834086974">
                <text:p>-6.95493834086974</text:p>
              </table:table-cell>
              <table:table-cell office:value-type="float" office:value="145">
                <text:p>145</text:p>
              </table:table-cell>
              <table:table-cell office:value-type="float" office:value="-6.53765994854243">
                <text:p>-6.53765994854243</text:p>
              </table:table-cell>
              <table:table-cell office:value-type="float" office:value="145">
                <text:p>145</text:p>
              </table:table-cell>
              <table:table-cell office:value-type="float" office:value="-6.57081257354243">
                <text:p>-6.57081257354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-9.22814242720963">
                <text:p>-9.22814242720963</text:p>
              </table:table-cell>
              <table:table-cell office:value-type="float" office:value="150">
                <text:p>150</text:p>
              </table:table-cell>
              <table:table-cell office:value-type="float" office:value="-7.54059185669384">
                <text:p>-7.54059185669384</text:p>
              </table:table-cell>
              <table:table-cell office:value-type="float" office:value="150">
                <text:p>150</text:p>
              </table:table-cell>
              <table:table-cell office:value-type="float" office:value="-7.11467109057318">
                <text:p>-7.11467109057318</text:p>
              </table:table-cell>
              <table:table-cell office:value-type="float" office:value="150">
                <text:p>150</text:p>
              </table:table-cell>
              <table:table-cell office:value-type="float" office:value="-7.15041327807318">
                <text:p>-7.1504132780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-10.0031300443011">
                <text:p>-10.0031300443011</text:p>
              </table:table-cell>
              <table:table-cell office:value-type="float" office:value="155">
                <text:p>155</text:p>
              </table:table-cell>
              <table:table-cell office:value-type="float" office:value="-8.09492196339733">
                <text:p>-8.09492196339733</text:p>
              </table:table-cell>
              <table:table-cell office:value-type="float" office:value="155">
                <text:p>155</text:p>
              </table:table-cell>
              <table:table-cell office:value-type="float" office:value="-7.67040862259686">
                <text:p>-7.67040862259686</text:p>
              </table:table-cell>
              <table:table-cell office:value-type="float" office:value="155">
                <text:p>155</text:p>
              </table:table-cell>
              <table:table-cell office:value-type="float" office:value="-7.70799304447186">
                <text:p>-7.70799304447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-10.7512400930963">
                <text:p>-10.7512400930963</text:p>
              </table:table-cell>
              <table:table-cell office:value-type="float" office:value="160">
                <text:p>160</text:p>
              </table:table-cell>
              <table:table-cell office:value-type="float" office:value="-8.61959231727129">
                <text:p>-8.61959231727129</text:p>
              </table:table-cell>
              <table:table-cell office:value-type="float" office:value="160">
                <text:p>160</text:p>
              </table:table-cell>
              <table:table-cell office:value-type="float" office:value="-8.20684865680547">
                <text:p>-8.20684865680547</text:p>
              </table:table-cell>
              <table:table-cell office:value-type="float" office:value="160">
                <text:p>160</text:p>
              </table:table-cell>
              <table:table-cell office:value-type="float" office:value="-8.24538440680547">
                <text:p>-8.2453844068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-11.4724725735953">
                <text:p>-11.4724725735953</text:p>
              </table:table-cell>
              <table:table-cell office:value-type="float" office:value="165">
                <text:p>165</text:p>
              </table:table-cell>
              <table:table-cell office:value-type="float" office:value="-9.11626657460677">
                <text:p>-9.11626657460677</text:p>
              </table:table-cell>
              <table:table-cell office:value-type="float" office:value="165">
                <text:p>165</text:p>
              </table:table-cell>
              <table:table-cell office:value-type="float" office:value="-8.72584369183901">
                <text:p>-8.72584369183901</text:p>
              </table:table-cell>
              <table:table-cell office:value-type="float" office:value="165">
                <text:p>165</text:p>
              </table:table-cell>
              <table:table-cell office:value-type="float" office:value="-8.76430256683901">
                <text:p>-8.764302566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-12.166827485798">
                <text:p>-12.166827485798</text:p>
              </table:table-cell>
              <table:table-cell office:value-type="float" office:value="170">
                <text:p>170</text:p>
              </table:table-cell>
              <table:table-cell office:value-type="float" office:value="-9.58660839169483">
                <text:p>-9.58660839169483</text:p>
              </table:table-cell>
              <table:table-cell office:value-type="float" office:value="170">
                <text:p>170</text:p>
              </table:table-cell>
              <table:table-cell office:value-type="float" office:value="-9.22912261278541">
                <text:p>-9.22912261278541</text:p>
              </table:table-cell>
              <table:table-cell office:value-type="float" office:value="170">
                <text:p>170</text:p>
              </table:table-cell>
              <table:table-cell office:value-type="float" office:value="-9.26634773778541">
                <text:p>-9.2663477377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-12.8343048297044">
                <text:p>-12.8343048297044</text:p>
              </table:table-cell>
              <table:table-cell office:value-type="float" office:value="175">
                <text:p>175</text:p>
              </table:table-cell>
              <table:table-cell office:value-type="float" office:value="-10.0322814248266">
                <text:p>-10.0322814248266</text:p>
              </table:table-cell>
              <table:table-cell office:value-type="float" office:value="175">
                <text:p>175</text:p>
              </table:table-cell>
              <table:table-cell office:value-type="float" office:value="-9.71829069118054">
                <text:p>-9.71829069118054</text:p>
              </table:table-cell>
              <table:table-cell office:value-type="float" office:value="175">
                <text:p>175</text:p>
              </table:table-cell>
              <table:table-cell office:value-type="float" office:value="-9.75300748805554">
                <text:p>-9.7530074880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-13.4749046053145">
                <text:p>-13.4749046053145</text:p>
              </table:table-cell>
              <table:table-cell office:value-type="float" office:value="180">
                <text:p>180</text:p>
              </table:table-cell>
              <table:table-cell office:value-type="float" office:value="-10.454949330293">
                <text:p>-10.454949330293</text:p>
              </table:table-cell>
              <table:table-cell office:value-type="float" office:value="180">
                <text:p>180</text:p>
              </table:table-cell>
              <table:table-cell office:value-type="float" office:value="-10.1948295850083">
                <text:p>-10.1948295850083</text:p>
              </table:table-cell>
              <table:table-cell office:value-type="float" office:value="180">
                <text:p>180</text:p>
              </table:table-cell>
              <table:table-cell office:value-type="float" office:value="-10.2256590850083">
                <text:p>-10.225659085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-14.0886268126284">
                <text:p>-14.0886268126284</text:p>
              </table:table-cell>
              <table:table-cell office:value-type="float" office:value="185">
                <text:p>185</text:p>
              </table:table-cell>
              <table:table-cell office:value-type="float" office:value="-10.8562757643852">
                <text:p>-10.8562757643852</text:p>
              </table:table-cell>
              <table:table-cell office:value-type="float" office:value="185">
                <text:p>185</text:p>
              </table:table-cell>
              <table:table-cell office:value-type="float" office:value="-10.6600973387003">
                <text:p>-10.6600973387003</text:p>
              </table:table-cell>
              <table:table-cell office:value-type="float" office:value="185">
                <text:p>185</text:p>
              </table:table-cell>
              <table:table-cell office:value-type="float" office:value="-10.6855718387003">
                <text:p>-10.685571838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-14.675471451646">
                <text:p>-14.675471451646</text:p>
              </table:table-cell>
              <table:table-cell office:value-type="float" office:value="190">
                <text:p>190</text:p>
              </table:table-cell>
              <table:table-cell office:value-type="float" office:value="-11.2379243833943">
                <text:p>-11.2379243833943</text:p>
              </table:table-cell>
              <table:table-cell office:value-type="float" office:value="190">
                <text:p>190</text:p>
              </table:table-cell>
              <table:table-cell office:value-type="float" office:value="-11.1153283831365">
                <text:p>-11.1153283831365</text:p>
              </table:table-cell>
              <table:table-cell office:value-type="float" office:value="190">
                <text:p>190</text:p>
              </table:table-cell>
              <table:table-cell office:value-type="float" office:value="-11.1339094456365">
                <text:p>-11.1339094456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-15.2354385223674">
                <text:p>-15.2354385223674</text:p>
              </table:table-cell>
              <table:table-cell office:value-type="float" office:value="195">
                <text:p>195</text:p>
              </table:table-cell>
              <table:table-cell office:value-type="float" office:value="-11.6015588436113">
                <text:p>-11.6015588436113</text:p>
              </table:table-cell>
              <table:table-cell office:value-type="float" office:value="195">
                <text:p>195</text:p>
              </table:table-cell>
              <table:table-cell office:value-type="float" office:value="-11.5616335356445">
                <text:p>-11.5616335356445</text:p>
              </table:table-cell>
              <table:table-cell office:value-type="float" office:value="195">
                <text:p>195</text:p>
              </table:table-cell>
              <table:table-cell office:value-type="float" office:value="-11.5717323325195">
                <text:p>-11.5717323325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15.7685280247925">
                <text:p>-15.7685280247925</text:p>
              </table:table-cell>
              <table:table-cell office:value-type="float" office:value="200">
                <text:p>200</text:p>
              </table:table-cell>
              <table:table-cell office:value-type="float" office:value="-11.9488428013272">
                <text:p>-11.948842801327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-16.2747399589213">
                <text:p>-16.2747399589213</text:p>
              </table:table-cell>
              <table:table-cell office:value-type="float" office:value="205">
                <text:p>205</text:p>
              </table:table-cell>
              <table:table-cell office:value-type="float" office:value="-12.2814399128332">
                <text:p>-12.2814399128332</text:p>
              </table:table-cell>
              <table:table-cell office:value-type="float" office:value="205">
                <text:p>205</text:p>
              </table:table-cell>
              <table:table-cell office:value-type="float" office:value="-12.4312913664265">
                <text:p>-12.4312913664265</text:p>
              </table:table-cell>
              <table:table-cell office:value-type="float" office:value="205">
                <text:p>205</text:p>
              </table:table-cell>
              <table:table-cell office:value-type="float" office:value="-12.4195733664265">
                <text:p>-12.4195733664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-16.7540743247538">
                <text:p>-16.7540743247538</text:p>
              </table:table-cell>
              <table:table-cell office:value-type="float" office:value="210">
                <text:p>210</text:p>
              </table:table-cell>
              <table:table-cell office:value-type="float" office:value="-12.6010138344203">
                <text:p>-12.6010138344203</text:p>
              </table:table-cell>
              <table:table-cell office:value-type="float" office:value="210">
                <text:p>210</text:p>
              </table:table-cell>
              <table:table-cell office:value-type="float" office:value="-12.8562476115957">
                <text:p>-12.8562476115957</text:p>
              </table:table-cell>
              <table:table-cell office:value-type="float" office:value="210">
                <text:p>210</text:p>
              </table:table-cell>
              <table:table-cell office:value-type="float" office:value="-12.8312171115957">
                <text:p>-12.831217111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-17.2065311222901">
                <text:p>-17.2065311222901</text:p>
              </table:table-cell>
              <table:table-cell office:value-type="float" office:value="215">
                <text:p>215</text:p>
              </table:table-cell>
              <table:table-cell office:value-type="float" office:value="-12.9092282223796">
                <text:p>-12.9092282223796</text:p>
              </table:table-cell>
              <table:table-cell office:value-type="float" office:value="215">
                <text:p>215</text:p>
              </table:table-cell>
              <table:table-cell office:value-type="float" office:value="-13.275485098627">
                <text:p>-13.275485098627</text:p>
              </table:table-cell>
              <table:table-cell office:value-type="float" office:value="215">
                <text:p>215</text:p>
              </table:table-cell>
              <table:table-cell office:value-type="float" office:value="-13.235602020502">
                <text:p>-13.235602020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-17.6321103515301">
                <text:p>-17.6321103515301</text:p>
              </table:table-cell>
              <table:table-cell office:value-type="float" office:value="220">
                <text:p>220</text:p>
              </table:table-cell>
              <table:table-cell office:value-type="float" office:value="-13.2077467330021">
                <text:p>-13.2077467330021</text:p>
              </table:table-cell>
              <table:table-cell office:value-type="float" office:value="220">
                <text:p>220</text:p>
              </table:table-cell>
              <table:table-cell office:value-type="float" office:value="-13.6894965770879">
                <text:p>-13.6894965770879</text:p>
              </table:table-cell>
              <table:table-cell office:value-type="float" office:value="220">
                <text:p>220</text:p>
              </table:table-cell>
              <table:table-cell office:value-type="float" office:value="-13.6333073270879">
                <text:p>-13.6333073270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-18.0308120124738">
                <text:p>-18.0308120124738</text:p>
              </table:table-cell>
              <table:table-cell office:value-type="float" office:value="225">
                <text:p>225</text:p>
              </table:table-cell>
              <table:table-cell office:value-type="float" office:value="-13.4982330225789">
                <text:p>-13.4982330225789</text:p>
              </table:table-cell>
              <table:table-cell office:value-type="float" office:value="225">
                <text:p>225</text:p>
              </table:table-cell>
              <table:table-cell office:value-type="float" office:value="-14.0986511829939">
                <text:p>-14.0986511829939</text:p>
              </table:table-cell>
              <table:table-cell office:value-type="float" office:value="225">
                <text:p>225</text:p>
              </table:table-cell>
              <table:table-cell office:value-type="float" office:value="-14.0248230579939">
                <text:p>-14.024823057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-18.4026361051213">
                <text:p>-18.4026361051213</text:p>
              </table:table-cell>
              <table:table-cell office:value-type="float" office:value="230">
                <text:p>230</text:p>
              </table:table-cell>
              <table:table-cell office:value-type="float" office:value="-13.7823507474011">
                <text:p>-13.7823507474011</text:p>
              </table:table-cell>
              <table:table-cell office:value-type="float" office:value="230">
                <text:p>230</text:p>
              </table:table-cell>
              <table:table-cell office:value-type="float" office:value="-14.5031944388082">
                <text:p>-14.5031944388082</text:p>
              </table:table-cell>
              <table:table-cell office:value-type="float" office:value="230">
                <text:p>230</text:p>
              </table:table-cell>
              <table:table-cell office:value-type="float" office:value="-14.4105523763082">
                <text:p>-14.410552376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-18.7475826294725">
                <text:p>-18.7475826294725</text:p>
              </table:table-cell>
              <table:table-cell office:value-type="float" office:value="235">
                <text:p>235</text:p>
              </table:table-cell>
              <table:table-cell office:value-type="float" office:value="-14.0617635637597">
                <text:p>-14.0617635637597</text:p>
              </table:table-cell>
              <table:table-cell office:value-type="float" office:value="235">
                <text:p>235</text:p>
              </table:table-cell>
              <table:table-cell office:value-type="float" office:value="-14.9032482534423">
                <text:p>-14.9032482534423</text:p>
              </table:table-cell>
              <table:table-cell office:value-type="float" office:value="235">
                <text:p>235</text:p>
              </table:table-cell>
              <table:table-cell office:value-type="float" office:value="-14.7908139253173">
                <text:p>-14.7908139253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-19.0656515855274">
                <text:p>-19.0656515855274</text:p>
              </table:table-cell>
              <table:table-cell office:value-type="float" office:value="240">
                <text:p>240</text:p>
              </table:table-cell>
              <table:table-cell office:value-type="float" office:value="-14.3381351279457">
                <text:p>-14.3381351279457</text:p>
              </table:table-cell>
              <table:table-cell office:value-type="float" office:value="240">
                <text:p>240</text:p>
              </table:table-cell>
              <table:table-cell office:value-type="float" office:value="-15.2988109222554">
                <text:p>-15.2988109222554</text:p>
              </table:table-cell>
              <table:table-cell office:value-type="float" office:value="240">
                <text:p>240</text:p>
              </table:table-cell>
              <table:table-cell office:value-type="float" office:value="-15.1658441722554">
                <text:p>-15.165844172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-19.3568429732861">
                <text:p>-19.3568429732861</text:p>
              </table:table-cell>
              <table:table-cell office:value-type="float" office:value="245">
                <text:p>245</text:p>
              </table:table-cell>
              <table:table-cell office:value-type="float" office:value="-14.6131290962504">
                <text:p>-14.6131290962504</text:p>
              </table:table-cell>
              <table:table-cell office:value-type="float" office:value="245">
                <text:p>245</text:p>
              </table:table-cell>
              <table:table-cell office:value-type="float" office:value="-15.6897571270547">
                <text:p>-15.6897571270547</text:p>
              </table:table-cell>
              <table:table-cell office:value-type="float" office:value="245">
                <text:p>245</text:p>
              </table:table-cell>
              <table:table-cell office:value-type="float" office:value="-15.5357997520547">
                <text:p>-15.535799752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-19.6211567927485">
                <text:p>-19.6211567927485</text:p>
              </table:table-cell>
              <table:table-cell office:value-type="float" office:value="250">
                <text:p>250</text:p>
              </table:table-cell>
              <table:table-cell office:value-type="float" office:value="-14.8884091249646">
                <text:p>-14.8884091249646</text:p>
              </table:table-cell>
              <table:table-cell office:value-type="float" office:value="250">
                <text:p>250</text:p>
              </table:table-cell>
              <table:table-cell office:value-type="float" office:value="-16.0758379360954">
                <text:p>-16.0758379360954</text:p>
              </table:table-cell>
              <table:table-cell office:value-type="float" office:value="250">
                <text:p>250</text:p>
              </table:table-cell>
              <table:table-cell office:value-type="float" office:value="-15.9007598110954">
                <text:p>-15.900759811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-19.8585930439146">
                <text:p>-19.8585930439146</text:p>
              </table:table-cell>
              <table:table-cell office:value-type="float" office:value="255">
                <text:p>255</text:p>
              </table:table-cell>
              <table:table-cell office:value-type="float" office:value="-15.1656388703796">
                <text:p>-15.1656388703796</text:p>
              </table:table-cell>
              <table:table-cell office:value-type="float" office:value="255">
                <text:p>255</text:p>
              </table:table-cell>
              <table:table-cell office:value-type="float" office:value="-16.4566808040807">
                <text:p>-16.4566808040807</text:p>
              </table:table-cell>
              <table:table-cell office:value-type="float" office:value="255">
                <text:p>255</text:p>
              </table:table-cell>
              <table:table-cell office:value-type="float" office:value="-16.2607283509557">
                <text:p>-16.2607283509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-20.0691517267845">
                <text:p>-20.0691517267845</text:p>
              </table:table-cell>
              <table:table-cell office:value-type="float" office:value="260">
                <text:p>260</text:p>
              </table:table-cell>
              <table:table-cell office:value-type="float" office:value="-15.4464819887863">
                <text:p>-15.4464819887863</text:p>
              </table:table-cell>
              <table:table-cell office:value-type="float" office:value="260">
                <text:p>260</text:p>
              </table:table-cell>
              <table:table-cell office:value-type="float" office:value="-16.8317895721617">
                <text:p>-16.8317895721617</text:p>
              </table:table-cell>
              <table:table-cell office:value-type="float" office:value="260">
                <text:p>260</text:p>
              </table:table-cell>
              <table:table-cell office:value-type="float" office:value="-16.6156365721617">
                <text:p>-16.615636572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-20.2528328413581">
                <text:p>-20.2528328413581</text:p>
              </table:table-cell>
              <table:table-cell office:value-type="float" office:value="265">
                <text:p>265</text:p>
              </table:table-cell>
              <table:table-cell office:value-type="float" office:value="-15.7326021364758">
                <text:p>-15.7326021364758</text:p>
              </table:table-cell>
              <table:table-cell office:value-type="float" office:value="265">
                <text:p>265</text:p>
              </table:table-cell>
              <table:table-cell office:value-type="float" office:value="-17.2005444679373">
                <text:p>-17.2005444679373</text:p>
              </table:table-cell>
              <table:table-cell office:value-type="float" office:value="265">
                <text:p>265</text:p>
              </table:table-cell>
              <table:table-cell office:value-type="float" office:value="-16.9653452179373">
                <text:p>-16.9653452179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-20.4096363876354">
                <text:p>-20.4096363876354</text:p>
              </table:table-cell>
              <table:table-cell office:value-type="float" office:value="270">
                <text:p>270</text:p>
              </table:table-cell>
              <table:table-cell office:value-type="float" office:value="-16.0256629697392">
                <text:p>-16.0256629697392</text:p>
              </table:table-cell>
              <table:table-cell office:value-type="float" office:value="270">
                <text:p>270</text:p>
              </table:table-cell>
              <table:table-cell office:value-type="float" office:value="-17.5622021054547">
                <text:p>-17.5622021054547</text:p>
              </table:table-cell>
              <table:table-cell office:value-type="float" office:value="270">
                <text:p>270</text:p>
              </table:table-cell>
              <table:table-cell office:value-type="float" office:value="-17.3096469179547">
                <text:p>-17.3096469179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-20.5395623656165">
                <text:p>-20.5395623656165</text:p>
              </table:table-cell>
              <table:table-cell office:value-type="float" office:value="275">
                <text:p>275</text:p>
              </table:table-cell>
              <table:table-cell office:value-type="float" office:value="-16.3273281448675">
                <text:p>-16.3273281448675</text:p>
              </table:table-cell>
              <table:table-cell office:value-type="float" office:value="275">
                <text:p>275</text:p>
              </table:table-cell>
              <table:table-cell office:value-type="float" office:value="-17.9158954852087">
                <text:p>-17.9158954852087</text:p>
              </table:table-cell>
              <table:table-cell office:value-type="float" office:value="275">
                <text:p>275</text:p>
              </table:table-cell>
              <table:table-cell office:value-type="float" office:value="-17.6482685320837">
                <text:p>-17.6482685320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-20.6426107753013">
                <text:p>-20.6426107753013</text:p>
              </table:table-cell>
              <table:table-cell office:value-type="float" office:value="280">
                <text:p>280</text:p>
              </table:table-cell>
              <table:table-cell office:value-type="float" office:value="-16.6392613181518">
                <text:p>-16.6392613181518</text:p>
              </table:table-cell>
              <table:table-cell office:value-type="float" office:value="280">
                <text:p>280</text:p>
              </table:table-cell>
              <table:table-cell office:value-type="float" office:value="-18.2606339941423">
                <text:p>-18.2606339941423</text:p>
              </table:table-cell>
              <table:table-cell office:value-type="float" office:value="280">
                <text:p>280</text:p>
              </table:table-cell>
              <table:table-cell office:value-type="float" office:value="-17.9808734941423">
                <text:p>-17.9808734941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-20.7187816166898">
                <text:p>-20.7187816166898</text:p>
              </table:table-cell>
              <table:table-cell office:value-type="float" office:value="285">
                <text:p>285</text:p>
              </table:table-cell>
              <table:table-cell office:value-type="float" office:value="-16.9631261458833">
                <text:p>-16.9631261458833</text:p>
              </table:table-cell>
              <table:table-cell office:value-type="float" office:value="285">
                <text:p>285</text:p>
              </table:table-cell>
              <table:table-cell office:value-type="float" office:value="-18.5953034056463">
                <text:p>-18.5953034056463</text:p>
              </table:table-cell>
              <table:table-cell office:value-type="float" office:value="285">
                <text:p>285</text:p>
              </table:table-cell>
              <table:table-cell office:value-type="float" office:value="-18.3070641556463">
                <text:p>-18.307064155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-20.768074889782">
                <text:p>-20.768074889782</text:p>
              </table:table-cell>
              <table:table-cell office:value-type="float" office:value="290">
                <text:p>290</text:p>
              </table:table-cell>
              <table:table-cell office:value-type="float" office:value="-17.3005862843528">
                <text:p>-17.3005862843528</text:p>
              </table:table-cell>
              <table:table-cell office:value-type="float" office:value="290">
                <text:p>290</text:p>
              </table:table-cell>
              <table:table-cell office:value-type="float" office:value="-18.9186658795596">
                <text:p>-18.9186658795596</text:p>
              </table:table-cell>
              <table:table-cell office:value-type="float" office:value="290">
                <text:p>290</text:p>
              </table:table-cell>
              <table:table-cell office:value-type="float" office:value="-18.6263841295596">
                <text:p>-18.626384129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-20.790490594578">
                <text:p>-20.790490594578</text:p>
              </table:table-cell>
              <table:table-cell office:value-type="float" office:value="295">
                <text:p>295</text:p>
              </table:table-cell>
              <table:table-cell office:value-type="float" office:value="-17.6533053898516">
                <text:p>-17.6533053898516</text:p>
              </table:table-cell>
              <table:table-cell office:value-type="float" office:value="295">
                <text:p>295</text:p>
              </table:table-cell>
              <table:table-cell office:value-type="float" office:value="-19.2293599621689">
                <text:p>-19.2293599621689</text:p>
              </table:table-cell>
              <table:table-cell office:value-type="float" office:value="295">
                <text:p>295</text:p>
              </table:table-cell>
              <table:table-cell office:value-type="float" office:value="-18.9383206340439">
                <text:p>-18.938320634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20.7860287310777">
                <text:p>-20.7860287310777</text:p>
              </table:table-cell>
              <table:table-cell office:value-type="float" office:value="300">
                <text:p>300</text:p>
              </table:table-cell>
              <table:table-cell office:value-type="float" office:value="-18.0229471186706">
                <text:p>-18.0229471186706</text:p>
              </table:table-cell>
              <table:table-cell office:value-type="float" office:value="300">
                <text:p>300</text:p>
              </table:table-cell>
              <table:table-cell office:value-type="float" office:value="-19.5259005862089">
                <text:p>-19.5259005862089</text:p>
              </table:table-cell>
              <table:table-cell office:value-type="float" office:value="300">
                <text:p>300</text:p>
              </table:table-cell>
              <table:table-cell office:value-type="float" office:value="-19.2423068362089">
                <text:p>-19.242306836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-20.7546892992812">
                <text:p>-20.7546892992812</text:p>
              </table:table-cell>
              <table:table-cell office:value-type="float" office:value="305">
                <text:p>305</text:p>
              </table:table-cell>
              <table:table-cell office:value-type="float" office:value="-18.4111751271009">
                <text:p>-18.4111751271009</text:p>
              </table:table-cell>
              <table:table-cell office:value-type="float" office:value="305">
                <text:p>305</text:p>
              </table:table-cell>
              <table:table-cell office:value-type="float" office:value="-19.8066790708623">
                <text:p>-19.8066790708623</text:p>
              </table:table-cell>
              <table:table-cell office:value-type="float" office:value="305">
                <text:p>305</text:p>
              </table:table-cell>
              <table:table-cell office:value-type="float" office:value="-19.5377241958623">
                <text:p>-19.537724195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-20.6964722991884">
                <text:p>-20.6964722991884</text:p>
              </table:table-cell>
              <table:table-cell office:value-type="float" office:value="310">
                <text:p>310</text:p>
              </table:table-cell>
              <table:table-cell office:value-type="float" office:value="-18.8196530714337">
                <text:p>-18.8196530714337</text:p>
              </table:table-cell>
              <table:table-cell office:value-type="float" office:value="310">
                <text:p>310</text:p>
              </table:table-cell>
              <table:table-cell office:value-type="float" office:value="-20.0699631217597">
                <text:p>-20.0699631217597</text:p>
              </table:table-cell>
              <table:table-cell office:value-type="float" office:value="310">
                <text:p>310</text:p>
              </table:table-cell>
              <table:table-cell office:value-type="float" office:value="-19.8239048092597">
                <text:p>-19.8239048092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-20.6113777307993">
                <text:p>-20.6113777307993</text:p>
              </table:table-cell>
              <table:table-cell office:value-type="float" office:value="315">
                <text:p>315</text:p>
              </table:table-cell>
              <table:table-cell office:value-type="float" office:value="-19.2500446079599">
                <text:p>-19.2500446079599</text:p>
              </table:table-cell>
              <table:table-cell office:value-type="float" office:value="315">
                <text:p>315</text:p>
              </table:table-cell>
              <table:table-cell office:value-type="float" office:value="-20.3138968309797">
                <text:p>-20.3138968309797</text:p>
              </table:table-cell>
              <table:table-cell office:value-type="float" office:value="315">
                <text:p>315</text:p>
              </table:table-cell>
              <table:table-cell office:value-type="float" office:value="-20.1001337528547">
                <text:p>-20.100133752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-20.4994055941139">
                <text:p>-20.4994055941139</text:p>
              </table:table-cell>
              <table:table-cell office:value-type="float" office:value="320">
                <text:p>320</text:p>
              </table:table-cell>
              <table:table-cell office:value-type="float" office:value="-19.7040133929706">
                <text:p>-19.7040133929706</text:p>
              </table:table-cell>
              <table:table-cell office:value-type="float" office:value="320">
                <text:p>320</text:p>
              </table:table-cell>
              <table:table-cell office:value-type="float" office:value="-20.5365006770489">
                <text:p>-20.5365006770489</text:p>
              </table:table-cell>
              <table:table-cell office:value-type="float" office:value="320">
                <text:p>320</text:p>
              </table:table-cell>
              <table:table-cell office:value-type="float" office:value="-20.3656514270489">
                <text:p>-20.3656514270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-20.3605558891323">
                <text:p>-20.3605558891323</text:p>
              </table:table-cell>
              <table:table-cell office:value-type="float" office:value="325">
                <text:p>325</text:p>
              </table:table-cell>
              <table:table-cell office:value-type="float" office:value="-20.1832230827569">
                <text:p>-20.1832230827569</text:p>
              </table:table-cell>
              <table:table-cell office:value-type="float" office:value="325">
                <text:p>325</text:p>
              </table:table-cell>
              <table:table-cell office:value-type="float" office:value="-20.7356715249418">
                <text:p>-20.7356715249418</text:p>
              </table:table-cell>
              <table:table-cell office:value-type="float" office:value="325">
                <text:p>325</text:p>
              </table:table-cell>
              <table:table-cell office:value-type="float" office:value="-20.6196558999418">
                <text:p>-20.619655899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-20.1948286158544">
                <text:p>-20.1948286158544</text:p>
              </table:table-cell>
              <table:table-cell office:value-type="float" office:value="330">
                <text:p>330</text:p>
              </table:table-cell>
              <table:table-cell office:value-type="float" office:value="-20.6893373336098">
                <text:p>-20.6893373336098</text:p>
              </table:table-cell>
              <table:table-cell office:value-type="float" office:value="330">
                <text:p>330</text:p>
              </table:table-cell>
              <table:table-cell office:value-type="float" office:value="-20.9091826260807">
                <text:p>-20.9091826260807</text:p>
              </table:table-cell>
              <table:table-cell office:value-type="float" office:value="330">
                <text:p>330</text:p>
              </table:table-cell>
              <table:table-cell office:value-type="float" office:value="-20.8613052510807">
                <text:p>-20.861305251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-20.0022237742803">
                <text:p>-20.0022237742803</text:p>
              </table:table-cell>
              <table:table-cell office:value-type="float" office:value="335">
                <text:p>335</text:p>
              </table:table-cell>
              <table:table-cell office:value-type="float" office:value="-21.2240198018205">
                <text:p>-21.2240198018205</text:p>
              </table:table-cell>
              <table:table-cell office:value-type="float" office:value="335">
                <text:p>335</text:p>
              </table:table-cell>
              <table:table-cell office:value-type="float" office:value="-21.0546836183361">
                <text:p>-21.0546836183361</text:p>
              </table:table-cell>
              <table:table-cell office:value-type="float" office:value="335">
                <text:p>335</text:p>
              </table:table-cell>
              <table:table-cell office:value-type="float" office:value="-21.0897199152111">
                <text:p>-21.0897199152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47cm" svg:height="14.551cm" xlink:href=".." xlink:type="simple" chart:class="chart:scatter" chart:style-name="ch1">
        <chart:legend chart:legend-position="end" svg:x="8.173cm" svg:y="4.735cm" style:legend-expansion="high" chart:style-name="ch2"/>
        <chart:plot-area chart:style-name="ch3" table:cell-range-address="'Tech Disc.'.H26:'Tech Disc.'.R77" chart:data-source-has-labels="row" svg:x="0.209cm" svg:y="0.291cm" svg:width="7.755cm" svg:height="13.969cm">
          <chart:coordinate-region svg:x="0.936cm" svg:y="0.491cm" svg:width="6.749cm" svg:height="13.12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ech Disc.'.I27:'Tech Disc.'.I77" chart:label-cell-address="'Tech Disc.'.I26:'Tech Disc.'.I26" chart:class="chart:scatter">
            <chart:domain table:cell-range-address="'Tech Disc.'.H27:'Tech Disc.'.H77"/>
            <chart:data-point chart:repeated="51"/>
          </chart:series>
          <chart:series chart:style-name="ch8" chart:values-cell-range-address="'Tech Disc.'.J27:'Tech Disc.'.J77" chart:label-cell-address="'Tech Disc.'.J26:'Tech Disc.'.J26" chart:class="chart:scatter">
            <chart:data-point chart:repeated="51"/>
          </chart:series>
          <chart:series chart:style-name="ch9" chart:values-cell-range-address="'Tech Disc.'.K27:'Tech Disc.'.K77" chart:label-cell-address="'Tech Disc.'.K26:'Tech Disc.'.K26" chart:class="chart:scatter">
            <chart:data-point chart:repeated="51"/>
          </chart:series>
          <chart:series chart:style-name="ch10" chart:values-cell-range-address="'Tech Disc.'.L27:'Tech Disc.'.L77" chart:label-cell-address="'Tech Disc.'.L26:'Tech Disc.'.L26" chart:class="chart:scatter">
            <chart:data-point chart:repeated="51"/>
          </chart:series>
          <chart:series chart:style-name="ch11" chart:values-cell-range-address="'Tech Disc.'.M27:'Tech Disc.'.M77" chart:label-cell-address="'Tech Disc.'.M26:'Tech Disc.'.M26" chart:class="chart:scatter">
            <chart:data-point chart:repeated="51"/>
          </chart:series>
          <chart:series chart:style-name="ch12" chart:values-cell-range-address="'Tech Disc.'.N27:'Tech Disc.'.N77" chart:label-cell-address="'Tech Disc.'.N26:'Tech Disc.'.N26" chart:class="chart:scatter">
            <chart:data-point chart:repeated="51"/>
          </chart:series>
          <chart:series chart:style-name="ch13" chart:values-cell-range-address="'Tech Disc.'.O27:'Tech Disc.'.O77" chart:label-cell-address="'Tech Disc.'.O26:'Tech Disc.'.O26" chart:class="chart:scatter">
            <chart:data-point chart:repeated="51"/>
          </chart:series>
          <chart:series chart:style-name="ch14" chart:values-cell-range-address="'Tech Disc.'.P27:'Tech Disc.'.P77" chart:label-cell-address="'Tech Disc.'.P26:'Tech Disc.'.P26" chart:class="chart:scatter">
            <chart:data-point chart:repeated="51"/>
          </chart:series>
          <chart:series chart:style-name="ch15" chart:values-cell-range-address="'Tech Disc.'.Q27:'Tech Disc.'.Q77" chart:label-cell-address="'Tech Disc.'.Q26:'Tech Disc.'.Q26" chart:class="chart:scatter">
            <chart:data-point chart:repeated="51"/>
          </chart:series>
          <chart:series chart:style-name="ch16" chart:values-cell-range-address="'Tech Disc.'.R27:'Tech Disc.'.R77" chart:label-cell-address="'Tech Disc.'.R26:'Tech Disc.'.R26" chart:class="chart:scatte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+1on5</text:p>
                <draw:g>
                  <svg:desc>'Tech Disc.'.I26:'Tech Disc.'.I26</svg:desc>
                </draw:g>
              </table:table-cell>
              <table:table-cell office:value-type="string">
                <text:p>+2on5</text:p>
                <draw:g>
                  <svg:desc>'Tech Disc.'.J26:'Tech Disc.'.J26</svg:desc>
                </draw:g>
              </table:table-cell>
              <table:table-cell office:value-type="string">
                <text:p>+3on5</text:p>
                <draw:g>
                  <svg:desc>'Tech Disc.'.K26:'Tech Disc.'.K26</svg:desc>
                </draw:g>
              </table:table-cell>
              <table:table-cell office:value-type="string">
                <text:p>+4on5</text:p>
                <draw:g>
                  <svg:desc>'Tech Disc.'.L26:'Tech Disc.'.L26</svg:desc>
                </draw:g>
              </table:table-cell>
              <table:table-cell office:value-type="string">
                <text:p>+1on4</text:p>
                <draw:g>
                  <svg:desc>'Tech Disc.'.M26:'Tech Disc.'.M26</svg:desc>
                </draw:g>
              </table:table-cell>
              <table:table-cell office:value-type="string">
                <text:p>+2on4</text:p>
                <draw:g>
                  <svg:desc>'Tech Disc.'.N26:'Tech Disc.'.N26</svg:desc>
                </draw:g>
              </table:table-cell>
              <table:table-cell office:value-type="string">
                <text:p>+3on4</text:p>
                <draw:g>
                  <svg:desc>'Tech Disc.'.O26:'Tech Disc.'.O26</svg:desc>
                </draw:g>
              </table:table-cell>
              <table:table-cell office:value-type="string">
                <text:p>+1on3</text:p>
                <draw:g>
                  <svg:desc>'Tech Disc.'.P26:'Tech Disc.'.P26</svg:desc>
                </draw:g>
              </table:table-cell>
              <table:table-cell office:value-type="string">
                <text:p>+2on3</text:p>
                <draw:g>
                  <svg:desc>'Tech Disc.'.Q26:'Tech Disc.'.Q26</svg:desc>
                </draw:g>
              </table:table-cell>
              <table:table-cell office:value-type="string">
                <text:p>+1on2</text:p>
                <draw:g>
                  <svg:desc>'Tech Disc.'.R26:'Tech Disc.'.R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H27:'Tech Disc.'.H77</svg:desc>
                </draw:g>
              </table:table-cell>
              <table:table-cell office:value-type="float" office:value="0">
                <text:p>0</text:p>
                <draw:g>
                  <svg:desc>'Tech Disc.'.I27:'Tech Disc.'.I77</svg:desc>
                </draw:g>
              </table:table-cell>
              <table:table-cell office:value-type="float" office:value="0">
                <text:p>0</text:p>
                <draw:g>
                  <svg:desc>'Tech Disc.'.J27:'Tech Disc.'.J77</svg:desc>
                </draw:g>
              </table:table-cell>
              <table:table-cell office:value-type="float" office:value="0">
                <text:p>0</text:p>
                <draw:g>
                  <svg:desc>'Tech Disc.'.K27:'Tech Disc.'.K77</svg:desc>
                </draw:g>
              </table:table-cell>
              <table:table-cell office:value-type="float" office:value="0">
                <text:p>0</text:p>
                <draw:g>
                  <svg:desc>'Tech Disc.'.L27:'Tech Disc.'.L77</svg:desc>
                </draw:g>
              </table:table-cell>
              <table:table-cell office:value-type="float" office:value="0">
                <text:p>0</text:p>
                <draw:g>
                  <svg:desc>'Tech Disc.'.M27:'Tech Disc.'.M77</svg:desc>
                </draw:g>
              </table:table-cell>
              <table:table-cell office:value-type="float" office:value="0">
                <text:p>0</text:p>
                <draw:g>
                  <svg:desc>'Tech Disc.'.N27:'Tech Disc.'.N77</svg:desc>
                </draw:g>
              </table:table-cell>
              <table:table-cell office:value-type="float" office:value="0">
                <text:p>0</text:p>
                <draw:g>
                  <svg:desc>'Tech Disc.'.O27:'Tech Disc.'.O77</svg:desc>
                </draw:g>
              </table:table-cell>
              <table:table-cell office:value-type="float" office:value="0">
                <text:p>0</text:p>
                <draw:g>
                  <svg:desc>'Tech Disc.'.P27:'Tech Disc.'.P77</svg:desc>
                </draw:g>
              </table:table-cell>
              <table:table-cell office:value-type="float" office:value="0">
                <text:p>0</text:p>
                <draw:g>
                  <svg:desc>'Tech Disc.'.Q27:'Tech Disc.'.Q77</svg:desc>
                </draw:g>
              </table:table-cell>
              <table:table-cell office:value-type="float" office:value="0">
                <text:p>0</text:p>
                <draw:g>
                  <svg:desc>'Tech Disc.'.R27:'Tech Disc.'.R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764768">
                <text:p>0.003764768</text:p>
              </table:table-cell>
              <table:table-cell office:value-type="float" office:value="0.000076832">
                <text:p>0.000076832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0003136">
                <text:p>0.00003136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001176">
                <text:p>0.00117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000589824">
                <text:p>0.000589824</text:p>
              </table:table-cell>
              <table:table-cell office:value-type="float" office:value="0.000012288">
                <text:p>0.000012288</text:p>
              </table:table-cell>
              <table:table-cell office:value-type="float" office:value="0.0000001024">
                <text:p>0.0000001024</text:p>
              </table:table-cell>
              <table:table-cell office:value-type="float" office:value="0.00884736">
                <text:p>0.00884736</text:p>
              </table:table-cell>
              <table:table-cell office:value-type="float" office:value="0.00024576">
                <text:p>0.00024576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04608">
                <text:p>0.004608</text:p>
              </table:table-cell>
              <table:table-cell office:value-type="float" office:value="0.000064">
                <text:p>0.0000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9901024">
                <text:p>0.029901024</text:p>
              </table:table-cell>
              <table:table-cell office:value-type="float" office:value="0.001908576">
                <text:p>0.001908576</text:p>
              </table:table-cell>
              <table:table-cell office:value-type="float" office:value="0.000060912">
                <text:p>0.000060912</text:p>
              </table:table-cell>
              <table:table-cell office:value-type="float" office:value="0.0000007776">
                <text:p>0.0000007776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00081216">
                <text:p>0.00081216</text:p>
              </table:table-cell>
              <table:table-cell office:value-type="float" office:value="0.00001296">
                <text:p>0.00001296</text:p>
              </table:table-cell>
              <table:table-cell office:value-type="float" office:value="0.010152">
                <text:p>0.010152</text:p>
              </table:table-cell>
              <table:table-cell office:value-type="float" office:value="0.000216">
                <text:p>0.00021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004333568">
                <text:p>0.004333568</text:p>
              </table:table-cell>
              <table:table-cell office:value-type="float" office:value="0.000188416">
                <text:p>0.000188416</text:p>
              </table:table-cell>
              <table:table-cell office:value-type="float" office:value="0.0000032768">
                <text:p>0.0000032768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00188416">
                <text:p>0.00188416</text:p>
              </table:table-cell>
              <table:table-cell office:value-type="float" office:value="0.00004096">
                <text:p>0.00004096</text:p>
              </table:table-cell>
              <table:table-cell office:value-type="float" office:value="0.017664">
                <text:p>0.017664</text:p>
              </table:table-cell>
              <table:table-cell office:value-type="float" office:value="0.000512">
                <text:p>0.00051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29">
                <text:p>0.0729</text:p>
              </table:table-cell>
              <table:table-cell office:value-type="float" office:value="0.0081">
                <text:p>0.0081</text:p>
              </table:table-cell>
              <table:table-cell office:value-type="float" office:value="0.00045">
                <text:p>0.00045</text:p>
              </table:table-cell>
              <table:table-cell office:value-type="float" office:value="0.00001">
                <text:p>0.00001</text:p>
              </table:table-cell>
              <table:table-cell office:value-type="float" office:value="0.0486">
                <text:p>0.0486</text:p>
              </table:table-cell>
              <table:table-cell office:value-type="float" office:value="0.0036">
                <text:p>0.0036</text:p>
              </table:table-cell>
              <table:table-cell office:value-type="float" office:value="0.0001">
                <text:p>0.0001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00912384">
                <text:p>0.000912384</text:p>
              </table:table-cell>
              <table:table-cell office:value-type="float" office:value="0.0000248832">
                <text:p>0.0000248832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00608256">
                <text:p>0.00608256</text:p>
              </table:table-cell>
              <table:table-cell office:value-type="float" office:value="0.00020736">
                <text:p>0.00020736</text:p>
              </table:table-cell>
              <table:table-cell office:value-type="float" office:value="0.038016">
                <text:p>0.038016</text:p>
              </table:table-cell>
              <table:table-cell office:value-type="float" office:value="0.001728">
                <text:p>0.00172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001651888">
                <text:p>0.001651888</text:p>
              </table:table-cell>
              <table:table-cell office:value-type="float" office:value="0.0000537824">
                <text:p>0.0000537824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00943936">
                <text:p>0.00943936</text:p>
              </table:table-cell>
              <table:table-cell office:value-type="float" office:value="0.00038416">
                <text:p>0.00038416</text:p>
              </table:table-cell>
              <table:table-cell office:value-type="float" office:value="0.050568">
                <text:p>0.050568</text:p>
              </table:table-cell>
              <table:table-cell office:value-type="float" office:value="0.002744">
                <text:p>0.002744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002752512">
                <text:p>0.002752512</text:p>
              </table:table-cell>
              <table:table-cell office:value-type="float" office:value="0.0001048576">
                <text:p>0.0001048576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01376256">
                <text:p>0.01376256</text:p>
              </table:table-cell>
              <table:table-cell office:value-type="float" office:value="0.00065536">
                <text:p>0.00065536</text:p>
              </table:table-cell>
              <table:table-cell office:value-type="float" office:value="0.064512">
                <text:p>0.064512</text:p>
              </table:table-cell>
              <table:table-cell office:value-type="float" office:value="0.004096">
                <text:p>0.00409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004304016">
                <text:p>0.004304016</text:p>
              </table:table-cell>
              <table:table-cell office:value-type="float" office:value="0.0001889568">
                <text:p>0.0001889568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01912896">
                <text:p>0.01912896</text:p>
              </table:table-cell>
              <table:table-cell office:value-type="float" office:value="0.00104976">
                <text:p>0.00104976</text:p>
              </table:table-cell>
              <table:table-cell office:value-type="float" office:value="0.079704">
                <text:p>0.079704</text:p>
              </table:table-cell>
              <table:table-cell office:value-type="float" office:value="0.005832">
                <text:p>0.005832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2048">
                <text:p>0.2048</text:p>
              </table:table-cell>
              <table:table-cell office:value-type="float" office:value="0.0512">
                <text:p>0.0512</text:p>
              </table:table-cell>
              <table:table-cell office:value-type="float" office:value="0.0064">
                <text:p>0.0064</text:p>
              </table:table-cell>
              <table:table-cell office:value-type="float" office:value="0.00032">
                <text:p>0.00032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0016">
                <text:p>0.0016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008">
                <text:p>0.0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009135984">
                <text:p>0.009135984</text:p>
              </table:table-cell>
              <table:table-cell office:value-type="float" office:value="0.0005153632">
                <text:p>0.0005153632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03322176">
                <text:p>0.03322176</text:p>
              </table:table-cell>
              <table:table-cell office:value-type="float" office:value="0.00234256">
                <text:p>0.00234256</text:p>
              </table:table-cell>
              <table:table-cell office:value-type="float" office:value="0.113256">
                <text:p>0.113256</text:p>
              </table:table-cell>
              <table:table-cell office:value-type="float" office:value="0.010648">
                <text:p>0.010648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012607488">
                <text:p>0.012607488</text:p>
              </table:table-cell>
              <table:table-cell office:value-type="float" office:value="0.0007962624">
                <text:p>0.0007962624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04202496">
                <text:p>0.04202496</text:p>
              </table:table-cell>
              <table:table-cell office:value-type="float" office:value="0.00331776">
                <text:p>0.00331776</text:p>
              </table:table-cell>
              <table:table-cell office:value-type="float" office:value="0.131328">
                <text:p>0.131328</text:p>
              </table:table-cell>
              <table:table-cell office:value-type="float" office:value="0.013824">
                <text:p>0.013824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016908112">
                <text:p>0.016908112</text:p>
              </table:table-cell>
              <table:table-cell office:value-type="float" office:value="0.0011881376">
                <text:p>0.0011881376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05202496">
                <text:p>0.05202496</text:p>
              </table:table-cell>
              <table:table-cell office:value-type="float" office:value="0.00456976">
                <text:p>0.00456976</text:p>
              </table:table-cell>
              <table:table-cell office:value-type="float" office:value="0.150072">
                <text:p>0.150072</text:p>
              </table:table-cell>
              <table:table-cell office:value-type="float" office:value="0.017576">
                <text:p>0.017576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022127616">
                <text:p>0.022127616</text:p>
              </table:table-cell>
              <table:table-cell office:value-type="float" office:value="0.0017210368">
                <text:p>0.0017210368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06322176">
                <text:p>0.06322176</text:p>
              </table:table-cell>
              <table:table-cell office:value-type="float" office:value="0.00614656">
                <text:p>0.00614656</text:p>
              </table:table-cell>
              <table:table-cell office:value-type="float" office:value="0.169344">
                <text:p>0.169344</text:p>
              </table:table-cell>
              <table:table-cell office:value-type="float" office:value="0.021952">
                <text:p>0.021952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3087">
                <text:p>0.3087</text:p>
              </table:table-cell>
              <table:table-cell office:value-type="float" office:value="0.1323">
                <text:p>0.1323</text:p>
              </table:table-cell>
              <table:table-cell office:value-type="float" office:value="0.02835">
                <text:p>0.02835</text:p>
              </table:table-cell>
              <table:table-cell office:value-type="float" office:value="0.00243">
                <text:p>0.00243</text:p>
              </table:table-cell>
              <table:table-cell office:value-type="float" office:value="0.2646">
                <text:p>0.2646</text:p>
              </table:table-cell>
              <table:table-cell office:value-type="float" office:value="0.0756">
                <text:p>0.0756</text:p>
              </table:table-cell>
              <table:table-cell office:value-type="float" office:value="0.0081">
                <text:p>0.0081</text:p>
              </table:table-cell>
              <table:table-cell office:value-type="float" office:value="0.189">
                <text:p>0.189</text:p>
              </table:table-cell>
              <table:table-cell office:value-type="float" office:value="0.027">
                <text:p>0.0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035651584">
                <text:p>0.035651584</text:p>
              </table:table-cell>
              <table:table-cell office:value-type="float" office:value="0.0033554432">
                <text:p>0.0033554432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08912896">
                <text:p>0.08912896</text:p>
              </table:table-cell>
              <table:table-cell office:value-type="float" office:value="0.01048576">
                <text:p>0.01048576</text:p>
              </table:table-cell>
              <table:table-cell office:value-type="float" office:value="0.208896">
                <text:p>0.208896</text:p>
              </table:table-cell>
              <table:table-cell office:value-type="float" office:value="0.032768">
                <text:p>0.032768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044099088">
                <text:p>0.044099088</text:p>
              </table:table-cell>
              <table:table-cell office:value-type="float" office:value="0.0045435424">
                <text:p>0.0045435424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10376256">
                <text:p>0.10376256</text:p>
              </table:table-cell>
              <table:table-cell office:value-type="float" office:value="0.01336336">
                <text:p>0.01336336</text:p>
              </table:table-cell>
              <table:table-cell office:value-type="float" office:value="0.228888">
                <text:p>0.228888</text:p>
              </table:table-cell>
              <table:table-cell office:value-type="float" office:value="0.039304">
                <text:p>0.039304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053747712">
                <text:p>0.053747712</text:p>
              </table:table-cell>
              <table:table-cell office:value-type="float" office:value="0.0060466176">
                <text:p>0.0060466176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11943936">
                <text:p>0.11943936</text:p>
              </table:table-cell>
              <table:table-cell office:value-type="float" office:value="0.01679616">
                <text:p>0.01679616</text:p>
              </table:table-cell>
              <table:table-cell office:value-type="float" office:value="0.248832">
                <text:p>0.248832</text:p>
              </table:table-cell>
              <table:table-cell office:value-type="float" office:value="0.046656">
                <text:p>0.04665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064639216">
                <text:p>0.064639216</text:p>
              </table:table-cell>
              <table:table-cell office:value-type="float" office:value="0.0079235168">
                <text:p>0.0079235168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13608256">
                <text:p>0.13608256</text:p>
              </table:table-cell>
              <table:table-cell office:value-type="float" office:value="0.02085136">
                <text:p>0.02085136</text:p>
              </table:table-cell>
              <table:table-cell office:value-type="float" office:value="0.268584">
                <text:p>0.268584</text:p>
              </table:table-cell>
              <table:table-cell office:value-type="float" office:value="0.054872">
                <text:p>0.054872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3456">
                <text:p>0.3456</text:p>
              </table:table-cell>
              <table:table-cell office:value-type="float" office:value="0.2304">
                <text:p>0.2304</text:p>
              </table:table-cell>
              <table:table-cell office:value-type="float" office:value="0.0768">
                <text:p>0.0768</text:p>
              </table:table-cell>
              <table:table-cell office:value-type="float" office:value="0.01024">
                <text:p>0.01024</text:p>
              </table:table-cell>
              <table:table-cell office:value-type="float" office:value="0.3456">
                <text:p>0.3456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288">
                <text:p>0.288</text:p>
              </table:table-cell>
              <table:table-cell office:value-type="float" office:value="0.064">
                <text:p>0.0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090239184">
                <text:p>0.090239184</text:p>
              </table:table-cell>
              <table:table-cell office:value-type="float" office:value="0.0130691232">
                <text:p>0.0130691232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17188416">
                <text:p>0.17188416</text:p>
              </table:table-cell>
              <table:table-cell office:value-type="float" office:value="0.03111696">
                <text:p>0.03111696</text:p>
              </table:table-cell>
              <table:table-cell office:value-type="float" office:value="0.306936">
                <text:p>0.306936</text:p>
              </table:table-cell>
              <table:table-cell office:value-type="float" office:value="0.074088">
                <text:p>0.074088</text:p>
              </table:table-cell>
              <table:table-cell office:value-type="float" office:value="0.1764">
                <text:p>0.1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104946688">
                <text:p>0.104946688</text:p>
              </table:table-cell>
              <table:table-cell office:value-type="float" office:value="0.0164916224">
                <text:p>0.0164916224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19081216">
                <text:p>0.19081216</text:p>
              </table:table-cell>
              <table:table-cell office:value-type="float" office:value="0.03748096">
                <text:p>0.03748096</text:p>
              </table:table-cell>
              <table:table-cell office:value-type="float" office:value="0.325248">
                <text:p>0.325248</text:p>
              </table:table-cell>
              <table:table-cell office:value-type="float" office:value="0.085184">
                <text:p>0.085184</text:p>
              </table:table-cell>
              <table:table-cell office:value-type="float" office:value="0.1936">
                <text:p>0.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120891312">
                <text:p>0.120891312</text:p>
              </table:table-cell>
              <table:table-cell office:value-type="float" office:value="0.0205962976">
                <text:p>0.0205962976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1024576">
                <text:p>0.21024576</text:p>
              </table:table-cell>
              <table:table-cell office:value-type="float" office:value="0.04477456">
                <text:p>0.04477456</text:p>
              </table:table-cell>
              <table:table-cell office:value-type="float" office:value="0.342792">
                <text:p>0.342792</text:p>
              </table:table-cell>
              <table:table-cell office:value-type="float" office:value="0.097336">
                <text:p>0.097336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138018816">
                <text:p>0.138018816</text:p>
              </table:table-cell>
              <table:table-cell office:value-type="float" office:value="0.0254803968">
                <text:p>0.0254803968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3003136">
                <text:p>0.23003136</text:p>
              </table:table-cell>
              <table:table-cell office:value-type="float" office:value="0.05308416">
                <text:p>0.05308416</text:p>
              </table:table-cell>
              <table:table-cell office:value-type="float" office:value="0.359424">
                <text:p>0.359424</text:p>
              </table:table-cell>
              <table:table-cell office:value-type="float" office:value="0.110592">
                <text:p>0.110592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3125">
                <text:p>0.3125</text:p>
              </table:table-cell>
              <table:table-cell office:value-type="float" office:value="0.3125">
                <text:p>0.3125</text:p>
              </table:table-cell>
              <table:table-cell office:value-type="float" office:value="0.15625">
                <text:p>0.15625</text:p>
              </table:table-cell>
              <table:table-cell office:value-type="float" office:value="0.03125">
                <text:p>0.0312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375">
                <text:p>0.37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175478784">
                <text:p>0.175478784</text:p>
              </table:table-cell>
              <table:table-cell office:value-type="float" office:value="0.0380204032">
                <text:p>0.0380204032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6996736">
                <text:p>0.26996736</text:p>
              </table:table-cell>
              <table:table-cell office:value-type="float" office:value="0.07311616">
                <text:p>0.07311616</text:p>
              </table:table-cell>
              <table:table-cell office:value-type="float" office:value="0.389376">
                <text:p>0.389376</text:p>
              </table:table-cell>
              <table:table-cell office:value-type="float" office:value="0.140608">
                <text:p>0.140608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195570288">
                <text:p>0.195570288</text:p>
              </table:table-cell>
              <table:table-cell office:value-type="float" office:value="0.0459165024">
                <text:p>0.0459165024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8973376">
                <text:p>0.28973376</text:p>
              </table:table-cell>
              <table:table-cell office:value-type="float" office:value="0.08503056">
                <text:p>0.08503056</text:p>
              </table:table-cell>
              <table:table-cell office:value-type="float" office:value="0.402408">
                <text:p>0.402408</text:p>
              </table:table-cell>
              <table:table-cell office:value-type="float" office:value="0.157464">
                <text:p>0.157464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16358912">
                <text:p>0.216358912</text:p>
              </table:table-cell>
              <table:table-cell office:value-type="float" office:value="0.0550731776">
                <text:p>0.0550731776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30908416">
                <text:p>0.30908416</text:p>
              </table:table-cell>
              <table:table-cell office:value-type="float" office:value="0.09834496">
                <text:p>0.09834496</text:p>
              </table:table-cell>
              <table:table-cell office:value-type="float" office:value="0.413952">
                <text:p>0.413952</text:p>
              </table:table-cell>
              <table:table-cell office:value-type="float" office:value="0.175616">
                <text:p>0.175616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37646416">
                <text:p>0.237646416</text:p>
              </table:table-cell>
              <table:table-cell office:value-type="float" office:value="0.0656356768">
                <text:p>0.0656356768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32778816">
                <text:p>0.32778816</text:p>
              </table:table-cell>
              <table:table-cell office:value-type="float" office:value="0.11316496">
                <text:p>0.11316496</text:p>
              </table:table-cell>
              <table:table-cell office:value-type="float" office:value="0.423864">
                <text:p>0.423864</text:p>
              </table:table-cell>
              <table:table-cell office:value-type="float" office:value="0.195112">
                <text:p>0.195112</text:p>
              </table:table-cell>
              <table:table-cell office:value-type="float" office:value="0.3364">
                <text:p>0.3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304">
                <text:p>0.2304</text:p>
              </table:table-cell>
              <table:table-cell office:value-type="float" office:value="0.3456">
                <text:p>0.3456</text:p>
              </table:table-cell>
              <table:table-cell office:value-type="float" office:value="0.2592">
                <text:p>0.2592</text:p>
              </table:table-cell>
              <table:table-cell office:value-type="float" office:value="0.07776">
                <text:p>0.07776</text:p>
              </table:table-cell>
              <table:table-cell office:value-type="float" office:value="0.3456">
                <text:p>0.3456</text:p>
              </table:table-cell>
              <table:table-cell office:value-type="float" office:value="0.3456">
                <text:p>0.3456</text:p>
              </table:table-cell>
              <table:table-cell office:value-type="float" office:value="0.1296">
                <text:p>0.1296</text:p>
              </table:table-cell>
              <table:table-cell office:value-type="float" office:value="0.432">
                <text:p>0.432</text:p>
              </table:table-cell>
              <table:table-cell office:value-type="float" office:value="0.216">
                <text:p>0.2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80750384">
                <text:p>0.280750384</text:p>
              </table:table-cell>
              <table:table-cell office:value-type="float" office:value="0.0916132832">
                <text:p>0.0916132832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36225856">
                <text:p>0.36225856</text:p>
              </table:table-cell>
              <table:table-cell office:value-type="float" office:value="0.14776336">
                <text:p>0.14776336</text:p>
              </table:table-cell>
              <table:table-cell office:value-type="float" office:value="0.438216">
                <text:p>0.438216</text:p>
              </table:table-cell>
              <table:table-cell office:value-type="float" office:value="0.238328">
                <text:p>0.238328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301989888">
                <text:p>0.301989888</text:p>
              </table:table-cell>
              <table:table-cell office:value-type="float" office:value="0.1073741824">
                <text:p>0.1073741824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37748736">
                <text:p>0.37748736</text:p>
              </table:table-cell>
              <table:table-cell office:value-type="float" office:value="0.16777216">
                <text:p>0.16777216</text:p>
              </table:table-cell>
              <table:table-cell office:value-type="float" office:value="0.442368">
                <text:p>0.442368</text:p>
              </table:table-cell>
              <table:table-cell office:value-type="float" office:value="0.262144">
                <text:p>0.2621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322570512">
                <text:p>0.322570512</text:p>
              </table:table-cell>
              <table:table-cell office:value-type="float" office:value="0.1252332576">
                <text:p>0.1252332576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39099456">
                <text:p>0.39099456</text:p>
              </table:table-cell>
              <table:table-cell office:value-type="float" office:value="0.18974736">
                <text:p>0.18974736</text:p>
              </table:table-cell>
              <table:table-cell office:value-type="float" office:value="0.444312">
                <text:p>0.444312</text:p>
              </table:table-cell>
              <table:table-cell office:value-type="float" office:value="0.287496">
                <text:p>0.287496</text:p>
              </table:table-cell>
              <table:table-cell office:value-type="float" office:value="0.4356">
                <text:p>0.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342102016">
                <text:p>0.342102016</text:p>
              </table:table-cell>
              <table:table-cell office:value-type="float" office:value="0.1453933568">
                <text:p>0.1453933568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40247296">
                <text:p>0.40247296</text:p>
              </table:table-cell>
              <table:table-cell office:value-type="float" office:value="0.21381376">
                <text:p>0.21381376</text:p>
              </table:table-cell>
              <table:table-cell office:value-type="float" office:value="0.443904">
                <text:p>0.443904</text:p>
              </table:table-cell>
              <table:table-cell office:value-type="float" office:value="0.314432">
                <text:p>0.314432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1323">
                <text:p>0.1323</text:p>
              </table:table-cell>
              <table:table-cell office:value-type="float" office:value="0.3087">
                <text:p>0.3087</text:p>
              </table:table-cell>
              <table:table-cell office:value-type="float" office:value="0.36015">
                <text:p>0.36015</text:p>
              </table:table-cell>
              <table:table-cell office:value-type="float" office:value="0.16807">
                <text:p>0.16807</text:p>
              </table:table-cell>
              <table:table-cell office:value-type="float" office:value="0.2646">
                <text:p>0.2646</text:p>
              </table:table-cell>
              <table:table-cell office:value-type="float" office:value="0.4116">
                <text:p>0.4116</text:p>
              </table:table-cell>
              <table:table-cell office:value-type="float" office:value="0.2401">
                <text:p>0.2401</text:p>
              </table:table-cell>
              <table:table-cell office:value-type="float" office:value="0.441">
                <text:p>0.441</text:p>
              </table:table-cell>
              <table:table-cell office:value-type="float" office:value="0.343">
                <text:p>0.3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376233984">
                <text:p>0.376233984</text:p>
              </table:table-cell>
              <table:table-cell office:value-type="float" office:value="0.1934917632">
                <text:p>0.1934917632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41803776">
                <text:p>0.41803776</text:p>
              </table:table-cell>
              <table:table-cell office:value-type="float" office:value="0.26873856">
                <text:p>0.26873856</text:p>
              </table:table-cell>
              <table:table-cell office:value-type="float" office:value="0.435456">
                <text:p>0.435456</text:p>
              </table:table-cell>
              <table:table-cell office:value-type="float" office:value="0.373248">
                <text:p>0.373248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389825488">
                <text:p>0.389825488</text:p>
              </table:table-cell>
              <table:table-cell office:value-type="float" office:value="0.2219006624">
                <text:p>0.2219006624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42143296">
                <text:p>0.42143296</text:p>
              </table:table-cell>
              <table:table-cell office:value-type="float" office:value="0.29986576">
                <text:p>0.29986576</text:p>
              </table:table-cell>
              <table:table-cell office:value-type="float" office:value="0.427128">
                <text:p>0.427128</text:p>
              </table:table-cell>
              <table:table-cell office:value-type="float" office:value="0.405224">
                <text:p>0.405224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400346112">
                <text:p>0.400346112</text:p>
              </table:table-cell>
              <table:table-cell office:value-type="float" office:value="0.2535525376">
                <text:p>0.2535525376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42141696">
                <text:p>0.42141696</text:p>
              </table:table-cell>
              <table:table-cell office:value-type="float" office:value="0.33362176">
                <text:p>0.33362176</text:p>
              </table:table-cell>
              <table:table-cell office:value-type="float" office:value="0.415872">
                <text:p>0.415872</text:p>
              </table:table-cell>
              <table:table-cell office:value-type="float" office:value="0.438976">
                <text:p>0.438976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407165616">
                <text:p>0.407165616</text:p>
              </table:table-cell>
              <table:table-cell office:value-type="float" office:value="0.2887174368">
                <text:p>0.2887174368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41760576">
                <text:p>0.41760576</text:p>
              </table:table-cell>
              <table:table-cell office:value-type="float" office:value="0.37015056">
                <text:p>0.37015056</text:p>
              </table:table-cell>
              <table:table-cell office:value-type="float" office:value="0.401544">
                <text:p>0.401544</text:p>
              </table:table-cell>
              <table:table-cell office:value-type="float" office:value="0.474552">
                <text:p>0.47455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0512">
                <text:p>0.0512</text:p>
              </table:table-cell>
              <table:table-cell office:value-type="float" office:value="0.2048">
                <text:p>0.2048</text:p>
              </table:table-cell>
              <table:table-cell office:value-type="float" office:value="0.4096">
                <text:p>0.4096</text:p>
              </table:table-cell>
              <table:table-cell office:value-type="float" office:value="0.32768">
                <text:p>0.32768</text:p>
              </table:table-cell>
              <table:table-cell office:value-type="float" office:value="0.1536">
                <text:p>0.1536</text:p>
              </table:table-cell>
              <table:table-cell office:value-type="float" office:value="0.4096">
                <text:p>0.4096</text:p>
              </table:table-cell>
              <table:table-cell office:value-type="float" office:value="0.4096">
                <text:p>0.4096</text:p>
              </table:table-cell>
              <table:table-cell office:value-type="float" office:value="0.384">
                <text:p>0.384</text:p>
              </table:table-cell>
              <table:table-cell office:value-type="float" office:value="0.512">
                <text:p>0.5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406909584">
                <text:p>0.406909584</text:p>
              </table:table-cell>
              <table:table-cell office:value-type="float" office:value="0.3707398432">
                <text:p>0.3707398432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39698496">
                <text:p>0.39698496</text:p>
              </table:table-cell>
              <table:table-cell office:value-type="float" office:value="0.45212176">
                <text:p>0.45212176</text:p>
              </table:table-cell>
              <table:table-cell office:value-type="float" office:value="0.363096">
                <text:p>0.363096</text:p>
              </table:table-cell>
              <table:table-cell office:value-type="float" office:value="0.551368">
                <text:p>0.551368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398297088">
                <text:p>0.398297088</text:p>
              </table:table-cell>
              <table:table-cell office:value-type="float" office:value="0.4182119424">
                <text:p>0.4182119424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37933056">
                <text:p>0.37933056</text:p>
              </table:table-cell>
              <table:table-cell office:value-type="float" office:value="0.49787136">
                <text:p>0.49787136</text:p>
              </table:table-cell>
              <table:table-cell office:value-type="float" office:value="0.338688">
                <text:p>0.338688</text:p>
              </table:table-cell>
              <table:table-cell office:value-type="float" office:value="0.592704">
                <text:p>0.592704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382905712">
                <text:p>0.382905712</text:p>
              </table:table-cell>
              <table:table-cell office:value-type="float" office:value="0.4704270176">
                <text:p>0.4704270176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35619136">
                <text:p>0.35619136</text:p>
              </table:table-cell>
              <table:table-cell office:value-type="float" office:value="0.54700816">
                <text:p>0.54700816</text:p>
              </table:table-cell>
              <table:table-cell office:value-type="float" office:value="0.310632">
                <text:p>0.310632</text:p>
              </table:table-cell>
              <table:table-cell office:value-type="float" office:value="0.636056">
                <text:p>0.636056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359817216">
                <text:p>0.359817216</text:p>
              </table:table-cell>
              <table:table-cell office:value-type="float" office:value="0.5277319168">
                <text:p>0.5277319168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32710656">
                <text:p>0.32710656</text:p>
              </table:table-cell>
              <table:table-cell office:value-type="float" office:value="0.59969536">
                <text:p>0.59969536</text:p>
              </table:table-cell>
              <table:table-cell office:value-type="float" office:value="0.278784">
                <text:p>0.278784</text:p>
              </table:table-cell>
              <table:table-cell office:value-type="float" office:value="0.681472">
                <text:p>0.681472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00809999999999999">
                <text:p>0.00809999999999999</text:p>
              </table:table-cell>
              <table:table-cell office:value-type="float" office:value="0.0729">
                <text:p>0.0729</text:p>
              </table:table-cell>
              <table:table-cell office:value-type="float" office:value="0.32805">
                <text:p>0.32805</text:p>
              </table:table-cell>
              <table:table-cell office:value-type="float" office:value="0.59049">
                <text:p>0.59049</text:p>
              </table:table-cell>
              <table:table-cell office:value-type="float" office:value="0.0486">
                <text:p>0.0486</text:p>
              </table:table-cell>
              <table:table-cell office:value-type="float" office:value="0.2916">
                <text:p>0.2916</text:p>
              </table:table-cell>
              <table:table-cell office:value-type="float" office:value="0.6561">
                <text:p>0.6561</text:p>
              </table:table-cell>
              <table:table-cell office:value-type="float" office:value="0.243">
                <text:p>0.243</text:p>
              </table:table-cell>
              <table:table-cell office:value-type="float" office:value="0.729">
                <text:p>0.72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0433356799999999">
                <text:p>0.00433356799999999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286557184">
                <text:p>0.286557184</text:p>
              </table:table-cell>
              <table:table-cell office:value-type="float" office:value="0.6590815232">
                <text:p>0.6590815232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24918016">
                <text:p>0.24918016</text:p>
              </table:table-cell>
              <table:table-cell office:value-type="float" office:value="0.71639296">
                <text:p>0.71639296</text:p>
              </table:table-cell>
              <table:table-cell office:value-type="float" office:value="0.203136">
                <text:p>0.203136</text:p>
              </table:table-cell>
              <table:table-cell office:value-type="float" office:value="0.778688">
                <text:p>0.778688</text:p>
              </table:table-cell>
              <table:table-cell office:value-type="float" office:value="0.8464">
                <text:p>0.8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001908576">
                <text:p>0.001908576</text:p>
              </table:table-cell>
              <table:table-cell office:value-type="float" office:value="0.029901024">
                <text:p>0.029901024</text:p>
              </table:table-cell>
              <table:table-cell office:value-type="float" office:value="0.234224688">
                <text:p>0.234224688</text:p>
              </table:table-cell>
              <table:table-cell office:value-type="float" office:value="0.7339040224">
                <text:p>0.7339040224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19934016">
                <text:p>0.19934016</text:p>
              </table:table-cell>
              <table:table-cell office:value-type="float" office:value="0.78074896">
                <text:p>0.78074896</text:p>
              </table:table-cell>
              <table:table-cell office:value-type="float" office:value="0.159048">
                <text:p>0.159048</text:p>
              </table:table-cell>
              <table:table-cell office:value-type="float" office:value="0.830584">
                <text:p>0.830584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000589824000000001">
                <text:p>0.000589824000000001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169869312">
                <text:p>0.169869312</text:p>
              </table:table-cell>
              <table:table-cell office:value-type="float" office:value="0.8153726976">
                <text:p>0.8153726976</text:p>
              </table:table-cell>
              <table:table-cell office:value-type="float" office:value="0.00884736000000001">
                <text:p>0.00884736000000001</text:p>
              </table:table-cell>
              <table:table-cell office:value-type="float" office:value="0.14155776">
                <text:p>0.14155776</text:p>
              </table:table-cell>
              <table:table-cell office:value-type="float" office:value="0.84934656">
                <text:p>0.84934656</text:p>
              </table:table-cell>
              <table:table-cell office:value-type="float" office:value="0.110592">
                <text:p>0.110592</text:p>
              </table:table-cell>
              <table:table-cell office:value-type="float" office:value="0.884736">
                <text:p>0.884736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0000768320000000002">
                <text:p>0.0000768320000000002</text:p>
              </table:table-cell>
              <table:table-cell office:value-type="float" office:value="0.00376476800000001">
                <text:p>0.00376476800000001</text:p>
              </table:table-cell>
              <table:table-cell office:value-type="float" office:value="0.0922368160000001">
                <text:p>0.0922368160000001</text:p>
              </table:table-cell>
              <table:table-cell office:value-type="float" office:value="0.9039207968">
                <text:p>0.9039207968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7529536">
                <text:p>0.07529536</text:p>
              </table:table-cell>
              <table:table-cell office:value-type="float" office:value="0.92236816">
                <text:p>0.92236816</text:p>
              </table:table-cell>
              <table:table-cell office:value-type="float" office:value="0.0576240000000001">
                <text:p>0.0576240000000001</text:p>
              </table:table-cell>
              <table:table-cell office:value-type="float" office:value="0.941192">
                <text:p>0.941192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